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YOLO Bas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<text:s text:c="15"/>epoch</text:p>
          </table:table-cell>
          <table:table-cell office:value-type="string" calcext:value-type="string">
            <text:p><text:s text:c="6"/>train/box_loss</text:p>
          </table:table-cell>
          <table:table-cell office:value-type="string" calcext:value-type="string">
            <text:p><text:s text:c="6"/>train/obj_loss</text:p>
          </table:table-cell>
          <table:table-cell office:value-type="string" calcext:value-type="string">
            <text:p><text:s text:c="6"/>train/cls_loss</text:p>
          </table:table-cell>
          <table:table-cell office:value-type="string" calcext:value-type="string">
            <text:p><text:s text:c="3"/>metrics/precision</text:p>
          </table:table-cell>
          <table:table-cell office:value-type="string" calcext:value-type="string">
            <text:p><text:s text:c="6"/>metrics/recall</text:p>
          </table:table-cell>
          <table:table-cell office:value-type="string" calcext:value-type="string">
            <text:p><text:s text:c="5"/>metrics/mAP_0.5</text:p>
          </table:table-cell>
          <table:table-cell office:value-type="string" calcext:value-type="string">
            <text:p>metrics/mAP_0.5:0.95</text:p>
          </table:table-cell>
          <table:table-cell office:value-type="string" calcext:value-type="string">
            <text:p><text:s text:c="8"/>val/box_loss</text:p>
          </table:table-cell>
          <table:table-cell office:value-type="string" calcext:value-type="string">
            <text:p><text:s text:c="8"/>val/obj_loss</text:p>
          </table:table-cell>
          <table:table-cell office:value-type="string" calcext:value-type="string">
            <text:p><text:s text:c="8"/>val/cls_loss</text:p>
          </table:table-cell>
          <table:table-cell office:value-type="string" calcext:value-type="string">
            <text:p><text:s text:c="15"/>x/lr0</text:p>
          </table:table-cell>
          <table:table-cell office:value-type="string" calcext:value-type="string">
            <text:p><text:s text:c="15"/>x/lr1</text:p>
          </table:table-cell>
          <table:table-cell office:value-type="string" calcext:value-type="string">
            <text:p><text:s text:c="15"/>x/lr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7027" calcext:value-type="float">
            <text:p>0.087027</text:p>
          </table:table-cell>
          <table:table-cell office:value-type="float" office:value="0.11966" calcext:value-type="float">
            <text:p>0.11966</text:p>
          </table:table-cell>
          <table:table-cell office:value-type="float" office:value="0.034511" calcext:value-type="float">
            <text:p>0.034511</text:p>
          </table:table-cell>
          <table:table-cell office:value-type="float" office:value="0.46216" calcext:value-type="float">
            <text:p>0.46216</text:p>
          </table:table-cell>
          <table:table-cell office:value-type="float" office:value="0.56343" calcext:value-type="float">
            <text:p>0.56343</text:p>
          </table:table-cell>
          <table:table-cell office:value-type="float" office:value="0.45311" calcext:value-type="float">
            <text:p>0.45311</text:p>
          </table:table-cell>
          <table:table-cell office:value-type="float" office:value="0.15136" calcext:value-type="float">
            <text:p>0.15136</text:p>
          </table:table-cell>
          <table:table-cell office:value-type="float" office:value="0.059682" calcext:value-type="float">
            <text:p>0.059682</text:p>
          </table:table-cell>
          <table:table-cell office:value-type="float" office:value="0.093967" calcext:value-type="float">
            <text:p>0.093967</text:p>
          </table:table-cell>
          <table:table-cell office:value-type="float" office:value="0.014343" calcext:value-type="float">
            <text:p>0.014343</text:p>
          </table:table-cell>
          <table:table-cell office:value-type="float" office:value="0.070204" calcext:value-type="float">
            <text:p>0.070204</text:p>
          </table:table-cell>
          <table:table-cell table:number-columns-repeated="2" office:value-type="float" office:value="0.0033107" calcext:value-type="float">
            <text:p>0.00331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9527" calcext:value-type="float">
            <text:p>0.069527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15785" calcext:value-type="float">
            <text:p>0.015785</text:p>
          </table:table-cell>
          <table:table-cell office:value-type="float" office:value="0.59201" calcext:value-type="float">
            <text:p>0.59201</text:p>
          </table:table-cell>
          <table:table-cell office:value-type="float" office:value="0.54137" calcext:value-type="float">
            <text:p>0.54137</text:p>
          </table:table-cell>
          <table:table-cell office:value-type="float" office:value="0.56143" calcext:value-type="float">
            <text:p>0.56143</text:p>
          </table:table-cell>
          <table:table-cell office:value-type="float" office:value="0.20082" calcext:value-type="float">
            <text:p>0.20082</text:p>
          </table:table-cell>
          <table:table-cell office:value-type="float" office:value="0.054624" calcext:value-type="float">
            <text:p>0.054624</text:p>
          </table:table-cell>
          <table:table-cell office:value-type="float" office:value="0.088222" calcext:value-type="float">
            <text:p>0.088222</text:p>
          </table:table-cell>
          <table:table-cell office:value-type="float" office:value="0.0086182" calcext:value-type="float">
            <text:p>0.0086182</text:p>
          </table:table-cell>
          <table:table-cell office:value-type="float" office:value="0.040138" calcext:value-type="float">
            <text:p>0.040138</text:p>
          </table:table-cell>
          <table:table-cell table:number-columns-repeated="2" office:value-type="float" office:value="0.0065782" calcext:value-type="float">
            <text:p>0.00657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0215" calcext:value-type="float">
            <text:p>0.060215</text:p>
          </table:table-cell>
          <table:table-cell office:value-type="float" office:value="0.10147" calcext:value-type="float">
            <text:p>0.10147</text:p>
          </table:table-cell>
          <table:table-cell office:value-type="float" office:value="0.010946" calcext:value-type="float">
            <text:p>0.010946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84596" calcext:value-type="float">
            <text:p>0.84596</text:p>
          </table:table-cell>
          <table:table-cell office:value-type="float" office:value="0.81752" calcext:value-type="float">
            <text:p>0.81752</text:p>
          </table:table-cell>
          <table:table-cell office:value-type="float" office:value="0.43592" calcext:value-type="float">
            <text:p>0.43592</text:p>
          </table:table-cell>
          <table:table-cell office:value-type="float" office:value="0.043855" calcext:value-type="float">
            <text:p>0.043855</text:p>
          </table:table-cell>
          <table:table-cell office:value-type="float" office:value="0.089765" calcext:value-type="float">
            <text:p>0.089765</text:p>
          </table:table-cell>
          <table:table-cell office:value-type="float" office:value="0.0076963" calcext:value-type="float">
            <text:p>0.0076963</text:p>
          </table:table-cell>
          <table:table-cell office:value-type="float" office:value="0.010007" calcext:value-type="float">
            <text:p>0.010007</text:p>
          </table:table-cell>
          <table:table-cell table:number-columns-repeated="2" office:value-type="float" office:value="0.0097798" calcext:value-type="float">
            <text:p>0.00977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1962" calcext:value-type="float">
            <text:p>0.051962</text:p>
          </table:table-cell>
          <table:table-cell office:value-type="float" office:value="0.093662" calcext:value-type="float">
            <text:p>0.093662</text:p>
          </table:table-cell>
          <table:table-cell office:value-type="float" office:value="0.0083048" calcext:value-type="float">
            <text:p>0.0083048</text:p>
          </table:table-cell>
          <table:table-cell office:value-type="float" office:value="0.85688" calcext:value-type="float">
            <text:p>0.85688</text:p>
          </table:table-cell>
          <table:table-cell office:value-type="float" office:value="0.83317" calcext:value-type="float">
            <text:p>0.83317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39263" calcext:value-type="float">
            <text:p>0.39263</text:p>
          </table:table-cell>
          <table:table-cell office:value-type="float" office:value="0.037735" calcext:value-type="float">
            <text:p>0.037735</text:p>
          </table:table-cell>
          <table:table-cell office:value-type="float" office:value="0.083359" calcext:value-type="float">
            <text:p>0.083359</text:p>
          </table:table-cell>
          <table:table-cell office:value-type="float" office:value="0.0060032" calcext:value-type="float">
            <text:p>0.0060032</text:p>
          </table:table-cell>
          <table:table-cell table:number-columns-repeated="3" office:value-type="float" office:value="0.009703" calcext:value-type="float">
            <text:p>0.009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2597" calcext:value-type="float">
            <text:p>0.042597</text:p>
          </table:table-cell>
          <table:table-cell office:value-type="float" office:value="0.08601" calcext:value-type="float">
            <text:p>0.08601</text:p>
          </table:table-cell>
          <table:table-cell office:value-type="float" office:value="0.0065106" calcext:value-type="float">
            <text:p>0.0065106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95113" calcext:value-type="float">
            <text:p>0.95113</text:p>
          </table:table-cell>
          <table:table-cell office:value-type="float" office:value="0.98044" calcext:value-type="float">
            <text:p>0.98044</text:p>
          </table:table-cell>
          <table:table-cell office:value-type="float" office:value="0.69786" calcext:value-type="float">
            <text:p>0.69786</text:p>
          </table:table-cell>
          <table:table-cell office:value-type="float" office:value="0.026389" calcext:value-type="float">
            <text:p>0.026389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042506" calcext:value-type="float">
            <text:p>0.0042506</text:p>
          </table:table-cell>
          <table:table-cell table:number-columns-repeated="3" office:value-type="float" office:value="0.009703" calcext:value-type="float">
            <text:p>0.009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8493" calcext:value-type="float">
            <text:p>0.038493</text:p>
          </table:table-cell>
          <table:table-cell office:value-type="float" office:value="0.081579" calcext:value-type="float">
            <text:p>0.081579</text:p>
          </table:table-cell>
          <table:table-cell office:value-type="float" office:value="0.0055444" calcext:value-type="float">
            <text:p>0.0055444</text:p>
          </table:table-cell>
          <table:table-cell office:value-type="float" office:value="0.98339" calcext:value-type="float">
            <text:p>0.98339</text:p>
          </table:table-cell>
          <table:table-cell office:value-type="float" office:value="0.95211" calcext:value-type="float">
            <text:p>0.95211</text:p>
          </table:table-cell>
          <table:table-cell office:value-type="float" office:value="0.98283" calcext:value-type="float">
            <text:p>0.98283</text:p>
          </table:table-cell>
          <table:table-cell office:value-type="float" office:value="0.74451" calcext:value-type="float">
            <text:p>0.74451</text:p>
          </table:table-cell>
          <table:table-cell office:value-type="float" office:value="0.025794" calcext:value-type="float">
            <text:p>0.025794</text:p>
          </table:table-cell>
          <table:table-cell office:value-type="float" office:value="0.067665" calcext:value-type="float">
            <text:p>0.067665</text:p>
          </table:table-cell>
          <table:table-cell office:value-type="float" office:value="0.0035889" calcext:value-type="float">
            <text:p>0.0035889</text:p>
          </table:table-cell>
          <table:table-cell table:number-columns-repeated="3" office:value-type="float" office:value="0.009604" calcext:value-type="float">
            <text:p>0.0096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701" calcext:value-type="float">
            <text:p>0.03701</text:p>
          </table:table-cell>
          <table:table-cell office:value-type="float" office:value="0.080394" calcext:value-type="float">
            <text:p>0.080394</text:p>
          </table:table-cell>
          <table:table-cell office:value-type="float" office:value="0.0051336" calcext:value-type="float">
            <text:p>0.0051336</text:p>
          </table:table-cell>
          <table:table-cell office:value-type="float" office:value="0.98701" calcext:value-type="float">
            <text:p>0.98701</text:p>
          </table:table-cell>
          <table:table-cell office:value-type="float" office:value="0.96163" calcext:value-type="float">
            <text:p>0.96163</text:p>
          </table:table-cell>
          <table:table-cell office:value-type="float" office:value="0.98465" calcext:value-type="float">
            <text:p>0.98465</text:p>
          </table:table-cell>
          <table:table-cell office:value-type="float" office:value="0.77256" calcext:value-type="float">
            <text:p>0.77256</text:p>
          </table:table-cell>
          <table:table-cell office:value-type="float" office:value="0.023163" calcext:value-type="float">
            <text:p>0.023163</text:p>
          </table:table-cell>
          <table:table-cell office:value-type="float" office:value="0.063203" calcext:value-type="float">
            <text:p>0.063203</text:p>
          </table:table-cell>
          <table:table-cell office:value-type="float" office:value="0.0038676" calcext:value-type="float">
            <text:p>0.0038676</text:p>
          </table:table-cell>
          <table:table-cell table:number-columns-repeated="3" office:value-type="float" office:value="0.009505" calcext:value-type="float">
            <text:p>0.0095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4213" calcext:value-type="float">
            <text:p>0.034213</text:p>
          </table:table-cell>
          <table:table-cell office:value-type="float" office:value="0.077146" calcext:value-type="float">
            <text:p>0.077146</text:p>
          </table:table-cell>
          <table:table-cell office:value-type="float" office:value="0.0046551" calcext:value-type="float">
            <text:p>0.0046551</text:p>
          </table:table-cell>
          <table:table-cell office:value-type="float" office:value="0.98747" calcext:value-type="float">
            <text:p>0.98747</text:p>
          </table:table-cell>
          <table:table-cell office:value-type="float" office:value="0.95841" calcext:value-type="float">
            <text:p>0.95841</text:p>
          </table:table-cell>
          <table:table-cell office:value-type="float" office:value="0.98406" calcext:value-type="float">
            <text:p>0.98406</text:p>
          </table:table-cell>
          <table:table-cell office:value-type="float" office:value="0.72493" calcext:value-type="float">
            <text:p>0.72493</text:p>
          </table:table-cell>
          <table:table-cell office:value-type="float" office:value="0.021536" calcext:value-type="float">
            <text:p>0.021536</text:p>
          </table:table-cell>
          <table:table-cell office:value-type="float" office:value="0.063356" calcext:value-type="float">
            <text:p>0.063356</text:p>
          </table:table-cell>
          <table:table-cell office:value-type="float" office:value="0.0030201" calcext:value-type="float">
            <text:p>0.0030201</text:p>
          </table:table-cell>
          <table:table-cell table:number-columns-repeated="3" office:value-type="float" office:value="0.009406" calcext:value-type="float">
            <text:p>0.0094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2584" calcext:value-type="float">
            <text:p>0.032584</text:p>
          </table:table-cell>
          <table:table-cell office:value-type="float" office:value="0.074071" calcext:value-type="float">
            <text:p>0.074071</text:p>
          </table:table-cell>
          <table:table-cell office:value-type="float" office:value="0.0043289" calcext:value-type="float">
            <text:p>0.0043289</text:p>
          </table:table-cell>
          <table:table-cell office:value-type="float" office:value="0.98546" calcext:value-type="float">
            <text:p>0.98546</text:p>
          </table:table-cell>
          <table:table-cell office:value-type="float" office:value="0.96677" calcext:value-type="float">
            <text:p>0.96677</text:p>
          </table:table-cell>
          <table:table-cell office:value-type="float" office:value="0.98579" calcext:value-type="float">
            <text:p>0.98579</text:p>
          </table:table-cell>
          <table:table-cell office:value-type="float" office:value="0.80213" calcext:value-type="float">
            <text:p>0.80213</text:p>
          </table:table-cell>
          <table:table-cell office:value-type="float" office:value="0.018219" calcext:value-type="float">
            <text:p>0.018219</text:p>
          </table:table-cell>
          <table:table-cell office:value-type="float" office:value="0.058296" calcext:value-type="float">
            <text:p>0.058296</text:p>
          </table:table-cell>
          <table:table-cell office:value-type="float" office:value="0.0032421" calcext:value-type="float">
            <text:p>0.0032421</text:p>
          </table:table-cell>
          <table:table-cell table:number-columns-repeated="3" office:value-type="float" office:value="0.009307" calcext:value-type="float">
            <text:p>0.0093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2589" calcext:value-type="float">
            <text:p>0.032589</text:p>
          </table:table-cell>
          <table:table-cell office:value-type="float" office:value="0.072521" calcext:value-type="float">
            <text:p>0.072521</text:p>
          </table:table-cell>
          <table:table-cell office:value-type="float" office:value="0.0041749" calcext:value-type="float">
            <text:p>0.0041749</text:p>
          </table:table-cell>
          <table:table-cell office:value-type="float" office:value="0.98842" calcext:value-type="float">
            <text:p>0.98842</text:p>
          </table:table-cell>
          <table:table-cell office:value-type="float" office:value="0.96183" calcext:value-type="float">
            <text:p>0.96183</text:p>
          </table:table-cell>
          <table:table-cell office:value-type="float" office:value="0.98313" calcext:value-type="float">
            <text:p>0.98313</text:p>
          </table:table-cell>
          <table:table-cell office:value-type="float" office:value="0.73383" calcext:value-type="float">
            <text:p>0.73383</text:p>
          </table:table-cell>
          <table:table-cell office:value-type="float" office:value="0.023205" calcext:value-type="float">
            <text:p>0.023205</text:p>
          </table:table-cell>
          <table:table-cell office:value-type="float" office:value="0.062505" calcext:value-type="float">
            <text:p>0.062505</text:p>
          </table:table-cell>
          <table:table-cell office:value-type="float" office:value="0.0028957" calcext:value-type="float">
            <text:p>0.0028957</text:p>
          </table:table-cell>
          <table:table-cell table:number-columns-repeated="3" office:value-type="float" office:value="0.009208" calcext:value-type="float">
            <text:p>0.0092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2284" calcext:value-type="float">
            <text:p>0.032284</text:p>
          </table:table-cell>
          <table:table-cell office:value-type="float" office:value="0.073251" calcext:value-type="float">
            <text:p>0.073251</text:p>
          </table:table-cell>
          <table:table-cell office:value-type="float" office:value="0.0040137" calcext:value-type="float">
            <text:p>0.0040137</text:p>
          </table:table-cell>
          <table:table-cell office:value-type="float" office:value="0.99212" calcext:value-type="float">
            <text:p>0.99212</text:p>
          </table:table-cell>
          <table:table-cell office:value-type="float" office:value="0.96192" calcext:value-type="float">
            <text:p>0.96192</text:p>
          </table:table-cell>
          <table:table-cell office:value-type="float" office:value="0.98586" calcext:value-type="float">
            <text:p>0.98586</text:p>
          </table:table-cell>
          <table:table-cell office:value-type="float" office:value="0.81221" calcext:value-type="float">
            <text:p>0.81221</text:p>
          </table:table-cell>
          <table:table-cell office:value-type="float" office:value="0.018246" calcext:value-type="float">
            <text:p>0.018246</text:p>
          </table:table-cell>
          <table:table-cell office:value-type="float" office:value="0.057501" calcext:value-type="float">
            <text:p>0.057501</text:p>
          </table:table-cell>
          <table:table-cell office:value-type="float" office:value="0.0030362" calcext:value-type="float">
            <text:p>0.0030362</text:p>
          </table:table-cell>
          <table:table-cell table:number-columns-repeated="3" office:value-type="float" office:value="0.009109" calcext:value-type="float">
            <text:p>0.0091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9968" calcext:value-type="float">
            <text:p>0.029968</text:p>
          </table:table-cell>
          <table:table-cell office:value-type="float" office:value="0.071022" calcext:value-type="float">
            <text:p>0.071022</text:p>
          </table:table-cell>
          <table:table-cell office:value-type="float" office:value="0.0037553" calcext:value-type="float">
            <text:p>0.0037553</text:p>
          </table:table-cell>
          <table:table-cell office:value-type="float" office:value="0.99265" calcext:value-type="float">
            <text:p>0.99265</text:p>
          </table:table-cell>
          <table:table-cell office:value-type="float" office:value="0.96769" calcext:value-type="float">
            <text:p>0.96769</text:p>
          </table:table-cell>
          <table:table-cell office:value-type="float" office:value="0.98537" calcext:value-type="float">
            <text:p>0.98537</text:p>
          </table:table-cell>
          <table:table-cell office:value-type="float" office:value="0.79932" calcext:value-type="float">
            <text:p>0.79932</text:p>
          </table:table-cell>
          <table:table-cell office:value-type="float" office:value="0.019502" calcext:value-type="float">
            <text:p>0.019502</text:p>
          </table:table-cell>
          <table:table-cell office:value-type="float" office:value="0.058155" calcext:value-type="float">
            <text:p>0.058155</text:p>
          </table:table-cell>
          <table:table-cell office:value-type="float" office:value="0.0029294" calcext:value-type="float">
            <text:p>0.0029294</text:p>
          </table:table-cell>
          <table:table-cell table:number-columns-repeated="3" office:value-type="float" office:value="0.00901" calcext:value-type="float">
            <text:p>0.009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0223" calcext:value-type="float">
            <text:p>0.030223</text:p>
          </table:table-cell>
          <table:table-cell office:value-type="float" office:value="0.070365" calcext:value-type="float">
            <text:p>0.070365</text:p>
          </table:table-cell>
          <table:table-cell office:value-type="float" office:value="0.0036352" calcext:value-type="float">
            <text:p>0.0036352</text:p>
          </table:table-cell>
          <table:table-cell office:value-type="float" office:value="0.99213" calcext:value-type="float">
            <text:p>0.99213</text:p>
          </table:table-cell>
          <table:table-cell office:value-type="float" office:value="0.96701" calcext:value-type="float">
            <text:p>0.96701</text:p>
          </table:table-cell>
          <table:table-cell office:value-type="float" office:value="0.98648" calcext:value-type="float">
            <text:p>0.98648</text:p>
          </table:table-cell>
          <table:table-cell office:value-type="float" office:value="0.82624" calcext:value-type="float">
            <text:p>0.82624</text:p>
          </table:table-cell>
          <table:table-cell office:value-type="float" office:value="0.017363" calcext:value-type="float">
            <text:p>0.017363</text:p>
          </table:table-cell>
          <table:table-cell office:value-type="float" office:value="0.054353" calcext:value-type="float">
            <text:p>0.054353</text:p>
          </table:table-cell>
          <table:table-cell office:value-type="float" office:value="0.0026861" calcext:value-type="float">
            <text:p>0.0026861</text:p>
          </table:table-cell>
          <table:table-cell table:number-columns-repeated="3" office:value-type="float" office:value="0.008911" calcext:value-type="float">
            <text:p>0.0089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166" calcext:value-type="float">
            <text:p>0.029166</text:p>
          </table:table-cell>
          <table:table-cell office:value-type="float" office:value="0.068917" calcext:value-type="float">
            <text:p>0.068917</text:p>
          </table:table-cell>
          <table:table-cell office:value-type="float" office:value="0.0036588" calcext:value-type="float">
            <text:p>0.0036588</text:p>
          </table:table-cell>
          <table:table-cell office:value-type="float" office:value="0.99059" calcext:value-type="float">
            <text:p>0.99059</text:p>
          </table:table-cell>
          <table:table-cell office:value-type="float" office:value="0.97292" calcext:value-type="float">
            <text:p>0.97292</text:p>
          </table:table-cell>
          <table:table-cell office:value-type="float" office:value="0.98823" calcext:value-type="float">
            <text:p>0.98823</text:p>
          </table:table-cell>
          <table:table-cell office:value-type="float" office:value="0.81282" calcext:value-type="float">
            <text:p>0.81282</text:p>
          </table:table-cell>
          <table:table-cell office:value-type="float" office:value="0.019396" calcext:value-type="float">
            <text:p>0.019396</text:p>
          </table:table-cell>
          <table:table-cell office:value-type="float" office:value="0.056618" calcext:value-type="float">
            <text:p>0.056618</text:p>
          </table:table-cell>
          <table:table-cell office:value-type="float" office:value="0.0025895" calcext:value-type="float">
            <text:p>0.0025895</text:p>
          </table:table-cell>
          <table:table-cell table:number-columns-repeated="3" office:value-type="float" office:value="0.008812" calcext:value-type="float">
            <text:p>0.0088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8071" calcext:value-type="float">
            <text:p>0.028071</text:p>
          </table:table-cell>
          <table:table-cell office:value-type="float" office:value="0.067714" calcext:value-type="float">
            <text:p>0.067714</text:p>
          </table:table-cell>
          <table:table-cell office:value-type="float" office:value="0.0035308" calcext:value-type="float">
            <text:p>0.0035308</text:p>
          </table:table-cell>
          <table:table-cell office:value-type="float" office:value="0.99146" calcext:value-type="float">
            <text:p>0.99146</text:p>
          </table:table-cell>
          <table:table-cell office:value-type="float" office:value="0.96709" calcext:value-type="float">
            <text:p>0.96709</text:p>
          </table:table-cell>
          <table:table-cell office:value-type="float" office:value="0.98591" calcext:value-type="float">
            <text:p>0.98591</text:p>
          </table:table-cell>
          <table:table-cell office:value-type="float" office:value="0.81992" calcext:value-type="float">
            <text:p>0.81992</text:p>
          </table:table-cell>
          <table:table-cell office:value-type="float" office:value="0.018853" calcext:value-type="float">
            <text:p>0.018853</text:p>
          </table:table-cell>
          <table:table-cell office:value-type="float" office:value="0.055151" calcext:value-type="float">
            <text:p>0.055151</text:p>
          </table:table-cell>
          <table:table-cell office:value-type="float" office:value="0.0025841" calcext:value-type="float">
            <text:p>0.0025841</text:p>
          </table:table-cell>
          <table:table-cell table:number-columns-repeated="3" office:value-type="float" office:value="0.008713" calcext:value-type="float">
            <text:p>0.0087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7908" calcext:value-type="float">
            <text:p>0.027908</text:p>
          </table:table-cell>
          <table:table-cell office:value-type="float" office:value="0.067789" calcext:value-type="float">
            <text:p>0.067789</text:p>
          </table:table-cell>
          <table:table-cell office:value-type="float" office:value="0.0034371" calcext:value-type="float">
            <text:p>0.0034371</text:p>
          </table:table-cell>
          <table:table-cell office:value-type="float" office:value="0.99155" calcext:value-type="float">
            <text:p>0.99155</text:p>
          </table:table-cell>
          <table:table-cell office:value-type="float" office:value="0.97036" calcext:value-type="float">
            <text:p>0.97036</text:p>
          </table:table-cell>
          <table:table-cell office:value-type="float" office:value="0.98772" calcext:value-type="float">
            <text:p>0.98772</text:p>
          </table:table-cell>
          <table:table-cell office:value-type="float" office:value="0.83952" calcext:value-type="float">
            <text:p>0.83952</text:p>
          </table:table-cell>
          <table:table-cell office:value-type="float" office:value="0.017255" calcext:value-type="float">
            <text:p>0.017255</text:p>
          </table:table-cell>
          <table:table-cell office:value-type="float" office:value="0.053793" calcext:value-type="float">
            <text:p>0.053793</text:p>
          </table:table-cell>
          <table:table-cell office:value-type="float" office:value="0.0024709" calcext:value-type="float">
            <text:p>0.0024709</text:p>
          </table:table-cell>
          <table:table-cell table:number-columns-repeated="3" office:value-type="float" office:value="0.008614" calcext:value-type="float">
            <text:p>0.0086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8273" calcext:value-type="float">
            <text:p>0.028273</text:p>
          </table:table-cell>
          <table:table-cell office:value-type="float" office:value="0.068233" calcext:value-type="float">
            <text:p>0.068233</text:p>
          </table:table-cell>
          <table:table-cell office:value-type="float" office:value="0.0034616" calcext:value-type="float">
            <text:p>0.0034616</text:p>
          </table:table-cell>
          <table:table-cell office:value-type="float" office:value="0.98872" calcext:value-type="float">
            <text:p>0.98872</text:p>
          </table:table-cell>
          <table:table-cell office:value-type="float" office:value="0.97168" calcext:value-type="float">
            <text:p>0.97168</text:p>
          </table:table-cell>
          <table:table-cell office:value-type="float" office:value="0.98672" calcext:value-type="float">
            <text:p>0.98672</text:p>
          </table:table-cell>
          <table:table-cell office:value-type="float" office:value="0.83038" calcext:value-type="float">
            <text:p>0.83038</text:p>
          </table:table-cell>
          <table:table-cell office:value-type="float" office:value="0.015801" calcext:value-type="float">
            <text:p>0.015801</text:p>
          </table:table-cell>
          <table:table-cell office:value-type="float" office:value="0.052156" calcext:value-type="float">
            <text:p>0.052156</text:p>
          </table:table-cell>
          <table:table-cell office:value-type="float" office:value="0.0025138" calcext:value-type="float">
            <text:p>0.0025138</text:p>
          </table:table-cell>
          <table:table-cell table:number-columns-repeated="3" office:value-type="float" office:value="0.008515" calcext:value-type="float">
            <text:p>0.0085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7128" calcext:value-type="float">
            <text:p>0.027128</text:p>
          </table:table-cell>
          <table:table-cell office:value-type="float" office:value="0.065372" calcext:value-type="float">
            <text:p>0.065372</text:p>
          </table:table-cell>
          <table:table-cell office:value-type="float" office:value="0.0032235" calcext:value-type="float">
            <text:p>0.0032235</text:p>
          </table:table-cell>
          <table:table-cell office:value-type="float" office:value="0.99214" calcext:value-type="float">
            <text:p>0.99214</text:p>
          </table:table-cell>
          <table:table-cell office:value-type="float" office:value="0.97181" calcext:value-type="float">
            <text:p>0.97181</text:p>
          </table:table-cell>
          <table:table-cell office:value-type="float" office:value="0.98887" calcext:value-type="float">
            <text:p>0.98887</text:p>
          </table:table-cell>
          <table:table-cell office:value-type="float" office:value="0.8361" calcext:value-type="float">
            <text:p>0.8361</text:p>
          </table:table-cell>
          <table:table-cell office:value-type="float" office:value="0.017888" calcext:value-type="float">
            <text:p>0.017888</text:p>
          </table:table-cell>
          <table:table-cell office:value-type="float" office:value="0.053534" calcext:value-type="float">
            <text:p>0.053534</text:p>
          </table:table-cell>
          <table:table-cell office:value-type="float" office:value="0.0023307" calcext:value-type="float">
            <text:p>0.0023307</text:p>
          </table:table-cell>
          <table:table-cell table:number-columns-repeated="3" office:value-type="float" office:value="0.008416" calcext:value-type="float">
            <text:p>0.0084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672" calcext:value-type="float">
            <text:p>0.02672</text:p>
          </table:table-cell>
          <table:table-cell office:value-type="float" office:value="0.064536" calcext:value-type="float">
            <text:p>0.064536</text:p>
          </table:table-cell>
          <table:table-cell office:value-type="float" office:value="0.0031282" calcext:value-type="float">
            <text:p>0.0031282</text:p>
          </table:table-cell>
          <table:table-cell office:value-type="float" office:value="0.99222" calcext:value-type="float">
            <text:p>0.99222</text:p>
          </table:table-cell>
          <table:table-cell office:value-type="float" office:value="0.97207" calcext:value-type="float">
            <text:p>0.97207</text:p>
          </table:table-cell>
          <table:table-cell office:value-type="float" office:value="0.98738" calcext:value-type="float">
            <text:p>0.98738</text:p>
          </table:table-cell>
          <table:table-cell office:value-type="float" office:value="0.82764" calcext:value-type="float">
            <text:p>0.82764</text:p>
          </table:table-cell>
          <table:table-cell office:value-type="float" office:value="0.016574" calcext:value-type="float">
            <text:p>0.016574</text:p>
          </table:table-cell>
          <table:table-cell office:value-type="float" office:value="0.05324" calcext:value-type="float">
            <text:p>0.05324</text:p>
          </table:table-cell>
          <table:table-cell office:value-type="float" office:value="0.0022844" calcext:value-type="float">
            <text:p>0.0022844</text:p>
          </table:table-cell>
          <table:table-cell table:number-columns-repeated="3" office:value-type="float" office:value="0.008317" calcext:value-type="float">
            <text:p>0.0083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6328" calcext:value-type="float">
            <text:p>0.026328</text:p>
          </table:table-cell>
          <table:table-cell office:value-type="float" office:value="0.064902" calcext:value-type="float">
            <text:p>0.064902</text:p>
          </table:table-cell>
          <table:table-cell office:value-type="float" office:value="0.0030747" calcext:value-type="float">
            <text:p>0.0030747</text:p>
          </table:table-cell>
          <table:table-cell office:value-type="float" office:value="0.99146" calcext:value-type="float">
            <text:p>0.99146</text:p>
          </table:table-cell>
          <table:table-cell office:value-type="float" office:value="0.97038" calcext:value-type="float">
            <text:p>0.97038</text:p>
          </table:table-cell>
          <table:table-cell office:value-type="float" office:value="0.98671" calcext:value-type="float">
            <text:p>0.98671</text:p>
          </table:table-cell>
          <table:table-cell office:value-type="float" office:value="0.83136" calcext:value-type="float">
            <text:p>0.83136</text:p>
          </table:table-cell>
          <table:table-cell office:value-type="float" office:value="0.015751" calcext:value-type="float">
            <text:p>0.015751</text:p>
          </table:table-cell>
          <table:table-cell office:value-type="float" office:value="0.052459" calcext:value-type="float">
            <text:p>0.052459</text:p>
          </table:table-cell>
          <table:table-cell office:value-type="float" office:value="0.0021625" calcext:value-type="float">
            <text:p>0.0021625</text:p>
          </table:table-cell>
          <table:table-cell table:number-columns-repeated="3" office:value-type="float" office:value="0.008218" calcext:value-type="float">
            <text:p>0.0082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436" calcext:value-type="float">
            <text:p>0.026436</text:p>
          </table:table-cell>
          <table:table-cell office:value-type="float" office:value="0.064049" calcext:value-type="float">
            <text:p>0.064049</text:p>
          </table:table-cell>
          <table:table-cell office:value-type="float" office:value="0.0030446" calcext:value-type="float">
            <text:p>0.0030446</text:p>
          </table:table-cell>
          <table:table-cell office:value-type="float" office:value="0.99222" calcext:value-type="float">
            <text:p>0.99222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98659" calcext:value-type="float">
            <text:p>0.98659</text:p>
          </table:table-cell>
          <table:table-cell office:value-type="float" office:value="0.84639" calcext:value-type="float">
            <text:p>0.84639</text:p>
          </table:table-cell>
          <table:table-cell office:value-type="float" office:value="0.015201" calcext:value-type="float">
            <text:p>0.015201</text:p>
          </table:table-cell>
          <table:table-cell office:value-type="float" office:value="0.050447" calcext:value-type="float">
            <text:p>0.050447</text:p>
          </table:table-cell>
          <table:table-cell office:value-type="float" office:value="0.0022909" calcext:value-type="float">
            <text:p>0.0022909</text:p>
          </table:table-cell>
          <table:table-cell table:number-columns-repeated="3" office:value-type="float" office:value="0.008119" calcext:value-type="float">
            <text:p>0.0081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6055" calcext:value-type="float">
            <text:p>0.026055</text:p>
          </table:table-cell>
          <table:table-cell office:value-type="float" office:value="0.06411" calcext:value-type="float">
            <text:p>0.06411</text:p>
          </table:table-cell>
          <table:table-cell office:value-type="float" office:value="0.0030031" calcext:value-type="float">
            <text:p>0.0030031</text:p>
          </table:table-cell>
          <table:table-cell office:value-type="float" office:value="0.99361" calcext:value-type="float">
            <text:p>0.99361</text:p>
          </table:table-cell>
          <table:table-cell office:value-type="float" office:value="0.97271" calcext:value-type="float">
            <text:p>0.97271</text:p>
          </table:table-cell>
          <table:table-cell office:value-type="float" office:value="0.98785" calcext:value-type="float">
            <text:p>0.98785</text:p>
          </table:table-cell>
          <table:table-cell office:value-type="float" office:value="0.85092" calcext:value-type="float">
            <text:p>0.85092</text:p>
          </table:table-cell>
          <table:table-cell office:value-type="float" office:value="0.015435" calcext:value-type="float">
            <text:p>0.015435</text:p>
          </table:table-cell>
          <table:table-cell office:value-type="float" office:value="0.051317" calcext:value-type="float">
            <text:p>0.051317</text:p>
          </table:table-cell>
          <table:table-cell office:value-type="float" office:value="0.0023988" calcext:value-type="float">
            <text:p>0.0023988</text:p>
          </table:table-cell>
          <table:table-cell table:number-columns-repeated="3" office:value-type="float" office:value="0.00802" calcext:value-type="float">
            <text:p>0.008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5129" calcext:value-type="float">
            <text:p>0.025129</text:p>
          </table:table-cell>
          <table:table-cell office:value-type="float" office:value="0.061011" calcext:value-type="float">
            <text:p>0.061011</text:p>
          </table:table-cell>
          <table:table-cell office:value-type="float" office:value="0.0029386" calcext:value-type="float">
            <text:p>0.0029386</text:p>
          </table:table-cell>
          <table:table-cell office:value-type="float" office:value="0.99221" calcext:value-type="float">
            <text:p>0.99221</text:p>
          </table:table-cell>
          <table:table-cell office:value-type="float" office:value="0.97163" calcext:value-type="float">
            <text:p>0.97163</text:p>
          </table:table-cell>
          <table:table-cell office:value-type="float" office:value="0.98728" calcext:value-type="float">
            <text:p>0.98728</text:p>
          </table:table-cell>
          <table:table-cell office:value-type="float" office:value="0.84916" calcext:value-type="float">
            <text:p>0.84916</text:p>
          </table:table-cell>
          <table:table-cell office:value-type="float" office:value="0.015309" calcext:value-type="float">
            <text:p>0.015309</text:p>
          </table:table-cell>
          <table:table-cell office:value-type="float" office:value="0.050891" calcext:value-type="float">
            <text:p>0.050891</text:p>
          </table:table-cell>
          <table:table-cell office:value-type="float" office:value="0.0020448" calcext:value-type="float">
            <text:p>0.0020448</text:p>
          </table:table-cell>
          <table:table-cell table:number-columns-repeated="3" office:value-type="float" office:value="0.007921" calcext:value-type="float">
            <text:p>0.0079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5375" calcext:value-type="float">
            <text:p>0.025375</text:p>
          </table:table-cell>
          <table:table-cell office:value-type="float" office:value="0.062166" calcext:value-type="float">
            <text:p>0.062166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.99404" calcext:value-type="float">
            <text:p>0.99404</text:p>
          </table:table-cell>
          <table:table-cell office:value-type="float" office:value="0.97107" calcext:value-type="float">
            <text:p>0.97107</text:p>
          </table:table-cell>
          <table:table-cell office:value-type="float" office:value="0.98735" calcext:value-type="float">
            <text:p>0.98735</text:p>
          </table:table-cell>
          <table:table-cell office:value-type="float" office:value="0.83479" calcext:value-type="float">
            <text:p>0.83479</text:p>
          </table:table-cell>
          <table:table-cell office:value-type="float" office:value="0.016358" calcext:value-type="float">
            <text:p>0.016358</text:p>
          </table:table-cell>
          <table:table-cell office:value-type="float" office:value="0.051344" calcext:value-type="float">
            <text:p>0.051344</text:p>
          </table:table-cell>
          <table:table-cell office:value-type="float" office:value="0.0019824" calcext:value-type="float">
            <text:p>0.0019824</text:p>
          </table:table-cell>
          <table:table-cell table:number-columns-repeated="3" office:value-type="float" office:value="0.007822" calcext:value-type="float">
            <text:p>0.0078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4672" calcext:value-type="float">
            <text:p>0.024672</text:p>
          </table:table-cell>
          <table:table-cell office:value-type="float" office:value="0.061673" calcext:value-type="float">
            <text:p>0.061673</text:p>
          </table:table-cell>
          <table:table-cell office:value-type="float" office:value="0.0028914" calcext:value-type="float">
            <text:p>0.0028914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7349" calcext:value-type="float">
            <text:p>0.97349</text:p>
          </table:table-cell>
          <table:table-cell office:value-type="float" office:value="0.98822" calcext:value-type="float">
            <text:p>0.98822</text:p>
          </table:table-cell>
          <table:table-cell office:value-type="float" office:value="0.85892" calcext:value-type="float">
            <text:p>0.85892</text:p>
          </table:table-cell>
          <table:table-cell office:value-type="float" office:value="0.014552" calcext:value-type="float">
            <text:p>0.014552</text:p>
          </table:table-cell>
          <table:table-cell office:value-type="float" office:value="0.049335" calcext:value-type="float">
            <text:p>0.049335</text:p>
          </table:table-cell>
          <table:table-cell office:value-type="float" office:value="0.0019061" calcext:value-type="float">
            <text:p>0.0019061</text:p>
          </table:table-cell>
          <table:table-cell table:number-columns-repeated="3" office:value-type="float" office:value="0.007723" calcext:value-type="float">
            <text:p>0.0077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61159" calcext:value-type="float">
            <text:p>0.061159</text:p>
          </table:table-cell>
          <table:table-cell office:value-type="float" office:value="0.0027328" calcext:value-type="float">
            <text:p>0.0027328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97326" calcext:value-type="float">
            <text:p>0.97326</text:p>
          </table:table-cell>
          <table:table-cell office:value-type="float" office:value="0.98792" calcext:value-type="float">
            <text:p>0.98792</text:p>
          </table:table-cell>
          <table:table-cell office:value-type="float" office:value="0.85088" calcext:value-type="float">
            <text:p>0.85088</text:p>
          </table:table-cell>
          <table:table-cell office:value-type="float" office:value="0.014911" calcext:value-type="float">
            <text:p>0.014911</text:p>
          </table:table-cell>
          <table:table-cell office:value-type="float" office:value="0.050188" calcext:value-type="float">
            <text:p>0.050188</text:p>
          </table:table-cell>
          <table:table-cell office:value-type="float" office:value="0.0020536" calcext:value-type="float">
            <text:p>0.0020536</text:p>
          </table:table-cell>
          <table:table-cell table:number-columns-repeated="3" office:value-type="float" office:value="0.007624" calcext:value-type="float">
            <text:p>0.0076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4253" calcext:value-type="float">
            <text:p>0.024253</text:p>
          </table:table-cell>
          <table:table-cell office:value-type="float" office:value="0.05969" calcext:value-type="float">
            <text:p>0.05969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99414" calcext:value-type="float">
            <text:p>0.99414</text:p>
          </table:table-cell>
          <table:table-cell office:value-type="float" office:value="0.97092" calcext:value-type="float">
            <text:p>0.97092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85538" calcext:value-type="float">
            <text:p>0.85538</text:p>
          </table:table-cell>
          <table:table-cell office:value-type="float" office:value="0.014526" calcext:value-type="float">
            <text:p>0.014526</text:p>
          </table:table-cell>
          <table:table-cell office:value-type="float" office:value="0.048549" calcext:value-type="float">
            <text:p>0.048549</text:p>
          </table:table-cell>
          <table:table-cell office:value-type="float" office:value="0.0021964" calcext:value-type="float">
            <text:p>0.0021964</text:p>
          </table:table-cell>
          <table:table-cell table:number-columns-repeated="3" office:value-type="float" office:value="0.007525" calcext:value-type="float">
            <text:p>0.0075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3753" calcext:value-type="float">
            <text:p>0.023753</text:p>
          </table:table-cell>
          <table:table-cell office:value-type="float" office:value="0.059562" calcext:value-type="float">
            <text:p>0.059562</text:p>
          </table:table-cell>
          <table:table-cell office:value-type="float" office:value="0.0027108" calcext:value-type="float">
            <text:p>0.0027108</text:p>
          </table:table-cell>
          <table:table-cell office:value-type="float" office:value="0.99271" calcext:value-type="float">
            <text:p>0.99271</text:p>
          </table:table-cell>
          <table:table-cell office:value-type="float" office:value="0.97311" calcext:value-type="float">
            <text:p>0.97311</text:p>
          </table:table-cell>
          <table:table-cell office:value-type="float" office:value="0.98746" calcext:value-type="float">
            <text:p>0.98746</text:p>
          </table:table-cell>
          <table:table-cell office:value-type="float" office:value="0.85849" calcext:value-type="float">
            <text:p>0.85849</text:p>
          </table:table-cell>
          <table:table-cell office:value-type="float" office:value="0.015179" calcext:value-type="float">
            <text:p>0.015179</text:p>
          </table:table-cell>
          <table:table-cell office:value-type="float" office:value="0.049013" calcext:value-type="float">
            <text:p>0.049013</text:p>
          </table:table-cell>
          <table:table-cell office:value-type="float" office:value="0.0022262" calcext:value-type="float">
            <text:p>0.0022262</text:p>
          </table:table-cell>
          <table:table-cell table:number-columns-repeated="3" office:value-type="float" office:value="0.007426" calcext:value-type="float">
            <text:p>0.0074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3745" calcext:value-type="float">
            <text:p>0.023745</text:p>
          </table:table-cell>
          <table:table-cell office:value-type="float" office:value="0.059093" calcext:value-type="float">
            <text:p>0.059093</text:p>
          </table:table-cell>
          <table:table-cell office:value-type="float" office:value="0.0026341" calcext:value-type="float">
            <text:p>0.0026341</text:p>
          </table:table-cell>
          <table:table-cell office:value-type="float" office:value="0.99331" calcext:value-type="float">
            <text:p>0.99331</text:p>
          </table:table-cell>
          <table:table-cell office:value-type="float" office:value="0.97225" calcext:value-type="float">
            <text:p>0.97225</text:p>
          </table:table-cell>
          <table:table-cell office:value-type="float" office:value="0.98767" calcext:value-type="float">
            <text:p>0.98767</text:p>
          </table:table-cell>
          <table:table-cell office:value-type="float" office:value="0.86476" calcext:value-type="float">
            <text:p>0.86476</text:p>
          </table:table-cell>
          <table:table-cell office:value-type="float" office:value="0.014018" calcext:value-type="float">
            <text:p>0.014018</text:p>
          </table:table-cell>
          <table:table-cell office:value-type="float" office:value="0.047794" calcext:value-type="float">
            <text:p>0.047794</text:p>
          </table:table-cell>
          <table:table-cell office:value-type="float" office:value="0.002083" calcext:value-type="float">
            <text:p>0.002083</text:p>
          </table:table-cell>
          <table:table-cell table:number-columns-repeated="3" office:value-type="float" office:value="0.007327" calcext:value-type="float">
            <text:p>0.0073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3584" calcext:value-type="float">
            <text:p>0.023584</text:p>
          </table:table-cell>
          <table:table-cell office:value-type="float" office:value="0.058976" calcext:value-type="float">
            <text:p>0.058976</text:p>
          </table:table-cell>
          <table:table-cell office:value-type="float" office:value="0.0025753" calcext:value-type="float">
            <text:p>0.0025753</text:p>
          </table:table-cell>
          <table:table-cell office:value-type="float" office:value="0.99418" calcext:value-type="float">
            <text:p>0.99418</text:p>
          </table:table-cell>
          <table:table-cell office:value-type="float" office:value="0.97491" calcext:value-type="float">
            <text:p>0.97491</text:p>
          </table:table-cell>
          <table:table-cell office:value-type="float" office:value="0.98783" calcext:value-type="float">
            <text:p>0.98783</text:p>
          </table:table-cell>
          <table:table-cell office:value-type="float" office:value="0.86501" calcext:value-type="float">
            <text:p>0.86501</text:p>
          </table:table-cell>
          <table:table-cell office:value-type="float" office:value="0.014898" calcext:value-type="float">
            <text:p>0.014898</text:p>
          </table:table-cell>
          <table:table-cell office:value-type="float" office:value="0.04885" calcext:value-type="float">
            <text:p>0.04885</text:p>
          </table:table-cell>
          <table:table-cell office:value-type="float" office:value="0.0018928" calcext:value-type="float">
            <text:p>0.0018928</text:p>
          </table:table-cell>
          <table:table-cell table:number-columns-repeated="3" office:value-type="float" office:value="0.007228" calcext:value-type="float">
            <text:p>0.0072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3494" calcext:value-type="float">
            <text:p>0.023494</text:p>
          </table:table-cell>
          <table:table-cell office:value-type="float" office:value="0.059577" calcext:value-type="float">
            <text:p>0.059577</text:p>
          </table:table-cell>
          <table:table-cell office:value-type="float" office:value="0.0026089" calcext:value-type="float">
            <text:p>0.0026089</text:p>
          </table:table-cell>
          <table:table-cell office:value-type="float" office:value="0.99578" calcext:value-type="float">
            <text:p>0.99578</text:p>
          </table:table-cell>
          <table:table-cell office:value-type="float" office:value="0.97202" calcext:value-type="float">
            <text:p>0.97202</text:p>
          </table:table-cell>
          <table:table-cell office:value-type="float" office:value="0.98816" calcext:value-type="float">
            <text:p>0.98816</text:p>
          </table:table-cell>
          <table:table-cell office:value-type="float" office:value="0.86401" calcext:value-type="float">
            <text:p>0.86401</text:p>
          </table:table-cell>
          <table:table-cell office:value-type="float" office:value="0.014068" calcext:value-type="float">
            <text:p>0.014068</text:p>
          </table:table-cell>
          <table:table-cell office:value-type="float" office:value="0.048221" calcext:value-type="float">
            <text:p>0.048221</text:p>
          </table:table-cell>
          <table:table-cell office:value-type="float" office:value="0.0020932" calcext:value-type="float">
            <text:p>0.0020932</text:p>
          </table:table-cell>
          <table:table-cell table:number-columns-repeated="3" office:value-type="float" office:value="0.007129" calcext:value-type="float">
            <text:p>0.0071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57766" calcext:value-type="float">
            <text:p>0.057766</text:p>
          </table:table-cell>
          <table:table-cell office:value-type="float" office:value="0.002517" calcext:value-type="float">
            <text:p>0.002517</text:p>
          </table:table-cell>
          <table:table-cell office:value-type="float" office:value="0.99424" calcext:value-type="float">
            <text:p>0.99424</text:p>
          </table:table-cell>
          <table:table-cell office:value-type="float" office:value="0.97195" calcext:value-type="float">
            <text:p>0.97195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85803" calcext:value-type="float">
            <text:p>0.85803</text:p>
          </table:table-cell>
          <table:table-cell office:value-type="float" office:value="0.014811" calcext:value-type="float">
            <text:p>0.014811</text:p>
          </table:table-cell>
          <table:table-cell office:value-type="float" office:value="0.048834" calcext:value-type="float">
            <text:p>0.048834</text:p>
          </table:table-cell>
          <table:table-cell office:value-type="float" office:value="0.0017281" calcext:value-type="float">
            <text:p>0.0017281</text:p>
          </table:table-cell>
          <table:table-cell table:number-columns-repeated="3" office:value-type="float" office:value="0.00703" calcext:value-type="float">
            <text:p>0.007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2718" calcext:value-type="float">
            <text:p>0.022718</text:p>
          </table:table-cell>
          <table:table-cell office:value-type="float" office:value="0.057701" calcext:value-type="float">
            <text:p>0.057701</text:p>
          </table:table-cell>
          <table:table-cell office:value-type="float" office:value="0.0025538" calcext:value-type="float">
            <text:p>0.0025538</text:p>
          </table:table-cell>
          <table:table-cell office:value-type="float" office:value="0.99434" calcext:value-type="float">
            <text:p>0.99434</text:p>
          </table:table-cell>
          <table:table-cell office:value-type="float" office:value="0.97229" calcext:value-type="float">
            <text:p>0.97229</text:p>
          </table:table-cell>
          <table:table-cell office:value-type="float" office:value="0.98728" calcext:value-type="float">
            <text:p>0.98728</text:p>
          </table:table-cell>
          <table:table-cell office:value-type="float" office:value="0.86473" calcext:value-type="float">
            <text:p>0.86473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47546" calcext:value-type="float">
            <text:p>0.047546</text:p>
          </table:table-cell>
          <table:table-cell office:value-type="float" office:value="0.0016408" calcext:value-type="float">
            <text:p>0.0016408</text:p>
          </table:table-cell>
          <table:table-cell table:number-columns-repeated="3" office:value-type="float" office:value="0.006931" calcext:value-type="float">
            <text:p>0.0069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22542" calcext:value-type="float">
            <text:p>0.022542</text:p>
          </table:table-cell>
          <table:table-cell office:value-type="float" office:value="0.057099" calcext:value-type="float">
            <text:p>0.057099</text:p>
          </table:table-cell>
          <table:table-cell office:value-type="float" office:value="0.002502" calcext:value-type="float">
            <text:p>0.002502</text:p>
          </table:table-cell>
          <table:table-cell office:value-type="float" office:value="0.99467" calcext:value-type="float">
            <text:p>0.99467</text:p>
          </table:table-cell>
          <table:table-cell office:value-type="float" office:value="0.97509" calcext:value-type="float">
            <text:p>0.97509</text:p>
          </table:table-cell>
          <table:table-cell office:value-type="float" office:value="0.98857" calcext:value-type="float">
            <text:p>0.98857</text:p>
          </table:table-cell>
          <table:table-cell office:value-type="float" office:value="0.87147" calcext:value-type="float">
            <text:p>0.87147</text:p>
          </table:table-cell>
          <table:table-cell office:value-type="float" office:value="0.014328" calcext:value-type="float">
            <text:p>0.014328</text:p>
          </table:table-cell>
          <table:table-cell office:value-type="float" office:value="0.047366" calcext:value-type="float">
            <text:p>0.047366</text:p>
          </table:table-cell>
          <table:table-cell office:value-type="float" office:value="0.0017143" calcext:value-type="float">
            <text:p>0.0017143</text:p>
          </table:table-cell>
          <table:table-cell table:number-columns-repeated="3" office:value-type="float" office:value="0.006832" calcext:value-type="float">
            <text:p>0.0068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267" calcext:value-type="float">
            <text:p>0.02267</text:p>
          </table:table-cell>
          <table:table-cell office:value-type="float" office:value="0.056637" calcext:value-type="float">
            <text:p>0.056637</text:p>
          </table:table-cell>
          <table:table-cell office:value-type="float" office:value="0.0024744" calcext:value-type="float">
            <text:p>0.0024744</text:p>
          </table:table-cell>
          <table:table-cell office:value-type="float" office:value="0.99492" calcext:value-type="float">
            <text:p>0.99492</text:p>
          </table:table-cell>
          <table:table-cell office:value-type="float" office:value="0.97492" calcext:value-type="float">
            <text:p>0.97492</text:p>
          </table:table-cell>
          <table:table-cell office:value-type="float" office:value="0.98798" calcext:value-type="float">
            <text:p>0.98798</text:p>
          </table:table-cell>
          <table:table-cell office:value-type="float" office:value="0.873" calcext:value-type="float">
            <text:p>0.873</text:p>
          </table:table-cell>
          <table:table-cell office:value-type="float" office:value="0.013709" calcext:value-type="float">
            <text:p>0.013709</text:p>
          </table:table-cell>
          <table:table-cell office:value-type="float" office:value="0.046399" calcext:value-type="float">
            <text:p>0.046399</text:p>
          </table:table-cell>
          <table:table-cell office:value-type="float" office:value="0.0016621" calcext:value-type="float">
            <text:p>0.0016621</text:p>
          </table:table-cell>
          <table:table-cell table:number-columns-repeated="3" office:value-type="float" office:value="0.006733" calcext:value-type="float">
            <text:p>0.0067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2141" calcext:value-type="float">
            <text:p>0.022141</text:p>
          </table:table-cell>
          <table:table-cell office:value-type="float" office:value="0.055546" calcext:value-type="float">
            <text:p>0.055546</text:p>
          </table:table-cell>
          <table:table-cell office:value-type="float" office:value="0.0024556" calcext:value-type="float">
            <text:p>0.0024556</text:p>
          </table:table-cell>
          <table:table-cell office:value-type="float" office:value="0.99383" calcext:value-type="float">
            <text:p>0.99383</text:p>
          </table:table-cell>
          <table:table-cell office:value-type="float" office:value="0.9764" calcext:value-type="float">
            <text:p>0.9764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86717" calcext:value-type="float">
            <text:p>0.86717</text:p>
          </table:table-cell>
          <table:table-cell office:value-type="float" office:value="0.014161" calcext:value-type="float">
            <text:p>0.014161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016417" calcext:value-type="float">
            <text:p>0.0016417</text:p>
          </table:table-cell>
          <table:table-cell table:number-columns-repeated="3" office:value-type="float" office:value="0.006634" calcext:value-type="float">
            <text:p>0.0066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0.056983" calcext:value-type="float">
            <text:p>0.056983</text:p>
          </table:table-cell>
          <table:table-cell office:value-type="float" office:value="0.0024862" calcext:value-type="float">
            <text:p>0.0024862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7366" calcext:value-type="float">
            <text:p>0.97366</text:p>
          </table:table-cell>
          <table:table-cell office:value-type="float" office:value="0.98665" calcext:value-type="float">
            <text:p>0.98665</text:p>
          </table:table-cell>
          <table:table-cell office:value-type="float" office:value="0.87172" calcext:value-type="float">
            <text:p>0.87172</text:p>
          </table:table-cell>
          <table:table-cell office:value-type="float" office:value="0.013259" calcext:value-type="float">
            <text:p>0.013259</text:p>
          </table:table-cell>
          <table:table-cell office:value-type="float" office:value="0.046141" calcext:value-type="float">
            <text:p>0.046141</text:p>
          </table:table-cell>
          <table:table-cell office:value-type="float" office:value="0.0016855" calcext:value-type="float">
            <text:p>0.0016855</text:p>
          </table:table-cell>
          <table:table-cell table:number-columns-repeated="3" office:value-type="float" office:value="0.006535" calcext:value-type="float">
            <text:p>0.0065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2108" calcext:value-type="float">
            <text:p>0.022108</text:p>
          </table:table-cell>
          <table:table-cell office:value-type="float" office:value="0.056071" calcext:value-type="float">
            <text:p>0.056071</text:p>
          </table:table-cell>
          <table:table-cell office:value-type="float" office:value="0.0024469" calcext:value-type="float">
            <text:p>0.0024469</text:p>
          </table:table-cell>
          <table:table-cell office:value-type="float" office:value="0.99476" calcext:value-type="float">
            <text:p>0.99476</text:p>
          </table:table-cell>
          <table:table-cell office:value-type="float" office:value="0.9731" calcext:value-type="float">
            <text:p>0.9731</text:p>
          </table:table-cell>
          <table:table-cell office:value-type="float" office:value="0.98695" calcext:value-type="float">
            <text:p>0.98695</text:p>
          </table:table-cell>
          <table:table-cell office:value-type="float" office:value="0.87006" calcext:value-type="float">
            <text:p>0.87006</text:p>
          </table:table-cell>
          <table:table-cell office:value-type="float" office:value="0.013864" calcext:value-type="float">
            <text:p>0.013864</text:p>
          </table:table-cell>
          <table:table-cell office:value-type="float" office:value="0.047069" calcext:value-type="float">
            <text:p>0.047069</text:p>
          </table:table-cell>
          <table:table-cell office:value-type="float" office:value="0.0020404" calcext:value-type="float">
            <text:p>0.0020404</text:p>
          </table:table-cell>
          <table:table-cell table:number-columns-repeated="3" office:value-type="float" office:value="0.006436" calcext:value-type="float">
            <text:p>0.0064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2087" calcext:value-type="float">
            <text:p>0.022087</text:p>
          </table:table-cell>
          <table:table-cell office:value-type="float" office:value="0.055306" calcext:value-type="float">
            <text:p>0.055306</text:p>
          </table:table-cell>
          <table:table-cell office:value-type="float" office:value="0.0023214" calcext:value-type="float">
            <text:p>0.0023214</text:p>
          </table:table-cell>
          <table:table-cell office:value-type="float" office:value="0.99377" calcext:value-type="float">
            <text:p>0.99377</text:p>
          </table:table-cell>
          <table:table-cell office:value-type="float" office:value="0.97591" calcext:value-type="float">
            <text:p>0.97591</text:p>
          </table:table-cell>
          <table:table-cell office:value-type="float" office:value="0.98808" calcext:value-type="float">
            <text:p>0.98808</text:p>
          </table:table-cell>
          <table:table-cell office:value-type="float" office:value="0.87524" calcext:value-type="float">
            <text:p>0.87524</text:p>
          </table:table-cell>
          <table:table-cell office:value-type="float" office:value="0.013469" calcext:value-type="float">
            <text:p>0.013469</text:p>
          </table:table-cell>
          <table:table-cell office:value-type="float" office:value="0.045942" calcext:value-type="float">
            <text:p>0.045942</text:p>
          </table:table-cell>
          <table:table-cell office:value-type="float" office:value="0.0018017" calcext:value-type="float">
            <text:p>0.0018017</text:p>
          </table:table-cell>
          <table:table-cell table:number-columns-repeated="3" office:value-type="float" office:value="0.006337" calcext:value-type="float">
            <text:p>0.0063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1931" calcext:value-type="float">
            <text:p>0.021931</text:p>
          </table:table-cell>
          <table:table-cell office:value-type="float" office:value="0.05582" calcext:value-type="float">
            <text:p>0.05582</text:p>
          </table:table-cell>
          <table:table-cell office:value-type="float" office:value="0.0023559" calcext:value-type="float">
            <text:p>0.0023559</text:p>
          </table:table-cell>
          <table:table-cell office:value-type="float" office:value="0.99446" calcext:value-type="float">
            <text:p>0.99446</text:p>
          </table:table-cell>
          <table:table-cell office:value-type="float" office:value="0.97345" calcext:value-type="float">
            <text:p>0.97345</text:p>
          </table:table-cell>
          <table:table-cell office:value-type="float" office:value="0.98679" calcext:value-type="float">
            <text:p>0.98679</text:p>
          </table:table-cell>
          <table:table-cell office:value-type="float" office:value="0.87649" calcext:value-type="float">
            <text:p>0.87649</text:p>
          </table:table-cell>
          <table:table-cell office:value-type="float" office:value="0.013118" calcext:value-type="float">
            <text:p>0.013118</text:p>
          </table:table-cell>
          <table:table-cell office:value-type="float" office:value="0.046244" calcext:value-type="float">
            <text:p>0.046244</text:p>
          </table:table-cell>
          <table:table-cell office:value-type="float" office:value="0.0017319" calcext:value-type="float">
            <text:p>0.0017319</text:p>
          </table:table-cell>
          <table:table-cell table:number-columns-repeated="3" office:value-type="float" office:value="0.006238" calcext:value-type="float">
            <text:p>0.0062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1347" calcext:value-type="float">
            <text:p>0.021347</text:p>
          </table:table-cell>
          <table:table-cell office:value-type="float" office:value="0.054171" calcext:value-type="float">
            <text:p>0.054171</text:p>
          </table:table-cell>
          <table:table-cell office:value-type="float" office:value="0.0023285" calcext:value-type="float">
            <text:p>0.0023285</text:p>
          </table:table-cell>
          <table:table-cell office:value-type="float" office:value="0.99507" calcext:value-type="float">
            <text:p>0.99507</text:p>
          </table:table-cell>
          <table:table-cell office:value-type="float" office:value="0.97429" calcext:value-type="float">
            <text:p>0.97429</text:p>
          </table:table-cell>
          <table:table-cell office:value-type="float" office:value="0.98872" calcext:value-type="float">
            <text:p>0.98872</text:p>
          </table:table-cell>
          <table:table-cell office:value-type="float" office:value="0.87642" calcext:value-type="float">
            <text:p>0.87642</text:p>
          </table:table-cell>
          <table:table-cell office:value-type="float" office:value="0.013072" calcext:value-type="float">
            <text:p>0.013072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0.0016185" calcext:value-type="float">
            <text:p>0.0016185</text:p>
          </table:table-cell>
          <table:table-cell table:number-columns-repeated="3" office:value-type="float" office:value="0.006139" calcext:value-type="float">
            <text:p>0.0061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1162" calcext:value-type="float">
            <text:p>0.021162</text:p>
          </table:table-cell>
          <table:table-cell office:value-type="float" office:value="0.053511" calcext:value-type="float">
            <text:p>0.053511</text:p>
          </table:table-cell>
          <table:table-cell office:value-type="float" office:value="0.0024613" calcext:value-type="float">
            <text:p>0.0024613</text:p>
          </table:table-cell>
          <table:table-cell office:value-type="float" office:value="0.99229" calcext:value-type="float">
            <text:p>0.99229</text:p>
          </table:table-cell>
          <table:table-cell office:value-type="float" office:value="0.97666" calcext:value-type="float">
            <text:p>0.97666</text:p>
          </table:table-cell>
          <table:table-cell office:value-type="float" office:value="0.98731" calcext:value-type="float">
            <text:p>0.98731</text:p>
          </table:table-cell>
          <table:table-cell office:value-type="float" office:value="0.88071" calcext:value-type="float">
            <text:p>0.88071</text:p>
          </table:table-cell>
          <table:table-cell office:value-type="float" office:value="0.012982" calcext:value-type="float">
            <text:p>0.012982</text:p>
          </table:table-cell>
          <table:table-cell office:value-type="float" office:value="0.04537" calcext:value-type="float">
            <text:p>0.04537</text:p>
          </table:table-cell>
          <table:table-cell office:value-type="float" office:value="0.0015209" calcext:value-type="float">
            <text:p>0.0015209</text:p>
          </table:table-cell>
          <table:table-cell table:number-columns-repeated="3" office:value-type="float" office:value="0.00604" calcext:value-type="float">
            <text:p>0.006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0921" calcext:value-type="float">
            <text:p>0.020921</text:p>
          </table:table-cell>
          <table:table-cell office:value-type="float" office:value="0.053648" calcext:value-type="float">
            <text:p>0.053648</text:p>
          </table:table-cell>
          <table:table-cell office:value-type="float" office:value="0.002267" calcext:value-type="float">
            <text:p>0.002267</text:p>
          </table:table-cell>
          <table:table-cell office:value-type="float" office:value="0.99325" calcext:value-type="float">
            <text:p>0.99325</text:p>
          </table:table-cell>
          <table:table-cell office:value-type="float" office:value="0.97427" calcext:value-type="float">
            <text:p>0.97427</text:p>
          </table:table-cell>
          <table:table-cell office:value-type="float" office:value="0.98731" calcext:value-type="float">
            <text:p>0.98731</text:p>
          </table:table-cell>
          <table:table-cell office:value-type="float" office:value="0.87944" calcext:value-type="float">
            <text:p>0.87944</text:p>
          </table:table-cell>
          <table:table-cell office:value-type="float" office:value="0.012833" calcext:value-type="float">
            <text:p>0.012833</text:p>
          </table:table-cell>
          <table:table-cell office:value-type="float" office:value="0.045062" calcext:value-type="float">
            <text:p>0.045062</text:p>
          </table:table-cell>
          <table:table-cell office:value-type="float" office:value="0.0016659" calcext:value-type="float">
            <text:p>0.0016659</text:p>
          </table:table-cell>
          <table:table-cell table:number-columns-repeated="3" office:value-type="float" office:value="0.005941" calcext:value-type="float">
            <text:p>0.0059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1071" calcext:value-type="float">
            <text:p>0.021071</text:p>
          </table:table-cell>
          <table:table-cell office:value-type="float" office:value="0.054766" calcext:value-type="float">
            <text:p>0.054766</text:p>
          </table:table-cell>
          <table:table-cell office:value-type="float" office:value="0.0022475" calcext:value-type="float">
            <text:p>0.0022475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7282" calcext:value-type="float">
            <text:p>0.97282</text:p>
          </table:table-cell>
          <table:table-cell office:value-type="float" office:value="0.98796" calcext:value-type="float">
            <text:p>0.98796</text:p>
          </table:table-cell>
          <table:table-cell office:value-type="float" office:value="0.87831" calcext:value-type="float">
            <text:p>0.87831</text:p>
          </table:table-cell>
          <table:table-cell office:value-type="float" office:value="0.012772" calcext:value-type="float">
            <text:p>0.012772</text:p>
          </table:table-cell>
          <table:table-cell office:value-type="float" office:value="0.044915" calcext:value-type="float">
            <text:p>0.044915</text:p>
          </table:table-cell>
          <table:table-cell office:value-type="float" office:value="0.0016001" calcext:value-type="float">
            <text:p>0.0016001</text:p>
          </table:table-cell>
          <table:table-cell table:number-columns-repeated="3" office:value-type="float" office:value="0.005842" calcext:value-type="float">
            <text:p>0.0058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1305" calcext:value-type="float">
            <text:p>0.021305</text:p>
          </table:table-cell>
          <table:table-cell office:value-type="float" office:value="0.054177" calcext:value-type="float">
            <text:p>0.054177</text:p>
          </table:table-cell>
          <table:table-cell office:value-type="float" office:value="0.002296" calcext:value-type="float">
            <text:p>0.002296</text:p>
          </table:table-cell>
          <table:table-cell office:value-type="float" office:value="0.99464" calcext:value-type="float">
            <text:p>0.99464</text:p>
          </table:table-cell>
          <table:table-cell office:value-type="float" office:value="0.97157" calcext:value-type="float">
            <text:p>0.97157</text:p>
          </table:table-cell>
          <table:table-cell office:value-type="float" office:value="0.98732" calcext:value-type="float">
            <text:p>0.98732</text:p>
          </table:table-cell>
          <table:table-cell office:value-type="float" office:value="0.88036" calcext:value-type="float">
            <text:p>0.88036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44975" calcext:value-type="float">
            <text:p>0.044975</text:p>
          </table:table-cell>
          <table:table-cell office:value-type="float" office:value="0.001805" calcext:value-type="float">
            <text:p>0.001805</text:p>
          </table:table-cell>
          <table:table-cell table:number-columns-repeated="3" office:value-type="float" office:value="0.005743" calcext:value-type="float">
            <text:p>0.0057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0571" calcext:value-type="float">
            <text:p>0.020571</text:p>
          </table:table-cell>
          <table:table-cell office:value-type="float" office:value="0.052679" calcext:value-type="float">
            <text:p>0.052679</text:p>
          </table:table-cell>
          <table:table-cell office:value-type="float" office:value="0.0022902" calcext:value-type="float">
            <text:p>0.0022902</text:p>
          </table:table-cell>
          <table:table-cell office:value-type="float" office:value="0.99307" calcext:value-type="float">
            <text:p>0.99307</text:p>
          </table:table-cell>
          <table:table-cell office:value-type="float" office:value="0.97346" calcext:value-type="float">
            <text:p>0.97346</text:p>
          </table:table-cell>
          <table:table-cell office:value-type="float" office:value="0.98719" calcext:value-type="float">
            <text:p>0.98719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2926" calcext:value-type="float">
            <text:p>0.012926</text:p>
          </table:table-cell>
          <table:table-cell office:value-type="float" office:value="0.044764" calcext:value-type="float">
            <text:p>0.044764</text:p>
          </table:table-cell>
          <table:table-cell office:value-type="float" office:value="0.0018989" calcext:value-type="float">
            <text:p>0.0018989</text:p>
          </table:table-cell>
          <table:table-cell table:number-columns-repeated="3" office:value-type="float" office:value="0.005644" calcext:value-type="float">
            <text:p>0.0056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0403" calcext:value-type="float">
            <text:p>0.020403</text:p>
          </table:table-cell>
          <table:table-cell office:value-type="float" office:value="0.052597" calcext:value-type="float">
            <text:p>0.052597</text:p>
          </table:table-cell>
          <table:table-cell office:value-type="float" office:value="0.0022295" calcext:value-type="float">
            <text:p>0.0022295</text:p>
          </table:table-cell>
          <table:table-cell office:value-type="float" office:value="0.99354" calcext:value-type="float">
            <text:p>0.99354</text:p>
          </table:table-cell>
          <table:table-cell office:value-type="float" office:value="0.97549" calcext:value-type="float">
            <text:p>0.97549</text:p>
          </table:table-cell>
          <table:table-cell office:value-type="float" office:value="0.98788" calcext:value-type="float">
            <text:p>0.98788</text:p>
          </table:table-cell>
          <table:table-cell office:value-type="float" office:value="0.88311" calcext:value-type="float">
            <text:p>0.88311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44341" calcext:value-type="float">
            <text:p>0.044341</text:p>
          </table:table-cell>
          <table:table-cell office:value-type="float" office:value="0.0016655" calcext:value-type="float">
            <text:p>0.0016655</text:p>
          </table:table-cell>
          <table:table-cell table:number-columns-repeated="3" office:value-type="float" office:value="0.005545" calcext:value-type="float">
            <text:p>0.0055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0097" calcext:value-type="float">
            <text:p>0.020097</text:p>
          </table:table-cell>
          <table:table-cell office:value-type="float" office:value="0.052168" calcext:value-type="float">
            <text:p>0.052168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0.99414" calcext:value-type="float">
            <text:p>0.99414</text:p>
          </table:table-cell>
          <table:table-cell office:value-type="float" office:value="0.9748" calcext:value-type="float">
            <text:p>0.9748</text:p>
          </table:table-cell>
          <table:table-cell office:value-type="float" office:value="0.98774" calcext:value-type="float">
            <text:p>0.98774</text:p>
          </table:table-cell>
          <table:table-cell office:value-type="float" office:value="0.88358" calcext:value-type="float">
            <text:p>0.88358</text:p>
          </table:table-cell>
          <table:table-cell office:value-type="float" office:value="0.012411" calcext:value-type="float">
            <text:p>0.012411</text:p>
          </table:table-cell>
          <table:table-cell office:value-type="float" office:value="0.043839" calcext:value-type="float">
            <text:p>0.043839</text:p>
          </table:table-cell>
          <table:table-cell office:value-type="float" office:value="0.0014653" calcext:value-type="float">
            <text:p>0.0014653</text:p>
          </table:table-cell>
          <table:table-cell table:number-columns-repeated="3" office:value-type="float" office:value="0.005446" calcext:value-type="float">
            <text:p>0.0054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0029" calcext:value-type="float">
            <text:p>0.020029</text:p>
          </table:table-cell>
          <table:table-cell office:value-type="float" office:value="0.05161" calcext:value-type="float">
            <text:p>0.05161</text:p>
          </table:table-cell>
          <table:table-cell office:value-type="float" office:value="0.0021475" calcext:value-type="float">
            <text:p>0.0021475</text:p>
          </table:table-cell>
          <table:table-cell office:value-type="float" office:value="0.99548" calcext:value-type="float">
            <text:p>0.99548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98708" calcext:value-type="float">
            <text:p>0.98708</text:p>
          </table:table-cell>
          <table:table-cell office:value-type="float" office:value="0.88693" calcext:value-type="float">
            <text:p>0.88693</text:p>
          </table:table-cell>
          <table:table-cell office:value-type="float" office:value="0.012242" calcext:value-type="float">
            <text:p>0.012242</text:p>
          </table:table-cell>
          <table:table-cell office:value-type="float" office:value="0.043314" calcext:value-type="float">
            <text:p>0.043314</text:p>
          </table:table-cell>
          <table:table-cell office:value-type="float" office:value="0.0015923" calcext:value-type="float">
            <text:p>0.0015923</text:p>
          </table:table-cell>
          <table:table-cell table:number-columns-repeated="3" office:value-type="float" office:value="0.005347" calcext:value-type="float">
            <text:p>0.0053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0842" calcext:value-type="float">
            <text:p>0.020842</text:p>
          </table:table-cell>
          <table:table-cell office:value-type="float" office:value="0.053715" calcext:value-type="float">
            <text:p>0.053715</text:p>
          </table:table-cell>
          <table:table-cell office:value-type="float" office:value="0.0021679" calcext:value-type="float">
            <text:p>0.0021679</text:p>
          </table:table-cell>
          <table:table-cell office:value-type="float" office:value="0.99441" calcext:value-type="float">
            <text:p>0.99441</text:p>
          </table:table-cell>
          <table:table-cell office:value-type="float" office:value="0.97422" calcext:value-type="float">
            <text:p>0.97422</text:p>
          </table:table-cell>
          <table:table-cell office:value-type="float" office:value="0.98649" calcext:value-type="float">
            <text:p>0.98649</text:p>
          </table:table-cell>
          <table:table-cell office:value-type="float" office:value="0.88545" calcext:value-type="float">
            <text:p>0.88545</text:p>
          </table:table-cell>
          <table:table-cell office:value-type="float" office:value="0.012389" calcext:value-type="float">
            <text:p>0.012389</text:p>
          </table:table-cell>
          <table:table-cell office:value-type="float" office:value="0.043894" calcext:value-type="float">
            <text:p>0.043894</text:p>
          </table:table-cell>
          <table:table-cell office:value-type="float" office:value="0.0014953" calcext:value-type="float">
            <text:p>0.0014953</text:p>
          </table:table-cell>
          <table:table-cell table:number-columns-repeated="3" office:value-type="float" office:value="0.005248" calcext:value-type="float">
            <text:p>0.0052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50246" calcext:value-type="float">
            <text:p>0.050246</text:p>
          </table:table-cell>
          <table:table-cell office:value-type="float" office:value="0.0021053" calcext:value-type="float">
            <text:p>0.0021053</text:p>
          </table:table-cell>
          <table:table-cell office:value-type="float" office:value="0.99551" calcext:value-type="float">
            <text:p>0.99551</text:p>
          </table:table-cell>
          <table:table-cell office:value-type="float" office:value="0.97373" calcext:value-type="float">
            <text:p>0.97373</text:p>
          </table:table-cell>
          <table:table-cell office:value-type="float" office:value="0.9871" calcext:value-type="float">
            <text:p>0.9871</text:p>
          </table:table-cell>
          <table:table-cell office:value-type="float" office:value="0.88221" calcext:value-type="float">
            <text:p>0.88221</text:p>
          </table:table-cell>
          <table:table-cell office:value-type="float" office:value="0.012527" calcext:value-type="float">
            <text:p>0.012527</text:p>
          </table:table-cell>
          <table:table-cell office:value-type="float" office:value="0.043565" calcext:value-type="float">
            <text:p>0.043565</text:p>
          </table:table-cell>
          <table:table-cell office:value-type="float" office:value="0.0015353" calcext:value-type="float">
            <text:p>0.0015353</text:p>
          </table:table-cell>
          <table:table-cell table:number-columns-repeated="3" office:value-type="float" office:value="0.005149" calcext:value-type="float">
            <text:p>0.0051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9531" calcext:value-type="float">
            <text:p>0.019531</text:p>
          </table:table-cell>
          <table:table-cell office:value-type="float" office:value="0.050006" calcext:value-type="float">
            <text:p>0.050006</text:p>
          </table:table-cell>
          <table:table-cell office:value-type="float" office:value="0.0020551" calcext:value-type="float">
            <text:p>0.0020551</text:p>
          </table:table-cell>
          <table:table-cell office:value-type="float" office:value="0.99506" calcext:value-type="float">
            <text:p>0.99506</text:p>
          </table:table-cell>
          <table:table-cell office:value-type="float" office:value="0.97467" calcext:value-type="float">
            <text:p>0.97467</text:p>
          </table:table-cell>
          <table:table-cell office:value-type="float" office:value="0.98764" calcext:value-type="float">
            <text:p>0.98764</text:p>
          </table:table-cell>
          <table:table-cell office:value-type="float" office:value="0.89025" calcext:value-type="float">
            <text:p>0.89025</text:p>
          </table:table-cell>
          <table:table-cell office:value-type="float" office:value="0.012103" calcext:value-type="float">
            <text:p>0.012103</text:p>
          </table:table-cell>
          <table:table-cell office:value-type="float" office:value="0.042861" calcext:value-type="float">
            <text:p>0.042861</text:p>
          </table:table-cell>
          <table:table-cell office:value-type="float" office:value="0.001467" calcext:value-type="float">
            <text:p>0.001467</text:p>
          </table:table-cell>
          <table:table-cell table:number-columns-repeated="3" office:value-type="float" office:value="0.00505" calcext:value-type="float">
            <text:p>0.005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9344" calcext:value-type="float">
            <text:p>0.019344</text:p>
          </table:table-cell>
          <table:table-cell office:value-type="float" office:value="0.049585" calcext:value-type="float">
            <text:p>0.049585</text:p>
          </table:table-cell>
          <table:table-cell office:value-type="float" office:value="0.0020522" calcext:value-type="float">
            <text:p>0.0020522</text:p>
          </table:table-cell>
          <table:table-cell office:value-type="float" office:value="0.99489" calcext:value-type="float">
            <text:p>0.99489</text:p>
          </table:table-cell>
          <table:table-cell office:value-type="float" office:value="0.97468" calcext:value-type="float">
            <text:p>0.97468</text:p>
          </table:table-cell>
          <table:table-cell office:value-type="float" office:value="0.98854" calcext:value-type="float">
            <text:p>0.98854</text:p>
          </table:table-cell>
          <table:table-cell office:value-type="float" office:value="0.88942" calcext:value-type="float">
            <text:p>0.88942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042808" calcext:value-type="float">
            <text:p>0.042808</text:p>
          </table:table-cell>
          <table:table-cell office:value-type="float" office:value="0.0014643" calcext:value-type="float">
            <text:p>0.0014643</text:p>
          </table:table-cell>
          <table:table-cell table:number-columns-repeated="3" office:value-type="float" office:value="0.004951" calcext:value-type="float">
            <text:p>0.0049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9883" calcext:value-type="float">
            <text:p>0.019883</text:p>
          </table:table-cell>
          <table:table-cell office:value-type="float" office:value="0.050551" calcext:value-type="float">
            <text:p>0.050551</text:p>
          </table:table-cell>
          <table:table-cell office:value-type="float" office:value="0.0021234" calcext:value-type="float">
            <text:p>0.0021234</text:p>
          </table:table-cell>
          <table:table-cell office:value-type="float" office:value="0.99385" calcext:value-type="float">
            <text:p>0.99385</text:p>
          </table:table-cell>
          <table:table-cell office:value-type="float" office:value="0.97606" calcext:value-type="float">
            <text:p>0.97606</text:p>
          </table:table-cell>
          <table:table-cell office:value-type="float" office:value="0.98705" calcext:value-type="float">
            <text:p>0.98705</text:p>
          </table:table-cell>
          <table:table-cell office:value-type="float" office:value="0.89035" calcext:value-type="float">
            <text:p>0.89035</text:p>
          </table:table-cell>
          <table:table-cell office:value-type="float" office:value="0.012216" calcext:value-type="float">
            <text:p>0.012216</text:p>
          </table:table-cell>
          <table:table-cell office:value-type="float" office:value="0.043469" calcext:value-type="float">
            <text:p>0.043469</text:p>
          </table:table-cell>
          <table:table-cell office:value-type="float" office:value="0.0014328" calcext:value-type="float">
            <text:p>0.0014328</text:p>
          </table:table-cell>
          <table:table-cell table:number-columns-repeated="3" office:value-type="float" office:value="0.004852" calcext:value-type="float">
            <text:p>0.0048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9399" calcext:value-type="float">
            <text:p>0.019399</text:p>
          </table:table-cell>
          <table:table-cell office:value-type="float" office:value="0.050151" calcext:value-type="float">
            <text:p>0.050151</text:p>
          </table:table-cell>
          <table:table-cell office:value-type="float" office:value="0.0020287" calcext:value-type="float">
            <text:p>0.0020287</text:p>
          </table:table-cell>
          <table:table-cell office:value-type="float" office:value="0.99474" calcext:value-type="float">
            <text:p>0.99474</text:p>
          </table:table-cell>
          <table:table-cell office:value-type="float" office:value="0.97404" calcext:value-type="float">
            <text:p>0.97404</text:p>
          </table:table-cell>
          <table:table-cell office:value-type="float" office:value="0.98637" calcext:value-type="float">
            <text:p>0.98637</text:p>
          </table:table-cell>
          <table:table-cell office:value-type="float" office:value="0.88772" calcext:value-type="float">
            <text:p>0.88772</text:p>
          </table:table-cell>
          <table:table-cell office:value-type="float" office:value="0.012135" calcext:value-type="float">
            <text:p>0.012135</text:p>
          </table:table-cell>
          <table:table-cell office:value-type="float" office:value="0.042896" calcext:value-type="float">
            <text:p>0.042896</text:p>
          </table:table-cell>
          <table:table-cell office:value-type="float" office:value="0.0016033" calcext:value-type="float">
            <text:p>0.0016033</text:p>
          </table:table-cell>
          <table:table-cell table:number-columns-repeated="3" office:value-type="float" office:value="0.004753" calcext:value-type="float">
            <text:p>0.0047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9078" calcext:value-type="float">
            <text:p>0.019078</text:p>
          </table:table-cell>
          <table:table-cell office:value-type="float" office:value="0.049152" calcext:value-type="float">
            <text:p>0.049152</text:p>
          </table:table-cell>
          <table:table-cell office:value-type="float" office:value="0.0020297" calcext:value-type="float">
            <text:p>0.0020297</text:p>
          </table:table-cell>
          <table:table-cell office:value-type="float" office:value="0.99435" calcext:value-type="float">
            <text:p>0.99435</text:p>
          </table:table-cell>
          <table:table-cell office:value-type="float" office:value="0.97564" calcext:value-type="float">
            <text:p>0.97564</text:p>
          </table:table-cell>
          <table:table-cell office:value-type="float" office:value="0.98678" calcext:value-type="float">
            <text:p>0.98678</text:p>
          </table:table-cell>
          <table:table-cell office:value-type="float" office:value="0.89113" calcext:value-type="float">
            <text:p>0.89113</text:p>
          </table:table-cell>
          <table:table-cell office:value-type="float" office:value="0.011927" calcext:value-type="float">
            <text:p>0.011927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014548" calcext:value-type="float">
            <text:p>0.0014548</text:p>
          </table:table-cell>
          <table:table-cell table:number-columns-repeated="3" office:value-type="float" office:value="0.004654" calcext:value-type="float">
            <text:p>0.0046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9292" calcext:value-type="float">
            <text:p>0.019292</text:p>
          </table:table-cell>
          <table:table-cell office:value-type="float" office:value="0.050103" calcext:value-type="float">
            <text:p>0.050103</text:p>
          </table:table-cell>
          <table:table-cell office:value-type="float" office:value="0.0020016" calcext:value-type="float">
            <text:p>0.0020016</text:p>
          </table:table-cell>
          <table:table-cell office:value-type="float" office:value="0.99393" calcext:value-type="float">
            <text:p>0.99393</text:p>
          </table:table-cell>
          <table:table-cell office:value-type="float" office:value="0.97497" calcext:value-type="float">
            <text:p>0.97497</text:p>
          </table:table-cell>
          <table:table-cell office:value-type="float" office:value="0.98684" calcext:value-type="float">
            <text:p>0.98684</text:p>
          </table:table-cell>
          <table:table-cell office:value-type="float" office:value="0.89315" calcext:value-type="float">
            <text:p>0.89315</text:p>
          </table:table-cell>
          <table:table-cell office:value-type="float" office:value="0.012093" calcext:value-type="float">
            <text:p>0.012093</text:p>
          </table:table-cell>
          <table:table-cell office:value-type="float" office:value="0.042791" calcext:value-type="float">
            <text:p>0.042791</text:p>
          </table:table-cell>
          <table:table-cell office:value-type="float" office:value="0.0014416" calcext:value-type="float">
            <text:p>0.0014416</text:p>
          </table:table-cell>
          <table:table-cell table:number-columns-repeated="3" office:value-type="float" office:value="0.004555" calcext:value-type="float">
            <text:p>0.0045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9161" calcext:value-type="float">
            <text:p>0.019161</text:p>
          </table:table-cell>
          <table:table-cell office:value-type="float" office:value="0.049338" calcext:value-type="float">
            <text:p>0.049338</text:p>
          </table:table-cell>
          <table:table-cell office:value-type="float" office:value="0.0019494" calcext:value-type="float">
            <text:p>0.0019494</text:p>
          </table:table-cell>
          <table:table-cell office:value-type="float" office:value="0.99518" calcext:value-type="float">
            <text:p>0.99518</text:p>
          </table:table-cell>
          <table:table-cell office:value-type="float" office:value="0.97541" calcext:value-type="float">
            <text:p>0.97541</text:p>
          </table:table-cell>
          <table:table-cell office:value-type="float" office:value="0.98661" calcext:value-type="float">
            <text:p>0.98661</text:p>
          </table:table-cell>
          <table:table-cell office:value-type="float" office:value="0.89044" calcext:value-type="float">
            <text:p>0.89044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43033" calcext:value-type="float">
            <text:p>0.043033</text:p>
          </table:table-cell>
          <table:table-cell office:value-type="float" office:value="0.0014888" calcext:value-type="float">
            <text:p>0.0014888</text:p>
          </table:table-cell>
          <table:table-cell table:number-columns-repeated="3" office:value-type="float" office:value="0.004456" calcext:value-type="float">
            <text:p>0.0044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48917" calcext:value-type="float">
            <text:p>0.048917</text:p>
          </table:table-cell>
          <table:table-cell office:value-type="float" office:value="0.0019919" calcext:value-type="float">
            <text:p>0.0019919</text:p>
          </table:table-cell>
          <table:table-cell office:value-type="float" office:value="0.99391" calcext:value-type="float">
            <text:p>0.99391</text:p>
          </table:table-cell>
          <table:table-cell office:value-type="float" office:value="0.97509" calcext:value-type="float">
            <text:p>0.97509</text:p>
          </table:table-cell>
          <table:table-cell office:value-type="float" office:value="0.98597" calcext:value-type="float">
            <text:p>0.98597</text:p>
          </table:table-cell>
          <table:table-cell office:value-type="float" office:value="0.89211" calcext:value-type="float">
            <text:p>0.89211</text:p>
          </table:table-cell>
          <table:table-cell office:value-type="float" office:value="0.011881" calcext:value-type="float">
            <text:p>0.011881</text:p>
          </table:table-cell>
          <table:table-cell office:value-type="float" office:value="0.042726" calcext:value-type="float">
            <text:p>0.042726</text:p>
          </table:table-cell>
          <table:table-cell office:value-type="float" office:value="0.0014442" calcext:value-type="float">
            <text:p>0.0014442</text:p>
          </table:table-cell>
          <table:table-cell table:number-columns-repeated="3" office:value-type="float" office:value="0.004357" calcext:value-type="float">
            <text:p>0.0043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8943" calcext:value-type="float">
            <text:p>0.018943</text:p>
          </table:table-cell>
          <table:table-cell office:value-type="float" office:value="0.049598" calcext:value-type="float">
            <text:p>0.049598</text:p>
          </table:table-cell>
          <table:table-cell office:value-type="float" office:value="0.0019885" calcext:value-type="float">
            <text:p>0.001988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643" calcext:value-type="float">
            <text:p>0.97643</text:p>
          </table:table-cell>
          <table:table-cell office:value-type="float" office:value="0.98694" calcext:value-type="float">
            <text:p>0.98694</text:p>
          </table:table-cell>
          <table:table-cell office:value-type="float" office:value="0.89272" calcext:value-type="float">
            <text:p>0.89272</text:p>
          </table:table-cell>
          <table:table-cell office:value-type="float" office:value="0.011815" calcext:value-type="float">
            <text:p>0.011815</text:p>
          </table:table-cell>
          <table:table-cell office:value-type="float" office:value="0.042302" calcext:value-type="float">
            <text:p>0.042302</text:p>
          </table:table-cell>
          <table:table-cell office:value-type="float" office:value="0.0013413" calcext:value-type="float">
            <text:p>0.0013413</text:p>
          </table:table-cell>
          <table:table-cell table:number-columns-repeated="3" office:value-type="float" office:value="0.004258" calcext:value-type="float">
            <text:p>0.0042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677" calcext:value-type="float">
            <text:p>0.018677</text:p>
          </table:table-cell>
          <table:table-cell office:value-type="float" office:value="0.048733" calcext:value-type="float">
            <text:p>0.048733</text:p>
          </table:table-cell>
          <table:table-cell office:value-type="float" office:value="0.0019387" calcext:value-type="float">
            <text:p>0.0019387</text:p>
          </table:table-cell>
          <table:table-cell office:value-type="float" office:value="0.99426" calcext:value-type="float">
            <text:p>0.99426</text:p>
          </table:table-cell>
          <table:table-cell office:value-type="float" office:value="0.97496" calcext:value-type="float">
            <text:p>0.97496</text:p>
          </table:table-cell>
          <table:table-cell office:value-type="float" office:value="0.98643" calcext:value-type="float">
            <text:p>0.98643</text:p>
          </table:table-cell>
          <table:table-cell office:value-type="float" office:value="0.89384" calcext:value-type="float">
            <text:p>0.89384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42082" calcext:value-type="float">
            <text:p>0.042082</text:p>
          </table:table-cell>
          <table:table-cell office:value-type="float" office:value="0.0014094" calcext:value-type="float">
            <text:p>0.0014094</text:p>
          </table:table-cell>
          <table:table-cell table:number-columns-repeated="3" office:value-type="float" office:value="0.004159" calcext:value-type="float">
            <text:p>0.0041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8954" calcext:value-type="float">
            <text:p>0.018954</text:p>
          </table:table-cell>
          <table:table-cell office:value-type="float" office:value="0.049001" calcext:value-type="float">
            <text:p>0.049001</text:p>
          </table:table-cell>
          <table:table-cell office:value-type="float" office:value="0.0019311" calcext:value-type="float">
            <text:p>0.0019311</text:p>
          </table:table-cell>
          <table:table-cell office:value-type="float" office:value="0.99496" calcext:value-type="float">
            <text:p>0.99496</text:p>
          </table:table-cell>
          <table:table-cell office:value-type="float" office:value="0.97552" calcext:value-type="float">
            <text:p>0.97552</text:p>
          </table:table-cell>
          <table:table-cell office:value-type="float" office:value="0.98679" calcext:value-type="float">
            <text:p>0.98679</text:p>
          </table:table-cell>
          <table:table-cell office:value-type="float" office:value="0.89429" calcext:value-type="float">
            <text:p>0.89429</text:p>
          </table:table-cell>
          <table:table-cell office:value-type="float" office:value="0.011917" calcext:value-type="float">
            <text:p>0.011917</text:p>
          </table:table-cell>
          <table:table-cell office:value-type="float" office:value="0.042209" calcext:value-type="float">
            <text:p>0.042209</text:p>
          </table:table-cell>
          <table:table-cell office:value-type="float" office:value="0.0013092" calcext:value-type="float">
            <text:p>0.0013092</text:p>
          </table:table-cell>
          <table:table-cell table:number-columns-repeated="3" office:value-type="float" office:value="0.00406" calcext:value-type="float">
            <text:p>0.004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8686" calcext:value-type="float">
            <text:p>0.018686</text:p>
          </table:table-cell>
          <table:table-cell office:value-type="float" office:value="0.048917" calcext:value-type="float">
            <text:p>0.048917</text:p>
          </table:table-cell>
          <table:table-cell office:value-type="float" office:value="0.0019164" calcext:value-type="float">
            <text:p>0.001916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7508" calcext:value-type="float">
            <text:p>0.97508</text:p>
          </table:table-cell>
          <table:table-cell office:value-type="float" office:value="0.98753" calcext:value-type="float">
            <text:p>0.98753</text:p>
          </table:table-cell>
          <table:table-cell office:value-type="float" office:value="0.89641" calcext:value-type="float">
            <text:p>0.89641</text:p>
          </table:table-cell>
          <table:table-cell office:value-type="float" office:value="0.011505" calcext:value-type="float">
            <text:p>0.011505</text:p>
          </table:table-cell>
          <table:table-cell office:value-type="float" office:value="0.041317" calcext:value-type="float">
            <text:p>0.041317</text:p>
          </table:table-cell>
          <table:table-cell office:value-type="float" office:value="0.0014622" calcext:value-type="float">
            <text:p>0.0014622</text:p>
          </table:table-cell>
          <table:table-cell table:number-columns-repeated="3" office:value-type="float" office:value="0.003961" calcext:value-type="float">
            <text:p>0.0039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7964" calcext:value-type="float">
            <text:p>0.017964</text:p>
          </table:table-cell>
          <table:table-cell office:value-type="float" office:value="0.046693" calcext:value-type="float">
            <text:p>0.046693</text:p>
          </table:table-cell>
          <table:table-cell office:value-type="float" office:value="0.0019051" calcext:value-type="float">
            <text:p>0.0019051</text:p>
          </table:table-cell>
          <table:table-cell office:value-type="float" office:value="0.99543" calcext:value-type="float">
            <text:p>0.99543</text:p>
          </table:table-cell>
          <table:table-cell office:value-type="float" office:value="0.97532" calcext:value-type="float">
            <text:p>0.97532</text:p>
          </table:table-cell>
          <table:table-cell office:value-type="float" office:value="0.98634" calcext:value-type="float">
            <text:p>0.98634</text:p>
          </table:table-cell>
          <table:table-cell office:value-type="float" office:value="0.89584" calcext:value-type="float">
            <text:p>0.89584</text:p>
          </table:table-cell>
          <table:table-cell office:value-type="float" office:value="0.011597" calcext:value-type="float">
            <text:p>0.011597</text:p>
          </table:table-cell>
          <table:table-cell office:value-type="float" office:value="0.041939" calcext:value-type="float">
            <text:p>0.041939</text:p>
          </table:table-cell>
          <table:table-cell office:value-type="float" office:value="0.0014118" calcext:value-type="float">
            <text:p>0.0014118</text:p>
          </table:table-cell>
          <table:table-cell table:number-columns-repeated="3" office:value-type="float" office:value="0.003862" calcext:value-type="float">
            <text:p>0.0038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47444" calcext:value-type="float">
            <text:p>0.047444</text:p>
          </table:table-cell>
          <table:table-cell office:value-type="float" office:value="0.0018453" calcext:value-type="float">
            <text:p>0.0018453</text:p>
          </table:table-cell>
          <table:table-cell office:value-type="float" office:value="0.99541" calcext:value-type="float">
            <text:p>0.99541</text:p>
          </table:table-cell>
          <table:table-cell office:value-type="float" office:value="0.97583" calcext:value-type="float">
            <text:p>0.97583</text:p>
          </table:table-cell>
          <table:table-cell office:value-type="float" office:value="0.98726" calcext:value-type="float">
            <text:p>0.98726</text:p>
          </table:table-cell>
          <table:table-cell office:value-type="float" office:value="0.89605" calcext:value-type="float">
            <text:p>0.89605</text:p>
          </table:table-cell>
          <table:table-cell office:value-type="float" office:value="0.011537" calcext:value-type="float">
            <text:p>0.011537</text:p>
          </table:table-cell>
          <table:table-cell office:value-type="float" office:value="0.041551" calcext:value-type="float">
            <text:p>0.041551</text:p>
          </table:table-cell>
          <table:table-cell office:value-type="float" office:value="0.0013485" calcext:value-type="float">
            <text:p>0.0013485</text:p>
          </table:table-cell>
          <table:table-cell table:number-columns-repeated="3" office:value-type="float" office:value="0.003763" calcext:value-type="float">
            <text:p>0.0037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7867" calcext:value-type="float">
            <text:p>0.017867</text:p>
          </table:table-cell>
          <table:table-cell office:value-type="float" office:value="0.046321" calcext:value-type="float">
            <text:p>0.046321</text:p>
          </table:table-cell>
          <table:table-cell office:value-type="float" office:value="0.0018351" calcext:value-type="float">
            <text:p>0.0018351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7604" calcext:value-type="float">
            <text:p>0.97604</text:p>
          </table:table-cell>
          <table:table-cell office:value-type="float" office:value="0.98736" calcext:value-type="float">
            <text:p>0.98736</text:p>
          </table:table-cell>
          <table:table-cell office:value-type="float" office:value="0.89761" calcext:value-type="float">
            <text:p>0.89761</text:p>
          </table:table-cell>
          <table:table-cell office:value-type="float" office:value="0.011557" calcext:value-type="float">
            <text:p>0.011557</text:p>
          </table:table-cell>
          <table:table-cell office:value-type="float" office:value="0.041764" calcext:value-type="float">
            <text:p>0.041764</text:p>
          </table:table-cell>
          <table:table-cell office:value-type="float" office:value="0.0013799" calcext:value-type="float">
            <text:p>0.0013799</text:p>
          </table:table-cell>
          <table:table-cell table:number-columns-repeated="3" office:value-type="float" office:value="0.003664" calcext:value-type="float">
            <text:p>0.0036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7813" calcext:value-type="float">
            <text:p>0.017813</text:p>
          </table:table-cell>
          <table:table-cell office:value-type="float" office:value="0.046602" calcext:value-type="float">
            <text:p>0.046602</text:p>
          </table:table-cell>
          <table:table-cell office:value-type="float" office:value="0.0018474" calcext:value-type="float">
            <text:p>0.0018474</text:p>
          </table:table-cell>
          <table:table-cell office:value-type="float" office:value="0.99404" calcext:value-type="float">
            <text:p>0.99404</text:p>
          </table:table-cell>
          <table:table-cell office:value-type="float" office:value="0.97717" calcext:value-type="float">
            <text:p>0.9771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89966" calcext:value-type="float">
            <text:p>0.89966</text:p>
          </table:table-cell>
          <table:table-cell office:value-type="float" office:value="0.011488" calcext:value-type="float">
            <text:p>0.011488</text:p>
          </table:table-cell>
          <table:table-cell office:value-type="float" office:value="0.041321" calcext:value-type="float">
            <text:p>0.041321</text:p>
          </table:table-cell>
          <table:table-cell office:value-type="float" office:value="0.0012865" calcext:value-type="float">
            <text:p>0.0012865</text:p>
          </table:table-cell>
          <table:table-cell table:number-columns-repeated="3" office:value-type="float" office:value="0.003565" calcext:value-type="float">
            <text:p>0.0035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775" calcext:value-type="float">
            <text:p>0.01775</text:p>
          </table:table-cell>
          <table:table-cell office:value-type="float" office:value="0.045881" calcext:value-type="float">
            <text:p>0.045881</text:p>
          </table:table-cell>
          <table:table-cell office:value-type="float" office:value="0.0018558" calcext:value-type="float">
            <text:p>0.0018558</text:p>
          </table:table-cell>
          <table:table-cell office:value-type="float" office:value="0.99427" calcext:value-type="float">
            <text:p>0.99427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98636" calcext:value-type="float">
            <text:p>0.98636</text:p>
          </table:table-cell>
          <table:table-cell office:value-type="float" office:value="0.89642" calcext:value-type="float">
            <text:p>0.89642</text:p>
          </table:table-cell>
          <table:table-cell office:value-type="float" office:value="0.011458" calcext:value-type="float">
            <text:p>0.011458</text:p>
          </table:table-cell>
          <table:table-cell office:value-type="float" office:value="0.041471" calcext:value-type="float">
            <text:p>0.041471</text:p>
          </table:table-cell>
          <table:table-cell office:value-type="float" office:value="0.0014332" calcext:value-type="float">
            <text:p>0.0014332</text:p>
          </table:table-cell>
          <table:table-cell table:number-columns-repeated="3" office:value-type="float" office:value="0.003466" calcext:value-type="float">
            <text:p>0.0034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771" calcext:value-type="float">
            <text:p>0.01771</text:p>
          </table:table-cell>
          <table:table-cell office:value-type="float" office:value="0.046374" calcext:value-type="float">
            <text:p>0.046374</text:p>
          </table:table-cell>
          <table:table-cell office:value-type="float" office:value="0.0018458" calcext:value-type="float">
            <text:p>0.0018458</text:p>
          </table:table-cell>
          <table:table-cell office:value-type="float" office:value="0.99597" calcext:value-type="float">
            <text:p>0.99597</text:p>
          </table:table-cell>
          <table:table-cell office:value-type="float" office:value="0.97657" calcext:value-type="float">
            <text:p>0.97657</text:p>
          </table:table-cell>
          <table:table-cell office:value-type="float" office:value="0.98738" calcext:value-type="float">
            <text:p>0.98738</text:p>
          </table:table-cell>
          <table:table-cell office:value-type="float" office:value="0.89795" calcext:value-type="float">
            <text:p>0.89795</text:p>
          </table:table-cell>
          <table:table-cell office:value-type="float" office:value="0.011529" calcext:value-type="float">
            <text:p>0.011529</text:p>
          </table:table-cell>
          <table:table-cell office:value-type="float" office:value="0.041145" calcext:value-type="float">
            <text:p>0.041145</text:p>
          </table:table-cell>
          <table:table-cell office:value-type="float" office:value="0.0013763" calcext:value-type="float">
            <text:p>0.0013763</text:p>
          </table:table-cell>
          <table:table-cell table:number-columns-repeated="3" office:value-type="float" office:value="0.003367" calcext:value-type="float">
            <text:p>0.0033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7795" calcext:value-type="float">
            <text:p>0.017795</text:p>
          </table:table-cell>
          <table:table-cell office:value-type="float" office:value="0.046804" calcext:value-type="float">
            <text:p>0.046804</text:p>
          </table:table-cell>
          <table:table-cell office:value-type="float" office:value="0.0018788" calcext:value-type="float">
            <text:p>0.0018788</text:p>
          </table:table-cell>
          <table:table-cell office:value-type="float" office:value="0.99562" calcext:value-type="float">
            <text:p>0.99562</text:p>
          </table:table-cell>
          <table:table-cell office:value-type="float" office:value="0.97611" calcext:value-type="float">
            <text:p>0.97611</text:p>
          </table:table-cell>
          <table:table-cell office:value-type="float" office:value="0.98713" calcext:value-type="float">
            <text:p>0.98713</text:p>
          </table:table-cell>
          <table:table-cell office:value-type="float" office:value="0.89846" calcext:value-type="float">
            <text:p>0.89846</text:p>
          </table:table-cell>
          <table:table-cell office:value-type="float" office:value="0.011408" calcext:value-type="float">
            <text:p>0.011408</text:p>
          </table:table-cell>
          <table:table-cell office:value-type="float" office:value="0.041287" calcext:value-type="float">
            <text:p>0.041287</text:p>
          </table:table-cell>
          <table:table-cell office:value-type="float" office:value="0.0013606" calcext:value-type="float">
            <text:p>0.0013606</text:p>
          </table:table-cell>
          <table:table-cell table:number-columns-repeated="3" office:value-type="float" office:value="0.003268" calcext:value-type="float">
            <text:p>0.0032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45079" calcext:value-type="float">
            <text:p>0.045079</text:p>
          </table:table-cell>
          <table:table-cell office:value-type="float" office:value="0.0017852" calcext:value-type="float">
            <text:p>0.0017852</text:p>
          </table:table-cell>
          <table:table-cell office:value-type="float" office:value="0.99536" calcext:value-type="float">
            <text:p>0.99536</text:p>
          </table:table-cell>
          <table:table-cell office:value-type="float" office:value="0.9763" calcext:value-type="float">
            <text:p>0.9763</text:p>
          </table:table-cell>
          <table:table-cell office:value-type="float" office:value="0.98721" calcext:value-type="float">
            <text:p>0.98721</text:p>
          </table:table-cell>
          <table:table-cell office:value-type="float" office:value="0.89884" calcext:value-type="float">
            <text:p>0.89884</text:p>
          </table:table-cell>
          <table:table-cell office:value-type="float" office:value="0.011341" calcext:value-type="float">
            <text:p>0.011341</text:p>
          </table:table-cell>
          <table:table-cell office:value-type="float" office:value="0.040667" calcext:value-type="float">
            <text:p>0.040667</text:p>
          </table:table-cell>
          <table:table-cell office:value-type="float" office:value="0.0014438" calcext:value-type="float">
            <text:p>0.0014438</text:p>
          </table:table-cell>
          <table:table-cell table:number-columns-repeated="3" office:value-type="float" office:value="0.003169" calcext:value-type="float">
            <text:p>0.0031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7281" calcext:value-type="float">
            <text:p>0.017281</text:p>
          </table:table-cell>
          <table:table-cell office:value-type="float" office:value="0.044439" calcext:value-type="float">
            <text:p>0.044439</text:p>
          </table:table-cell>
          <table:table-cell office:value-type="float" office:value="0.0018248" calcext:value-type="float">
            <text:p>0.0018248</text:p>
          </table:table-cell>
          <table:table-cell office:value-type="float" office:value="0.99563" calcext:value-type="float">
            <text:p>0.99563</text:p>
          </table:table-cell>
          <table:table-cell office:value-type="float" office:value="0.97552" calcext:value-type="float">
            <text:p>0.97552</text:p>
          </table:table-cell>
          <table:table-cell office:value-type="float" office:value="0.98741" calcext:value-type="float">
            <text:p>0.98741</text:p>
          </table:table-cell>
          <table:table-cell office:value-type="float" office:value="0.90055" calcext:value-type="float">
            <text:p>0.90055</text:p>
          </table:table-cell>
          <table:table-cell office:value-type="float" office:value="0.011233" calcext:value-type="float">
            <text:p>0.011233</text:p>
          </table:table-cell>
          <table:table-cell office:value-type="float" office:value="0.040288" calcext:value-type="float">
            <text:p>0.040288</text:p>
          </table:table-cell>
          <table:table-cell office:value-type="float" office:value="0.0014513" calcext:value-type="float">
            <text:p>0.0014513</text:p>
          </table:table-cell>
          <table:table-cell table:number-columns-repeated="3" office:value-type="float" office:value="0.00307" calcext:value-type="float">
            <text:p>0.003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7361" calcext:value-type="float">
            <text:p>0.017361</text:p>
          </table:table-cell>
          <table:table-cell office:value-type="float" office:value="0.044865" calcext:value-type="float">
            <text:p>0.044865</text:p>
          </table:table-cell>
          <table:table-cell office:value-type="float" office:value="0.0017602" calcext:value-type="float">
            <text:p>0.0017602</text:p>
          </table:table-cell>
          <table:table-cell office:value-type="float" office:value="0.99507" calcext:value-type="float">
            <text:p>0.99507</text:p>
          </table:table-cell>
          <table:table-cell office:value-type="float" office:value="0.97604" calcext:value-type="float">
            <text:p>0.97604</text:p>
          </table:table-cell>
          <table:table-cell office:value-type="float" office:value="0.98754" calcext:value-type="float">
            <text:p>0.98754</text:p>
          </table:table-cell>
          <table:table-cell office:value-type="float" office:value="0.90104" calcext:value-type="float">
            <text:p>0.90104</text:p>
          </table:table-cell>
          <table:table-cell office:value-type="float" office:value="0.011195" calcext:value-type="float">
            <text:p>0.011195</text:p>
          </table:table-cell>
          <table:table-cell office:value-type="float" office:value="0.04051" calcext:value-type="float">
            <text:p>0.04051</text:p>
          </table:table-cell>
          <table:table-cell office:value-type="float" office:value="0.0012611" calcext:value-type="float">
            <text:p>0.0012611</text:p>
          </table:table-cell>
          <table:table-cell table:number-columns-repeated="3" office:value-type="float" office:value="0.002971" calcext:value-type="float">
            <text:p>0.0029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44556" calcext:value-type="float">
            <text:p>0.044556</text:p>
          </table:table-cell>
          <table:table-cell office:value-type="float" office:value="0.0017566" calcext:value-type="float">
            <text:p>0.0017566</text:p>
          </table:table-cell>
          <table:table-cell office:value-type="float" office:value="0.99595" calcext:value-type="float">
            <text:p>0.99595</text:p>
          </table:table-cell>
          <table:table-cell office:value-type="float" office:value="0.97563" calcext:value-type="float">
            <text:p>0.97563</text:p>
          </table:table-cell>
          <table:table-cell office:value-type="float" office:value="0.98746" calcext:value-type="float">
            <text:p>0.98746</text:p>
          </table:table-cell>
          <table:table-cell office:value-type="float" office:value="0.90142" calcext:value-type="float">
            <text:p>0.90142</text:p>
          </table:table-cell>
          <table:table-cell office:value-type="float" office:value="0.011226" calcext:value-type="float">
            <text:p>0.011226</text:p>
          </table:table-cell>
          <table:table-cell office:value-type="float" office:value="0.040608" calcext:value-type="float">
            <text:p>0.040608</text:p>
          </table:table-cell>
          <table:table-cell office:value-type="float" office:value="0.0014305" calcext:value-type="float">
            <text:p>0.0014305</text:p>
          </table:table-cell>
          <table:table-cell table:number-columns-repeated="3" office:value-type="float" office:value="0.002872" calcext:value-type="float">
            <text:p>0.0028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7112" calcext:value-type="float">
            <text:p>0.017112</text:p>
          </table:table-cell>
          <table:table-cell office:value-type="float" office:value="0.044824" calcext:value-type="float">
            <text:p>0.044824</text:p>
          </table:table-cell>
          <table:table-cell office:value-type="float" office:value="0.0017475" calcext:value-type="float">
            <text:p>0.0017475</text:p>
          </table:table-cell>
          <table:table-cell office:value-type="float" office:value="0.99491" calcext:value-type="float">
            <text:p>0.99491</text:p>
          </table:table-cell>
          <table:table-cell office:value-type="float" office:value="0.97565" calcext:value-type="float">
            <text:p>0.97565</text:p>
          </table:table-cell>
          <table:table-cell office:value-type="float" office:value="0.98638" calcext:value-type="float">
            <text:p>0.98638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0.040375" calcext:value-type="float">
            <text:p>0.040375</text:p>
          </table:table-cell>
          <table:table-cell office:value-type="float" office:value="0.0013958" calcext:value-type="float">
            <text:p>0.0013958</text:p>
          </table:table-cell>
          <table:table-cell table:number-columns-repeated="3" office:value-type="float" office:value="0.002773" calcext:value-type="float">
            <text:p>0.0027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44034" calcext:value-type="float">
            <text:p>0.044034</text:p>
          </table:table-cell>
          <table:table-cell office:value-type="float" office:value="0.0017404" calcext:value-type="float">
            <text:p>0.0017404</text:p>
          </table:table-cell>
          <table:table-cell office:value-type="float" office:value="0.99579" calcext:value-type="float">
            <text:p>0.99579</text:p>
          </table:table-cell>
          <table:table-cell office:value-type="float" office:value="0.97508" calcext:value-type="float">
            <text:p>0.97508</text:p>
          </table:table-cell>
          <table:table-cell office:value-type="float" office:value="0.98763" calcext:value-type="float">
            <text:p>0.98763</text:p>
          </table:table-cell>
          <table:table-cell office:value-type="float" office:value="0.90092" calcext:value-type="float">
            <text:p>0.90092</text:p>
          </table:table-cell>
          <table:table-cell office:value-type="float" office:value="0.011128" calcext:value-type="float">
            <text:p>0.011128</text:p>
          </table:table-cell>
          <table:table-cell office:value-type="float" office:value="0.040302" calcext:value-type="float">
            <text:p>0.040302</text:p>
          </table:table-cell>
          <table:table-cell office:value-type="float" office:value="0.0015699" calcext:value-type="float">
            <text:p>0.0015699</text:p>
          </table:table-cell>
          <table:table-cell table:number-columns-repeated="3" office:value-type="float" office:value="0.002674" calcext:value-type="float">
            <text:p>0.0026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6992" calcext:value-type="float">
            <text:p>0.016992</text:p>
          </table:table-cell>
          <table:table-cell office:value-type="float" office:value="0.044341" calcext:value-type="float">
            <text:p>0.044341</text:p>
          </table:table-cell>
          <table:table-cell office:value-type="float" office:value="0.0017236" calcext:value-type="float">
            <text:p>0.0017236</text:p>
          </table:table-cell>
          <table:table-cell office:value-type="float" office:value="0.99301" calcext:value-type="float">
            <text:p>0.99301</text:p>
          </table:table-cell>
          <table:table-cell office:value-type="float" office:value="0.97668" calcext:value-type="float">
            <text:p>0.97668</text:p>
          </table:table-cell>
          <table:table-cell office:value-type="float" office:value="0.98663" calcext:value-type="float">
            <text:p>0.98663</text:p>
          </table:table-cell>
          <table:table-cell office:value-type="float" office:value="0.90265" calcext:value-type="float">
            <text:p>0.90265</text:p>
          </table:table-cell>
          <table:table-cell office:value-type="float" office:value="0.011046" calcext:value-type="float">
            <text:p>0.011046</text:p>
          </table:table-cell>
          <table:table-cell office:value-type="float" office:value="0.04025" calcext:value-type="float">
            <text:p>0.04025</text:p>
          </table:table-cell>
          <table:table-cell office:value-type="float" office:value="0.0014253" calcext:value-type="float">
            <text:p>0.0014253</text:p>
          </table:table-cell>
          <table:table-cell table:number-columns-repeated="3" office:value-type="float" office:value="0.002575" calcext:value-type="float">
            <text:p>0.0025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43913" calcext:value-type="float">
            <text:p>0.043913</text:p>
          </table:table-cell>
          <table:table-cell office:value-type="float" office:value="0.0017069" calcext:value-type="float">
            <text:p>0.0017069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7587" calcext:value-type="float">
            <text:p>0.97587</text:p>
          </table:table-cell>
          <table:table-cell office:value-type="float" office:value="0.98747" calcext:value-type="float">
            <text:p>0.98747</text:p>
          </table:table-cell>
          <table:table-cell office:value-type="float" office:value="0.90338" calcext:value-type="float">
            <text:p>0.90338</text:p>
          </table:table-cell>
          <table:table-cell office:value-type="float" office:value="0.010993" calcext:value-type="float">
            <text:p>0.010993</text:p>
          </table:table-cell>
          <table:table-cell office:value-type="float" office:value="0.040036" calcext:value-type="float">
            <text:p>0.040036</text:p>
          </table:table-cell>
          <table:table-cell office:value-type="float" office:value="0.0013781" calcext:value-type="float">
            <text:p>0.0013781</text:p>
          </table:table-cell>
          <table:table-cell table:number-columns-repeated="3" office:value-type="float" office:value="0.002476" calcext:value-type="float">
            <text:p>0.0024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42995" calcext:value-type="float">
            <text:p>0.042995</text:p>
          </table:table-cell>
          <table:table-cell office:value-type="float" office:value="0.0016902" calcext:value-type="float">
            <text:p>0.0016902</text:p>
          </table:table-cell>
          <table:table-cell office:value-type="float" office:value="0.99367" calcext:value-type="float">
            <text:p>0.99367</text:p>
          </table:table-cell>
          <table:table-cell office:value-type="float" office:value="0.97705" calcext:value-type="float">
            <text:p>0.97705</text:p>
          </table:table-cell>
          <table:table-cell office:value-type="float" office:value="0.98774" calcext:value-type="float">
            <text:p>0.98774</text:p>
          </table:table-cell>
          <table:table-cell office:value-type="float" office:value="0.90318" calcext:value-type="float">
            <text:p>0.90318</text:p>
          </table:table-cell>
          <table:table-cell office:value-type="float" office:value="0.010949" calcext:value-type="float">
            <text:p>0.010949</text:p>
          </table:table-cell>
          <table:table-cell office:value-type="float" office:value="0.040133" calcext:value-type="float">
            <text:p>0.040133</text:p>
          </table:table-cell>
          <table:table-cell office:value-type="float" office:value="0.0012258" calcext:value-type="float">
            <text:p>0.0012258</text:p>
          </table:table-cell>
          <table:table-cell table:number-columns-repeated="3" office:value-type="float" office:value="0.002377" calcext:value-type="float">
            <text:p>0.0023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6502" calcext:value-type="float">
            <text:p>0.016502</text:p>
          </table:table-cell>
          <table:table-cell office:value-type="float" office:value="0.043455" calcext:value-type="float">
            <text:p>0.043455</text:p>
          </table:table-cell>
          <table:table-cell office:value-type="float" office:value="0.0016589" calcext:value-type="float">
            <text:p>0.0016589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7678" calcext:value-type="float">
            <text:p>0.97678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0414" calcext:value-type="float">
            <text:p>0.90414</text:p>
          </table:table-cell>
          <table:table-cell office:value-type="float" office:value="0.011085" calcext:value-type="float">
            <text:p>0.011085</text:p>
          </table:table-cell>
          <table:table-cell office:value-type="float" office:value="0.04036" calcext:value-type="float">
            <text:p>0.04036</text:p>
          </table:table-cell>
          <table:table-cell office:value-type="float" office:value="0.0013016" calcext:value-type="float">
            <text:p>0.0013016</text:p>
          </table:table-cell>
          <table:table-cell table:number-columns-repeated="3" office:value-type="float" office:value="0.002278" calcext:value-type="float">
            <text:p>0.0022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6228" calcext:value-type="float">
            <text:p>0.016228</text:p>
          </table:table-cell>
          <table:table-cell office:value-type="float" office:value="0.041828" calcext:value-type="float">
            <text:p>0.041828</text:p>
          </table:table-cell>
          <table:table-cell office:value-type="float" office:value="0.0016033" calcext:value-type="float">
            <text:p>0.0016033</text:p>
          </table:table-cell>
          <table:table-cell office:value-type="float" office:value="0.99364" calcext:value-type="float">
            <text:p>0.99364</text:p>
          </table:table-cell>
          <table:table-cell office:value-type="float" office:value="0.97617" calcext:value-type="float">
            <text:p>0.97617</text:p>
          </table:table-cell>
          <table:table-cell office:value-type="float" office:value="0.98686" calcext:value-type="float">
            <text:p>0.98686</text:p>
          </table:table-cell>
          <table:table-cell office:value-type="float" office:value="0.90261" calcext:value-type="float">
            <text:p>0.90261</text:p>
          </table:table-cell>
          <table:table-cell office:value-type="float" office:value="0.011021" calcext:value-type="float">
            <text:p>0.011021</text:p>
          </table:table-cell>
          <table:table-cell office:value-type="float" office:value="0.040208" calcext:value-type="float">
            <text:p>0.040208</text:p>
          </table:table-cell>
          <table:table-cell office:value-type="float" office:value="0.0013896" calcext:value-type="float">
            <text:p>0.0013896</text:p>
          </table:table-cell>
          <table:table-cell table:number-columns-repeated="3" office:value-type="float" office:value="0.002179" calcext:value-type="float">
            <text:p>0.0021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42978" calcext:value-type="float">
            <text:p>0.042978</text:p>
          </table:table-cell>
          <table:table-cell office:value-type="float" office:value="0.0016362" calcext:value-type="float">
            <text:p>0.0016362</text:p>
          </table:table-cell>
          <table:table-cell office:value-type="float" office:value="0.99539" calcext:value-type="float">
            <text:p>0.99539</text:p>
          </table:table-cell>
          <table:table-cell office:value-type="float" office:value="0.97638" calcext:value-type="float">
            <text:p>0.97638</text:p>
          </table:table-cell>
          <table:table-cell office:value-type="float" office:value="0.98732" calcext:value-type="float">
            <text:p>0.98732</text:p>
          </table:table-cell>
          <table:table-cell office:value-type="float" office:value="0.90535" calcext:value-type="float">
            <text:p>0.90535</text:p>
          </table:table-cell>
          <table:table-cell office:value-type="float" office:value="0.010854" calcext:value-type="float">
            <text:p>0.010854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011927" calcext:value-type="float">
            <text:p>0.0011927</text:p>
          </table:table-cell>
          <table:table-cell table:number-columns-repeated="3" office:value-type="float" office:value="0.00208" calcext:value-type="float">
            <text:p>0.002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6347" calcext:value-type="float">
            <text:p>0.016347</text:p>
          </table:table-cell>
          <table:table-cell office:value-type="float" office:value="0.041992" calcext:value-type="float">
            <text:p>0.041992</text:p>
          </table:table-cell>
          <table:table-cell office:value-type="float" office:value="0.0016656" calcext:value-type="float">
            <text:p>0.0016656</text:p>
          </table:table-cell>
          <table:table-cell office:value-type="float" office:value="0.99515" calcext:value-type="float">
            <text:p>0.99515</text:p>
          </table:table-cell>
          <table:table-cell office:value-type="float" office:value="0.97663" calcext:value-type="float">
            <text:p>0.97663</text:p>
          </table:table-cell>
          <table:table-cell office:value-type="float" office:value="0.98772" calcext:value-type="float">
            <text:p>0.98772</text:p>
          </table:table-cell>
          <table:table-cell office:value-type="float" office:value="0.90473" calcext:value-type="float">
            <text:p>0.90473</text:p>
          </table:table-cell>
          <table:table-cell office:value-type="float" office:value="0.010856" calcext:value-type="float">
            <text:p>0.010856</text:p>
          </table:table-cell>
          <table:table-cell office:value-type="float" office:value="0.040101" calcext:value-type="float">
            <text:p>0.040101</text:p>
          </table:table-cell>
          <table:table-cell office:value-type="float" office:value="0.0011414" calcext:value-type="float">
            <text:p>0.0011414</text:p>
          </table:table-cell>
          <table:table-cell table:number-columns-repeated="3" office:value-type="float" office:value="0.001981" calcext:value-type="float">
            <text:p>0.0019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42611" calcext:value-type="float">
            <text:p>0.042611</text:p>
          </table:table-cell>
          <table:table-cell office:value-type="float" office:value="0.0016367" calcext:value-type="float">
            <text:p>0.0016367</text:p>
          </table:table-cell>
          <table:table-cell office:value-type="float" office:value="0.99445" calcext:value-type="float">
            <text:p>0.99445</text:p>
          </table:table-cell>
          <table:table-cell office:value-type="float" office:value="0.97736" calcext:value-type="float">
            <text:p>0.97736</text:p>
          </table:table-cell>
          <table:table-cell office:value-type="float" office:value="0.98858" calcext:value-type="float">
            <text:p>0.98858</text:p>
          </table:table-cell>
          <table:table-cell office:value-type="float" office:value="0.90519" calcext:value-type="float">
            <text:p>0.90519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0.039879" calcext:value-type="float">
            <text:p>0.039879</text:p>
          </table:table-cell>
          <table:table-cell office:value-type="float" office:value="0.001161" calcext:value-type="float">
            <text:p>0.001161</text:p>
          </table:table-cell>
          <table:table-cell table:number-columns-repeated="3" office:value-type="float" office:value="0.001882" calcext:value-type="float">
            <text:p>0.0018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042798" calcext:value-type="float">
            <text:p>0.042798</text:p>
          </table:table-cell>
          <table:table-cell office:value-type="float" office:value="0.0016257" calcext:value-type="float">
            <text:p>0.0016257</text:p>
          </table:table-cell>
          <table:table-cell office:value-type="float" office:value="0.99471" calcext:value-type="float">
            <text:p>0.99471</text:p>
          </table:table-cell>
          <table:table-cell office:value-type="float" office:value="0.97681" calcext:value-type="float">
            <text:p>0.97681</text:p>
          </table:table-cell>
          <table:table-cell office:value-type="float" office:value="0.98766" calcext:value-type="float">
            <text:p>0.98766</text:p>
          </table:table-cell>
          <table:table-cell office:value-type="float" office:value="0.90611" calcext:value-type="float">
            <text:p>0.90611</text:p>
          </table:table-cell>
          <table:table-cell office:value-type="float" office:value="0.010812" calcext:value-type="float">
            <text:p>0.010812</text:p>
          </table:table-cell>
          <table:table-cell office:value-type="float" office:value="0.039598" calcext:value-type="float">
            <text:p>0.039598</text:p>
          </table:table-cell>
          <table:table-cell office:value-type="float" office:value="0.0013143" calcext:value-type="float">
            <text:p>0.0013143</text:p>
          </table:table-cell>
          <table:table-cell table:number-columns-repeated="3" office:value-type="float" office:value="0.001783" calcext:value-type="float">
            <text:p>0.0017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5665" calcext:value-type="float">
            <text:p>0.015665</text:p>
          </table:table-cell>
          <table:table-cell office:value-type="float" office:value="0.041183" calcext:value-type="float">
            <text:p>0.041183</text:p>
          </table:table-cell>
          <table:table-cell office:value-type="float" office:value="0.0015401" calcext:value-type="float">
            <text:p>0.0015401</text:p>
          </table:table-cell>
          <table:table-cell office:value-type="float" office:value="0.99494" calcext:value-type="float">
            <text:p>0.99494</text:p>
          </table:table-cell>
          <table:table-cell office:value-type="float" office:value="0.97632" calcext:value-type="float">
            <text:p>0.97632</text:p>
          </table:table-cell>
          <table:table-cell office:value-type="float" office:value="0.98706" calcext:value-type="float">
            <text:p>0.98706</text:p>
          </table:table-cell>
          <table:table-cell office:value-type="float" office:value="0.90629" calcext:value-type="float">
            <text:p>0.90629</text:p>
          </table:table-cell>
          <table:table-cell office:value-type="float" office:value="0.010793" calcext:value-type="float">
            <text:p>0.010793</text:p>
          </table:table-cell>
          <table:table-cell office:value-type="float" office:value="0.039811" calcext:value-type="float">
            <text:p>0.039811</text:p>
          </table:table-cell>
          <table:table-cell office:value-type="float" office:value="0.0012298" calcext:value-type="float">
            <text:p>0.0012298</text:p>
          </table:table-cell>
          <table:table-cell table:number-columns-repeated="3" office:value-type="float" office:value="0.001684" calcext:value-type="float">
            <text:p>0.0016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5929" calcext:value-type="float">
            <text:p>0.015929</text:p>
          </table:table-cell>
          <table:table-cell office:value-type="float" office:value="0.040603" calcext:value-type="float">
            <text:p>0.040603</text:p>
          </table:table-cell>
          <table:table-cell office:value-type="float" office:value="0.0015838" calcext:value-type="float">
            <text:p>0.0015838</text:p>
          </table:table-cell>
          <table:table-cell office:value-type="float" office:value="0.99512" calcext:value-type="float">
            <text:p>0.99512</text:p>
          </table:table-cell>
          <table:table-cell office:value-type="float" office:value="0.97691" calcext:value-type="float">
            <text:p>0.97691</text:p>
          </table:table-cell>
          <table:table-cell office:value-type="float" office:value="0.98769" calcext:value-type="float">
            <text:p>0.98769</text:p>
          </table:table-cell>
          <table:table-cell office:value-type="float" office:value="0.90674" calcext:value-type="float">
            <text:p>0.90674</text:p>
          </table:table-cell>
          <table:table-cell office:value-type="float" office:value="0.010789" calcext:value-type="float">
            <text:p>0.010789</text:p>
          </table:table-cell>
          <table:table-cell office:value-type="float" office:value="0.039758" calcext:value-type="float">
            <text:p>0.039758</text:p>
          </table:table-cell>
          <table:table-cell office:value-type="float" office:value="0.0011627" calcext:value-type="float">
            <text:p>0.0011627</text:p>
          </table:table-cell>
          <table:table-cell table:number-columns-repeated="3" office:value-type="float" office:value="0.001585" calcext:value-type="float">
            <text:p>0.0015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5723" calcext:value-type="float">
            <text:p>0.015723</text:p>
          </table:table-cell>
          <table:table-cell office:value-type="float" office:value="0.041014" calcext:value-type="float">
            <text:p>0.041014</text:p>
          </table:table-cell>
          <table:table-cell office:value-type="float" office:value="0.0015384" calcext:value-type="float">
            <text:p>0.0015384</text:p>
          </table:table-cell>
          <table:table-cell office:value-type="float" office:value="0.99511" calcext:value-type="float">
            <text:p>0.99511</text:p>
          </table:table-cell>
          <table:table-cell office:value-type="float" office:value="0.97644" calcext:value-type="float">
            <text:p>0.97644</text:p>
          </table:table-cell>
          <table:table-cell office:value-type="float" office:value="0.98703" calcext:value-type="float">
            <text:p>0.98703</text:p>
          </table:table-cell>
          <table:table-cell office:value-type="float" office:value="0.90639" calcext:value-type="float">
            <text:p>0.90639</text:p>
          </table:table-cell>
          <table:table-cell office:value-type="float" office:value="0.010769" calcext:value-type="float">
            <text:p>0.010769</text:p>
          </table:table-cell>
          <table:table-cell office:value-type="float" office:value="0.039646" calcext:value-type="float">
            <text:p>0.039646</text:p>
          </table:table-cell>
          <table:table-cell office:value-type="float" office:value="0.0011112" calcext:value-type="float">
            <text:p>0.0011112</text:p>
          </table:table-cell>
          <table:table-cell table:number-columns-repeated="3" office:value-type="float" office:value="0.001486" calcext:value-type="float">
            <text:p>0.0014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5658" calcext:value-type="float">
            <text:p>0.015658</text:p>
          </table:table-cell>
          <table:table-cell office:value-type="float" office:value="0.040236" calcext:value-type="float">
            <text:p>0.040236</text:p>
          </table:table-cell>
          <table:table-cell office:value-type="float" office:value="0.0015137" calcext:value-type="float">
            <text:p>0.0015137</text:p>
          </table:table-cell>
          <table:table-cell office:value-type="float" office:value="0.99369" calcext:value-type="float">
            <text:p>0.99369</text:p>
          </table:table-cell>
          <table:table-cell office:value-type="float" office:value="0.97774" calcext:value-type="float">
            <text:p>0.97774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90621" calcext:value-type="float">
            <text:p>0.90621</text:p>
          </table:table-cell>
          <table:table-cell office:value-type="float" office:value="0.010743" calcext:value-type="float">
            <text:p>0.010743</text:p>
          </table:table-cell>
          <table:table-cell office:value-type="float" office:value="0.039832" calcext:value-type="float">
            <text:p>0.039832</text:p>
          </table:table-cell>
          <table:table-cell office:value-type="float" office:value="0.001263" calcext:value-type="float">
            <text:p>0.001263</text:p>
          </table:table-cell>
          <table:table-cell table:number-columns-repeated="3" office:value-type="float" office:value="0.001387" calcext:value-type="float">
            <text:p>0.0013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40961" calcext:value-type="float">
            <text:p>0.040961</text:p>
          </table:table-cell>
          <table:table-cell office:value-type="float" office:value="0.0016014" calcext:value-type="float">
            <text:p>0.0016014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7773" calcext:value-type="float">
            <text:p>0.97773</text:p>
          </table:table-cell>
          <table:table-cell office:value-type="float" office:value="0.98772" calcext:value-type="float">
            <text:p>0.98772</text:p>
          </table:table-cell>
          <table:table-cell office:value-type="float" office:value="0.90767" calcext:value-type="float">
            <text:p>0.90767</text:p>
          </table:table-cell>
          <table:table-cell office:value-type="float" office:value="0.010723" calcext:value-type="float">
            <text:p>0.010723</text:p>
          </table:table-cell>
          <table:table-cell office:value-type="float" office:value="0.039856" calcext:value-type="float">
            <text:p>0.039856</text:p>
          </table:table-cell>
          <table:table-cell office:value-type="float" office:value="0.0012259" calcext:value-type="float">
            <text:p>0.0012259</text:p>
          </table:table-cell>
          <table:table-cell table:number-columns-repeated="3" office:value-type="float" office:value="0.001288" calcext:value-type="float">
            <text:p>0.0012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5509" calcext:value-type="float">
            <text:p>0.015509</text:p>
          </table:table-cell>
          <table:table-cell office:value-type="float" office:value="0.040693" calcext:value-type="float">
            <text:p>0.040693</text:p>
          </table:table-cell>
          <table:table-cell office:value-type="float" office:value="0.0014976" calcext:value-type="float">
            <text:p>0.0014976</text:p>
          </table:table-cell>
          <table:table-cell office:value-type="float" office:value="0.99385" calcext:value-type="float">
            <text:p>0.99385</text:p>
          </table:table-cell>
          <table:table-cell office:value-type="float" office:value="0.97775" calcext:value-type="float">
            <text:p>0.97775</text:p>
          </table:table-cell>
          <table:table-cell office:value-type="float" office:value="0.98801" calcext:value-type="float">
            <text:p>0.98801</text:p>
          </table:table-cell>
          <table:table-cell office:value-type="float" office:value="0.90717" calcext:value-type="float">
            <text:p>0.90717</text:p>
          </table:table-cell>
          <table:table-cell office:value-type="float" office:value="0.010673" calcext:value-type="float">
            <text:p>0.010673</text:p>
          </table:table-cell>
          <table:table-cell office:value-type="float" office:value="0.039714" calcext:value-type="float">
            <text:p>0.039714</text:p>
          </table:table-cell>
          <table:table-cell office:value-type="float" office:value="0.0011926" calcext:value-type="float">
            <text:p>0.0011926</text:p>
          </table:table-cell>
          <table:table-cell table:number-columns-repeated="3" office:value-type="float" office:value="0.001189" calcext:value-type="float">
            <text:p>0.0011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5549" calcext:value-type="float">
            <text:p>0.015549</text:p>
          </table:table-cell>
          <table:table-cell office:value-type="float" office:value="0.040397" calcext:value-type="float">
            <text:p>0.040397</text:p>
          </table:table-cell>
          <table:table-cell office:value-type="float" office:value="0.001532" calcext:value-type="float">
            <text:p>0.001532</text:p>
          </table:table-cell>
          <table:table-cell office:value-type="float" office:value="0.99465" calcext:value-type="float">
            <text:p>0.99465</text:p>
          </table:table-cell>
          <table:table-cell office:value-type="float" office:value="0.97628" calcext:value-type="float">
            <text:p>0.97628</text:p>
          </table:table-cell>
          <table:table-cell office:value-type="float" office:value="0.98822" calcext:value-type="float">
            <text:p>0.98822</text:p>
          </table:table-cell>
          <table:table-cell office:value-type="float" office:value="0.90883" calcext:value-type="float">
            <text:p>0.90883</text:p>
          </table:table-cell>
          <table:table-cell office:value-type="float" office:value="0.010639" calcext:value-type="float">
            <text:p>0.010639</text:p>
          </table:table-cell>
          <table:table-cell office:value-type="float" office:value="0.039667" calcext:value-type="float">
            <text:p>0.039667</text:p>
          </table:table-cell>
          <table:table-cell office:value-type="float" office:value="0.0011239" calcext:value-type="float">
            <text:p>0.0011239</text:p>
          </table:table-cell>
          <table:table-cell table:number-columns-repeated="3" office:value-type="float" office:value="0.00109" calcext:value-type="float">
            <text:p>0.001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5572" calcext:value-type="float">
            <text:p>0.015572</text:p>
          </table:table-cell>
          <table:table-cell office:value-type="float" office:value="0.041001" calcext:value-type="float">
            <text:p>0.041001</text:p>
          </table:table-cell>
          <table:table-cell office:value-type="float" office:value="0.001555" calcext:value-type="float">
            <text:p>0.001555</text:p>
          </table:table-cell>
          <table:table-cell office:value-type="float" office:value="0.99366" calcext:value-type="float">
            <text:p>0.99366</text:p>
          </table:table-cell>
          <table:table-cell office:value-type="float" office:value="0.97698" calcext:value-type="float">
            <text:p>0.97698</text:p>
          </table:table-cell>
          <table:table-cell office:value-type="float" office:value="0.98823" calcext:value-type="float">
            <text:p>0.98823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0.010685" calcext:value-type="float">
            <text:p>0.010685</text:p>
          </table:table-cell>
          <table:table-cell office:value-type="float" office:value="0.039613" calcext:value-type="float">
            <text:p>0.039613</text:p>
          </table:table-cell>
          <table:table-cell office:value-type="float" office:value="0.0011483" calcext:value-type="float">
            <text:p>0.0011483</text:p>
          </table:table-cell>
          <table:table-cell table:number-columns-repeated="3" office:value-type="float" office:value="0.000991" calcext:value-type="float">
            <text:p>0.0009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5193" calcext:value-type="float">
            <text:p>0.015193</text:p>
          </table:table-cell>
          <table:table-cell office:value-type="float" office:value="0.039135" calcext:value-type="float">
            <text:p>0.039135</text:p>
          </table:table-cell>
          <table:table-cell office:value-type="float" office:value="0.0014948" calcext:value-type="float">
            <text:p>0.0014948</text:p>
          </table:table-cell>
          <table:table-cell office:value-type="float" office:value="0.99483" calcext:value-type="float">
            <text:p>0.99483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0871" calcext:value-type="float">
            <text:p>0.90871</text:p>
          </table:table-cell>
          <table:table-cell office:value-type="float" office:value="0.010639" calcext:value-type="float">
            <text:p>0.010639</text:p>
          </table:table-cell>
          <table:table-cell office:value-type="float" office:value="0.039689" calcext:value-type="float">
            <text:p>0.039689</text:p>
          </table:table-cell>
          <table:table-cell office:value-type="float" office:value="0.001189" calcext:value-type="float">
            <text:p>0.001189</text:p>
          </table:table-cell>
          <table:table-cell table:number-columns-repeated="3" office:value-type="float" office:value="0.000892" calcext:value-type="float">
            <text:p>0.0008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5327" calcext:value-type="float">
            <text:p>0.015327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0015013" calcext:value-type="float">
            <text:p>0.0015013</text:p>
          </table:table-cell>
          <table:table-cell office:value-type="float" office:value="0.99521" calcext:value-type="float">
            <text:p>0.99521</text:p>
          </table:table-cell>
          <table:table-cell office:value-type="float" office:value="0.97774" calcext:value-type="float">
            <text:p>0.97774</text:p>
          </table:table-cell>
          <table:table-cell office:value-type="float" office:value="0.98779" calcext:value-type="float">
            <text:p>0.98779</text:p>
          </table:table-cell>
          <table:table-cell office:value-type="float" office:value="0.90936" calcext:value-type="float">
            <text:p>0.90936</text:p>
          </table:table-cell>
          <table:table-cell office:value-type="float" office:value="0.010575" calcext:value-type="float">
            <text:p>0.010575</text:p>
          </table:table-cell>
          <table:table-cell office:value-type="float" office:value="0.039379" calcext:value-type="float">
            <text:p>0.039379</text:p>
          </table:table-cell>
          <table:table-cell office:value-type="float" office:value="0.0011735" calcext:value-type="float">
            <text:p>0.0011735</text:p>
          </table:table-cell>
          <table:table-cell table:number-columns-repeated="3" office:value-type="float" office:value="0.000793" calcext:value-type="float">
            <text:p>0.0007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5291" calcext:value-type="float">
            <text:p>0.015291</text:p>
          </table:table-cell>
          <table:table-cell office:value-type="float" office:value="0.039833" calcext:value-type="float">
            <text:p>0.039833</text:p>
          </table:table-cell>
          <table:table-cell office:value-type="float" office:value="0.0015139" calcext:value-type="float">
            <text:p>0.0015139</text:p>
          </table:table-cell>
          <table:table-cell office:value-type="float" office:value="0.99474" calcext:value-type="float">
            <text:p>0.99474</text:p>
          </table:table-cell>
          <table:table-cell office:value-type="float" office:value="0.97773" calcext:value-type="float">
            <text:p>0.97773</text:p>
          </table:table-cell>
          <table:table-cell office:value-type="float" office:value="0.98797" calcext:value-type="float">
            <text:p>0.98797</text:p>
          </table:table-cell>
          <table:table-cell office:value-type="float" office:value="0.90928" calcext:value-type="float">
            <text:p>0.90928</text:p>
          </table:table-cell>
          <table:table-cell office:value-type="float" office:value="0.010574" calcext:value-type="float">
            <text:p>0.010574</text:p>
          </table:table-cell>
          <table:table-cell office:value-type="float" office:value="0.039408" calcext:value-type="float">
            <text:p>0.039408</text:p>
          </table:table-cell>
          <table:table-cell office:value-type="float" office:value="0.0011108" calcext:value-type="float">
            <text:p>0.0011108</text:p>
          </table:table-cell>
          <table:table-cell table:number-columns-repeated="3" office:value-type="float" office:value="0.000694" calcext:value-type="float">
            <text:p>0.0006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5173" calcext:value-type="float">
            <text:p>0.015173</text:p>
          </table:table-cell>
          <table:table-cell office:value-type="float" office:value="0.039489" calcext:value-type="float">
            <text:p>0.039489</text:p>
          </table:table-cell>
          <table:table-cell office:value-type="float" office:value="0.0015161" calcext:value-type="float">
            <text:p>0.0015161</text:p>
          </table:table-cell>
          <table:table-cell office:value-type="float" office:value="0.99525" calcext:value-type="float">
            <text:p>0.99525</text:p>
          </table:table-cell>
          <table:table-cell office:value-type="float" office:value="0.97642" calcext:value-type="float">
            <text:p>0.97642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0925" calcext:value-type="float">
            <text:p>0.90925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011799" calcext:value-type="float">
            <text:p>0.0011799</text:p>
          </table:table-cell>
          <table:table-cell table:number-columns-repeated="3" office:value-type="float" office:value="0.000595" calcext:value-type="float">
            <text:p>0.0005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15385" calcext:value-type="float">
            <text:p>0.015385</text:p>
          </table:table-cell>
          <table:table-cell office:value-type="float" office:value="0.039595" calcext:value-type="float">
            <text:p>0.039595</text:p>
          </table:table-cell>
          <table:table-cell office:value-type="float" office:value="0.0015592" calcext:value-type="float">
            <text:p>0.0015592</text:p>
          </table:table-cell>
          <table:table-cell office:value-type="float" office:value="0.99524" calcext:value-type="float">
            <text:p>0.99524</text:p>
          </table:table-cell>
          <table:table-cell office:value-type="float" office:value="0.97683" calcext:value-type="float">
            <text:p>0.97683</text:p>
          </table:table-cell>
          <table:table-cell office:value-type="float" office:value="0.98837" calcext:value-type="float">
            <text:p>0.98837</text:p>
          </table:table-cell>
          <table:table-cell office:value-type="float" office:value="0.91019" calcext:value-type="float">
            <text:p>0.91019</text:p>
          </table:table-cell>
          <table:table-cell office:value-type="float" office:value="0.010573" calcext:value-type="float">
            <text:p>0.010573</text:p>
          </table:table-cell>
          <table:table-cell office:value-type="float" office:value="0.039445" calcext:value-type="float">
            <text:p>0.039445</text:p>
          </table:table-cell>
          <table:table-cell office:value-type="float" office:value="0.00115" calcext:value-type="float">
            <text:p>0.00115</text:p>
          </table:table-cell>
          <table:table-cell table:number-columns-repeated="3" office:value-type="float" office:value="0.000496" calcext:value-type="float">
            <text:p>0.0004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5229" calcext:value-type="float">
            <text:p>0.015229</text:p>
          </table:table-cell>
          <table:table-cell office:value-type="float" office:value="0.039374" calcext:value-type="float">
            <text:p>0.039374</text:p>
          </table:table-cell>
          <table:table-cell office:value-type="float" office:value="0.0015099" calcext:value-type="float">
            <text:p>0.0015099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7734" calcext:value-type="float">
            <text:p>0.97734</text:p>
          </table:table-cell>
          <table:table-cell office:value-type="float" office:value="0.98768" calcext:value-type="float">
            <text:p>0.98768</text:p>
          </table:table-cell>
          <table:table-cell office:value-type="float" office:value="0.91014" calcext:value-type="float">
            <text:p>0.91014</text:p>
          </table:table-cell>
          <table:table-cell office:value-type="float" office:value="0.010532" calcext:value-type="float">
            <text:p>0.010532</text:p>
          </table:table-cell>
          <table:table-cell office:value-type="float" office:value="0.039082" calcext:value-type="float">
            <text:p>0.039082</text:p>
          </table:table-cell>
          <table:table-cell office:value-type="float" office:value="0.0011441" calcext:value-type="float">
            <text:p>0.0011441</text:p>
          </table:table-cell>
          <table:table-cell table:number-columns-repeated="3" office:value-type="float" office:value="0.000397" calcext:value-type="float">
            <text:p>0.0003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40116" calcext:value-type="float">
            <text:p>0.040116</text:p>
          </table:table-cell>
          <table:table-cell office:value-type="float" office:value="0.0014991" calcext:value-type="float">
            <text:p>0.0014991</text:p>
          </table:table-cell>
          <table:table-cell office:value-type="float" office:value="0.99593" calcext:value-type="float">
            <text:p>0.99593</text:p>
          </table:table-cell>
          <table:table-cell office:value-type="float" office:value="0.97692" calcext:value-type="float">
            <text:p>0.97692</text:p>
          </table:table-cell>
          <table:table-cell office:value-type="float" office:value="0.98849" calcext:value-type="float">
            <text:p>0.98849</text:p>
          </table:table-cell>
          <table:table-cell office:value-type="float" office:value="0.91129" calcext:value-type="float">
            <text:p>0.91129</text:p>
          </table:table-cell>
          <table:table-cell office:value-type="float" office:value="0.010511" calcext:value-type="float">
            <text:p>0.010511</text:p>
          </table:table-cell>
          <table:table-cell office:value-type="float" office:value="0.039056" calcext:value-type="float">
            <text:p>0.039056</text:p>
          </table:table-cell>
          <table:table-cell office:value-type="float" office:value="0.0011094" calcext:value-type="float">
            <text:p>0.0011094</text:p>
          </table:table-cell>
          <table:table-cell table:number-columns-repeated="3" office:value-type="float" office:value="0.000298" calcext:value-type="float">
            <text:p>0.000298</text:p>
          </table:table-cell>
        </table:table-row>
      </table:table>
      <table:table table:name="YOLO Evolv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<text:s text:c="15"/>epoch</text:p>
          </table:table-cell>
          <table:table-cell office:value-type="string" calcext:value-type="string">
            <text:p><text:s text:c="6"/>train/box_loss</text:p>
          </table:table-cell>
          <table:table-cell office:value-type="string" calcext:value-type="string">
            <text:p><text:s text:c="6"/>train/obj_loss</text:p>
          </table:table-cell>
          <table:table-cell office:value-type="string" calcext:value-type="string">
            <text:p><text:s text:c="6"/>train/cls_loss</text:p>
          </table:table-cell>
          <table:table-cell office:value-type="string" calcext:value-type="string">
            <text:p><text:s text:c="3"/>metrics/precision</text:p>
          </table:table-cell>
          <table:table-cell office:value-type="string" calcext:value-type="string">
            <text:p><text:s text:c="6"/>metrics/recall</text:p>
          </table:table-cell>
          <table:table-cell office:value-type="string" calcext:value-type="string">
            <text:p><text:s text:c="5"/>metrics/mAP_0.5</text:p>
          </table:table-cell>
          <table:table-cell office:value-type="string" calcext:value-type="string">
            <text:p>metrics/mAP_0.5:0.95</text:p>
          </table:table-cell>
          <table:table-cell office:value-type="string" calcext:value-type="string">
            <text:p><text:s text:c="8"/>val/box_loss</text:p>
          </table:table-cell>
          <table:table-cell office:value-type="string" calcext:value-type="string">
            <text:p><text:s text:c="8"/>val/obj_loss</text:p>
          </table:table-cell>
          <table:table-cell office:value-type="string" calcext:value-type="string">
            <text:p><text:s text:c="8"/>val/cls_loss</text:p>
          </table:table-cell>
          <table:table-cell office:value-type="string" calcext:value-type="string">
            <text:p><text:s text:c="15"/>x/lr0</text:p>
          </table:table-cell>
          <table:table-cell office:value-type="string" calcext:value-type="string">
            <text:p><text:s text:c="15"/>x/lr1</text:p>
          </table:table-cell>
          <table:table-cell office:value-type="string" calcext:value-type="string">
            <text:p><text:s text:c="15"/>x/lr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3875" calcext:value-type="float">
            <text:p>0.083875</text:p>
          </table:table-cell>
          <table:table-cell office:value-type="float" office:value="0.072123" calcext:value-type="float">
            <text:p>0.072123</text:p>
          </table:table-cell>
          <table:table-cell office:value-type="float" office:value="0.030546" calcext:value-type="float">
            <text:p>0.030546</text:p>
          </table:table-cell>
          <table:table-cell office:value-type="float" office:value="0.38054" calcext:value-type="float">
            <text:p>0.38054</text:p>
          </table:table-cell>
          <table:table-cell office:value-type="float" office:value="0.65562" calcext:value-type="float">
            <text:p>0.65562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23014" calcext:value-type="float">
            <text:p>0.23014</text:p>
          </table:table-cell>
          <table:table-cell office:value-type="float" office:value="0.062112" calcext:value-type="float">
            <text:p>0.062112</text:p>
          </table:table-cell>
          <table:table-cell office:value-type="float" office:value="0.057638" calcext:value-type="float">
            <text:p>0.057638</text:p>
          </table:table-cell>
          <table:table-cell office:value-type="float" office:value="0.009741" calcext:value-type="float">
            <text:p>0.009741</text:p>
          </table:table-cell>
          <table:table-cell office:value-type="float" office:value="0.0837" calcext:value-type="float">
            <text:p>0.0837</text:p>
          </table:table-cell>
          <table:table-cell table:number-columns-repeated="2" office:value-type="float" office:value="0.002581" calcext:value-type="float">
            <text:p>0.002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3131" calcext:value-type="float">
            <text:p>0.063131</text:p>
          </table:table-cell>
          <table:table-cell office:value-type="float" office:value="0.056633" calcext:value-type="float">
            <text:p>0.056633</text:p>
          </table:table-cell>
          <table:table-cell office:value-type="float" office:value="0.012052" calcext:value-type="float">
            <text:p>0.012052</text:p>
          </table:table-cell>
          <table:table-cell office:value-type="float" office:value="0.35019" calcext:value-type="float">
            <text:p>0.35019</text:p>
          </table:table-cell>
          <table:table-cell office:value-type="float" office:value="0.82931" calcext:value-type="float">
            <text:p>0.82931</text:p>
          </table:table-cell>
          <table:table-cell office:value-type="float" office:value="0.48971" calcext:value-type="float">
            <text:p>0.48971</text:p>
          </table:table-cell>
          <table:table-cell office:value-type="float" office:value="0.21417" calcext:value-type="float">
            <text:p>0.21417</text:p>
          </table:table-cell>
          <table:table-cell office:value-type="float" office:value="0.05966" calcext:value-type="float">
            <text:p>0.05966</text:p>
          </table:table-cell>
          <table:table-cell office:value-type="float" office:value="0.053847" calcext:value-type="float">
            <text:p>0.053847</text:p>
          </table:table-cell>
          <table:table-cell office:value-type="float" office:value="0.0058071" calcext:value-type="float">
            <text:p>0.0058071</text:p>
          </table:table-cell>
          <table:table-cell office:value-type="float" office:value="0.044987" calcext:value-type="float">
            <text:p>0.044987</text:p>
          </table:table-cell>
          <table:table-cell table:number-columns-repeated="2" office:value-type="float" office:value="0.0051287" calcext:value-type="float">
            <text:p>0.0051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2282" calcext:value-type="float">
            <text:p>0.052282</text:p>
          </table:table-cell>
          <table:table-cell office:value-type="float" office:value="0.053714" calcext:value-type="float">
            <text:p>0.053714</text:p>
          </table:table-cell>
          <table:table-cell office:value-type="float" office:value="0.0077094" calcext:value-type="float">
            <text:p>0.0077094</text:p>
          </table:table-cell>
          <table:table-cell office:value-type="float" office:value="0.89014" calcext:value-type="float">
            <text:p>0.89014</text:p>
          </table:table-cell>
          <table:table-cell office:value-type="float" office:value="0.93298" calcext:value-type="float">
            <text:p>0.93298</text:p>
          </table:table-cell>
          <table:table-cell office:value-type="float" office:value="0.93686" calcext:value-type="float">
            <text:p>0.93686</text:p>
          </table:table-cell>
          <table:table-cell office:value-type="float" office:value="0.58722" calcext:value-type="float">
            <text:p>0.58722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0.04703" calcext:value-type="float">
            <text:p>0.04703</text:p>
          </table:table-cell>
          <table:table-cell office:value-type="float" office:value="0.0045949" calcext:value-type="float">
            <text:p>0.0045949</text:p>
          </table:table-cell>
          <table:table-cell table:number-columns-repeated="3" office:value-type="float" office:value="0.0075385" calcext:value-type="float">
            <text:p>0.0075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0292" calcext:value-type="float">
            <text:p>0.040292</text:p>
          </table:table-cell>
          <table:table-cell office:value-type="float" office:value="0.048521" calcext:value-type="float">
            <text:p>0.048521</text:p>
          </table:table-cell>
          <table:table-cell office:value-type="float" office:value="0.0052502" calcext:value-type="float">
            <text:p>0.0052502</text:p>
          </table:table-cell>
          <table:table-cell office:value-type="float" office:value="0.97221" calcext:value-type="float">
            <text:p>0.97221</text:p>
          </table:table-cell>
          <table:table-cell office:value-type="float" office:value="0.95091" calcext:value-type="float">
            <text:p>0.95091</text:p>
          </table:table-cell>
          <table:table-cell office:value-type="float" office:value="0.97819" calcext:value-type="float">
            <text:p>0.97819</text:p>
          </table:table-cell>
          <table:table-cell office:value-type="float" office:value="0.65758" calcext:value-type="float">
            <text:p>0.65758</text:p>
          </table:table-cell>
          <table:table-cell office:value-type="float" office:value="0.027514" calcext:value-type="float">
            <text:p>0.027514</text:p>
          </table:table-cell>
          <table:table-cell office:value-type="float" office:value="0.043895" calcext:value-type="float">
            <text:p>0.043895</text:p>
          </table:table-cell>
          <table:table-cell office:value-type="float" office:value="0.0031099" calcext:value-type="float">
            <text:p>0.0031099</text:p>
          </table:table-cell>
          <table:table-cell table:number-columns-repeated="3" office:value-type="float" office:value="0.0075385" calcext:value-type="float">
            <text:p>0.00753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2793" calcext:value-type="float">
            <text:p>0.032793</text:p>
          </table:table-cell>
          <table:table-cell office:value-type="float" office:value="0.045622" calcext:value-type="float">
            <text:p>0.045622</text:p>
          </table:table-cell>
          <table:table-cell office:value-type="float" office:value="0.0039354" calcext:value-type="float">
            <text:p>0.0039354</text:p>
          </table:table-cell>
          <table:table-cell office:value-type="float" office:value="0.98719" calcext:value-type="float">
            <text:p>0.98719</text:p>
          </table:table-cell>
          <table:table-cell office:value-type="float" office:value="0.95971" calcext:value-type="float">
            <text:p>0.95971</text:p>
          </table:table-cell>
          <table:table-cell office:value-type="float" office:value="0.98201" calcext:value-type="float">
            <text:p>0.98201</text:p>
          </table:table-cell>
          <table:table-cell office:value-type="float" office:value="0.72456" calcext:value-type="float">
            <text:p>0.72456</text:p>
          </table:table-cell>
          <table:table-cell office:value-type="float" office:value="0.023909" calcext:value-type="float">
            <text:p>0.023909</text:p>
          </table:table-cell>
          <table:table-cell office:value-type="float" office:value="0.042439" calcext:value-type="float">
            <text:p>0.042439</text:p>
          </table:table-cell>
          <table:table-cell office:value-type="float" office:value="0.0025528" calcext:value-type="float">
            <text:p>0.0025528</text:p>
          </table:table-cell>
          <table:table-cell table:number-columns-repeated="3" office:value-type="float" office:value="0.0074627" calcext:value-type="float">
            <text:p>0.00746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9561" calcext:value-type="float">
            <text:p>0.029561</text:p>
          </table:table-cell>
          <table:table-cell office:value-type="float" office:value="0.044386" calcext:value-type="float">
            <text:p>0.044386</text:p>
          </table:table-cell>
          <table:table-cell office:value-type="float" office:value="0.0032677" calcext:value-type="float">
            <text:p>0.0032677</text:p>
          </table:table-cell>
          <table:table-cell office:value-type="float" office:value="0.98498" calcext:value-type="float">
            <text:p>0.98498</text:p>
          </table:table-cell>
          <table:table-cell office:value-type="float" office:value="0.95999" calcext:value-type="float">
            <text:p>0.95999</text:p>
          </table:table-cell>
          <table:table-cell office:value-type="float" office:value="0.98417" calcext:value-type="float">
            <text:p>0.98417</text:p>
          </table:table-cell>
          <table:table-cell office:value-type="float" office:value="0.73154" calcext:value-type="float">
            <text:p>0.73154</text:p>
          </table:table-cell>
          <table:table-cell office:value-type="float" office:value="0.022315" calcext:value-type="float">
            <text:p>0.022315</text:p>
          </table:table-cell>
          <table:table-cell office:value-type="float" office:value="0.040597" calcext:value-type="float">
            <text:p>0.040597</text:p>
          </table:table-cell>
          <table:table-cell office:value-type="float" office:value="0.0020141" calcext:value-type="float">
            <text:p>0.0020141</text:p>
          </table:table-cell>
          <table:table-cell table:number-columns-repeated="3" office:value-type="float" office:value="0.0073869" calcext:value-type="float">
            <text:p>0.00738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7218" calcext:value-type="float">
            <text:p>0.027218</text:p>
          </table:table-cell>
          <table:table-cell office:value-type="float" office:value="0.041912" calcext:value-type="float">
            <text:p>0.041912</text:p>
          </table:table-cell>
          <table:table-cell office:value-type="float" office:value="0.0026844" calcext:value-type="float">
            <text:p>0.0026844</text:p>
          </table:table-cell>
          <table:table-cell office:value-type="float" office:value="0.98918" calcext:value-type="float">
            <text:p>0.98918</text:p>
          </table:table-cell>
          <table:table-cell office:value-type="float" office:value="0.96173" calcext:value-type="float">
            <text:p>0.96173</text:p>
          </table:table-cell>
          <table:table-cell office:value-type="float" office:value="0.98465" calcext:value-type="float">
            <text:p>0.98465</text:p>
          </table:table-cell>
          <table:table-cell office:value-type="float" office:value="0.79787" calcext:value-type="float">
            <text:p>0.79787</text:p>
          </table:table-cell>
          <table:table-cell office:value-type="float" office:value="0.019313" calcext:value-type="float">
            <text:p>0.019313</text:p>
          </table:table-cell>
          <table:table-cell office:value-type="float" office:value="0.037632" calcext:value-type="float">
            <text:p>0.037632</text:p>
          </table:table-cell>
          <table:table-cell office:value-type="float" office:value="0.0018882" calcext:value-type="float">
            <text:p>0.0018882</text:p>
          </table:table-cell>
          <table:table-cell table:number-columns-repeated="3" office:value-type="float" office:value="0.0073111" calcext:value-type="float">
            <text:p>0.0073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6122" calcext:value-type="float">
            <text:p>0.026122</text:p>
          </table:table-cell>
          <table:table-cell office:value-type="float" office:value="0.041275" calcext:value-type="float">
            <text:p>0.041275</text:p>
          </table:table-cell>
          <table:table-cell office:value-type="float" office:value="0.0025323" calcext:value-type="float">
            <text:p>0.0025323</text:p>
          </table:table-cell>
          <table:table-cell office:value-type="float" office:value="0.98654" calcext:value-type="float">
            <text:p>0.98654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98266" calcext:value-type="float">
            <text:p>0.98266</text:p>
          </table:table-cell>
          <table:table-cell office:value-type="float" office:value="0.77873" calcext:value-type="float">
            <text:p>0.77873</text:p>
          </table:table-cell>
          <table:table-cell office:value-type="float" office:value="0.018247" calcext:value-type="float">
            <text:p>0.018247</text:p>
          </table:table-cell>
          <table:table-cell office:value-type="float" office:value="0.03724" calcext:value-type="float">
            <text:p>0.03724</text:p>
          </table:table-cell>
          <table:table-cell office:value-type="float" office:value="0.0018565" calcext:value-type="float">
            <text:p>0.0018565</text:p>
          </table:table-cell>
          <table:table-cell table:number-columns-repeated="3" office:value-type="float" office:value="0.0072354" calcext:value-type="float">
            <text:p>0.00723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547" calcext:value-type="float">
            <text:p>0.02547</text:p>
          </table:table-cell>
          <table:table-cell office:value-type="float" office:value="0.041104" calcext:value-type="float">
            <text:p>0.041104</text:p>
          </table:table-cell>
          <table:table-cell office:value-type="float" office:value="0.0023046" calcext:value-type="float">
            <text:p>0.0023046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6035" calcext:value-type="float">
            <text:p>0.96035</text:p>
          </table:table-cell>
          <table:table-cell office:value-type="float" office:value="0.98169" calcext:value-type="float">
            <text:p>0.98169</text:p>
          </table:table-cell>
          <table:table-cell office:value-type="float" office:value="0.80073" calcext:value-type="float">
            <text:p>0.80073</text:p>
          </table:table-cell>
          <table:table-cell office:value-type="float" office:value="0.017796" calcext:value-type="float">
            <text:p>0.017796</text:p>
          </table:table-cell>
          <table:table-cell office:value-type="float" office:value="0.036455" calcext:value-type="float">
            <text:p>0.036455</text:p>
          </table:table-cell>
          <table:table-cell office:value-type="float" office:value="0.0017061" calcext:value-type="float">
            <text:p>0.0017061</text:p>
          </table:table-cell>
          <table:table-cell table:number-columns-repeated="3" office:value-type="float" office:value="0.0071596" calcext:value-type="float">
            <text:p>0.00715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4069" calcext:value-type="float">
            <text:p>0.024069</text:p>
          </table:table-cell>
          <table:table-cell office:value-type="float" office:value="0.039196" calcext:value-type="float">
            <text:p>0.039196</text:p>
          </table:table-cell>
          <table:table-cell office:value-type="float" office:value="0.0022027" calcext:value-type="float">
            <text:p>0.0022027</text:p>
          </table:table-cell>
          <table:table-cell office:value-type="float" office:value="0.98652" calcext:value-type="float">
            <text:p>0.98652</text:p>
          </table:table-cell>
          <table:table-cell office:value-type="float" office:value="0.96646" calcext:value-type="float">
            <text:p>0.96646</text:p>
          </table:table-cell>
          <table:table-cell office:value-type="float" office:value="0.98601" calcext:value-type="float">
            <text:p>0.98601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0.034765" calcext:value-type="float">
            <text:p>0.034765</text:p>
          </table:table-cell>
          <table:table-cell office:value-type="float" office:value="0.0014583" calcext:value-type="float">
            <text:p>0.0014583</text:p>
          </table:table-cell>
          <table:table-cell table:number-columns-repeated="3" office:value-type="float" office:value="0.0070838" calcext:value-type="float">
            <text:p>0.00708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619" calcext:value-type="float">
            <text:p>0.023619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019843" calcext:value-type="float">
            <text:p>0.0019843</text:p>
          </table:table-cell>
          <table:table-cell office:value-type="float" office:value="0.99039" calcext:value-type="float">
            <text:p>0.99039</text:p>
          </table:table-cell>
          <table:table-cell office:value-type="float" office:value="0.96779" calcext:value-type="float">
            <text:p>0.96779</text:p>
          </table:table-cell>
          <table:table-cell office:value-type="float" office:value="0.98617" calcext:value-type="float">
            <text:p>0.98617</text:p>
          </table:table-cell>
          <table:table-cell office:value-type="float" office:value="0.83018" calcext:value-type="float">
            <text:p>0.83018</text:p>
          </table:table-cell>
          <table:table-cell office:value-type="float" office:value="0.015101" calcext:value-type="float">
            <text:p>0.015101</text:p>
          </table:table-cell>
          <table:table-cell office:value-type="float" office:value="0.03315" calcext:value-type="float">
            <text:p>0.03315</text:p>
          </table:table-cell>
          <table:table-cell office:value-type="float" office:value="0.0014425" calcext:value-type="float">
            <text:p>0.0014425</text:p>
          </table:table-cell>
          <table:table-cell table:number-columns-repeated="3" office:value-type="float" office:value="0.007008" calcext:value-type="float">
            <text:p>0.0070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3518" calcext:value-type="float">
            <text:p>0.023518</text:p>
          </table:table-cell>
          <table:table-cell office:value-type="float" office:value="0.038511" calcext:value-type="float">
            <text:p>0.038511</text:p>
          </table:table-cell>
          <table:table-cell office:value-type="float" office:value="0.0019371" calcext:value-type="float">
            <text:p>0.0019371</text:p>
          </table:table-cell>
          <table:table-cell office:value-type="float" office:value="0.99228" calcext:value-type="float">
            <text:p>0.99228</text:p>
          </table:table-cell>
          <table:table-cell office:value-type="float" office:value="0.97206" calcext:value-type="float">
            <text:p>0.97206</text:p>
          </table:table-cell>
          <table:table-cell office:value-type="float" office:value="0.98805" calcext:value-type="float">
            <text:p>0.98805</text:p>
          </table:table-cell>
          <table:table-cell office:value-type="float" office:value="0.81781" calcext:value-type="float">
            <text:p>0.81781</text:p>
          </table:table-cell>
          <table:table-cell office:value-type="float" office:value="0.016008" calcext:value-type="float">
            <text:p>0.016008</text:p>
          </table:table-cell>
          <table:table-cell office:value-type="float" office:value="0.033979" calcext:value-type="float">
            <text:p>0.033979</text:p>
          </table:table-cell>
          <table:table-cell office:value-type="float" office:value="0.0014794" calcext:value-type="float">
            <text:p>0.0014794</text:p>
          </table:table-cell>
          <table:table-cell table:number-columns-repeated="3" office:value-type="float" office:value="0.0069323" calcext:value-type="float">
            <text:p>0.00693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2825" calcext:value-type="float">
            <text:p>0.022825</text:p>
          </table:table-cell>
          <table:table-cell office:value-type="float" office:value="0.036968" calcext:value-type="float">
            <text:p>0.036968</text:p>
          </table:table-cell>
          <table:table-cell office:value-type="float" office:value="0.0018982" calcext:value-type="float">
            <text:p>0.0018982</text:p>
          </table:table-cell>
          <table:table-cell office:value-type="float" office:value="0.98995" calcext:value-type="float">
            <text:p>0.98995</text:p>
          </table:table-cell>
          <table:table-cell office:value-type="float" office:value="0.969" calcext:value-type="float">
            <text:p>0.969</text:p>
          </table:table-cell>
          <table:table-cell office:value-type="float" office:value="0.98734" calcext:value-type="float">
            <text:p>0.98734</text:p>
          </table:table-cell>
          <table:table-cell office:value-type="float" office:value="0.82153" calcext:value-type="float">
            <text:p>0.82153</text:p>
          </table:table-cell>
          <table:table-cell office:value-type="float" office:value="0.015095" calcext:value-type="float">
            <text:p>0.015095</text:p>
          </table:table-cell>
          <table:table-cell office:value-type="float" office:value="0.033279" calcext:value-type="float">
            <text:p>0.033279</text:p>
          </table:table-cell>
          <table:table-cell office:value-type="float" office:value="0.0012566" calcext:value-type="float">
            <text:p>0.0012566</text:p>
          </table:table-cell>
          <table:table-cell table:number-columns-repeated="3" office:value-type="float" office:value="0.0068565" calcext:value-type="float">
            <text:p>0.00685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1942" calcext:value-type="float">
            <text:p>0.021942</text:p>
          </table:table-cell>
          <table:table-cell office:value-type="float" office:value="0.036608" calcext:value-type="float">
            <text:p>0.036608</text:p>
          </table:table-cell>
          <table:table-cell office:value-type="float" office:value="0.0018937" calcext:value-type="float">
            <text:p>0.0018937</text:p>
          </table:table-cell>
          <table:table-cell office:value-type="float" office:value="0.99258" calcext:value-type="float">
            <text:p>0.99258</text:p>
          </table:table-cell>
          <table:table-cell office:value-type="float" office:value="0.96976" calcext:value-type="float">
            <text:p>0.96976</text:p>
          </table:table-cell>
          <table:table-cell office:value-type="float" office:value="0.98778" calcext:value-type="float">
            <text:p>0.98778</text:p>
          </table:table-cell>
          <table:table-cell office:value-type="float" office:value="0.83553" calcext:value-type="float">
            <text:p>0.83553</text:p>
          </table:table-cell>
          <table:table-cell office:value-type="float" office:value="0.015036" calcext:value-type="float">
            <text:p>0.015036</text:p>
          </table:table-cell>
          <table:table-cell office:value-type="float" office:value="0.032898" calcext:value-type="float">
            <text:p>0.032898</text:p>
          </table:table-cell>
          <table:table-cell office:value-type="float" office:value="0.001225" calcext:value-type="float">
            <text:p>0.001225</text:p>
          </table:table-cell>
          <table:table-cell table:number-columns-repeated="3" office:value-type="float" office:value="0.0067807" calcext:value-type="float">
            <text:p>0.00678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1616" calcext:value-type="float">
            <text:p>0.021616</text:p>
          </table:table-cell>
          <table:table-cell office:value-type="float" office:value="0.035943" calcext:value-type="float">
            <text:p>0.035943</text:p>
          </table:table-cell>
          <table:table-cell office:value-type="float" office:value="0.0017727" calcext:value-type="float">
            <text:p>0.0017727</text:p>
          </table:table-cell>
          <table:table-cell office:value-type="float" office:value="0.99211" calcext:value-type="float">
            <text:p>0.99211</text:p>
          </table:table-cell>
          <table:table-cell office:value-type="float" office:value="0.97205" calcext:value-type="float">
            <text:p>0.97205</text:p>
          </table:table-cell>
          <table:table-cell office:value-type="float" office:value="0.98718" calcext:value-type="float">
            <text:p>0.98718</text:p>
          </table:table-cell>
          <table:table-cell office:value-type="float" office:value="0.85113" calcext:value-type="float">
            <text:p>0.85113</text:p>
          </table:table-cell>
          <table:table-cell office:value-type="float" office:value="0.014946" calcext:value-type="float">
            <text:p>0.014946</text:p>
          </table:table-cell>
          <table:table-cell office:value-type="float" office:value="0.031543" calcext:value-type="float">
            <text:p>0.031543</text:p>
          </table:table-cell>
          <table:table-cell office:value-type="float" office:value="0.0012765" calcext:value-type="float">
            <text:p>0.0012765</text:p>
          </table:table-cell>
          <table:table-cell table:number-columns-repeated="3" office:value-type="float" office:value="0.0067049" calcext:value-type="float">
            <text:p>0.00670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1102" calcext:value-type="float">
            <text:p>0.021102</text:p>
          </table:table-cell>
          <table:table-cell office:value-type="float" office:value="0.035376" calcext:value-type="float">
            <text:p>0.035376</text:p>
          </table:table-cell>
          <table:table-cell office:value-type="float" office:value="0.0017236" calcext:value-type="float">
            <text:p>0.0017236</text:p>
          </table:table-cell>
          <table:table-cell office:value-type="float" office:value="0.99333" calcext:value-type="float">
            <text:p>0.99333</text:p>
          </table:table-cell>
          <table:table-cell office:value-type="float" office:value="0.97067" calcext:value-type="float">
            <text:p>0.97067</text:p>
          </table:table-cell>
          <table:table-cell office:value-type="float" office:value="0.98586" calcext:value-type="float">
            <text:p>0.98586</text:p>
          </table:table-cell>
          <table:table-cell office:value-type="float" office:value="0.83256" calcext:value-type="float">
            <text:p>0.83256</text:p>
          </table:table-cell>
          <table:table-cell office:value-type="float" office:value="0.014922" calcext:value-type="float">
            <text:p>0.014922</text:p>
          </table:table-cell>
          <table:table-cell office:value-type="float" office:value="0.032196" calcext:value-type="float">
            <text:p>0.032196</text:p>
          </table:table-cell>
          <table:table-cell office:value-type="float" office:value="0.0012715" calcext:value-type="float">
            <text:p>0.0012715</text:p>
          </table:table-cell>
          <table:table-cell table:number-columns-repeated="3" office:value-type="float" office:value="0.0066292" calcext:value-type="float">
            <text:p>0.00662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1451" calcext:value-type="float">
            <text:p>0.021451</text:p>
          </table:table-cell>
          <table:table-cell office:value-type="float" office:value="0.035681" calcext:value-type="float">
            <text:p>0.035681</text:p>
          </table:table-cell>
          <table:table-cell office:value-type="float" office:value="0.0017185" calcext:value-type="float">
            <text:p>0.0017185</text:p>
          </table:table-cell>
          <table:table-cell office:value-type="float" office:value="0.99252" calcext:value-type="float">
            <text:p>0.99252</text:p>
          </table:table-cell>
          <table:table-cell office:value-type="float" office:value="0.97149" calcext:value-type="float">
            <text:p>0.97149</text:p>
          </table:table-cell>
          <table:table-cell office:value-type="float" office:value="0.98688" calcext:value-type="float">
            <text:p>0.98688</text:p>
          </table:table-cell>
          <table:table-cell office:value-type="float" office:value="0.83256" calcext:value-type="float">
            <text:p>0.83256</text:p>
          </table:table-cell>
          <table:table-cell office:value-type="float" office:value="0.014995" calcext:value-type="float">
            <text:p>0.014995</text:p>
          </table:table-cell>
          <table:table-cell office:value-type="float" office:value="0.032629" calcext:value-type="float">
            <text:p>0.032629</text:p>
          </table:table-cell>
          <table:table-cell office:value-type="float" office:value="0.0011143" calcext:value-type="float">
            <text:p>0.0011143</text:p>
          </table:table-cell>
          <table:table-cell table:number-columns-repeated="3" office:value-type="float" office:value="0.0065534" calcext:value-type="float">
            <text:p>0.00655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1099" calcext:value-type="float">
            <text:p>0.021099</text:p>
          </table:table-cell>
          <table:table-cell office:value-type="float" office:value="0.035488" calcext:value-type="float">
            <text:p>0.035488</text:p>
          </table:table-cell>
          <table:table-cell office:value-type="float" office:value="0.0016931" calcext:value-type="float">
            <text:p>0.0016931</text:p>
          </table:table-cell>
          <table:table-cell office:value-type="float" office:value="0.99279" calcext:value-type="float">
            <text:p>0.99279</text:p>
          </table:table-cell>
          <table:table-cell office:value-type="float" office:value="0.97165" calcext:value-type="float">
            <text:p>0.97165</text:p>
          </table:table-cell>
          <table:table-cell office:value-type="float" office:value="0.98719" calcext:value-type="float">
            <text:p>0.98719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0.032532" calcext:value-type="float">
            <text:p>0.032532</text:p>
          </table:table-cell>
          <table:table-cell office:value-type="float" office:value="0.0010783" calcext:value-type="float">
            <text:p>0.0010783</text:p>
          </table:table-cell>
          <table:table-cell table:number-columns-repeated="3" office:value-type="float" office:value="0.0064776" calcext:value-type="float">
            <text:p>0.00647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0926" calcext:value-type="float">
            <text:p>0.020926</text:p>
          </table:table-cell>
          <table:table-cell office:value-type="float" office:value="0.034632" calcext:value-type="float">
            <text:p>0.034632</text:p>
          </table:table-cell>
          <table:table-cell office:value-type="float" office:value="0.0016371" calcext:value-type="float">
            <text:p>0.0016371</text:p>
          </table:table-cell>
          <table:table-cell office:value-type="float" office:value="0.99317" calcext:value-type="float">
            <text:p>0.99317</text:p>
          </table:table-cell>
          <table:table-cell office:value-type="float" office:value="0.97031" calcext:value-type="float">
            <text:p>0.97031</text:p>
          </table:table-cell>
          <table:table-cell office:value-type="float" office:value="0.98732" calcext:value-type="float">
            <text:p>0.98732</text:p>
          </table:table-cell>
          <table:table-cell office:value-type="float" office:value="0.85939" calcext:value-type="float">
            <text:p>0.85939</text:p>
          </table:table-cell>
          <table:table-cell office:value-type="float" office:value="0.013654" calcext:value-type="float">
            <text:p>0.013654</text:p>
          </table:table-cell>
          <table:table-cell office:value-type="float" office:value="0.030633" calcext:value-type="float">
            <text:p>0.030633</text:p>
          </table:table-cell>
          <table:table-cell office:value-type="float" office:value="0.0012743" calcext:value-type="float">
            <text:p>0.0012743</text:p>
          </table:table-cell>
          <table:table-cell table:number-columns-repeated="3" office:value-type="float" office:value="0.0064018" calcext:value-type="float">
            <text:p>0.0064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9964" calcext:value-type="float">
            <text:p>0.019964</text:p>
          </table:table-cell>
          <table:table-cell office:value-type="float" office:value="0.03396" calcext:value-type="float">
            <text:p>0.03396</text:p>
          </table:table-cell>
          <table:table-cell office:value-type="float" office:value="0.0015487" calcext:value-type="float">
            <text:p>0.0015487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7484" calcext:value-type="float">
            <text:p>0.97484</text:p>
          </table:table-cell>
          <table:table-cell office:value-type="float" office:value="0.98659" calcext:value-type="float">
            <text:p>0.98659</text:p>
          </table:table-cell>
          <table:table-cell office:value-type="float" office:value="0.85111" calcext:value-type="float">
            <text:p>0.85111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31234" calcext:value-type="float">
            <text:p>0.031234</text:p>
          </table:table-cell>
          <table:table-cell office:value-type="float" office:value="0.0011019" calcext:value-type="float">
            <text:p>0.0011019</text:p>
          </table:table-cell>
          <table:table-cell table:number-columns-repeated="3" office:value-type="float" office:value="0.0063261" calcext:value-type="float">
            <text:p>0.00632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0239" calcext:value-type="float">
            <text:p>0.020239</text:p>
          </table:table-cell>
          <table:table-cell office:value-type="float" office:value="0.034159" calcext:value-type="float">
            <text:p>0.034159</text:p>
          </table:table-cell>
          <table:table-cell office:value-type="float" office:value="0.0015221" calcext:value-type="float">
            <text:p>0.0015221</text:p>
          </table:table-cell>
          <table:table-cell office:value-type="float" office:value="0.99332" calcext:value-type="float">
            <text:p>0.99332</text:p>
          </table:table-cell>
          <table:table-cell office:value-type="float" office:value="0.9721" calcext:value-type="float">
            <text:p>0.9721</text:p>
          </table:table-cell>
          <table:table-cell office:value-type="float" office:value="0.98646" calcext:value-type="float">
            <text:p>0.98646</text:p>
          </table:table-cell>
          <table:table-cell office:value-type="float" office:value="0.83137" calcext:value-type="float">
            <text:p>0.83137</text:p>
          </table:table-cell>
          <table:table-cell office:value-type="float" office:value="0.014689" calcext:value-type="float">
            <text:p>0.014689</text:p>
          </table:table-cell>
          <table:table-cell office:value-type="float" office:value="0.031432" calcext:value-type="float">
            <text:p>0.031432</text:p>
          </table:table-cell>
          <table:table-cell office:value-type="float" office:value="0.0010885" calcext:value-type="float">
            <text:p>0.0010885</text:p>
          </table:table-cell>
          <table:table-cell table:number-columns-repeated="3" office:value-type="float" office:value="0.0062503" calcext:value-type="float">
            <text:p>0.00625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9842" calcext:value-type="float">
            <text:p>0.019842</text:p>
          </table:table-cell>
          <table:table-cell office:value-type="float" office:value="0.033419" calcext:value-type="float">
            <text:p>0.03341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99062" calcext:value-type="float">
            <text:p>0.99062</text:p>
          </table:table-cell>
          <table:table-cell office:value-type="float" office:value="0.97395" calcext:value-type="float">
            <text:p>0.97395</text:p>
          </table:table-cell>
          <table:table-cell office:value-type="float" office:value="0.98748" calcext:value-type="float">
            <text:p>0.98748</text:p>
          </table:table-cell>
          <table:table-cell office:value-type="float" office:value="0.85775" calcext:value-type="float">
            <text:p>0.85775</text:p>
          </table:table-cell>
          <table:table-cell office:value-type="float" office:value="0.013652" calcext:value-type="float">
            <text:p>0.013652</text:p>
          </table:table-cell>
          <table:table-cell office:value-type="float" office:value="0.030919" calcext:value-type="float">
            <text:p>0.030919</text:p>
          </table:table-cell>
          <table:table-cell office:value-type="float" office:value="0.0010363" calcext:value-type="float">
            <text:p>0.0010363</text:p>
          </table:table-cell>
          <table:table-cell table:number-columns-repeated="3" office:value-type="float" office:value="0.0061745" calcext:value-type="float">
            <text:p>0.00617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947" calcext:value-type="float">
            <text:p>0.01947</text:p>
          </table:table-cell>
          <table:table-cell office:value-type="float" office:value="0.032678" calcext:value-type="float">
            <text:p>0.032678</text:p>
          </table:table-cell>
          <table:table-cell office:value-type="float" office:value="0.0016035" calcext:value-type="float">
            <text:p>0.0016035</text:p>
          </table:table-cell>
          <table:table-cell office:value-type="float" office:value="0.99085" calcext:value-type="float">
            <text:p>0.99085</text:p>
          </table:table-cell>
          <table:table-cell office:value-type="float" office:value="0.97163" calcext:value-type="float">
            <text:p>0.97163</text:p>
          </table:table-cell>
          <table:table-cell office:value-type="float" office:value="0.98722" calcext:value-type="float">
            <text:p>0.98722</text:p>
          </table:table-cell>
          <table:table-cell office:value-type="float" office:value="0.86548" calcext:value-type="float">
            <text:p>0.86548</text:p>
          </table:table-cell>
          <table:table-cell office:value-type="float" office:value="0.013639" calcext:value-type="float">
            <text:p>0.013639</text:p>
          </table:table-cell>
          <table:table-cell office:value-type="float" office:value="0.030349" calcext:value-type="float">
            <text:p>0.030349</text:p>
          </table:table-cell>
          <table:table-cell office:value-type="float" office:value="0.0010121" calcext:value-type="float">
            <text:p>0.0010121</text:p>
          </table:table-cell>
          <table:table-cell table:number-columns-repeated="3" office:value-type="float" office:value="0.0060987" calcext:value-type="float">
            <text:p>0.00609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9199" calcext:value-type="float">
            <text:p>0.019199</text:p>
          </table:table-cell>
          <table:table-cell office:value-type="float" office:value="0.032977" calcext:value-type="float">
            <text:p>0.032977</text:p>
          </table:table-cell>
          <table:table-cell office:value-type="float" office:value="0.0014763" calcext:value-type="float">
            <text:p>0.0014763</text:p>
          </table:table-cell>
          <table:table-cell office:value-type="float" office:value="0.99304" calcext:value-type="float">
            <text:p>0.99304</text:p>
          </table:table-cell>
          <table:table-cell office:value-type="float" office:value="0.97006" calcext:value-type="float">
            <text:p>0.97006</text:p>
          </table:table-cell>
          <table:table-cell office:value-type="float" office:value="0.985" calcext:value-type="float">
            <text:p>0.985</text:p>
          </table:table-cell>
          <table:table-cell office:value-type="float" office:value="0.86579" calcext:value-type="float">
            <text:p>0.86579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29623" calcext:value-type="float">
            <text:p>0.029623</text:p>
          </table:table-cell>
          <table:table-cell office:value-type="float" office:value="0.001048" calcext:value-type="float">
            <text:p>0.001048</text:p>
          </table:table-cell>
          <table:table-cell table:number-columns-repeated="3" office:value-type="float" office:value="0.006023" calcext:value-type="float">
            <text:p>0.0060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9474" calcext:value-type="float">
            <text:p>0.019474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0.0014904" calcext:value-type="float">
            <text:p>0.0014904</text:p>
          </table:table-cell>
          <table:table-cell office:value-type="float" office:value="0.99427" calcext:value-type="float">
            <text:p>0.99427</text:p>
          </table:table-cell>
          <table:table-cell office:value-type="float" office:value="0.97196" calcext:value-type="float">
            <text:p>0.97196</text:p>
          </table:table-cell>
          <table:table-cell office:value-type="float" office:value="0.98712" calcext:value-type="float">
            <text:p>0.98712</text:p>
          </table:table-cell>
          <table:table-cell office:value-type="float" office:value="0.86214" calcext:value-type="float">
            <text:p>0.86214</text:p>
          </table:table-cell>
          <table:table-cell office:value-type="float" office:value="0.014073" calcext:value-type="float">
            <text:p>0.014073</text:p>
          </table:table-cell>
          <table:table-cell office:value-type="float" office:value="0.030716" calcext:value-type="float">
            <text:p>0.030716</text:p>
          </table:table-cell>
          <table:table-cell office:value-type="float" office:value="0.00098951" calcext:value-type="float">
            <text:p>0.00098951</text:p>
          </table:table-cell>
          <table:table-cell table:number-columns-repeated="3" office:value-type="float" office:value="0.0059472" calcext:value-type="float">
            <text:p>0.00594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8865" calcext:value-type="float">
            <text:p>0.018865</text:p>
          </table:table-cell>
          <table:table-cell office:value-type="float" office:value="0.032348" calcext:value-type="float">
            <text:p>0.032348</text:p>
          </table:table-cell>
          <table:table-cell office:value-type="float" office:value="0.0014342" calcext:value-type="float">
            <text:p>0.0014342</text:p>
          </table:table-cell>
          <table:table-cell office:value-type="float" office:value="0.99398" calcext:value-type="float">
            <text:p>0.99398</text:p>
          </table:table-cell>
          <table:table-cell office:value-type="float" office:value="0.97219" calcext:value-type="float">
            <text:p>0.97219</text:p>
          </table:table-cell>
          <table:table-cell office:value-type="float" office:value="0.98756" calcext:value-type="float">
            <text:p>0.98756</text:p>
          </table:table-cell>
          <table:table-cell office:value-type="float" office:value="0.86909" calcext:value-type="float">
            <text:p>0.86909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29898" calcext:value-type="float">
            <text:p>0.029898</text:p>
          </table:table-cell>
          <table:table-cell office:value-type="float" office:value="0.0010016" calcext:value-type="float">
            <text:p>0.0010016</text:p>
          </table:table-cell>
          <table:table-cell table:number-columns-repeated="3" office:value-type="float" office:value="0.0058714" calcext:value-type="float">
            <text:p>0.00587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8716" calcext:value-type="float">
            <text:p>0.018716</text:p>
          </table:table-cell>
          <table:table-cell office:value-type="float" office:value="0.032211" calcext:value-type="float">
            <text:p>0.032211</text:p>
          </table:table-cell>
          <table:table-cell office:value-type="float" office:value="0.0014194" calcext:value-type="float">
            <text:p>0.0014194</text:p>
          </table:table-cell>
          <table:table-cell office:value-type="float" office:value="0.99445" calcext:value-type="float">
            <text:p>0.99445</text:p>
          </table:table-cell>
          <table:table-cell office:value-type="float" office:value="0.97323" calcext:value-type="float">
            <text:p>0.97323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87231" calcext:value-type="float">
            <text:p>0.87231</text:p>
          </table:table-cell>
          <table:table-cell office:value-type="float" office:value="0.012643" calcext:value-type="float">
            <text:p>0.012643</text:p>
          </table:table-cell>
          <table:table-cell office:value-type="float" office:value="0.029557" calcext:value-type="float">
            <text:p>0.029557</text:p>
          </table:table-cell>
          <table:table-cell office:value-type="float" office:value="0.0010621" calcext:value-type="float">
            <text:p>0.0010621</text:p>
          </table:table-cell>
          <table:table-cell table:number-columns-repeated="3" office:value-type="float" office:value="0.0057956" calcext:value-type="float">
            <text:p>0.00579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8535" calcext:value-type="float">
            <text:p>0.018535</text:p>
          </table:table-cell>
          <table:table-cell office:value-type="float" office:value="0.032248" calcext:value-type="float">
            <text:p>0.032248</text:p>
          </table:table-cell>
          <table:table-cell office:value-type="float" office:value="0.0013993" calcext:value-type="float">
            <text:p>0.0013993</text:p>
          </table:table-cell>
          <table:table-cell office:value-type="float" office:value="0.99419" calcext:value-type="float">
            <text:p>0.99419</text:p>
          </table:table-cell>
          <table:table-cell office:value-type="float" office:value="0.97136" calcext:value-type="float">
            <text:p>0.97136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012539" calcext:value-type="float">
            <text:p>0.012539</text:p>
          </table:table-cell>
          <table:table-cell office:value-type="float" office:value="0.029793" calcext:value-type="float">
            <text:p>0.029793</text:p>
          </table:table-cell>
          <table:table-cell office:value-type="float" office:value="0.0010169" calcext:value-type="float">
            <text:p>0.0010169</text:p>
          </table:table-cell>
          <table:table-cell table:number-columns-repeated="3" office:value-type="float" office:value="0.0057199" calcext:value-type="float">
            <text:p>0.00571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9048" calcext:value-type="float">
            <text:p>0.019048</text:p>
          </table:table-cell>
          <table:table-cell office:value-type="float" office:value="0.032119" calcext:value-type="float">
            <text:p>0.032119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0.99093" calcext:value-type="float">
            <text:p>0.99093</text:p>
          </table:table-cell>
          <table:table-cell office:value-type="float" office:value="0.9727" calcext:value-type="float">
            <text:p>0.9727</text:p>
          </table:table-cell>
          <table:table-cell office:value-type="float" office:value="0.98707" calcext:value-type="float">
            <text:p>0.98707</text:p>
          </table:table-cell>
          <table:table-cell office:value-type="float" office:value="0.87207" calcext:value-type="float">
            <text:p>0.87207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29638" calcext:value-type="float">
            <text:p>0.029638</text:p>
          </table:table-cell>
          <table:table-cell office:value-type="float" office:value="0.00094705" calcext:value-type="float">
            <text:p>0.00094705</text:p>
          </table:table-cell>
          <table:table-cell table:number-columns-repeated="3" office:value-type="float" office:value="0.0056441" calcext:value-type="float">
            <text:p>0.00564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8747" calcext:value-type="float">
            <text:p>0.018747</text:p>
          </table:table-cell>
          <table:table-cell office:value-type="float" office:value="0.032578" calcext:value-type="float">
            <text:p>0.032578</text:p>
          </table:table-cell>
          <table:table-cell office:value-type="float" office:value="0.0014762" calcext:value-type="float">
            <text:p>0.0014762</text:p>
          </table:table-cell>
          <table:table-cell office:value-type="float" office:value="0.99388" calcext:value-type="float">
            <text:p>0.99388</text:p>
          </table:table-cell>
          <table:table-cell office:value-type="float" office:value="0.97073" calcext:value-type="float">
            <text:p>0.97073</text:p>
          </table:table-cell>
          <table:table-cell office:value-type="float" office:value="0.98768" calcext:value-type="float">
            <text:p>0.98768</text:p>
          </table:table-cell>
          <table:table-cell office:value-type="float" office:value="0.87244" calcext:value-type="float">
            <text:p>0.87244</text:p>
          </table:table-cell>
          <table:table-cell office:value-type="float" office:value="0.012636" calcext:value-type="float">
            <text:p>0.012636</text:p>
          </table:table-cell>
          <table:table-cell office:value-type="float" office:value="0.029363" calcext:value-type="float">
            <text:p>0.029363</text:p>
          </table:table-cell>
          <table:table-cell office:value-type="float" office:value="0.00094412" calcext:value-type="float">
            <text:p>0.00094412</text:p>
          </table:table-cell>
          <table:table-cell table:number-columns-repeated="3" office:value-type="float" office:value="0.0055683" calcext:value-type="float">
            <text:p>0.00556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8344" calcext:value-type="float">
            <text:p>0.018344</text:p>
          </table:table-cell>
          <table:table-cell office:value-type="float" office:value="0.031455" calcext:value-type="float">
            <text:p>0.031455</text:p>
          </table:table-cell>
          <table:table-cell office:value-type="float" office:value="0.0013211" calcext:value-type="float">
            <text:p>0.0013211</text:p>
          </table:table-cell>
          <table:table-cell office:value-type="float" office:value="0.99357" calcext:value-type="float">
            <text:p>0.99357</text:p>
          </table:table-cell>
          <table:table-cell office:value-type="float" office:value="0.96868" calcext:value-type="float">
            <text:p>0.96868</text:p>
          </table:table-cell>
          <table:table-cell office:value-type="float" office:value="0.98654" calcext:value-type="float">
            <text:p>0.98654</text:p>
          </table:table-cell>
          <table:table-cell office:value-type="float" office:value="0.87287" calcext:value-type="float">
            <text:p>0.87287</text:p>
          </table:table-cell>
          <table:table-cell office:value-type="float" office:value="0.012388" calcext:value-type="float">
            <text:p>0.012388</text:p>
          </table:table-cell>
          <table:table-cell office:value-type="float" office:value="0.029206" calcext:value-type="float">
            <text:p>0.029206</text:p>
          </table:table-cell>
          <table:table-cell office:value-type="float" office:value="0.0010126" calcext:value-type="float">
            <text:p>0.0010126</text:p>
          </table:table-cell>
          <table:table-cell table:number-columns-repeated="3" office:value-type="float" office:value="0.0054925" calcext:value-type="float">
            <text:p>0.00549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7981" calcext:value-type="float">
            <text:p>0.017981</text:p>
          </table:table-cell>
          <table:table-cell office:value-type="float" office:value="0.031473" calcext:value-type="float">
            <text:p>0.031473</text:p>
          </table:table-cell>
          <table:table-cell office:value-type="float" office:value="0.0013431" calcext:value-type="float">
            <text:p>0.0013431</text:p>
          </table:table-cell>
          <table:table-cell office:value-type="float" office:value="0.99129" calcext:value-type="float">
            <text:p>0.99129</text:p>
          </table:table-cell>
          <table:table-cell office:value-type="float" office:value="0.97454" calcext:value-type="float">
            <text:p>0.97454</text:p>
          </table:table-cell>
          <table:table-cell office:value-type="float" office:value="0.98731" calcext:value-type="float">
            <text:p>0.98731</text:p>
          </table:table-cell>
          <table:table-cell office:value-type="float" office:value="0.87264" calcext:value-type="float">
            <text:p>0.87264</text:p>
          </table:table-cell>
          <table:table-cell office:value-type="float" office:value="0.012762" calcext:value-type="float">
            <text:p>0.012762</text:p>
          </table:table-cell>
          <table:table-cell office:value-type="float" office:value="0.029055" calcext:value-type="float">
            <text:p>0.029055</text:p>
          </table:table-cell>
          <table:table-cell office:value-type="float" office:value="0.00088681" calcext:value-type="float">
            <text:p>0.00088681</text:p>
          </table:table-cell>
          <table:table-cell table:number-columns-repeated="3" office:value-type="float" office:value="0.0054168" calcext:value-type="float">
            <text:p>0.00541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8146" calcext:value-type="float">
            <text:p>0.018146</text:p>
          </table:table-cell>
          <table:table-cell office:value-type="float" office:value="0.031603" calcext:value-type="float">
            <text:p>0.031603</text:p>
          </table:table-cell>
          <table:table-cell office:value-type="float" office:value="0.0013341" calcext:value-type="float">
            <text:p>0.0013341</text:p>
          </table:table-cell>
          <table:table-cell office:value-type="float" office:value="0.99235" calcext:value-type="float">
            <text:p>0.99235</text:p>
          </table:table-cell>
          <table:table-cell office:value-type="float" office:value="0.97493" calcext:value-type="float">
            <text:p>0.97493</text:p>
          </table:table-cell>
          <table:table-cell office:value-type="float" office:value="0.98677" calcext:value-type="float">
            <text:p>0.98677</text:p>
          </table:table-cell>
          <table:table-cell office:value-type="float" office:value="0.87266" calcext:value-type="float">
            <text:p>0.87266</text:p>
          </table:table-cell>
          <table:table-cell office:value-type="float" office:value="0.011947" calcext:value-type="float">
            <text:p>0.011947</text:p>
          </table:table-cell>
          <table:table-cell office:value-type="float" office:value="0.028611" calcext:value-type="float">
            <text:p>0.028611</text:p>
          </table:table-cell>
          <table:table-cell office:value-type="float" office:value="0.00098248" calcext:value-type="float">
            <text:p>0.00098248</text:p>
          </table:table-cell>
          <table:table-cell table:number-columns-repeated="3" office:value-type="float" office:value="0.005341" calcext:value-type="float">
            <text:p>0.0053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808" calcext:value-type="float">
            <text:p>0.01808</text:p>
          </table:table-cell>
          <table:table-cell office:value-type="float" office:value="0.031305" calcext:value-type="float">
            <text:p>0.031305</text:p>
          </table:table-cell>
          <table:table-cell office:value-type="float" office:value="0.0013466" calcext:value-type="float">
            <text:p>0.0013466</text:p>
          </table:table-cell>
          <table:table-cell office:value-type="float" office:value="0.99324" calcext:value-type="float">
            <text:p>0.99324</text:p>
          </table:table-cell>
          <table:table-cell office:value-type="float" office:value="0.97334" calcext:value-type="float">
            <text:p>0.97334</text:p>
          </table:table-cell>
          <table:table-cell office:value-type="float" office:value="0.98709" calcext:value-type="float">
            <text:p>0.98709</text:p>
          </table:table-cell>
          <table:table-cell office:value-type="float" office:value="0.87615" calcext:value-type="float">
            <text:p>0.87615</text:p>
          </table:table-cell>
          <table:table-cell office:value-type="float" office:value="0.012341" calcext:value-type="float">
            <text:p>0.012341</text:p>
          </table:table-cell>
          <table:table-cell office:value-type="float" office:value="0.029157" calcext:value-type="float">
            <text:p>0.029157</text:p>
          </table:table-cell>
          <table:table-cell office:value-type="float" office:value="0.00084291" calcext:value-type="float">
            <text:p>0.00084291</text:p>
          </table:table-cell>
          <table:table-cell table:number-columns-repeated="3" office:value-type="float" office:value="0.0052652" calcext:value-type="float">
            <text:p>0.00526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30671" calcext:value-type="float">
            <text:p>0.030671</text:p>
          </table:table-cell>
          <table:table-cell office:value-type="float" office:value="0.0012661" calcext:value-type="float">
            <text:p>0.0012661</text:p>
          </table:table-cell>
          <table:table-cell office:value-type="float" office:value="0.99457" calcext:value-type="float">
            <text:p>0.99457</text:p>
          </table:table-cell>
          <table:table-cell office:value-type="float" office:value="0.97281" calcext:value-type="float">
            <text:p>0.97281</text:p>
          </table:table-cell>
          <table:table-cell office:value-type="float" office:value="0.98715" calcext:value-type="float">
            <text:p>0.98715</text:p>
          </table:table-cell>
          <table:table-cell office:value-type="float" office:value="0.87631" calcext:value-type="float">
            <text:p>0.87631</text:p>
          </table:table-cell>
          <table:table-cell office:value-type="float" office:value="0.011979" calcext:value-type="float">
            <text:p>0.011979</text:p>
          </table:table-cell>
          <table:table-cell office:value-type="float" office:value="0.028884" calcext:value-type="float">
            <text:p>0.028884</text:p>
          </table:table-cell>
          <table:table-cell office:value-type="float" office:value="0.0009839" calcext:value-type="float">
            <text:p>0.0009839</text:p>
          </table:table-cell>
          <table:table-cell table:number-columns-repeated="3" office:value-type="float" office:value="0.0051895" calcext:value-type="float">
            <text:p>0.00518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7795" calcext:value-type="float">
            <text:p>0.017795</text:p>
          </table:table-cell>
          <table:table-cell office:value-type="float" office:value="0.03063" calcext:value-type="float">
            <text:p>0.03063</text:p>
          </table:table-cell>
          <table:table-cell office:value-type="float" office:value="0.0013196" calcext:value-type="float">
            <text:p>0.0013196</text:p>
          </table:table-cell>
          <table:table-cell office:value-type="float" office:value="0.99159" calcext:value-type="float">
            <text:p>0.99159</text:p>
          </table:table-cell>
          <table:table-cell office:value-type="float" office:value="0.97641" calcext:value-type="float">
            <text:p>0.97641</text:p>
          </table:table-cell>
          <table:table-cell office:value-type="float" office:value="0.98874" calcext:value-type="float">
            <text:p>0.98874</text:p>
          </table:table-cell>
          <table:table-cell office:value-type="float" office:value="0.87864" calcext:value-type="float">
            <text:p>0.87864</text:p>
          </table:table-cell>
          <table:table-cell office:value-type="float" office:value="0.011918" calcext:value-type="float">
            <text:p>0.011918</text:p>
          </table:table-cell>
          <table:table-cell office:value-type="float" office:value="0.028406" calcext:value-type="float">
            <text:p>0.028406</text:p>
          </table:table-cell>
          <table:table-cell office:value-type="float" office:value="0.00083441" calcext:value-type="float">
            <text:p>0.00083441</text:p>
          </table:table-cell>
          <table:table-cell table:number-columns-repeated="3" office:value-type="float" office:value="0.0051137" calcext:value-type="float">
            <text:p>0.00511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952" calcext:value-type="float">
            <text:p>0.017952</text:p>
          </table:table-cell>
          <table:table-cell office:value-type="float" office:value="0.031207" calcext:value-type="float">
            <text:p>0.031207</text:p>
          </table:table-cell>
          <table:table-cell office:value-type="float" office:value="0.0012711" calcext:value-type="float">
            <text:p>0.0012711</text:p>
          </table:table-cell>
          <table:table-cell office:value-type="float" office:value="0.99284" calcext:value-type="float">
            <text:p>0.99284</text:p>
          </table:table-cell>
          <table:table-cell office:value-type="float" office:value="0.97439" calcext:value-type="float">
            <text:p>0.97439</text:p>
          </table:table-cell>
          <table:table-cell office:value-type="float" office:value="0.98768" calcext:value-type="float">
            <text:p>0.98768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012363" calcext:value-type="float">
            <text:p>0.012363</text:p>
          </table:table-cell>
          <table:table-cell office:value-type="float" office:value="0.028923" calcext:value-type="float">
            <text:p>0.028923</text:p>
          </table:table-cell>
          <table:table-cell office:value-type="float" office:value="0.00080185" calcext:value-type="float">
            <text:p>0.00080185</text:p>
          </table:table-cell>
          <table:table-cell table:number-columns-repeated="3" office:value-type="float" office:value="0.0050379" calcext:value-type="float">
            <text:p>0.00503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364" calcext:value-type="float">
            <text:p>0.017364</text:p>
          </table:table-cell>
          <table:table-cell office:value-type="float" office:value="0.030432" calcext:value-type="float">
            <text:p>0.030432</text:p>
          </table:table-cell>
          <table:table-cell office:value-type="float" office:value="0.0012383" calcext:value-type="float">
            <text:p>0.0012383</text:p>
          </table:table-cell>
          <table:table-cell office:value-type="float" office:value="0.99198" calcext:value-type="float">
            <text:p>0.99198</text:p>
          </table:table-cell>
          <table:table-cell office:value-type="float" office:value="0.97358" calcext:value-type="float">
            <text:p>0.97358</text:p>
          </table:table-cell>
          <table:table-cell office:value-type="float" office:value="0.98679" calcext:value-type="float">
            <text:p>0.98679</text:p>
          </table:table-cell>
          <table:table-cell office:value-type="float" office:value="0.87832" calcext:value-type="float">
            <text:p>0.87832</text:p>
          </table:table-cell>
          <table:table-cell office:value-type="float" office:value="0.012041" calcext:value-type="float">
            <text:p>0.012041</text:p>
          </table:table-cell>
          <table:table-cell office:value-type="float" office:value="0.028712" calcext:value-type="float">
            <text:p>0.028712</text:p>
          </table:table-cell>
          <table:table-cell office:value-type="float" office:value="0.00091545" calcext:value-type="float">
            <text:p>0.00091545</text:p>
          </table:table-cell>
          <table:table-cell table:number-columns-repeated="3" office:value-type="float" office:value="0.0049621" calcext:value-type="float">
            <text:p>0.00496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30105" calcext:value-type="float">
            <text:p>0.030105</text:p>
          </table:table-cell>
          <table:table-cell office:value-type="float" office:value="0.0012364" calcext:value-type="float">
            <text:p>0.0012364</text:p>
          </table:table-cell>
          <table:table-cell office:value-type="float" office:value="0.99279" calcext:value-type="float">
            <text:p>0.99279</text:p>
          </table:table-cell>
          <table:table-cell office:value-type="float" office:value="0.97429" calcext:value-type="float">
            <text:p>0.97429</text:p>
          </table:table-cell>
          <table:table-cell office:value-type="float" office:value="0.98751" calcext:value-type="float">
            <text:p>0.98751</text:p>
          </table:table-cell>
          <table:table-cell office:value-type="float" office:value="0.88348" calcext:value-type="float">
            <text:p>0.88348</text:p>
          </table:table-cell>
          <table:table-cell office:value-type="float" office:value="0.011427" calcext:value-type="float">
            <text:p>0.011427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00085911" calcext:value-type="float">
            <text:p>0.00085911</text:p>
          </table:table-cell>
          <table:table-cell table:number-columns-repeated="3" office:value-type="float" office:value="0.0048864" calcext:value-type="float">
            <text:p>0.00488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7334" calcext:value-type="float">
            <text:p>0.017334</text:p>
          </table:table-cell>
          <table:table-cell office:value-type="float" office:value="0.029868" calcext:value-type="float">
            <text:p>0.029868</text:p>
          </table:table-cell>
          <table:table-cell office:value-type="float" office:value="0.0012446" calcext:value-type="float">
            <text:p>0.0012446</text:p>
          </table:table-cell>
          <table:table-cell office:value-type="float" office:value="0.99317" calcext:value-type="float">
            <text:p>0.99317</text:p>
          </table:table-cell>
          <table:table-cell office:value-type="float" office:value="0.97472" calcext:value-type="float">
            <text:p>0.97472</text:p>
          </table:table-cell>
          <table:table-cell office:value-type="float" office:value="0.98777" calcext:value-type="float">
            <text:p>0.98777</text:p>
          </table:table-cell>
          <table:table-cell office:value-type="float" office:value="0.88291" calcext:value-type="float">
            <text:p>0.88291</text:p>
          </table:table-cell>
          <table:table-cell office:value-type="float" office:value="0.011813" calcext:value-type="float">
            <text:p>0.011813</text:p>
          </table:table-cell>
          <table:table-cell office:value-type="float" office:value="0.028183" calcext:value-type="float">
            <text:p>0.028183</text:p>
          </table:table-cell>
          <table:table-cell office:value-type="float" office:value="0.0008091" calcext:value-type="float">
            <text:p>0.0008091</text:p>
          </table:table-cell>
          <table:table-cell table:number-columns-repeated="3" office:value-type="float" office:value="0.0048106" calcext:value-type="float">
            <text:p>0.00481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6969" calcext:value-type="float">
            <text:p>0.016969</text:p>
          </table:table-cell>
          <table:table-cell office:value-type="float" office:value="0.029267" calcext:value-type="float">
            <text:p>0.029267</text:p>
          </table:table-cell>
          <table:table-cell office:value-type="float" office:value="0.0011959" calcext:value-type="float">
            <text:p>0.0011959</text:p>
          </table:table-cell>
          <table:table-cell office:value-type="float" office:value="0.99249" calcext:value-type="float">
            <text:p>0.99249</text:p>
          </table:table-cell>
          <table:table-cell office:value-type="float" office:value="0.97517" calcext:value-type="float">
            <text:p>0.97517</text:p>
          </table:table-cell>
          <table:table-cell office:value-type="float" office:value="0.98821" calcext:value-type="float">
            <text:p>0.98821</text:p>
          </table:table-cell>
          <table:table-cell office:value-type="float" office:value="0.88608" calcext:value-type="float">
            <text:p>0.88608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27872" calcext:value-type="float">
            <text:p>0.027872</text:p>
          </table:table-cell>
          <table:table-cell office:value-type="float" office:value="0.00086193" calcext:value-type="float">
            <text:p>0.00086193</text:p>
          </table:table-cell>
          <table:table-cell table:number-columns-repeated="3" office:value-type="float" office:value="0.0047348" calcext:value-type="float">
            <text:p>0.00473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7235" calcext:value-type="float">
            <text:p>0.017235</text:p>
          </table:table-cell>
          <table:table-cell office:value-type="float" office:value="0.030095" calcext:value-type="float">
            <text:p>0.030095</text:p>
          </table:table-cell>
          <table:table-cell office:value-type="float" office:value="0.0012227" calcext:value-type="float">
            <text:p>0.0012227</text:p>
          </table:table-cell>
          <table:table-cell office:value-type="float" office:value="0.99328" calcext:value-type="float">
            <text:p>0.99328</text:p>
          </table:table-cell>
          <table:table-cell office:value-type="float" office:value="0.97555" calcext:value-type="float">
            <text:p>0.97555</text:p>
          </table:table-cell>
          <table:table-cell office:value-type="float" office:value="0.98735" calcext:value-type="float">
            <text:p>0.98735</text:p>
          </table:table-cell>
          <table:table-cell office:value-type="float" office:value="0.88514" calcext:value-type="float">
            <text:p>0.88514</text:p>
          </table:table-cell>
          <table:table-cell office:value-type="float" office:value="0.011578" calcext:value-type="float">
            <text:p>0.011578</text:p>
          </table:table-cell>
          <table:table-cell office:value-type="float" office:value="0.027813" calcext:value-type="float">
            <text:p>0.027813</text:p>
          </table:table-cell>
          <table:table-cell office:value-type="float" office:value="0.00075" calcext:value-type="float">
            <text:p>0.00075</text:p>
          </table:table-cell>
          <table:table-cell table:number-columns-repeated="3" office:value-type="float" office:value="0.004659" calcext:value-type="float">
            <text:p>0.0046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6911" calcext:value-type="float">
            <text:p>0.016911</text:p>
          </table:table-cell>
          <table:table-cell office:value-type="float" office:value="0.02947" calcext:value-type="float">
            <text:p>0.02947</text:p>
          </table:table-cell>
          <table:table-cell office:value-type="float" office:value="0.0011626" calcext:value-type="float">
            <text:p>0.0011626</text:p>
          </table:table-cell>
          <table:table-cell office:value-type="float" office:value="0.99317" calcext:value-type="float">
            <text:p>0.99317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98743" calcext:value-type="float">
            <text:p>0.98743</text:p>
          </table:table-cell>
          <table:table-cell office:value-type="float" office:value="0.88764" calcext:value-type="float">
            <text:p>0.88764</text:p>
          </table:table-cell>
          <table:table-cell office:value-type="float" office:value="0.011366" calcext:value-type="float">
            <text:p>0.011366</text:p>
          </table:table-cell>
          <table:table-cell office:value-type="float" office:value="0.027486" calcext:value-type="float">
            <text:p>0.027486</text:p>
          </table:table-cell>
          <table:table-cell office:value-type="float" office:value="0.00080501" calcext:value-type="float">
            <text:p>0.00080501</text:p>
          </table:table-cell>
          <table:table-cell table:number-columns-repeated="3" office:value-type="float" office:value="0.0045833" calcext:value-type="float">
            <text:p>0.00458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6927" calcext:value-type="float">
            <text:p>0.016927</text:p>
          </table:table-cell>
          <table:table-cell office:value-type="float" office:value="0.029635" calcext:value-type="float">
            <text:p>0.029635</text:p>
          </table:table-cell>
          <table:table-cell office:value-type="float" office:value="0.0011856" calcext:value-type="float">
            <text:p>0.0011856</text:p>
          </table:table-cell>
          <table:table-cell office:value-type="float" office:value="0.99464" calcext:value-type="float">
            <text:p>0.99464</text:p>
          </table:table-cell>
          <table:table-cell office:value-type="float" office:value="0.97578" calcext:value-type="float">
            <text:p>0.97578</text:p>
          </table:table-cell>
          <table:table-cell office:value-type="float" office:value="0.98713" calcext:value-type="float">
            <text:p>0.98713</text:p>
          </table:table-cell>
          <table:table-cell office:value-type="float" office:value="0.88685" calcext:value-type="float">
            <text:p>0.88685</text:p>
          </table:table-cell>
          <table:table-cell office:value-type="float" office:value="0.011488" calcext:value-type="float">
            <text:p>0.011488</text:p>
          </table:table-cell>
          <table:table-cell office:value-type="float" office:value="0.027888" calcext:value-type="float">
            <text:p>0.027888</text:p>
          </table:table-cell>
          <table:table-cell office:value-type="float" office:value="0.00074476" calcext:value-type="float">
            <text:p>0.00074476</text:p>
          </table:table-cell>
          <table:table-cell table:number-columns-repeated="3" office:value-type="float" office:value="0.0045075" calcext:value-type="float">
            <text:p>0.00450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6623" calcext:value-type="float">
            <text:p>0.016623</text:p>
          </table:table-cell>
          <table:table-cell office:value-type="float" office:value="0.029296" calcext:value-type="float">
            <text:p>0.029296</text:p>
          </table:table-cell>
          <table:table-cell office:value-type="float" office:value="0.0011602" calcext:value-type="float">
            <text:p>0.0011602</text:p>
          </table:table-cell>
          <table:table-cell office:value-type="float" office:value="0.99314" calcext:value-type="float">
            <text:p>0.99314</text:p>
          </table:table-cell>
          <table:table-cell office:value-type="float" office:value="0.97519" calcext:value-type="float">
            <text:p>0.97519</text:p>
          </table:table-cell>
          <table:table-cell office:value-type="float" office:value="0.98745" calcext:value-type="float">
            <text:p>0.98745</text:p>
          </table:table-cell>
          <table:table-cell office:value-type="float" office:value="0.88705" calcext:value-type="float">
            <text:p>0.88705</text:p>
          </table:table-cell>
          <table:table-cell office:value-type="float" office:value="0.011547" calcext:value-type="float">
            <text:p>0.011547</text:p>
          </table:table-cell>
          <table:table-cell office:value-type="float" office:value="0.027797" calcext:value-type="float">
            <text:p>0.027797</text:p>
          </table:table-cell>
          <table:table-cell office:value-type="float" office:value="0.00078326" calcext:value-type="float">
            <text:p>0.00078326</text:p>
          </table:table-cell>
          <table:table-cell table:number-columns-repeated="3" office:value-type="float" office:value="0.0044317" calcext:value-type="float">
            <text:p>0.00443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6599" calcext:value-type="float">
            <text:p>0.016599</text:p>
          </table:table-cell>
          <table:table-cell office:value-type="float" office:value="0.029099" calcext:value-type="float">
            <text:p>0.029099</text:p>
          </table:table-cell>
          <table:table-cell office:value-type="float" office:value="0.0011371" calcext:value-type="float">
            <text:p>0.0011371</text:p>
          </table:table-cell>
          <table:table-cell office:value-type="float" office:value="0.99395" calcext:value-type="float">
            <text:p>0.99395</text:p>
          </table:table-cell>
          <table:table-cell office:value-type="float" office:value="0.97399" calcext:value-type="float">
            <text:p>0.97399</text:p>
          </table:table-cell>
          <table:table-cell office:value-type="float" office:value="0.98903" calcext:value-type="float">
            <text:p>0.98903</text:p>
          </table:table-cell>
          <table:table-cell office:value-type="float" office:value="0.88806" calcext:value-type="float">
            <text:p>0.88806</text:p>
          </table:table-cell>
          <table:table-cell office:value-type="float" office:value="0.011392" calcext:value-type="float">
            <text:p>0.011392</text:p>
          </table:table-cell>
          <table:table-cell office:value-type="float" office:value="0.027689" calcext:value-type="float">
            <text:p>0.027689</text:p>
          </table:table-cell>
          <table:table-cell office:value-type="float" office:value="0.00072625" calcext:value-type="float">
            <text:p>0.00072625</text:p>
          </table:table-cell>
          <table:table-cell table:number-columns-repeated="3" office:value-type="float" office:value="0.0043559" calcext:value-type="float">
            <text:p>0.00435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6309" calcext:value-type="float">
            <text:p>0.016309</text:p>
          </table:table-cell>
          <table:table-cell office:value-type="float" office:value="0.028505" calcext:value-type="float">
            <text:p>0.028505</text:p>
          </table:table-cell>
          <table:table-cell office:value-type="float" office:value="0.0011215" calcext:value-type="float">
            <text:p>0.0011215</text:p>
          </table:table-cell>
          <table:table-cell office:value-type="float" office:value="0.99503" calcext:value-type="float">
            <text:p>0.99503</text:p>
          </table:table-cell>
          <table:table-cell office:value-type="float" office:value="0.97593" calcext:value-type="float">
            <text:p>0.97593</text:p>
          </table:table-cell>
          <table:table-cell office:value-type="float" office:value="0.98769" calcext:value-type="float">
            <text:p>0.98769</text:p>
          </table:table-cell>
          <table:table-cell office:value-type="float" office:value="0.89066" calcext:value-type="float">
            <text:p>0.89066</text:p>
          </table:table-cell>
          <table:table-cell office:value-type="float" office:value="0.011052" calcext:value-type="float">
            <text:p>0.011052</text:p>
          </table:table-cell>
          <table:table-cell office:value-type="float" office:value="0.027307" calcext:value-type="float">
            <text:p>0.027307</text:p>
          </table:table-cell>
          <table:table-cell office:value-type="float" office:value="0.00075508" calcext:value-type="float">
            <text:p>0.00075508</text:p>
          </table:table-cell>
          <table:table-cell table:number-columns-repeated="3" office:value-type="float" office:value="0.0042802" calcext:value-type="float">
            <text:p>0.00428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6502" calcext:value-type="float">
            <text:p>0.016502</text:p>
          </table:table-cell>
          <table:table-cell office:value-type="float" office:value="0.02896" calcext:value-type="float">
            <text:p>0.02896</text:p>
          </table:table-cell>
          <table:table-cell office:value-type="float" office:value="0.0013383" calcext:value-type="float">
            <text:p>0.0013383</text:p>
          </table:table-cell>
          <table:table-cell office:value-type="float" office:value="0.99415" calcext:value-type="float">
            <text:p>0.99415</text:p>
          </table:table-cell>
          <table:table-cell office:value-type="float" office:value="0.97527" calcext:value-type="float">
            <text:p>0.97527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89149" calcext:value-type="float">
            <text:p>0.89149</text:p>
          </table:table-cell>
          <table:table-cell office:value-type="float" office:value="0.011201" calcext:value-type="float">
            <text:p>0.011201</text:p>
          </table:table-cell>
          <table:table-cell office:value-type="float" office:value="0.027269" calcext:value-type="float">
            <text:p>0.027269</text:p>
          </table:table-cell>
          <table:table-cell office:value-type="float" office:value="0.00073137" calcext:value-type="float">
            <text:p>0.00073137</text:p>
          </table:table-cell>
          <table:table-cell table:number-columns-repeated="3" office:value-type="float" office:value="0.0042044" calcext:value-type="float">
            <text:p>0.00420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0.028863" calcext:value-type="float">
            <text:p>0.028863</text:p>
          </table:table-cell>
          <table:table-cell office:value-type="float" office:value="0.0011056" calcext:value-type="float">
            <text:p>0.0011056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7234" calcext:value-type="float">
            <text:p>0.97234</text:p>
          </table:table-cell>
          <table:table-cell office:value-type="float" office:value="0.98661" calcext:value-type="float">
            <text:p>0.98661</text:p>
          </table:table-cell>
          <table:table-cell office:value-type="float" office:value="0.88875" calcext:value-type="float">
            <text:p>0.88875</text:p>
          </table:table-cell>
          <table:table-cell office:value-type="float" office:value="0.011263" calcext:value-type="float">
            <text:p>0.011263</text:p>
          </table:table-cell>
          <table:table-cell office:value-type="float" office:value="0.027569" calcext:value-type="float">
            <text:p>0.027569</text:p>
          </table:table-cell>
          <table:table-cell office:value-type="float" office:value="0.00081133" calcext:value-type="float">
            <text:p>0.00081133</text:p>
          </table:table-cell>
          <table:table-cell table:number-columns-repeated="3" office:value-type="float" office:value="0.0041286" calcext:value-type="float">
            <text:p>0.00412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6067" calcext:value-type="float">
            <text:p>0.016067</text:p>
          </table:table-cell>
          <table:table-cell office:value-type="float" office:value="0.028467" calcext:value-type="float">
            <text:p>0.028467</text:p>
          </table:table-cell>
          <table:table-cell office:value-type="float" office:value="0.0011288" calcext:value-type="float">
            <text:p>0.0011288</text:p>
          </table:table-cell>
          <table:table-cell office:value-type="float" office:value="0.99218" calcext:value-type="float">
            <text:p>0.99218</text:p>
          </table:table-cell>
          <table:table-cell office:value-type="float" office:value="0.97684" calcext:value-type="float">
            <text:p>0.97684</text:p>
          </table:table-cell>
          <table:table-cell office:value-type="float" office:value="0.98773" calcext:value-type="float">
            <text:p>0.98773</text:p>
          </table:table-cell>
          <table:table-cell office:value-type="float" office:value="0.88873" calcext:value-type="float">
            <text:p>0.88873</text:p>
          </table:table-cell>
          <table:table-cell office:value-type="float" office:value="0.011062" calcext:value-type="float">
            <text:p>0.011062</text:p>
          </table:table-cell>
          <table:table-cell office:value-type="float" office:value="0.027267" calcext:value-type="float">
            <text:p>0.027267</text:p>
          </table:table-cell>
          <table:table-cell office:value-type="float" office:value="0.00068742" calcext:value-type="float">
            <text:p>0.00068742</text:p>
          </table:table-cell>
          <table:table-cell table:number-columns-repeated="3" office:value-type="float" office:value="0.0040528" calcext:value-type="float">
            <text:p>0.00405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27986" calcext:value-type="float">
            <text:p>0.027986</text:p>
          </table:table-cell>
          <table:table-cell office:value-type="float" office:value="0.0010803" calcext:value-type="float">
            <text:p>0.0010803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7705" calcext:value-type="float">
            <text:p>0.97705</text:p>
          </table:table-cell>
          <table:table-cell office:value-type="float" office:value="0.98831" calcext:value-type="float">
            <text:p>0.98831</text:p>
          </table:table-cell>
          <table:table-cell office:value-type="float" office:value="0.89381" calcext:value-type="float">
            <text:p>0.89381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27096" calcext:value-type="float">
            <text:p>0.027096</text:p>
          </table:table-cell>
          <table:table-cell office:value-type="float" office:value="0.00074069" calcext:value-type="float">
            <text:p>0.00074069</text:p>
          </table:table-cell>
          <table:table-cell table:number-columns-repeated="3" office:value-type="float" office:value="0.0039771" calcext:value-type="float">
            <text:p>0.00397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6023" calcext:value-type="float">
            <text:p>0.016023</text:p>
          </table:table-cell>
          <table:table-cell office:value-type="float" office:value="0.027884" calcext:value-type="float">
            <text:p>0.027884</text:p>
          </table:table-cell>
          <table:table-cell office:value-type="float" office:value="0.0010377" calcext:value-type="float">
            <text:p>0.0010377</text:p>
          </table:table-cell>
          <table:table-cell office:value-type="float" office:value="0.99393" calcext:value-type="float">
            <text:p>0.99393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98822" calcext:value-type="float">
            <text:p>0.98822</text:p>
          </table:table-cell>
          <table:table-cell office:value-type="float" office:value="0.89226" calcext:value-type="float">
            <text:p>0.89226</text:p>
          </table:table-cell>
          <table:table-cell office:value-type="float" office:value="0.011125" calcext:value-type="float">
            <text:p>0.011125</text:p>
          </table:table-cell>
          <table:table-cell office:value-type="float" office:value="0.027076" calcext:value-type="float">
            <text:p>0.027076</text:p>
          </table:table-cell>
          <table:table-cell office:value-type="float" office:value="0.00068404" calcext:value-type="float">
            <text:p>0.00068404</text:p>
          </table:table-cell>
          <table:table-cell table:number-columns-repeated="3" office:value-type="float" office:value="0.0039013" calcext:value-type="float">
            <text:p>0.00390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5789" calcext:value-type="float">
            <text:p>0.015789</text:p>
          </table:table-cell>
          <table:table-cell office:value-type="float" office:value="0.027745" calcext:value-type="float">
            <text:p>0.027745</text:p>
          </table:table-cell>
          <table:table-cell office:value-type="float" office:value="0.0010474" calcext:value-type="float">
            <text:p>0.0010474</text:p>
          </table:table-cell>
          <table:table-cell office:value-type="float" office:value="0.99381" calcext:value-type="float">
            <text:p>0.99381</text:p>
          </table:table-cell>
          <table:table-cell office:value-type="float" office:value="0.97749" calcext:value-type="float">
            <text:p>0.97749</text:p>
          </table:table-cell>
          <table:table-cell office:value-type="float" office:value="0.989" calcext:value-type="float">
            <text:p>0.989</text:p>
          </table:table-cell>
          <table:table-cell office:value-type="float" office:value="0.89092" calcext:value-type="float">
            <text:p>0.89092</text:p>
          </table:table-cell>
          <table:table-cell office:value-type="float" office:value="0.010881" calcext:value-type="float">
            <text:p>0.010881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007136" calcext:value-type="float">
            <text:p>0.0007136</text:p>
          </table:table-cell>
          <table:table-cell table:number-columns-repeated="3" office:value-type="float" office:value="0.0038255" calcext:value-type="float">
            <text:p>0.00382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5707" calcext:value-type="float">
            <text:p>0.015707</text:p>
          </table:table-cell>
          <table:table-cell office:value-type="float" office:value="0.027468" calcext:value-type="float">
            <text:p>0.027468</text:p>
          </table:table-cell>
          <table:table-cell office:value-type="float" office:value="0.0010579" calcext:value-type="float">
            <text:p>0.0010579</text:p>
          </table:table-cell>
          <table:table-cell office:value-type="float" office:value="0.99341" calcext:value-type="float">
            <text:p>0.99341</text:p>
          </table:table-cell>
          <table:table-cell office:value-type="float" office:value="0.97775" calcext:value-type="float">
            <text:p>0.97775</text:p>
          </table:table-cell>
          <table:table-cell office:value-type="float" office:value="0.98808" calcext:value-type="float">
            <text:p>0.98808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0.026853" calcext:value-type="float">
            <text:p>0.026853</text:p>
          </table:table-cell>
          <table:table-cell office:value-type="float" office:value="0.0006708" calcext:value-type="float">
            <text:p>0.0006708</text:p>
          </table:table-cell>
          <table:table-cell table:number-columns-repeated="3" office:value-type="float" office:value="0.0037497" calcext:value-type="float">
            <text:p>0.00374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5832" calcext:value-type="float">
            <text:p>0.015832</text:p>
          </table:table-cell>
          <table:table-cell office:value-type="float" office:value="0.027683" calcext:value-type="float">
            <text:p>0.027683</text:p>
          </table:table-cell>
          <table:table-cell office:value-type="float" office:value="0.0010501" calcext:value-type="float">
            <text:p>0.0010501</text:p>
          </table:table-cell>
          <table:table-cell office:value-type="float" office:value="0.99329" calcext:value-type="float">
            <text:p>0.99329</text:p>
          </table:table-cell>
          <table:table-cell office:value-type="float" office:value="0.97645" calcext:value-type="float">
            <text:p>0.97645</text:p>
          </table:table-cell>
          <table:table-cell office:value-type="float" office:value="0.98826" calcext:value-type="float">
            <text:p>0.98826</text:p>
          </table:table-cell>
          <table:table-cell office:value-type="float" office:value="0.89419" calcext:value-type="float">
            <text:p>0.89419</text:p>
          </table:table-cell>
          <table:table-cell office:value-type="float" office:value="0.010691" calcext:value-type="float">
            <text:p>0.010691</text:p>
          </table:table-cell>
          <table:table-cell office:value-type="float" office:value="0.026559" calcext:value-type="float">
            <text:p>0.026559</text:p>
          </table:table-cell>
          <table:table-cell office:value-type="float" office:value="0.00065226" calcext:value-type="float">
            <text:p>0.00065226</text:p>
          </table:table-cell>
          <table:table-cell table:number-columns-repeated="3" office:value-type="float" office:value="0.003674" calcext:value-type="float">
            <text:p>0.0036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5621" calcext:value-type="float">
            <text:p>0.015621</text:p>
          </table:table-cell>
          <table:table-cell office:value-type="float" office:value="0.027538" calcext:value-type="float">
            <text:p>0.027538</text:p>
          </table:table-cell>
          <table:table-cell office:value-type="float" office:value="0.0010211" calcext:value-type="float">
            <text:p>0.0010211</text:p>
          </table:table-cell>
          <table:table-cell office:value-type="float" office:value="0.99475" calcext:value-type="float">
            <text:p>0.99475</text:p>
          </table:table-cell>
          <table:table-cell office:value-type="float" office:value="0.97468" calcext:value-type="float">
            <text:p>0.97468</text:p>
          </table:table-cell>
          <table:table-cell office:value-type="float" office:value="0.98725" calcext:value-type="float">
            <text:p>0.98725</text:p>
          </table:table-cell>
          <table:table-cell office:value-type="float" office:value="0.89575" calcext:value-type="float">
            <text:p>0.89575</text:p>
          </table:table-cell>
          <table:table-cell office:value-type="float" office:value="0.010824" calcext:value-type="float">
            <text:p>0.010824</text:p>
          </table:table-cell>
          <table:table-cell office:value-type="float" office:value="0.026734" calcext:value-type="float">
            <text:p>0.026734</text:p>
          </table:table-cell>
          <table:table-cell office:value-type="float" office:value="0.00066048" calcext:value-type="float">
            <text:p>0.00066048</text:p>
          </table:table-cell>
          <table:table-cell table:number-columns-repeated="3" office:value-type="float" office:value="0.0035982" calcext:value-type="float">
            <text:p>0.00359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5533" calcext:value-type="float">
            <text:p>0.015533</text:p>
          </table:table-cell>
          <table:table-cell office:value-type="float" office:value="0.027334" calcext:value-type="float">
            <text:p>0.027334</text:p>
          </table:table-cell>
          <table:table-cell office:value-type="float" office:value="0.0010102" calcext:value-type="float">
            <text:p>0.0010102</text:p>
          </table:table-cell>
          <table:table-cell office:value-type="float" office:value="0.99528" calcext:value-type="float">
            <text:p>0.99528</text:p>
          </table:table-cell>
          <table:table-cell office:value-type="float" office:value="0.97446" calcext:value-type="float">
            <text:p>0.97446</text:p>
          </table:table-cell>
          <table:table-cell office:value-type="float" office:value="0.98797" calcext:value-type="float">
            <text:p>0.98797</text:p>
          </table:table-cell>
          <table:table-cell office:value-type="float" office:value="0.89544" calcext:value-type="float">
            <text:p>0.89544</text:p>
          </table:table-cell>
          <table:table-cell office:value-type="float" office:value="0.010816" calcext:value-type="float">
            <text:p>0.010816</text:p>
          </table:table-cell>
          <table:table-cell office:value-type="float" office:value="0.026867" calcext:value-type="float">
            <text:p>0.026867</text:p>
          </table:table-cell>
          <table:table-cell office:value-type="float" office:value="0.00069526" calcext:value-type="float">
            <text:p>0.00069526</text:p>
          </table:table-cell>
          <table:table-cell table:number-columns-repeated="3" office:value-type="float" office:value="0.0035224" calcext:value-type="float">
            <text:p>0.00352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5275" calcext:value-type="float">
            <text:p>0.015275</text:p>
          </table:table-cell>
          <table:table-cell office:value-type="float" office:value="0.026989" calcext:value-type="float">
            <text:p>0.026989</text:p>
          </table:table-cell>
          <table:table-cell office:value-type="float" office:value="0.0010196" calcext:value-type="float">
            <text:p>0.0010196</text:p>
          </table:table-cell>
          <table:table-cell office:value-type="float" office:value="0.99385" calcext:value-type="float">
            <text:p>0.99385</text:p>
          </table:table-cell>
          <table:table-cell office:value-type="float" office:value="0.97576" calcext:value-type="float">
            <text:p>0.97576</text:p>
          </table:table-cell>
          <table:table-cell office:value-type="float" office:value="0.98786" calcext:value-type="float">
            <text:p>0.98786</text:p>
          </table:table-cell>
          <table:table-cell office:value-type="float" office:value="0.89627" calcext:value-type="float">
            <text:p>0.89627</text:p>
          </table:table-cell>
          <table:table-cell office:value-type="float" office:value="0.010678" calcext:value-type="float">
            <text:p>0.010678</text:p>
          </table:table-cell>
          <table:table-cell office:value-type="float" office:value="0.026573" calcext:value-type="float">
            <text:p>0.026573</text:p>
          </table:table-cell>
          <table:table-cell office:value-type="float" office:value="0.00065262" calcext:value-type="float">
            <text:p>0.00065262</text:p>
          </table:table-cell>
          <table:table-cell table:number-columns-repeated="3" office:value-type="float" office:value="0.0034466" calcext:value-type="float">
            <text:p>0.00344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5169" calcext:value-type="float">
            <text:p>0.015169</text:p>
          </table:table-cell>
          <table:table-cell office:value-type="float" office:value="0.026405" calcext:value-type="float">
            <text:p>0.026405</text:p>
          </table:table-cell>
          <table:table-cell office:value-type="float" office:value="0.00095271" calcext:value-type="float">
            <text:p>0.00095271</text:p>
          </table:table-cell>
          <table:table-cell office:value-type="float" office:value="0.99414" calcext:value-type="float">
            <text:p>0.99414</text:p>
          </table:table-cell>
          <table:table-cell office:value-type="float" office:value="0.97516" calcext:value-type="float">
            <text:p>0.97516</text:p>
          </table:table-cell>
          <table:table-cell office:value-type="float" office:value="0.98752" calcext:value-type="float">
            <text:p>0.98752</text:p>
          </table:table-cell>
          <table:table-cell office:value-type="float" office:value="0.89616" calcext:value-type="float">
            <text:p>0.89616</text:p>
          </table:table-cell>
          <table:table-cell office:value-type="float" office:value="0.010681" calcext:value-type="float">
            <text:p>0.010681</text:p>
          </table:table-cell>
          <table:table-cell office:value-type="float" office:value="0.02658" calcext:value-type="float">
            <text:p>0.02658</text:p>
          </table:table-cell>
          <table:table-cell office:value-type="float" office:value="0.00061206" calcext:value-type="float">
            <text:p>0.00061206</text:p>
          </table:table-cell>
          <table:table-cell table:number-columns-repeated="3" office:value-type="float" office:value="0.0033709" calcext:value-type="float">
            <text:p>0.00337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5187" calcext:value-type="float">
            <text:p>0.015187</text:p>
          </table:table-cell>
          <table:table-cell office:value-type="float" office:value="0.026691" calcext:value-type="float">
            <text:p>0.026691</text:p>
          </table:table-cell>
          <table:table-cell office:value-type="float" office:value="0.0010626" calcext:value-type="float">
            <text:p>0.0010626</text:p>
          </table:table-cell>
          <table:table-cell office:value-type="float" office:value="0.99466" calcext:value-type="float">
            <text:p>0.99466</text:p>
          </table:table-cell>
          <table:table-cell office:value-type="float" office:value="0.97384" calcext:value-type="float">
            <text:p>0.97384</text:p>
          </table:table-cell>
          <table:table-cell office:value-type="float" office:value="0.98751" calcext:value-type="float">
            <text:p>0.98751</text:p>
          </table:table-cell>
          <table:table-cell office:value-type="float" office:value="0.89626" calcext:value-type="float">
            <text:p>0.89626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26365" calcext:value-type="float">
            <text:p>0.026365</text:p>
          </table:table-cell>
          <table:table-cell office:value-type="float" office:value="0.00063936" calcext:value-type="float">
            <text:p>0.00063936</text:p>
          </table:table-cell>
          <table:table-cell table:number-columns-repeated="3" office:value-type="float" office:value="0.0032951" calcext:value-type="float">
            <text:p>0.00329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5244" calcext:value-type="float">
            <text:p>0.015244</text:p>
          </table:table-cell>
          <table:table-cell office:value-type="float" office:value="0.026906" calcext:value-type="float">
            <text:p>0.026906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.99322" calcext:value-type="float">
            <text:p>0.99322</text:p>
          </table:table-cell>
          <table:table-cell office:value-type="float" office:value="0.97711" calcext:value-type="float">
            <text:p>0.97711</text:p>
          </table:table-cell>
          <table:table-cell office:value-type="float" office:value="0.98751" calcext:value-type="float">
            <text:p>0.98751</text:p>
          </table:table-cell>
          <table:table-cell office:value-type="float" office:value="0.89672" calcext:value-type="float">
            <text:p>0.89672</text:p>
          </table:table-cell>
          <table:table-cell office:value-type="float" office:value="0.010634" calcext:value-type="float">
            <text:p>0.010634</text:p>
          </table:table-cell>
          <table:table-cell office:value-type="float" office:value="0.026533" calcext:value-type="float">
            <text:p>0.026533</text:p>
          </table:table-cell>
          <table:table-cell office:value-type="float" office:value="0.0006215" calcext:value-type="float">
            <text:p>0.0006215</text:p>
          </table:table-cell>
          <table:table-cell table:number-columns-repeated="3" office:value-type="float" office:value="0.0032193" calcext:value-type="float">
            <text:p>0.00321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5052" calcext:value-type="float">
            <text:p>0.015052</text:p>
          </table:table-cell>
          <table:table-cell office:value-type="float" office:value="0.026746" calcext:value-type="float">
            <text:p>0.026746</text:p>
          </table:table-cell>
          <table:table-cell office:value-type="float" office:value="0.00099648" calcext:value-type="float">
            <text:p>0.00099648</text:p>
          </table:table-cell>
          <table:table-cell office:value-type="float" office:value="0.99474" calcext:value-type="float">
            <text:p>0.99474</text:p>
          </table:table-cell>
          <table:table-cell office:value-type="float" office:value="0.97235" calcext:value-type="float">
            <text:p>0.97235</text:p>
          </table:table-cell>
          <table:table-cell office:value-type="float" office:value="0.98673" calcext:value-type="float">
            <text:p>0.98673</text:p>
          </table:table-cell>
          <table:table-cell office:value-type="float" office:value="0.89674" calcext:value-type="float">
            <text:p>0.89674</text:p>
          </table:table-cell>
          <table:table-cell office:value-type="float" office:value="0.010562" calcext:value-type="float">
            <text:p>0.010562</text:p>
          </table:table-cell>
          <table:table-cell office:value-type="float" office:value="0.026324" calcext:value-type="float">
            <text:p>0.026324</text:p>
          </table:table-cell>
          <table:table-cell office:value-type="float" office:value="0.00064947" calcext:value-type="float">
            <text:p>0.00064947</text:p>
          </table:table-cell>
          <table:table-cell table:number-columns-repeated="3" office:value-type="float" office:value="0.0031435" calcext:value-type="float">
            <text:p>0.00314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4966" calcext:value-type="float">
            <text:p>0.014966</text:p>
          </table:table-cell>
          <table:table-cell office:value-type="float" office:value="0.026968" calcext:value-type="float">
            <text:p>0.026968</text:p>
          </table:table-cell>
          <table:table-cell office:value-type="float" office:value="0.00095613" calcext:value-type="float">
            <text:p>0.00095613</text:p>
          </table:table-cell>
          <table:table-cell office:value-type="float" office:value="0.99381" calcext:value-type="float">
            <text:p>0.99381</text:p>
          </table:table-cell>
          <table:table-cell office:value-type="float" office:value="0.9753" calcext:value-type="float">
            <text:p>0.9753</text:p>
          </table:table-cell>
          <table:table-cell office:value-type="float" office:value="0.98705" calcext:value-type="float">
            <text:p>0.98705</text:p>
          </table:table-cell>
          <table:table-cell office:value-type="float" office:value="0.89905" calcext:value-type="float">
            <text:p>0.89905</text:p>
          </table:table-cell>
          <table:table-cell office:value-type="float" office:value="0.010532" calcext:value-type="float">
            <text:p>0.010532</text:p>
          </table:table-cell>
          <table:table-cell office:value-type="float" office:value="0.026331" calcext:value-type="float">
            <text:p>0.026331</text:p>
          </table:table-cell>
          <table:table-cell office:value-type="float" office:value="0.00065318" calcext:value-type="float">
            <text:p>0.00065318</text:p>
          </table:table-cell>
          <table:table-cell table:number-columns-repeated="3" office:value-type="float" office:value="0.0030678" calcext:value-type="float">
            <text:p>0.00306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4863" calcext:value-type="float">
            <text:p>0.014863</text:p>
          </table:table-cell>
          <table:table-cell office:value-type="float" office:value="0.026527" calcext:value-type="float">
            <text:p>0.026527</text:p>
          </table:table-cell>
          <table:table-cell office:value-type="float" office:value="0.00095894" calcext:value-type="float">
            <text:p>0.00095894</text:p>
          </table:table-cell>
          <table:table-cell office:value-type="float" office:value="0.99483" calcext:value-type="float">
            <text:p>0.99483</text:p>
          </table:table-cell>
          <table:table-cell office:value-type="float" office:value="0.97576" calcext:value-type="float">
            <text:p>0.97576</text:p>
          </table:table-cell>
          <table:table-cell office:value-type="float" office:value="0.98778" calcext:value-type="float">
            <text:p>0.98778</text:p>
          </table:table-cell>
          <table:table-cell office:value-type="float" office:value="0.89921" calcext:value-type="float">
            <text:p>0.89921</text:p>
          </table:table-cell>
          <table:table-cell office:value-type="float" office:value="0.010556" calcext:value-type="float">
            <text:p>0.010556</text:p>
          </table:table-cell>
          <table:table-cell office:value-type="float" office:value="0.026172" calcext:value-type="float">
            <text:p>0.026172</text:p>
          </table:table-cell>
          <table:table-cell office:value-type="float" office:value="0.00063447" calcext:value-type="float">
            <text:p>0.00063447</text:p>
          </table:table-cell>
          <table:table-cell table:number-columns-repeated="3" office:value-type="float" office:value="0.002992" calcext:value-type="float">
            <text:p>0.0029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755" calcext:value-type="float">
            <text:p>0.014755</text:p>
          </table:table-cell>
          <table:table-cell office:value-type="float" office:value="0.026008" calcext:value-type="float">
            <text:p>0.026008</text:p>
          </table:table-cell>
          <table:table-cell office:value-type="float" office:value="0.00093048" calcext:value-type="float">
            <text:p>0.00093048</text:p>
          </table:table-cell>
          <table:table-cell office:value-type="float" office:value="0.99523" calcext:value-type="float">
            <text:p>0.99523</text:p>
          </table:table-cell>
          <table:table-cell office:value-type="float" office:value="0.97633" calcext:value-type="float">
            <text:p>0.97633</text:p>
          </table:table-cell>
          <table:table-cell office:value-type="float" office:value="0.98822" calcext:value-type="float">
            <text:p>0.98822</text:p>
          </table:table-cell>
          <table:table-cell office:value-type="float" office:value="0.90219" calcext:value-type="float">
            <text:p>0.90219</text:p>
          </table:table-cell>
          <table:table-cell office:value-type="float" office:value="0.010482" calcext:value-type="float">
            <text:p>0.010482</text:p>
          </table:table-cell>
          <table:table-cell office:value-type="float" office:value="0.025936" calcext:value-type="float">
            <text:p>0.025936</text:p>
          </table:table-cell>
          <table:table-cell office:value-type="float" office:value="0.00060964" calcext:value-type="float">
            <text:p>0.00060964</text:p>
          </table:table-cell>
          <table:table-cell table:number-columns-repeated="3" office:value-type="float" office:value="0.0029162" calcext:value-type="float">
            <text:p>0.00291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4627" calcext:value-type="float">
            <text:p>0.014627</text:p>
          </table:table-cell>
          <table:table-cell office:value-type="float" office:value="0.025901" calcext:value-type="float">
            <text:p>0.025901</text:p>
          </table:table-cell>
          <table:table-cell office:value-type="float" office:value="0.00089238" calcext:value-type="float">
            <text:p>0.00089238</text:p>
          </table:table-cell>
          <table:table-cell office:value-type="float" office:value="0.99265" calcext:value-type="float">
            <text:p>0.99265</text:p>
          </table:table-cell>
          <table:table-cell office:value-type="float" office:value="0.97643" calcext:value-type="float">
            <text:p>0.97643</text:p>
          </table:table-cell>
          <table:table-cell office:value-type="float" office:value="0.98777" calcext:value-type="float">
            <text:p>0.98777</text:p>
          </table:table-cell>
          <table:table-cell office:value-type="float" office:value="0.90052" calcext:value-type="float">
            <text:p>0.90052</text:p>
          </table:table-cell>
          <table:table-cell office:value-type="float" office:value="0.010353" calcext:value-type="float">
            <text:p>0.010353</text:p>
          </table:table-cell>
          <table:table-cell office:value-type="float" office:value="0.026128" calcext:value-type="float">
            <text:p>0.026128</text:p>
          </table:table-cell>
          <table:table-cell office:value-type="float" office:value="0.00060909" calcext:value-type="float">
            <text:p>0.00060909</text:p>
          </table:table-cell>
          <table:table-cell table:number-columns-repeated="3" office:value-type="float" office:value="0.0028405" calcext:value-type="float">
            <text:p>0.00284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4356" calcext:value-type="float">
            <text:p>0.014356</text:p>
          </table:table-cell>
          <table:table-cell office:value-type="float" office:value="0.025555" calcext:value-type="float">
            <text:p>0.025555</text:p>
          </table:table-cell>
          <table:table-cell office:value-type="float" office:value="0.00088473" calcext:value-type="float">
            <text:p>0.00088473</text:p>
          </table:table-cell>
          <table:table-cell office:value-type="float" office:value="0.99554" calcext:value-type="float">
            <text:p>0.99554</text:p>
          </table:table-cell>
          <table:table-cell office:value-type="float" office:value="0.9743" calcext:value-type="float">
            <text:p>0.9743</text:p>
          </table:table-cell>
          <table:table-cell office:value-type="float" office:value="0.98801" calcext:value-type="float">
            <text:p>0.98801</text:p>
          </table:table-cell>
          <table:table-cell office:value-type="float" office:value="0.90182" calcext:value-type="float">
            <text:p>0.90182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0.00060786" calcext:value-type="float">
            <text:p>0.00060786</text:p>
          </table:table-cell>
          <table:table-cell table:number-columns-repeated="3" office:value-type="float" office:value="0.0027647" calcext:value-type="float">
            <text:p>0.00276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4395" calcext:value-type="float">
            <text:p>0.014395</text:p>
          </table:table-cell>
          <table:table-cell office:value-type="float" office:value="0.025735" calcext:value-type="float">
            <text:p>0.025735</text:p>
          </table:table-cell>
          <table:table-cell office:value-type="float" office:value="0.00089782" calcext:value-type="float">
            <text:p>0.00089782</text:p>
          </table:table-cell>
          <table:table-cell office:value-type="float" office:value="0.99206" calcext:value-type="float">
            <text:p>0.99206</text:p>
          </table:table-cell>
          <table:table-cell office:value-type="float" office:value="0.97808" calcext:value-type="float">
            <text:p>0.97808</text:p>
          </table:table-cell>
          <table:table-cell office:value-type="float" office:value="0.98908" calcext:value-type="float">
            <text:p>0.98908</text:p>
          </table:table-cell>
          <table:table-cell office:value-type="float" office:value="0.90328" calcext:value-type="float">
            <text:p>0.90328</text:p>
          </table:table-cell>
          <table:table-cell office:value-type="float" office:value="0.010494" calcext:value-type="float">
            <text:p>0.010494</text:p>
          </table:table-cell>
          <table:table-cell office:value-type="float" office:value="0.026259" calcext:value-type="float">
            <text:p>0.026259</text:p>
          </table:table-cell>
          <table:table-cell office:value-type="float" office:value="0.00055851" calcext:value-type="float">
            <text:p>0.00055851</text:p>
          </table:table-cell>
          <table:table-cell table:number-columns-repeated="3" office:value-type="float" office:value="0.0026889" calcext:value-type="float">
            <text:p>0.00268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4064" calcext:value-type="float">
            <text:p>0.01406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7134" calcext:value-type="float">
            <text:p>0.00087134</text:p>
          </table:table-cell>
          <table:table-cell office:value-type="float" office:value="0.99446" calcext:value-type="float">
            <text:p>0.99446</text:p>
          </table:table-cell>
          <table:table-cell office:value-type="float" office:value="0.97528" calcext:value-type="float">
            <text:p>0.97528</text:p>
          </table:table-cell>
          <table:table-cell office:value-type="float" office:value="0.98789" calcext:value-type="float">
            <text:p>0.98789</text:p>
          </table:table-cell>
          <table:table-cell office:value-type="float" office:value="0.90257" calcext:value-type="float">
            <text:p>0.90257</text:p>
          </table:table-cell>
          <table:table-cell office:value-type="float" office:value="0.010161" calcext:value-type="float">
            <text:p>0.010161</text:p>
          </table:table-cell>
          <table:table-cell office:value-type="float" office:value="0.025966" calcext:value-type="float">
            <text:p>0.025966</text:p>
          </table:table-cell>
          <table:table-cell office:value-type="float" office:value="0.00055047" calcext:value-type="float">
            <text:p>0.00055047</text:p>
          </table:table-cell>
          <table:table-cell table:number-columns-repeated="3" office:value-type="float" office:value="0.0026131" calcext:value-type="float">
            <text:p>0.00261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4134" calcext:value-type="float">
            <text:p>0.014134</text:p>
          </table:table-cell>
          <table:table-cell office:value-type="float" office:value="0.02507" calcext:value-type="float">
            <text:p>0.02507</text:p>
          </table:table-cell>
          <table:table-cell office:value-type="float" office:value="0.00090735" calcext:value-type="float">
            <text:p>0.00090735</text:p>
          </table:table-cell>
          <table:table-cell office:value-type="float" office:value="0.99476" calcext:value-type="float">
            <text:p>0.99476</text:p>
          </table:table-cell>
          <table:table-cell office:value-type="float" office:value="0.97588" calcext:value-type="float">
            <text:p>0.97588</text:p>
          </table:table-cell>
          <table:table-cell office:value-type="float" office:value="0.98813" calcext:value-type="float">
            <text:p>0.98813</text:p>
          </table:table-cell>
          <table:table-cell office:value-type="float" office:value="0.90377" calcext:value-type="float">
            <text:p>0.90377</text:p>
          </table:table-cell>
          <table:table-cell office:value-type="float" office:value="0.010135" calcext:value-type="float">
            <text:p>0.01013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0056061" calcext:value-type="float">
            <text:p>0.00056061</text:p>
          </table:table-cell>
          <table:table-cell table:number-columns-repeated="3" office:value-type="float" office:value="0.0025374" calcext:value-type="float">
            <text:p>0.00253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24606" calcext:value-type="float">
            <text:p>0.024606</text:p>
          </table:table-cell>
          <table:table-cell office:value-type="float" office:value="0.00085149" calcext:value-type="float">
            <text:p>0.00085149</text:p>
          </table:table-cell>
          <table:table-cell office:value-type="float" office:value="0.99463" calcext:value-type="float">
            <text:p>0.99463</text:p>
          </table:table-cell>
          <table:table-cell office:value-type="float" office:value="0.97529" calcext:value-type="float">
            <text:p>0.97529</text:p>
          </table:table-cell>
          <table:table-cell office:value-type="float" office:value="0.98811" calcext:value-type="float">
            <text:p>0.98811</text:p>
          </table:table-cell>
          <table:table-cell office:value-type="float" office:value="0.90263" calcext:value-type="float">
            <text:p>0.90263</text:p>
          </table:table-cell>
          <table:table-cell office:value-type="float" office:value="0.010192" calcext:value-type="float">
            <text:p>0.010192</text:p>
          </table:table-cell>
          <table:table-cell office:value-type="float" office:value="0.025712" calcext:value-type="float">
            <text:p>0.025712</text:p>
          </table:table-cell>
          <table:table-cell office:value-type="float" office:value="0.00052903" calcext:value-type="float">
            <text:p>0.00052903</text:p>
          </table:table-cell>
          <table:table-cell table:number-columns-repeated="3" office:value-type="float" office:value="0.0024616" calcext:value-type="float">
            <text:p>0.00246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4124" calcext:value-type="float">
            <text:p>0.014124</text:p>
          </table:table-cell>
          <table:table-cell office:value-type="float" office:value="0.024983" calcext:value-type="float">
            <text:p>0.024983</text:p>
          </table:table-cell>
          <table:table-cell office:value-type="float" office:value="0.00085961" calcext:value-type="float">
            <text:p>0.00085961</text:p>
          </table:table-cell>
          <table:table-cell office:value-type="float" office:value="0.99423" calcext:value-type="float">
            <text:p>0.99423</text:p>
          </table:table-cell>
          <table:table-cell office:value-type="float" office:value="0.97536" calcext:value-type="float">
            <text:p>0.97536</text:p>
          </table:table-cell>
          <table:table-cell office:value-type="float" office:value="0.98695" calcext:value-type="float">
            <text:p>0.98695</text:p>
          </table:table-cell>
          <table:table-cell office:value-type="float" office:value="0.90421" calcext:value-type="float">
            <text:p>0.90421</text:p>
          </table:table-cell>
          <table:table-cell office:value-type="float" office:value="0.010148" calcext:value-type="float">
            <text:p>0.010148</text:p>
          </table:table-cell>
          <table:table-cell office:value-type="float" office:value="0.025962" calcext:value-type="float">
            <text:p>0.025962</text:p>
          </table:table-cell>
          <table:table-cell office:value-type="float" office:value="0.00053575" calcext:value-type="float">
            <text:p>0.00053575</text:p>
          </table:table-cell>
          <table:table-cell table:number-columns-repeated="3" office:value-type="float" office:value="0.0023858" calcext:value-type="float">
            <text:p>0.002385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4004" calcext:value-type="float">
            <text:p>0.014004</text:p>
          </table:table-cell>
          <table:table-cell office:value-type="float" office:value="0.024725" calcext:value-type="float">
            <text:p>0.024725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0.99477" calcext:value-type="float">
            <text:p>0.99477</text:p>
          </table:table-cell>
          <table:table-cell office:value-type="float" office:value="0.97542" calcext:value-type="float">
            <text:p>0.97542</text:p>
          </table:table-cell>
          <table:table-cell office:value-type="float" office:value="0.98813" calcext:value-type="float">
            <text:p>0.98813</text:p>
          </table:table-cell>
          <table:table-cell office:value-type="float" office:value="0.90513" calcext:value-type="float">
            <text:p>0.90513</text:p>
          </table:table-cell>
          <table:table-cell office:value-type="float" office:value="0.0099602" calcext:value-type="float">
            <text:p>0.0099602</text:p>
          </table:table-cell>
          <table:table-cell office:value-type="float" office:value="0.025525" calcext:value-type="float">
            <text:p>0.025525</text:p>
          </table:table-cell>
          <table:table-cell office:value-type="float" office:value="0.00052979" calcext:value-type="float">
            <text:p>0.00052979</text:p>
          </table:table-cell>
          <table:table-cell table:number-columns-repeated="3" office:value-type="float" office:value="0.00231" calcext:value-type="float">
            <text:p>0.002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0.023963" calcext:value-type="float">
            <text:p>0.023963</text:p>
          </table:table-cell>
          <table:table-cell office:value-type="float" office:value="0.00084598" calcext:value-type="float">
            <text:p>0.00084598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7734" calcext:value-type="float">
            <text:p>0.97734</text:p>
          </table:table-cell>
          <table:table-cell office:value-type="float" office:value="0.98837" calcext:value-type="float">
            <text:p>0.98837</text:p>
          </table:table-cell>
          <table:table-cell office:value-type="float" office:value="0.90685" calcext:value-type="float">
            <text:p>0.90685</text:p>
          </table:table-cell>
          <table:table-cell office:value-type="float" office:value="0.0099517" calcext:value-type="float">
            <text:p>0.0099517</text:p>
          </table:table-cell>
          <table:table-cell office:value-type="float" office:value="0.025594" calcext:value-type="float">
            <text:p>0.025594</text:p>
          </table:table-cell>
          <table:table-cell office:value-type="float" office:value="0.00051697" calcext:value-type="float">
            <text:p>0.00051697</text:p>
          </table:table-cell>
          <table:table-cell table:number-columns-repeated="3" office:value-type="float" office:value="0.0022343" calcext:value-type="float">
            <text:p>0.00223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3758" calcext:value-type="float">
            <text:p>0.013758</text:p>
          </table:table-cell>
          <table:table-cell office:value-type="float" office:value="0.024922" calcext:value-type="float">
            <text:p>0.024922</text:p>
          </table:table-cell>
          <table:table-cell office:value-type="float" office:value="0.00085326" calcext:value-type="float">
            <text:p>0.00085326</text:p>
          </table:table-cell>
          <table:table-cell office:value-type="float" office:value="0.99477" calcext:value-type="float">
            <text:p>0.99477</text:p>
          </table:table-cell>
          <table:table-cell office:value-type="float" office:value="0.97546" calcext:value-type="float">
            <text:p>0.97546</text:p>
          </table:table-cell>
          <table:table-cell office:value-type="float" office:value="0.98686" calcext:value-type="float">
            <text:p>0.98686</text:p>
          </table:table-cell>
          <table:table-cell office:value-type="float" office:value="0.90586" calcext:value-type="float">
            <text:p>0.90586</text:p>
          </table:table-cell>
          <table:table-cell office:value-type="float" office:value="0.010039" calcext:value-type="float">
            <text:p>0.010039</text:p>
          </table:table-cell>
          <table:table-cell office:value-type="float" office:value="0.025704" calcext:value-type="float">
            <text:p>0.025704</text:p>
          </table:table-cell>
          <table:table-cell office:value-type="float" office:value="0.00050285" calcext:value-type="float">
            <text:p>0.00050285</text:p>
          </table:table-cell>
          <table:table-cell table:number-columns-repeated="3" office:value-type="float" office:value="0.0021585" calcext:value-type="float">
            <text:p>0.00215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3778" calcext:value-type="float">
            <text:p>0.013778</text:p>
          </table:table-cell>
          <table:table-cell office:value-type="float" office:value="0.024606" calcext:value-type="float">
            <text:p>0.024606</text:p>
          </table:table-cell>
          <table:table-cell office:value-type="float" office:value="0.00082824" calcext:value-type="float">
            <text:p>0.00082824</text:p>
          </table:table-cell>
          <table:table-cell office:value-type="float" office:value="0.99444" calcext:value-type="float">
            <text:p>0.99444</text:p>
          </table:table-cell>
          <table:table-cell office:value-type="float" office:value="0.97484" calcext:value-type="float">
            <text:p>0.97484</text:p>
          </table:table-cell>
          <table:table-cell office:value-type="float" office:value="0.98692" calcext:value-type="float">
            <text:p>0.98692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0099755" calcext:value-type="float">
            <text:p>0.0099755</text:p>
          </table:table-cell>
          <table:table-cell office:value-type="float" office:value="0.025566" calcext:value-type="float">
            <text:p>0.025566</text:p>
          </table:table-cell>
          <table:table-cell office:value-type="float" office:value="0.00048588" calcext:value-type="float">
            <text:p>0.00048588</text:p>
          </table:table-cell>
          <table:table-cell table:number-columns-repeated="3" office:value-type="float" office:value="0.0020827" calcext:value-type="float">
            <text:p>0.00208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3479" calcext:value-type="float">
            <text:p>0.013479</text:p>
          </table:table-cell>
          <table:table-cell office:value-type="float" office:value="0.024044" calcext:value-type="float">
            <text:p>0.024044</text:p>
          </table:table-cell>
          <table:table-cell office:value-type="float" office:value="0.00079529" calcext:value-type="float">
            <text:p>0.00079529</text:p>
          </table:table-cell>
          <table:table-cell office:value-type="float" office:value="0.99495" calcext:value-type="float">
            <text:p>0.99495</text:p>
          </table:table-cell>
          <table:table-cell office:value-type="float" office:value="0.97626" calcext:value-type="float">
            <text:p>0.97626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0098539" calcext:value-type="float">
            <text:p>0.0098539</text:p>
          </table:table-cell>
          <table:table-cell office:value-type="float" office:value="0.025382" calcext:value-type="float">
            <text:p>0.025382</text:p>
          </table:table-cell>
          <table:table-cell office:value-type="float" office:value="0.00048367" calcext:value-type="float">
            <text:p>0.00048367</text:p>
          </table:table-cell>
          <table:table-cell table:number-columns-repeated="3" office:value-type="float" office:value="0.0020069" calcext:value-type="float">
            <text:p>0.00200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3556" calcext:value-type="float">
            <text:p>0.013556</text:p>
          </table:table-cell>
          <table:table-cell office:value-type="float" office:value="0.024496" calcext:value-type="float">
            <text:p>0.024496</text:p>
          </table:table-cell>
          <table:table-cell office:value-type="float" office:value="0.00080758" calcext:value-type="float">
            <text:p>0.00080758</text:p>
          </table:table-cell>
          <table:table-cell office:value-type="float" office:value="0.99418" calcext:value-type="float">
            <text:p>0.99418</text:p>
          </table:table-cell>
          <table:table-cell office:value-type="float" office:value="0.97613" calcext:value-type="float">
            <text:p>0.97613</text:p>
          </table:table-cell>
          <table:table-cell office:value-type="float" office:value="0.98757" calcext:value-type="float">
            <text:p>0.98757</text:p>
          </table:table-cell>
          <table:table-cell office:value-type="float" office:value="0.90867" calcext:value-type="float">
            <text:p>0.90867</text:p>
          </table:table-cell>
          <table:table-cell office:value-type="float" office:value="0.0098118" calcext:value-type="float">
            <text:p>0.0098118</text:p>
          </table:table-cell>
          <table:table-cell office:value-type="float" office:value="0.025233" calcext:value-type="float">
            <text:p>0.025233</text:p>
          </table:table-cell>
          <table:table-cell office:value-type="float" office:value="0.0004986" calcext:value-type="float">
            <text:p>0.0004986</text:p>
          </table:table-cell>
          <table:table-cell table:number-columns-repeated="3" office:value-type="float" office:value="0.0019312" calcext:value-type="float">
            <text:p>0.00193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3255" calcext:value-type="float">
            <text:p>0.013255</text:p>
          </table:table-cell>
          <table:table-cell office:value-type="float" office:value="0.023724" calcext:value-type="float">
            <text:p>0.023724</text:p>
          </table:table-cell>
          <table:table-cell office:value-type="float" office:value="0.00080036" calcext:value-type="float">
            <text:p>0.00080036</text:p>
          </table:table-cell>
          <table:table-cell office:value-type="float" office:value="0.99436" calcext:value-type="float">
            <text:p>0.99436</text:p>
          </table:table-cell>
          <table:table-cell office:value-type="float" office:value="0.97685" calcext:value-type="float">
            <text:p>0.97685</text:p>
          </table:table-cell>
          <table:table-cell office:value-type="float" office:value="0.9871" calcext:value-type="float">
            <text:p>0.9871</text:p>
          </table:table-cell>
          <table:table-cell office:value-type="float" office:value="0.90741" calcext:value-type="float">
            <text:p>0.90741</text:p>
          </table:table-cell>
          <table:table-cell office:value-type="float" office:value="0.0098195" calcext:value-type="float">
            <text:p>0.0098195</text:p>
          </table:table-cell>
          <table:table-cell office:value-type="float" office:value="0.025161" calcext:value-type="float">
            <text:p>0.025161</text:p>
          </table:table-cell>
          <table:table-cell office:value-type="float" office:value="0.00049645" calcext:value-type="float">
            <text:p>0.00049645</text:p>
          </table:table-cell>
          <table:table-cell table:number-columns-repeated="3" office:value-type="float" office:value="0.0018554" calcext:value-type="float">
            <text:p>0.00185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3099" calcext:value-type="float">
            <text:p>0.013099</text:p>
          </table:table-cell>
          <table:table-cell office:value-type="float" office:value="0.024039" calcext:value-type="float">
            <text:p>0.024039</text:p>
          </table:table-cell>
          <table:table-cell office:value-type="float" office:value="0.00076602" calcext:value-type="float">
            <text:p>0.00076602</text:p>
          </table:table-cell>
          <table:table-cell office:value-type="float" office:value="0.99524" calcext:value-type="float">
            <text:p>0.99524</text:p>
          </table:table-cell>
          <table:table-cell office:value-type="float" office:value="0.97308" calcext:value-type="float">
            <text:p>0.97308</text:p>
          </table:table-cell>
          <table:table-cell office:value-type="float" office:value="0.98658" calcext:value-type="float">
            <text:p>0.98658</text:p>
          </table:table-cell>
          <table:table-cell office:value-type="float" office:value="0.90632" calcext:value-type="float">
            <text:p>0.90632</text:p>
          </table:table-cell>
          <table:table-cell office:value-type="float" office:value="0.0098632" calcext:value-type="float">
            <text:p>0.0098632</text:p>
          </table:table-cell>
          <table:table-cell office:value-type="float" office:value="0.025424" calcext:value-type="float">
            <text:p>0.025424</text:p>
          </table:table-cell>
          <table:table-cell office:value-type="float" office:value="0.00048314" calcext:value-type="float">
            <text:p>0.00048314</text:p>
          </table:table-cell>
          <table:table-cell table:number-columns-repeated="3" office:value-type="float" office:value="0.0017796" calcext:value-type="float">
            <text:p>0.00177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24514" calcext:value-type="float">
            <text:p>0.024514</text:p>
          </table:table-cell>
          <table:table-cell office:value-type="float" office:value="0.00078261" calcext:value-type="float">
            <text:p>0.00078261</text:p>
          </table:table-cell>
          <table:table-cell office:value-type="float" office:value="0.99437" calcext:value-type="float">
            <text:p>0.99437</text:p>
          </table:table-cell>
          <table:table-cell office:value-type="float" office:value="0.9785" calcext:value-type="float">
            <text:p>0.9785</text:p>
          </table:table-cell>
          <table:table-cell office:value-type="float" office:value="0.98809" calcext:value-type="float">
            <text:p>0.98809</text:p>
          </table:table-cell>
          <table:table-cell office:value-type="float" office:value="0.91061" calcext:value-type="float">
            <text:p>0.91061</text:p>
          </table:table-cell>
          <table:table-cell office:value-type="float" office:value="0.0098119" calcext:value-type="float">
            <text:p>0.0098119</text:p>
          </table:table-cell>
          <table:table-cell office:value-type="float" office:value="0.025199" calcext:value-type="float">
            <text:p>0.025199</text:p>
          </table:table-cell>
          <table:table-cell office:value-type="float" office:value="0.00048737" calcext:value-type="float">
            <text:p>0.00048737</text:p>
          </table:table-cell>
          <table:table-cell table:number-columns-repeated="3" office:value-type="float" office:value="0.0017038" calcext:value-type="float">
            <text:p>0.00170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2915" calcext:value-type="float">
            <text:p>0.012915</text:p>
          </table:table-cell>
          <table:table-cell office:value-type="float" office:value="0.022814" calcext:value-type="float">
            <text:p>0.022814</text:p>
          </table:table-cell>
          <table:table-cell office:value-type="float" office:value="0.00077139" calcext:value-type="float">
            <text:p>0.00077139</text:p>
          </table:table-cell>
          <table:table-cell office:value-type="float" office:value="0.99421" calcext:value-type="float">
            <text:p>0.99421</text:p>
          </table:table-cell>
          <table:table-cell office:value-type="float" office:value="0.97581" calcext:value-type="float">
            <text:p>0.97581</text:p>
          </table:table-cell>
          <table:table-cell office:value-type="float" office:value="0.988" calcext:value-type="float">
            <text:p>0.988</text:p>
          </table:table-cell>
          <table:table-cell office:value-type="float" office:value="0.91064" calcext:value-type="float">
            <text:p>0.91064</text:p>
          </table:table-cell>
          <table:table-cell office:value-type="float" office:value="0.0097924" calcext:value-type="float">
            <text:p>0.0097924</text:p>
          </table:table-cell>
          <table:table-cell office:value-type="float" office:value="0.02499" calcext:value-type="float">
            <text:p>0.02499</text:p>
          </table:table-cell>
          <table:table-cell office:value-type="float" office:value="0.00045982" calcext:value-type="float">
            <text:p>0.00045982</text:p>
          </table:table-cell>
          <table:table-cell table:number-columns-repeated="3" office:value-type="float" office:value="0.0016281" calcext:value-type="float">
            <text:p>0.00162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3072" calcext:value-type="float">
            <text:p>0.013072</text:p>
          </table:table-cell>
          <table:table-cell office:value-type="float" office:value="0.023248" calcext:value-type="float">
            <text:p>0.023248</text:p>
          </table:table-cell>
          <table:table-cell office:value-type="float" office:value="0.00078595" calcext:value-type="float">
            <text:p>0.00078595</text:p>
          </table:table-cell>
          <table:table-cell office:value-type="float" office:value="0.99322" calcext:value-type="float">
            <text:p>0.99322</text:p>
          </table:table-cell>
          <table:table-cell office:value-type="float" office:value="0.97652" calcext:value-type="float">
            <text:p>0.97652</text:p>
          </table:table-cell>
          <table:table-cell office:value-type="float" office:value="0.98685" calcext:value-type="float">
            <text:p>0.98685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0096728" calcext:value-type="float">
            <text:p>0.0096728</text:p>
          </table:table-cell>
          <table:table-cell office:value-type="float" office:value="0.024908" calcext:value-type="float">
            <text:p>0.024908</text:p>
          </table:table-cell>
          <table:table-cell office:value-type="float" office:value="0.00044088" calcext:value-type="float">
            <text:p>0.00044088</text:p>
          </table:table-cell>
          <table:table-cell table:number-columns-repeated="3" office:value-type="float" office:value="0.0015523" calcext:value-type="float">
            <text:p>0.00155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2825" calcext:value-type="float">
            <text:p>0.012825</text:p>
          </table:table-cell>
          <table:table-cell office:value-type="float" office:value="0.022415" calcext:value-type="float">
            <text:p>0.022415</text:p>
          </table:table-cell>
          <table:table-cell office:value-type="float" office:value="0.00074004" calcext:value-type="float">
            <text:p>0.00074004</text:p>
          </table:table-cell>
          <table:table-cell office:value-type="float" office:value="0.99509" calcext:value-type="float">
            <text:p>0.99509</text:p>
          </table:table-cell>
          <table:table-cell office:value-type="float" office:value="0.97553" calcext:value-type="float">
            <text:p>0.97553</text:p>
          </table:table-cell>
          <table:table-cell office:value-type="float" office:value="0.98771" calcext:value-type="float">
            <text:p>0.98771</text:p>
          </table:table-cell>
          <table:table-cell office:value-type="float" office:value="0.91094" calcext:value-type="float">
            <text:p>0.91094</text:p>
          </table:table-cell>
          <table:table-cell office:value-type="float" office:value="0.0096593" calcext:value-type="float">
            <text:p>0.0096593</text:p>
          </table:table-cell>
          <table:table-cell office:value-type="float" office:value="0.024995" calcext:value-type="float">
            <text:p>0.024995</text:p>
          </table:table-cell>
          <table:table-cell office:value-type="float" office:value="0.00044649" calcext:value-type="float">
            <text:p>0.00044649</text:p>
          </table:table-cell>
          <table:table-cell table:number-columns-repeated="3" office:value-type="float" office:value="0.0014765" calcext:value-type="float">
            <text:p>0.00147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2946" calcext:value-type="float">
            <text:p>0.012946</text:p>
          </table:table-cell>
          <table:table-cell office:value-type="float" office:value="0.022874" calcext:value-type="float">
            <text:p>0.022874</text:p>
          </table:table-cell>
          <table:table-cell office:value-type="float" office:value="0.00072653" calcext:value-type="float">
            <text:p>0.00072653</text:p>
          </table:table-cell>
          <table:table-cell office:value-type="float" office:value="0.99495" calcext:value-type="float">
            <text:p>0.99495</text:p>
          </table:table-cell>
          <table:table-cell office:value-type="float" office:value="0.97684" calcext:value-type="float">
            <text:p>0.97684</text:p>
          </table:table-cell>
          <table:table-cell office:value-type="float" office:value="0.98779" calcext:value-type="float">
            <text:p>0.98779</text:p>
          </table:table-cell>
          <table:table-cell office:value-type="float" office:value="0.91229" calcext:value-type="float">
            <text:p>0.91229</text:p>
          </table:table-cell>
          <table:table-cell office:value-type="float" office:value="0.0095871" calcext:value-type="float">
            <text:p>0.0095871</text:p>
          </table:table-cell>
          <table:table-cell office:value-type="float" office:value="0.024774" calcext:value-type="float">
            <text:p>0.024774</text:p>
          </table:table-cell>
          <table:table-cell office:value-type="float" office:value="0.00043981" calcext:value-type="float">
            <text:p>0.00043981</text:p>
          </table:table-cell>
          <table:table-cell table:number-columns-repeated="3" office:value-type="float" office:value="0.0014007" calcext:value-type="float">
            <text:p>0.00140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2926" calcext:value-type="float">
            <text:p>0.012926</text:p>
          </table:table-cell>
          <table:table-cell office:value-type="float" office:value="0.022594" calcext:value-type="float">
            <text:p>0.022594</text:p>
          </table:table-cell>
          <table:table-cell office:value-type="float" office:value="0.00074277" calcext:value-type="float">
            <text:p>0.00074277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7758" calcext:value-type="float">
            <text:p>0.97758</text:p>
          </table:table-cell>
          <table:table-cell office:value-type="float" office:value="0.98792" calcext:value-type="float">
            <text:p>0.98792</text:p>
          </table:table-cell>
          <table:table-cell office:value-type="float" office:value="0.91264" calcext:value-type="float">
            <text:p>0.91264</text:p>
          </table:table-cell>
          <table:table-cell office:value-type="float" office:value="0.0095831" calcext:value-type="float">
            <text:p>0.0095831</text:p>
          </table:table-cell>
          <table:table-cell office:value-type="float" office:value="0.02493" calcext:value-type="float">
            <text:p>0.02493</text:p>
          </table:table-cell>
          <table:table-cell office:value-type="float" office:value="0.00042506" calcext:value-type="float">
            <text:p>0.00042506</text:p>
          </table:table-cell>
          <table:table-cell table:number-columns-repeated="3" office:value-type="float" office:value="0.001325" calcext:value-type="float">
            <text:p>0.0013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2734" calcext:value-type="float">
            <text:p>0.012734</text:p>
          </table:table-cell>
          <table:table-cell office:value-type="float" office:value="0.02271" calcext:value-type="float">
            <text:p>0.02271</text:p>
          </table:table-cell>
          <table:table-cell office:value-type="float" office:value="0.00072878" calcext:value-type="float">
            <text:p>0.00072878</text:p>
          </table:table-cell>
          <table:table-cell office:value-type="float" office:value="0.99496" calcext:value-type="float">
            <text:p>0.99496</text:p>
          </table:table-cell>
          <table:table-cell office:value-type="float" office:value="0.97605" calcext:value-type="float">
            <text:p>0.97605</text:p>
          </table:table-cell>
          <table:table-cell office:value-type="float" office:value="0.98804" calcext:value-type="float">
            <text:p>0.98804</text:p>
          </table:table-cell>
          <table:table-cell office:value-type="float" office:value="0.91221" calcext:value-type="float">
            <text:p>0.91221</text:p>
          </table:table-cell>
          <table:table-cell office:value-type="float" office:value="0.0095805" calcext:value-type="float">
            <text:p>0.0095805</text:p>
          </table:table-cell>
          <table:table-cell office:value-type="float" office:value="0.024952" calcext:value-type="float">
            <text:p>0.024952</text:p>
          </table:table-cell>
          <table:table-cell office:value-type="float" office:value="0.00042123" calcext:value-type="float">
            <text:p>0.00042123</text:p>
          </table:table-cell>
          <table:table-cell table:number-columns-repeated="3" office:value-type="float" office:value="0.0012492" calcext:value-type="float">
            <text:p>0.00124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2652" calcext:value-type="float">
            <text:p>0.012652</text:p>
          </table:table-cell>
          <table:table-cell office:value-type="float" office:value="0.022572" calcext:value-type="float">
            <text:p>0.022572</text:p>
          </table:table-cell>
          <table:table-cell office:value-type="float" office:value="0.00071979" calcext:value-type="float">
            <text:p>0.00071979</text:p>
          </table:table-cell>
          <table:table-cell office:value-type="float" office:value="0.99518" calcext:value-type="float">
            <text:p>0.99518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98852" calcext:value-type="float">
            <text:p>0.98852</text:p>
          </table:table-cell>
          <table:table-cell office:value-type="float" office:value="0.91417" calcext:value-type="float">
            <text:p>0.91417</text:p>
          </table:table-cell>
          <table:table-cell office:value-type="float" office:value="0.009462" calcext:value-type="float">
            <text:p>0.009462</text:p>
          </table:table-cell>
          <table:table-cell office:value-type="float" office:value="0.024589" calcext:value-type="float">
            <text:p>0.024589</text:p>
          </table:table-cell>
          <table:table-cell office:value-type="float" office:value="0.00041477" calcext:value-type="float">
            <text:p>0.00041477</text:p>
          </table:table-cell>
          <table:table-cell table:number-columns-repeated="3" office:value-type="float" office:value="0.0011734" calcext:value-type="float">
            <text:p>0.00117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2397" calcext:value-type="float">
            <text:p>0.012397</text:p>
          </table:table-cell>
          <table:table-cell office:value-type="float" office:value="0.022116" calcext:value-type="float">
            <text:p>0.022116</text:p>
          </table:table-cell>
          <table:table-cell office:value-type="float" office:value="0.00071419" calcext:value-type="float">
            <text:p>0.00071419</text:p>
          </table:table-cell>
          <table:table-cell office:value-type="float" office:value="0.99499" calcext:value-type="float">
            <text:p>0.99499</text:p>
          </table:table-cell>
          <table:table-cell office:value-type="float" office:value="0.97591" calcext:value-type="float">
            <text:p>0.97591</text:p>
          </table:table-cell>
          <table:table-cell office:value-type="float" office:value="0.98783" calcext:value-type="float">
            <text:p>0.98783</text:p>
          </table:table-cell>
          <table:table-cell office:value-type="float" office:value="0.91469" calcext:value-type="float">
            <text:p>0.91469</text:p>
          </table:table-cell>
          <table:table-cell office:value-type="float" office:value="0.0094322" calcext:value-type="float">
            <text:p>0.0094322</text:p>
          </table:table-cell>
          <table:table-cell office:value-type="float" office:value="0.024869" calcext:value-type="float">
            <text:p>0.024869</text:p>
          </table:table-cell>
          <table:table-cell office:value-type="float" office:value="0.00040693" calcext:value-type="float">
            <text:p>0.00040693</text:p>
          </table:table-cell>
          <table:table-cell table:number-columns-repeated="3" office:value-type="float" office:value="0.0010976" calcext:value-type="float">
            <text:p>0.00109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2567" calcext:value-type="float">
            <text:p>0.012567</text:p>
          </table:table-cell>
          <table:table-cell office:value-type="float" office:value="0.022489" calcext:value-type="float">
            <text:p>0.022489</text:p>
          </table:table-cell>
          <table:table-cell office:value-type="float" office:value="0.0007061" calcext:value-type="float">
            <text:p>0.0007061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7566" calcext:value-type="float">
            <text:p>0.97566</text:p>
          </table:table-cell>
          <table:table-cell office:value-type="float" office:value="0.98756" calcext:value-type="float">
            <text:p>0.98756</text:p>
          </table:table-cell>
          <table:table-cell office:value-type="float" office:value="0.91403" calcext:value-type="float">
            <text:p>0.91403</text:p>
          </table:table-cell>
          <table:table-cell office:value-type="float" office:value="0.0094476" calcext:value-type="float">
            <text:p>0.0094476</text:p>
          </table:table-cell>
          <table:table-cell office:value-type="float" office:value="0.025058" calcext:value-type="float">
            <text:p>0.025058</text:p>
          </table:table-cell>
          <table:table-cell office:value-type="float" office:value="0.0003851" calcext:value-type="float">
            <text:p>0.0003851</text:p>
          </table:table-cell>
          <table:table-cell table:number-columns-repeated="3" office:value-type="float" office:value="0.0010219" calcext:value-type="float">
            <text:p>0.00102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2301" calcext:value-type="float">
            <text:p>0.012301</text:p>
          </table:table-cell>
          <table:table-cell office:value-type="float" office:value="0.021494" calcext:value-type="float">
            <text:p>0.021494</text:p>
          </table:table-cell>
          <table:table-cell office:value-type="float" office:value="0.00072119" calcext:value-type="float">
            <text:p>0.00072119</text:p>
          </table:table-cell>
          <table:table-cell office:value-type="float" office:value="0.99511" calcext:value-type="float">
            <text:p>0.99511</text:p>
          </table:table-cell>
          <table:table-cell office:value-type="float" office:value="0.97616" calcext:value-type="float">
            <text:p>0.97616</text:p>
          </table:table-cell>
          <table:table-cell office:value-type="float" office:value="0.98773" calcext:value-type="float">
            <text:p>0.98773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0094195" calcext:value-type="float">
            <text:p>0.0094195</text:p>
          </table:table-cell>
          <table:table-cell office:value-type="float" office:value="0.025107" calcext:value-type="float">
            <text:p>0.025107</text:p>
          </table:table-cell>
          <table:table-cell office:value-type="float" office:value="0.00038389" calcext:value-type="float">
            <text:p>0.00038389</text:p>
          </table:table-cell>
          <table:table-cell table:number-columns-repeated="3" office:value-type="float" office:value="0.0009461" calcext:value-type="float">
            <text:p>0.00094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2177" calcext:value-type="float">
            <text:p>0.012177</text:p>
          </table:table-cell>
          <table:table-cell office:value-type="float" office:value="0.021643" calcext:value-type="float">
            <text:p>0.021643</text:p>
          </table:table-cell>
          <table:table-cell office:value-type="float" office:value="0.00069473" calcext:value-type="float">
            <text:p>0.00069473</text:p>
          </table:table-cell>
          <table:table-cell office:value-type="float" office:value="0.99531" calcext:value-type="float">
            <text:p>0.99531</text:p>
          </table:table-cell>
          <table:table-cell office:value-type="float" office:value="0.97476" calcext:value-type="float">
            <text:p>0.97476</text:p>
          </table:table-cell>
          <table:table-cell office:value-type="float" office:value="0.98744" calcext:value-type="float">
            <text:p>0.98744</text:p>
          </table:table-cell>
          <table:table-cell office:value-type="float" office:value="0.91535" calcext:value-type="float">
            <text:p>0.91535</text:p>
          </table:table-cell>
          <table:table-cell office:value-type="float" office:value="0.0093712" calcext:value-type="float">
            <text:p>0.0093712</text:p>
          </table:table-cell>
          <table:table-cell office:value-type="float" office:value="0.024797" calcext:value-type="float">
            <text:p>0.024797</text:p>
          </table:table-cell>
          <table:table-cell office:value-type="float" office:value="0.00037396" calcext:value-type="float">
            <text:p>0.00037396</text:p>
          </table:table-cell>
          <table:table-cell table:number-columns-repeated="3" office:value-type="float" office:value="0.00087032" calcext:value-type="float">
            <text:p>0.000870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2245" calcext:value-type="float">
            <text:p>0.012245</text:p>
          </table:table-cell>
          <table:table-cell office:value-type="float" office:value="0.021537" calcext:value-type="float">
            <text:p>0.021537</text:p>
          </table:table-cell>
          <table:table-cell office:value-type="float" office:value="0.00069394" calcext:value-type="float">
            <text:p>0.00069394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7613" calcext:value-type="float">
            <text:p>0.97613</text:p>
          </table:table-cell>
          <table:table-cell office:value-type="float" office:value="0.98786" calcext:value-type="float">
            <text:p>0.98786</text:p>
          </table:table-cell>
          <table:table-cell office:value-type="float" office:value="0.91695" calcext:value-type="float">
            <text:p>0.91695</text:p>
          </table:table-cell>
          <table:table-cell office:value-type="float" office:value="0.0092959" calcext:value-type="float">
            <text:p>0.0092959</text:p>
          </table:table-cell>
          <table:table-cell office:value-type="float" office:value="0.024813" calcext:value-type="float">
            <text:p>0.024813</text:p>
          </table:table-cell>
          <table:table-cell office:value-type="float" office:value="0.00037227" calcext:value-type="float">
            <text:p>0.00037227</text:p>
          </table:table-cell>
          <table:table-cell table:number-columns-repeated="3" office:value-type="float" office:value="0.00079455" calcext:value-type="float">
            <text:p>0.000794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2173" calcext:value-type="float">
            <text:p>0.012173</text:p>
          </table:table-cell>
          <table:table-cell office:value-type="float" office:value="0.021153" calcext:value-type="float">
            <text:p>0.021153</text:p>
          </table:table-cell>
          <table:table-cell office:value-type="float" office:value="0.0006552" calcext:value-type="float">
            <text:p>0.0006552</text:p>
          </table:table-cell>
          <table:table-cell office:value-type="float" office:value="0.99555" calcext:value-type="float">
            <text:p>0.99555</text:p>
          </table:table-cell>
          <table:table-cell office:value-type="float" office:value="0.97527" calcext:value-type="float">
            <text:p>0.97527</text:p>
          </table:table-cell>
          <table:table-cell office:value-type="float" office:value="0.98739" calcext:value-type="float">
            <text:p>0.98739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0092972" calcext:value-type="float">
            <text:p>0.0092972</text:p>
          </table:table-cell>
          <table:table-cell office:value-type="float" office:value="0.024821" calcext:value-type="float">
            <text:p>0.024821</text:p>
          </table:table-cell>
          <table:table-cell office:value-type="float" office:value="0.0003753" calcext:value-type="float">
            <text:p>0.0003753</text:p>
          </table:table-cell>
          <table:table-cell table:number-columns-repeated="3" office:value-type="float" office:value="0.00071878" calcext:value-type="float">
            <text:p>0.000718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2267" calcext:value-type="float">
            <text:p>0.012267</text:p>
          </table:table-cell>
          <table:table-cell office:value-type="float" office:value="0.021491" calcext:value-type="float">
            <text:p>0.021491</text:p>
          </table:table-cell>
          <table:table-cell office:value-type="float" office:value="0.00067929" calcext:value-type="float">
            <text:p>0.00067929</text:p>
          </table:table-cell>
          <table:table-cell office:value-type="float" office:value="0.99501" calcext:value-type="float">
            <text:p>0.99501</text:p>
          </table:table-cell>
          <table:table-cell office:value-type="float" office:value="0.97654" calcext:value-type="float">
            <text:p>0.97654</text:p>
          </table:table-cell>
          <table:table-cell office:value-type="float" office:value="0.988" calcext:value-type="float">
            <text:p>0.988</text:p>
          </table:table-cell>
          <table:table-cell office:value-type="float" office:value="0.91695" calcext:value-type="float">
            <text:p>0.91695</text:p>
          </table:table-cell>
          <table:table-cell office:value-type="float" office:value="0.0092923" calcext:value-type="float">
            <text:p>0.0092923</text:p>
          </table:table-cell>
          <table:table-cell office:value-type="float" office:value="0.024784" calcext:value-type="float">
            <text:p>0.024784</text:p>
          </table:table-cell>
          <table:table-cell office:value-type="float" office:value="0.00036837" calcext:value-type="float">
            <text:p>0.00036837</text:p>
          </table:table-cell>
          <table:table-cell table:number-columns-repeated="3" office:value-type="float" office:value="0.000643" calcext:value-type="float">
            <text:p>0.0006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2149" calcext:value-type="float">
            <text:p>0.012149</text:p>
          </table:table-cell>
          <table:table-cell office:value-type="float" office:value="0.021421" calcext:value-type="float">
            <text:p>0.021421</text:p>
          </table:table-cell>
          <table:table-cell office:value-type="float" office:value="0.00066416" calcext:value-type="float">
            <text:p>0.00066416</text:p>
          </table:table-cell>
          <table:table-cell office:value-type="float" office:value="0.99459" calcext:value-type="float">
            <text:p>0.99459</text:p>
          </table:table-cell>
          <table:table-cell office:value-type="float" office:value="0.97636" calcext:value-type="float">
            <text:p>0.97636</text:p>
          </table:table-cell>
          <table:table-cell office:value-type="float" office:value="0.98748" calcext:value-type="float">
            <text:p>0.98748</text:p>
          </table:table-cell>
          <table:table-cell office:value-type="float" office:value="0.91749" calcext:value-type="float">
            <text:p>0.91749</text:p>
          </table:table-cell>
          <table:table-cell office:value-type="float" office:value="0.0092626" calcext:value-type="float">
            <text:p>0.0092626</text:p>
          </table:table-cell>
          <table:table-cell office:value-type="float" office:value="0.024609" calcext:value-type="float">
            <text:p>0.024609</text:p>
          </table:table-cell>
          <table:table-cell office:value-type="float" office:value="0.0003651" calcext:value-type="float">
            <text:p>0.0003651</text:p>
          </table:table-cell>
          <table:table-cell table:number-columns-repeated="3" office:value-type="float" office:value="0.00056723" calcext:value-type="float">
            <text:p>0.000567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1843" calcext:value-type="float">
            <text:p>0.011843</text:p>
          </table:table-cell>
          <table:table-cell office:value-type="float" office:value="0.020818" calcext:value-type="float">
            <text:p>0.020818</text:p>
          </table:table-cell>
          <table:table-cell office:value-type="float" office:value="0.00065972" calcext:value-type="float">
            <text:p>0.00065972</text:p>
          </table:table-cell>
          <table:table-cell office:value-type="float" office:value="0.99583" calcext:value-type="float">
            <text:p>0.99583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88" calcext:value-type="float">
            <text:p>0.988</text:p>
          </table:table-cell>
          <table:table-cell office:value-type="float" office:value="0.91834" calcext:value-type="float">
            <text:p>0.91834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24527" calcext:value-type="float">
            <text:p>0.024527</text:p>
          </table:table-cell>
          <table:table-cell office:value-type="float" office:value="0.0003576" calcext:value-type="float">
            <text:p>0.0003576</text:p>
          </table:table-cell>
          <table:table-cell table:number-columns-repeated="3" office:value-type="float" office:value="0.00049145" calcext:value-type="float">
            <text:p>0.000491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12137" calcext:value-type="float">
            <text:p>0.012137</text:p>
          </table:table-cell>
          <table:table-cell office:value-type="float" office:value="0.021338" calcext:value-type="float">
            <text:p>0.021338</text:p>
          </table:table-cell>
          <table:table-cell office:value-type="float" office:value="0.0006614" calcext:value-type="float">
            <text:p>0.0006614</text:p>
          </table:table-cell>
          <table:table-cell office:value-type="float" office:value="0.99456" calcext:value-type="float">
            <text:p>0.99456</text:p>
          </table:table-cell>
          <table:table-cell office:value-type="float" office:value="0.97715" calcext:value-type="float">
            <text:p>0.97715</text:p>
          </table:table-cell>
          <table:table-cell office:value-type="float" office:value="0.98804" calcext:value-type="float">
            <text:p>0.98804</text:p>
          </table:table-cell>
          <table:table-cell office:value-type="float" office:value="0.91839" calcext:value-type="float">
            <text:p>0.91839</text:p>
          </table:table-cell>
          <table:table-cell office:value-type="float" office:value="0.0091786" calcext:value-type="float">
            <text:p>0.0091786</text:p>
          </table:table-cell>
          <table:table-cell office:value-type="float" office:value="0.024606" calcext:value-type="float">
            <text:p>0.024606</text:p>
          </table:table-cell>
          <table:table-cell office:value-type="float" office:value="0.00035329" calcext:value-type="float">
            <text:p>0.00035329</text:p>
          </table:table-cell>
          <table:table-cell table:number-columns-repeated="3" office:value-type="float" office:value="0.00041568" calcext:value-type="float">
            <text:p>0.000415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2037" calcext:value-type="float">
            <text:p>0.012037</text:p>
          </table:table-cell>
          <table:table-cell office:value-type="float" office:value="0.021183" calcext:value-type="float">
            <text:p>0.021183</text:p>
          </table:table-cell>
          <table:table-cell office:value-type="float" office:value="0.00064752" calcext:value-type="float">
            <text:p>0.00064752</text:p>
          </table:table-cell>
          <table:table-cell office:value-type="float" office:value="0.99489" calcext:value-type="float">
            <text:p>0.99489</text:p>
          </table:table-cell>
          <table:table-cell office:value-type="float" office:value="0.97751" calcext:value-type="float">
            <text:p>0.97751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1975" calcext:value-type="float">
            <text:p>0.91975</text:p>
          </table:table-cell>
          <table:table-cell office:value-type="float" office:value="0.009163" calcext:value-type="float">
            <text:p>0.009163</text:p>
          </table:table-cell>
          <table:table-cell office:value-type="float" office:value="0.024649" calcext:value-type="float">
            <text:p>0.024649</text:p>
          </table:table-cell>
          <table:table-cell office:value-type="float" office:value="0.00034664" calcext:value-type="float">
            <text:p>0.00034664</text:p>
          </table:table-cell>
          <table:table-cell table:number-columns-repeated="3" office:value-type="float" office:value="0.0003399" calcext:value-type="float">
            <text:p>0.00033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21465" calcext:value-type="float">
            <text:p>0.021465</text:p>
          </table:table-cell>
          <table:table-cell office:value-type="float" office:value="0.00066455" calcext:value-type="float">
            <text:p>0.00066455</text:p>
          </table:table-cell>
          <table:table-cell office:value-type="float" office:value="0.99452" calcext:value-type="float">
            <text:p>0.99452</text:p>
          </table:table-cell>
          <table:table-cell office:value-type="float" office:value="0.97712" calcext:value-type="float">
            <text:p>0.97712</text:p>
          </table:table-cell>
          <table:table-cell office:value-type="float" office:value="0.98804" calcext:value-type="float">
            <text:p>0.98804</text:p>
          </table:table-cell>
          <table:table-cell office:value-type="float" office:value="0.92003" calcext:value-type="float">
            <text:p>0.92003</text:p>
          </table:table-cell>
          <table:table-cell office:value-type="float" office:value="0.0091464" calcext:value-type="float">
            <text:p>0.0091464</text:p>
          </table:table-cell>
          <table:table-cell office:value-type="float" office:value="0.024585" calcext:value-type="float">
            <text:p>0.024585</text:p>
          </table:table-cell>
          <table:table-cell office:value-type="float" office:value="0.00034477" calcext:value-type="float">
            <text:p>0.00034477</text:p>
          </table:table-cell>
          <table:table-cell table:number-columns-repeated="3" office:value-type="float" office:value="0.00026413" calcext:value-type="float">
            <text:p>0.00026413</text:p>
          </table:table-cell>
        </table:table-row>
      </table:table>
      <table:table table:name="YOLO Comparison" table:style-name="ta1">
        <table:shapes>
          <draw:frame draw:z-index="0" draw:style-name="gr1" draw:text-style-name="P1" svg:width="6.298in" svg:height="4.0051in" svg:x="0.9106in" svg:y="0.7323in">
            <draw:object draw:notify-on-update-of-ranges="'YOLO Evolve'.B1:'YOLO Evolve'.B1 'YOLO Evolve'.A2:'YOLO Evolve'.A101 'YOLO Evolve'.B2:'YOLO Evolve'.B101 'YOLO Base'.A2:'YOLO Base'.A101 'YOLO Base'.B2:'YOLO Base'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4.0575in" svg:x="8.8567in" svg:y="0.7213in">
            <draw:object draw:notify-on-update-of-ranges="'YOLO Evolve'.B1:'YOLO Evolve'.B1 'YOLO Evolve'.A2:'YOLO Evolve'.A101 'YOLO Evolve'.C2:'YOLO Evolve'.C101 'YOLO Base'.A2:'YOLO Base'.A101 'YOLO Base'.C2:'YOLO Base'.C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4.0575in" svg:x="16.9437in" svg:y="0.7213in">
            <draw:object draw:notify-on-update-of-ranges="'YOLO Evolve'.B1:'YOLO Evolve'.B1 'YOLO Evolve'.A2:'YOLO Evolve'.A101 'YOLO Evolve'.D2:'YOLO Evolve'.D101 'YOLO Base'.A2:'YOLO Base'.A101 'YOLO Base'.D2:'YOLO Base'.D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4.0681in" svg:x="0.911in" svg:y="5.3228in">
            <draw:object draw:notify-on-update-of-ranges="'YOLO Evolve'.B1:'YOLO Evolve'.B1 'YOLO Evolve'.A2:'YOLO Evolve'.A101 'YOLO Evolve'.E2:'YOLO Evolve'.E101 'YOLO Base'.A2:'YOLO Base'.A101 'YOLO Base'.E2:'YOLO Base'.E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4.0366in" svg:x="8.8673in" svg:y="5.3228in">
            <draw:object draw:notify-on-update-of-ranges="'YOLO Evolve'.B1:'YOLO Evolve'.B1 'YOLO Evolve'.A2:'YOLO Evolve'.A101 'YOLO Evolve'.F2:'YOLO Evolve'.F101 'YOLO Base'.A2:'YOLO Base'.A101 'YOLO Base'.F2:'YOLO Base'.F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4in" svg:height="4.0154in" svg:x="16.9106in" svg:y="5.3543in">
            <draw:object draw:notify-on-update-of-ranges="'YOLO Evolve'.B1:'YOLO Evolve'.B1 'YOLO Evolve'.A2:'YOLO Evolve'.A101 'YOLO Evolve'.G2:'YOLO Evolve'.G101 'YOLO Base'.A2:'YOLO Base'.A101 'YOLO Base'.G2:'YOLO Base'.G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in" svg:height="4.0992in" svg:x="24.8673in" svg:y="5.3228in">
            <draw:object draw:notify-on-update-of-ranges="'YOLO Evolve'.B1:'YOLO Evolve'.B1 'YOLO Evolve'.A2:'YOLO Evolve'.A101 'YOLO Evolve'.H2:'YOLO Evolve'.H101 'YOLO Base'.A2:'YOLO Base'.A101 'YOLO Base'.H2:'YOLO Base'.H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in" svg:height="4.2244in" svg:x="0.8677in" svg:y="10.1441in">
            <draw:object draw:notify-on-update-of-ranges="'YOLO Evolve'.B1:'YOLO Evolve'.B1 'YOLO Evolve'.A2:'YOLO Evolve'.A101 'YOLO Evolve'.I2:'YOLO Evolve'.I101 'YOLO Base'.A2:'YOLO Base'.A101 'YOLO Base'.I2:'YOLO Base'.I10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in" svg:height="4.2453in" svg:x="8.8787in" svg:y="10.1441in">
            <draw:object draw:notify-on-update-of-ranges="'YOLO Evolve'.B1:'YOLO Evolve'.B1 'YOLO Evolve'.A2:'YOLO Evolve'.A101 'YOLO Evolve'.J2:'YOLO Evolve'.J101 'YOLO Base'.A2:'YOLO Base'.A101 'YOLO Base'.J2:'YOLO Base'.J10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98in" svg:height="4.2665in" svg:x="16.8787in" svg:y="10.1335in">
            <draw:object draw:notify-on-update-of-ranges="'YOLO Evolve'.B1:'YOLO Evolve'.B1 'YOLO Evolve'.A2:'YOLO Evolve'.A101 'YOLO Evolve'.K2:'YOLO Evolve'.K101 'YOLO Base'.A2:'YOLO Base'.A101 'YOLO Base'.K2:'YOLO Base'.K10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6T18:06:38.916537074</dc:date>
    <meta:editing-duration>PT38M56S</meta:editing-duration>
    <meta:editing-cycles>12</meta:editing-cycles>
    <meta:generator>LibreOffice/7.3.4.2$Linux_X86_64 LibreOffice_project/30$Build-2</meta:generator>
    <meta:document-statistic meta:table-count="3" meta:cell-count="2828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174cm" xlink:href=".." xlink:type="simple" chart:class="chart:scatter" chart:style-name="ch1">
        <chart:title svg:x="5.998cm" svg:y="0.339cm" chart:style-name="ch2">
          <text:p>Training Box Loss</text:p>
        </chart:title>
        <chart:plot-area chart:style-name="ch3" table:cell-range-address="'YOLO Evolve'.B1:'YOLO Evolve'.B101 'YOLO Evolve'.A2:'YOLO Evolve'.A101 'YOLO Base'.B2:'YOLO Base'.B101" chart:data-source-has-labels="both" svg:x="0.319cm" svg:y="1.321cm" svg:width="15.36cm" svg:height="7.525cm">
          <chart:coordinate-region svg:x="1.39cm" svg:y="1.548cm" svg:width="13.93cm" svg:height="6.598cm"/>
          <chart:axis chart:dimension="x" chart:name="primary-x" chart:style-name="ch4" chartooo:axis-type="auto">
            <chart:title svg:x="7.208cm" svg:y="9.049cm" chart:style-name="ch5">
              <text:p>Epochs</text:p>
            </chart:title>
            <chart:categories table:cell-range-address="'YOLO Evolve'.B1:'YOLO Evolve'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YOLO Evolve'.B2:'YOLO Evolve'.B101" loext:label-string="evolve" chart:class="chart:scatter">
            <chart:domain table:cell-range-address="'YOLO Evolve'.A2:'YOLO Evolve'.A101"/>
            <chart:data-point chart:repeated="100"/>
          </chart:series>
          <chart:series chart:style-name="ch9" chart:values-cell-range-address="'YOLO Base'.B2:'YOLO Base'.B101" loext:label-string="base" chart:class="chart:scatter">
            <chart:domain table:cell-range-address="'YOLO Base'.A2:'YOLO Base'.A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volve</text:p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'YOLO Evolve'.B1:'YOLO Evolve'.B1</svg:desc>
                </draw:g>
              </table:table-cell>
              <table:table-cell office:value-type="float" office:value="0">
                <text:p>0</text:p>
                <draw:g>
                  <svg:desc>'YOLO Evolve'.A2:'YOLO Evolve'.A101</svg:desc>
                </draw:g>
              </table:table-cell>
              <table:table-cell office:value-type="float" office:value="0.083875">
                <text:p>0.083875</text:p>
                <draw:g>
                  <svg:desc>'YOLO Evolve'.B2:'YOLO Evolve'.B101</svg:desc>
                </draw:g>
              </table:table-cell>
              <table:table-cell office:value-type="float" office:value="0">
                <text:p>0</text:p>
                <draw:g>
                  <svg:desc>'YOLO Base'.A2:'YOLO Base'.A101</svg:desc>
                </draw:g>
              </table:table-cell>
              <table:table-cell office:value-type="float" office:value="0.087027">
                <text:p>0.087027</text:p>
                <draw:g>
                  <svg:desc>'YOLO Base'.B2:'YOLO Base'.B10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063131">
                <text:p>0.063131</text:p>
              </table:table-cell>
              <table:table-cell office:value-type="float" office:value="1">
                <text:p>1</text:p>
              </table:table-cell>
              <table:table-cell office:value-type="float" office:value="0.069527">
                <text:p>0.069527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52282">
                <text:p>0.052282</text:p>
              </table:table-cell>
              <table:table-cell office:value-type="float" office:value="2">
                <text:p>2</text:p>
              </table:table-cell>
              <table:table-cell office:value-type="float" office:value="0.060215">
                <text:p>0.06021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40292">
                <text:p>0.040292</text:p>
              </table:table-cell>
              <table:table-cell office:value-type="float" office:value="3">
                <text:p>3</text:p>
              </table:table-cell>
              <table:table-cell office:value-type="float" office:value="0.051962">
                <text:p>0.051962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32793">
                <text:p>0.032793</text:p>
              </table:table-cell>
              <table:table-cell office:value-type="float" office:value="4">
                <text:p>4</text:p>
              </table:table-cell>
              <table:table-cell office:value-type="float" office:value="0.042597">
                <text:p>0.042597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29561">
                <text:p>0.029561</text:p>
              </table:table-cell>
              <table:table-cell office:value-type="float" office:value="5">
                <text:p>5</text:p>
              </table:table-cell>
              <table:table-cell office:value-type="float" office:value="0.038493">
                <text:p>0.03849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27218">
                <text:p>0.027218</text:p>
              </table:table-cell>
              <table:table-cell office:value-type="float" office:value="6">
                <text:p>6</text:p>
              </table:table-cell>
              <table:table-cell office:value-type="float" office:value="0.03701">
                <text:p>0.0370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26122">
                <text:p>0.026122</text:p>
              </table:table-cell>
              <table:table-cell office:value-type="float" office:value="7">
                <text:p>7</text:p>
              </table:table-cell>
              <table:table-cell office:value-type="float" office:value="0.034213">
                <text:p>0.03421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2547">
                <text:p>0.02547</text:p>
              </table:table-cell>
              <table:table-cell office:value-type="float" office:value="8">
                <text:p>8</text:p>
              </table:table-cell>
              <table:table-cell office:value-type="float" office:value="0.032584">
                <text:p>0.03258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24069">
                <text:p>0.024069</text:p>
              </table:table-cell>
              <table:table-cell office:value-type="float" office:value="9">
                <text:p>9</text:p>
              </table:table-cell>
              <table:table-cell office:value-type="float" office:value="0.032589">
                <text:p>0.03258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23619">
                <text:p>0.023619</text:p>
              </table:table-cell>
              <table:table-cell office:value-type="float" office:value="10">
                <text:p>10</text:p>
              </table:table-cell>
              <table:table-cell office:value-type="float" office:value="0.032284">
                <text:p>0.032284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23518">
                <text:p>0.023518</text:p>
              </table:table-cell>
              <table:table-cell office:value-type="float" office:value="11">
                <text:p>11</text:p>
              </table:table-cell>
              <table:table-cell office:value-type="float" office:value="0.029968">
                <text:p>0.02996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22825">
                <text:p>0.022825</text:p>
              </table:table-cell>
              <table:table-cell office:value-type="float" office:value="12">
                <text:p>12</text:p>
              </table:table-cell>
              <table:table-cell office:value-type="float" office:value="0.030223">
                <text:p>0.030223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21942">
                <text:p>0.021942</text:p>
              </table:table-cell>
              <table:table-cell office:value-type="float" office:value="13">
                <text:p>13</text:p>
              </table:table-cell>
              <table:table-cell office:value-type="float" office:value="0.029166">
                <text:p>0.029166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21616">
                <text:p>0.021616</text:p>
              </table:table-cell>
              <table:table-cell office:value-type="float" office:value="14">
                <text:p>14</text:p>
              </table:table-cell>
              <table:table-cell office:value-type="float" office:value="0.028071">
                <text:p>0.028071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21102">
                <text:p>0.021102</text:p>
              </table:table-cell>
              <table:table-cell office:value-type="float" office:value="15">
                <text:p>15</text:p>
              </table:table-cell>
              <table:table-cell office:value-type="float" office:value="0.027908">
                <text:p>0.027908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21451">
                <text:p>0.021451</text:p>
              </table:table-cell>
              <table:table-cell office:value-type="float" office:value="16">
                <text:p>16</text:p>
              </table:table-cell>
              <table:table-cell office:value-type="float" office:value="0.028273">
                <text:p>0.028273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021099">
                <text:p>0.021099</text:p>
              </table:table-cell>
              <table:table-cell office:value-type="float" office:value="17">
                <text:p>17</text:p>
              </table:table-cell>
              <table:table-cell office:value-type="float" office:value="0.027128">
                <text:p>0.027128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020926">
                <text:p>0.020926</text:p>
              </table:table-cell>
              <table:table-cell office:value-type="float" office:value="18">
                <text:p>18</text:p>
              </table:table-cell>
              <table:table-cell office:value-type="float" office:value="0.02672">
                <text:p>0.02672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019964">
                <text:p>0.019964</text:p>
              </table:table-cell>
              <table:table-cell office:value-type="float" office:value="19">
                <text:p>19</text:p>
              </table:table-cell>
              <table:table-cell office:value-type="float" office:value="0.026328">
                <text:p>0.02632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020239">
                <text:p>0.020239</text:p>
              </table:table-cell>
              <table:table-cell office:value-type="float" office:value="20">
                <text:p>20</text:p>
              </table:table-cell>
              <table:table-cell office:value-type="float" office:value="0.026436">
                <text:p>0.026436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019842">
                <text:p>0.019842</text:p>
              </table:table-cell>
              <table:table-cell office:value-type="float" office:value="21">
                <text:p>21</text:p>
              </table:table-cell>
              <table:table-cell office:value-type="float" office:value="0.026055">
                <text:p>0.026055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01947">
                <text:p>0.01947</text:p>
              </table:table-cell>
              <table:table-cell office:value-type="float" office:value="22">
                <text:p>22</text:p>
              </table:table-cell>
              <table:table-cell office:value-type="float" office:value="0.025129">
                <text:p>0.025129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019199">
                <text:p>0.019199</text:p>
              </table:table-cell>
              <table:table-cell office:value-type="float" office:value="23">
                <text:p>23</text:p>
              </table:table-cell>
              <table:table-cell office:value-type="float" office:value="0.025375">
                <text:p>0.025375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019474">
                <text:p>0.019474</text:p>
              </table:table-cell>
              <table:table-cell office:value-type="float" office:value="24">
                <text:p>24</text:p>
              </table:table-cell>
              <table:table-cell office:value-type="float" office:value="0.024672">
                <text:p>0.024672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18865">
                <text:p>0.018865</text:p>
              </table:table-cell>
              <table:table-cell office:value-type="float" office:value="25">
                <text:p>25</text:p>
              </table:table-cell>
              <table:table-cell office:value-type="float" office:value="0.02448">
                <text:p>0.02448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018716">
                <text:p>0.018716</text:p>
              </table:table-cell>
              <table:table-cell office:value-type="float" office:value="26">
                <text:p>26</text:p>
              </table:table-cell>
              <table:table-cell office:value-type="float" office:value="0.024253">
                <text:p>0.024253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018535">
                <text:p>0.018535</text:p>
              </table:table-cell>
              <table:table-cell office:value-type="float" office:value="27">
                <text:p>27</text:p>
              </table:table-cell>
              <table:table-cell office:value-type="float" office:value="0.023753">
                <text:p>0.023753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019048">
                <text:p>0.019048</text:p>
              </table:table-cell>
              <table:table-cell office:value-type="float" office:value="28">
                <text:p>28</text:p>
              </table:table-cell>
              <table:table-cell office:value-type="float" office:value="0.023745">
                <text:p>0.023745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018747">
                <text:p>0.018747</text:p>
              </table:table-cell>
              <table:table-cell office:value-type="float" office:value="29">
                <text:p>29</text:p>
              </table:table-cell>
              <table:table-cell office:value-type="float" office:value="0.023584">
                <text:p>0.023584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18344">
                <text:p>0.018344</text:p>
              </table:table-cell>
              <table:table-cell office:value-type="float" office:value="30">
                <text:p>30</text:p>
              </table:table-cell>
              <table:table-cell office:value-type="float" office:value="0.023494">
                <text:p>0.023494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017981">
                <text:p>0.017981</text:p>
              </table:table-cell>
              <table:table-cell office:value-type="float" office:value="31">
                <text:p>31</text:p>
              </table:table-cell>
              <table:table-cell office:value-type="float" office:value="0.02356">
                <text:p>0.02356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018146">
                <text:p>0.018146</text:p>
              </table:table-cell>
              <table:table-cell office:value-type="float" office:value="32">
                <text:p>32</text:p>
              </table:table-cell>
              <table:table-cell office:value-type="float" office:value="0.022718">
                <text:p>0.022718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01808">
                <text:p>0.01808</text:p>
              </table:table-cell>
              <table:table-cell office:value-type="float" office:value="33">
                <text:p>33</text:p>
              </table:table-cell>
              <table:table-cell office:value-type="float" office:value="0.022542">
                <text:p>0.022542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01798">
                <text:p>0.01798</text:p>
              </table:table-cell>
              <table:table-cell office:value-type="float" office:value="34">
                <text:p>34</text:p>
              </table:table-cell>
              <table:table-cell office:value-type="float" office:value="0.02267">
                <text:p>0.02267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17795">
                <text:p>0.017795</text:p>
              </table:table-cell>
              <table:table-cell office:value-type="float" office:value="35">
                <text:p>35</text:p>
              </table:table-cell>
              <table:table-cell office:value-type="float" office:value="0.022141">
                <text:p>0.022141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017952">
                <text:p>0.017952</text:p>
              </table:table-cell>
              <table:table-cell office:value-type="float" office:value="36">
                <text:p>36</text:p>
              </table:table-cell>
              <table:table-cell office:value-type="float" office:value="0.02265">
                <text:p>0.02265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017364">
                <text:p>0.017364</text:p>
              </table:table-cell>
              <table:table-cell office:value-type="float" office:value="37">
                <text:p>37</text:p>
              </table:table-cell>
              <table:table-cell office:value-type="float" office:value="0.022108">
                <text:p>0.022108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01713">
                <text:p>0.01713</text:p>
              </table:table-cell>
              <table:table-cell office:value-type="float" office:value="38">
                <text:p>38</text:p>
              </table:table-cell>
              <table:table-cell office:value-type="float" office:value="0.022087">
                <text:p>0.022087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017334">
                <text:p>0.017334</text:p>
              </table:table-cell>
              <table:table-cell office:value-type="float" office:value="39">
                <text:p>39</text:p>
              </table:table-cell>
              <table:table-cell office:value-type="float" office:value="0.021931">
                <text:p>0.021931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16969">
                <text:p>0.016969</text:p>
              </table:table-cell>
              <table:table-cell office:value-type="float" office:value="40">
                <text:p>40</text:p>
              </table:table-cell>
              <table:table-cell office:value-type="float" office:value="0.021347">
                <text:p>0.021347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017235">
                <text:p>0.017235</text:p>
              </table:table-cell>
              <table:table-cell office:value-type="float" office:value="41">
                <text:p>41</text:p>
              </table:table-cell>
              <table:table-cell office:value-type="float" office:value="0.021162">
                <text:p>0.021162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016911">
                <text:p>0.016911</text:p>
              </table:table-cell>
              <table:table-cell office:value-type="float" office:value="42">
                <text:p>42</text:p>
              </table:table-cell>
              <table:table-cell office:value-type="float" office:value="0.020921">
                <text:p>0.020921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016927">
                <text:p>0.016927</text:p>
              </table:table-cell>
              <table:table-cell office:value-type="float" office:value="43">
                <text:p>43</text:p>
              </table:table-cell>
              <table:table-cell office:value-type="float" office:value="0.021071">
                <text:p>0.021071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016623">
                <text:p>0.016623</text:p>
              </table:table-cell>
              <table:table-cell office:value-type="float" office:value="44">
                <text:p>44</text:p>
              </table:table-cell>
              <table:table-cell office:value-type="float" office:value="0.021305">
                <text:p>0.021305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16599">
                <text:p>0.016599</text:p>
              </table:table-cell>
              <table:table-cell office:value-type="float" office:value="45">
                <text:p>45</text:p>
              </table:table-cell>
              <table:table-cell office:value-type="float" office:value="0.020571">
                <text:p>0.020571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016309">
                <text:p>0.016309</text:p>
              </table:table-cell>
              <table:table-cell office:value-type="float" office:value="46">
                <text:p>46</text:p>
              </table:table-cell>
              <table:table-cell office:value-type="float" office:value="0.020403">
                <text:p>0.020403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016502">
                <text:p>0.016502</text:p>
              </table:table-cell>
              <table:table-cell office:value-type="float" office:value="47">
                <text:p>47</text:p>
              </table:table-cell>
              <table:table-cell office:value-type="float" office:value="0.020097">
                <text:p>0.020097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01623">
                <text:p>0.01623</text:p>
              </table:table-cell>
              <table:table-cell office:value-type="float" office:value="48">
                <text:p>48</text:p>
              </table:table-cell>
              <table:table-cell office:value-type="float" office:value="0.020029">
                <text:p>0.020029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016067">
                <text:p>0.016067</text:p>
              </table:table-cell>
              <table:table-cell office:value-type="float" office:value="49">
                <text:p>49</text:p>
              </table:table-cell>
              <table:table-cell office:value-type="float" office:value="0.020842">
                <text:p>0.020842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16192">
                <text:p>0.016192</text:p>
              </table:table-cell>
              <table:table-cell office:value-type="float" office:value="50">
                <text:p>50</text:p>
              </table:table-cell>
              <table:table-cell office:value-type="float" office:value="0.01986">
                <text:p>0.01986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016023">
                <text:p>0.016023</text:p>
              </table:table-cell>
              <table:table-cell office:value-type="float" office:value="51">
                <text:p>51</text:p>
              </table:table-cell>
              <table:table-cell office:value-type="float" office:value="0.019531">
                <text:p>0.019531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015789">
                <text:p>0.015789</text:p>
              </table:table-cell>
              <table:table-cell office:value-type="float" office:value="52">
                <text:p>52</text:p>
              </table:table-cell>
              <table:table-cell office:value-type="float" office:value="0.019344">
                <text:p>0.019344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015707">
                <text:p>0.015707</text:p>
              </table:table-cell>
              <table:table-cell office:value-type="float" office:value="53">
                <text:p>53</text:p>
              </table:table-cell>
              <table:table-cell office:value-type="float" office:value="0.019883">
                <text:p>0.019883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015832">
                <text:p>0.015832</text:p>
              </table:table-cell>
              <table:table-cell office:value-type="float" office:value="54">
                <text:p>54</text:p>
              </table:table-cell>
              <table:table-cell office:value-type="float" office:value="0.019399">
                <text:p>0.019399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15621">
                <text:p>0.015621</text:p>
              </table:table-cell>
              <table:table-cell office:value-type="float" office:value="55">
                <text:p>55</text:p>
              </table:table-cell>
              <table:table-cell office:value-type="float" office:value="0.019078">
                <text:p>0.019078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015533">
                <text:p>0.015533</text:p>
              </table:table-cell>
              <table:table-cell office:value-type="float" office:value="56">
                <text:p>56</text:p>
              </table:table-cell>
              <table:table-cell office:value-type="float" office:value="0.019292">
                <text:p>0.019292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015275">
                <text:p>0.015275</text:p>
              </table:table-cell>
              <table:table-cell office:value-type="float" office:value="57">
                <text:p>57</text:p>
              </table:table-cell>
              <table:table-cell office:value-type="float" office:value="0.019161">
                <text:p>0.019161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015169">
                <text:p>0.015169</text:p>
              </table:table-cell>
              <table:table-cell office:value-type="float" office:value="58">
                <text:p>58</text:p>
              </table:table-cell>
              <table:table-cell office:value-type="float" office:value="0.018849">
                <text:p>0.018849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015187">
                <text:p>0.015187</text:p>
              </table:table-cell>
              <table:table-cell office:value-type="float" office:value="59">
                <text:p>59</text:p>
              </table:table-cell>
              <table:table-cell office:value-type="float" office:value="0.018943">
                <text:p>0.018943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015244">
                <text:p>0.015244</text:p>
              </table:table-cell>
              <table:table-cell office:value-type="float" office:value="60">
                <text:p>60</text:p>
              </table:table-cell>
              <table:table-cell office:value-type="float" office:value="0.018677">
                <text:p>0.018677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015052">
                <text:p>0.015052</text:p>
              </table:table-cell>
              <table:table-cell office:value-type="float" office:value="61">
                <text:p>61</text:p>
              </table:table-cell>
              <table:table-cell office:value-type="float" office:value="0.018954">
                <text:p>0.018954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014966">
                <text:p>0.014966</text:p>
              </table:table-cell>
              <table:table-cell office:value-type="float" office:value="62">
                <text:p>62</text:p>
              </table:table-cell>
              <table:table-cell office:value-type="float" office:value="0.018686">
                <text:p>0.018686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014863">
                <text:p>0.014863</text:p>
              </table:table-cell>
              <table:table-cell office:value-type="float" office:value="63">
                <text:p>63</text:p>
              </table:table-cell>
              <table:table-cell office:value-type="float" office:value="0.017964">
                <text:p>0.01796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014755">
                <text:p>0.014755</text:p>
              </table:table-cell>
              <table:table-cell office:value-type="float" office:value="64">
                <text:p>64</text:p>
              </table:table-cell>
              <table:table-cell office:value-type="float" office:value="0.01817">
                <text:p>0.01817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014627">
                <text:p>0.014627</text:p>
              </table:table-cell>
              <table:table-cell office:value-type="float" office:value="65">
                <text:p>65</text:p>
              </table:table-cell>
              <table:table-cell office:value-type="float" office:value="0.017867">
                <text:p>0.017867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014356">
                <text:p>0.014356</text:p>
              </table:table-cell>
              <table:table-cell office:value-type="float" office:value="66">
                <text:p>66</text:p>
              </table:table-cell>
              <table:table-cell office:value-type="float" office:value="0.017813">
                <text:p>0.017813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014395">
                <text:p>0.014395</text:p>
              </table:table-cell>
              <table:table-cell office:value-type="float" office:value="67">
                <text:p>67</text:p>
              </table:table-cell>
              <table:table-cell office:value-type="float" office:value="0.01775">
                <text:p>0.01775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014064">
                <text:p>0.014064</text:p>
              </table:table-cell>
              <table:table-cell office:value-type="float" office:value="68">
                <text:p>68</text:p>
              </table:table-cell>
              <table:table-cell office:value-type="float" office:value="0.01771">
                <text:p>0.01771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014134">
                <text:p>0.014134</text:p>
              </table:table-cell>
              <table:table-cell office:value-type="float" office:value="69">
                <text:p>69</text:p>
              </table:table-cell>
              <table:table-cell office:value-type="float" office:value="0.017795">
                <text:p>0.017795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01398">
                <text:p>0.01398</text:p>
              </table:table-cell>
              <table:table-cell office:value-type="float" office:value="70">
                <text:p>70</text:p>
              </table:table-cell>
              <table:table-cell office:value-type="float" office:value="0.01731">
                <text:p>0.01731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014124">
                <text:p>0.014124</text:p>
              </table:table-cell>
              <table:table-cell office:value-type="float" office:value="71">
                <text:p>71</text:p>
              </table:table-cell>
              <table:table-cell office:value-type="float" office:value="0.017281">
                <text:p>0.017281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014004">
                <text:p>0.014004</text:p>
              </table:table-cell>
              <table:table-cell office:value-type="float" office:value="72">
                <text:p>72</text:p>
              </table:table-cell>
              <table:table-cell office:value-type="float" office:value="0.017361">
                <text:p>0.017361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013574">
                <text:p>0.013574</text:p>
              </table:table-cell>
              <table:table-cell office:value-type="float" office:value="73">
                <text:p>73</text:p>
              </table:table-cell>
              <table:table-cell office:value-type="float" office:value="0.01718">
                <text:p>0.01718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013758">
                <text:p>0.013758</text:p>
              </table:table-cell>
              <table:table-cell office:value-type="float" office:value="74">
                <text:p>74</text:p>
              </table:table-cell>
              <table:table-cell office:value-type="float" office:value="0.017112">
                <text:p>0.017112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013778">
                <text:p>0.013778</text:p>
              </table:table-cell>
              <table:table-cell office:value-type="float" office:value="75">
                <text:p>75</text:p>
              </table:table-cell>
              <table:table-cell office:value-type="float" office:value="0.01705">
                <text:p>0.01705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013479">
                <text:p>0.013479</text:p>
              </table:table-cell>
              <table:table-cell office:value-type="float" office:value="76">
                <text:p>76</text:p>
              </table:table-cell>
              <table:table-cell office:value-type="float" office:value="0.016992">
                <text:p>0.016992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013556">
                <text:p>0.013556</text:p>
              </table:table-cell>
              <table:table-cell office:value-type="float" office:value="77">
                <text:p>77</text:p>
              </table:table-cell>
              <table:table-cell office:value-type="float" office:value="0.01663">
                <text:p>0.01663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013255">
                <text:p>0.013255</text:p>
              </table:table-cell>
              <table:table-cell office:value-type="float" office:value="78">
                <text:p>78</text:p>
              </table:table-cell>
              <table:table-cell office:value-type="float" office:value="0.016406">
                <text:p>0.016406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013099">
                <text:p>0.013099</text:p>
              </table:table-cell>
              <table:table-cell office:value-type="float" office:value="79">
                <text:p>79</text:p>
              </table:table-cell>
              <table:table-cell office:value-type="float" office:value="0.016502">
                <text:p>0.016502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01343">
                <text:p>0.01343</text:p>
              </table:table-cell>
              <table:table-cell office:value-type="float" office:value="80">
                <text:p>80</text:p>
              </table:table-cell>
              <table:table-cell office:value-type="float" office:value="0.016228">
                <text:p>0.016228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012915">
                <text:p>0.012915</text:p>
              </table:table-cell>
              <table:table-cell office:value-type="float" office:value="81">
                <text:p>81</text:p>
              </table:table-cell>
              <table:table-cell office:value-type="float" office:value="0.01635">
                <text:p>0.01635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013072">
                <text:p>0.013072</text:p>
              </table:table-cell>
              <table:table-cell office:value-type="float" office:value="82">
                <text:p>82</text:p>
              </table:table-cell>
              <table:table-cell office:value-type="float" office:value="0.016347">
                <text:p>0.016347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012825">
                <text:p>0.012825</text:p>
              </table:table-cell>
              <table:table-cell office:value-type="float" office:value="83">
                <text:p>83</text:p>
              </table:table-cell>
              <table:table-cell office:value-type="float" office:value="0.01633">
                <text:p>0.01633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012946">
                <text:p>0.012946</text:p>
              </table:table-cell>
              <table:table-cell office:value-type="float" office:value="84">
                <text:p>84</text:p>
              </table:table-cell>
              <table:table-cell office:value-type="float" office:value="0.016129">
                <text:p>0.016129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012926">
                <text:p>0.012926</text:p>
              </table:table-cell>
              <table:table-cell office:value-type="float" office:value="85">
                <text:p>85</text:p>
              </table:table-cell>
              <table:table-cell office:value-type="float" office:value="0.015665">
                <text:p>0.015665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012734">
                <text:p>0.012734</text:p>
              </table:table-cell>
              <table:table-cell office:value-type="float" office:value="86">
                <text:p>86</text:p>
              </table:table-cell>
              <table:table-cell office:value-type="float" office:value="0.015929">
                <text:p>0.015929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012652">
                <text:p>0.012652</text:p>
              </table:table-cell>
              <table:table-cell office:value-type="float" office:value="87">
                <text:p>87</text:p>
              </table:table-cell>
              <table:table-cell office:value-type="float" office:value="0.015723">
                <text:p>0.015723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012397">
                <text:p>0.012397</text:p>
              </table:table-cell>
              <table:table-cell office:value-type="float" office:value="88">
                <text:p>88</text:p>
              </table:table-cell>
              <table:table-cell office:value-type="float" office:value="0.015658">
                <text:p>0.015658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012567">
                <text:p>0.012567</text:p>
              </table:table-cell>
              <table:table-cell office:value-type="float" office:value="89">
                <text:p>89</text:p>
              </table:table-cell>
              <table:table-cell office:value-type="float" office:value="0.015909">
                <text:p>0.015909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012301">
                <text:p>0.012301</text:p>
              </table:table-cell>
              <table:table-cell office:value-type="float" office:value="90">
                <text:p>90</text:p>
              </table:table-cell>
              <table:table-cell office:value-type="float" office:value="0.015509">
                <text:p>0.015509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012177">
                <text:p>0.012177</text:p>
              </table:table-cell>
              <table:table-cell office:value-type="float" office:value="91">
                <text:p>91</text:p>
              </table:table-cell>
              <table:table-cell office:value-type="float" office:value="0.015549">
                <text:p>0.015549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012245">
                <text:p>0.012245</text:p>
              </table:table-cell>
              <table:table-cell office:value-type="float" office:value="92">
                <text:p>92</text:p>
              </table:table-cell>
              <table:table-cell office:value-type="float" office:value="0.015572">
                <text:p>0.015572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012173">
                <text:p>0.012173</text:p>
              </table:table-cell>
              <table:table-cell office:value-type="float" office:value="93">
                <text:p>93</text:p>
              </table:table-cell>
              <table:table-cell office:value-type="float" office:value="0.015193">
                <text:p>0.015193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012267">
                <text:p>0.012267</text:p>
              </table:table-cell>
              <table:table-cell office:value-type="float" office:value="94">
                <text:p>94</text:p>
              </table:table-cell>
              <table:table-cell office:value-type="float" office:value="0.015327">
                <text:p>0.01532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012149">
                <text:p>0.012149</text:p>
              </table:table-cell>
              <table:table-cell office:value-type="float" office:value="95">
                <text:p>95</text:p>
              </table:table-cell>
              <table:table-cell office:value-type="float" office:value="0.015291">
                <text:p>0.015291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011843">
                <text:p>0.011843</text:p>
              </table:table-cell>
              <table:table-cell office:value-type="float" office:value="96">
                <text:p>96</text:p>
              </table:table-cell>
              <table:table-cell office:value-type="float" office:value="0.015173">
                <text:p>0.015173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012137">
                <text:p>0.012137</text:p>
              </table:table-cell>
              <table:table-cell office:value-type="float" office:value="97">
                <text:p>97</text:p>
              </table:table-cell>
              <table:table-cell office:value-type="float" office:value="0.015385">
                <text:p>0.015385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012037">
                <text:p>0.012037</text:p>
              </table:table-cell>
              <table:table-cell office:value-type="float" office:value="98">
                <text:p>98</text:p>
              </table:table-cell>
              <table:table-cell office:value-type="float" office:value="0.015229">
                <text:p>0.015229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01226">
                <text:p>0.01226</text:p>
              </table:table-cell>
              <table:table-cell office:value-type="float" office:value="99">
                <text:p>99</text:p>
              </table:table-cell>
              <table:table-cell office:value-type="float" office:value="0.01534">
                <text:p>0.015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838cm" xlink:href=".." xlink:type="simple" chart:class="chart:scatter" chart:style-name="ch1">
        <chart:title svg:x="5.64cm" svg:y="0.352cm" chart:style-name="ch2">
          <text:p>Validation Class Loss</text:p>
        </chart:title>
        <chart:plot-area chart:style-name="ch3" table:cell-range-address="'YOLO Evolve'.B1:'YOLO Evolve'.B1 'YOLO Evolve'.A2:'YOLO Evolve'.A101 'YOLO Evolve'.K2:'YOLO Evolve'.K101 'YOLO Base'.K2:'YOLO Base'.K101" chart:data-source-has-labels="both" svg:x="0.319cm" svg:y="1.347cm" svg:width="15.36cm" svg:height="8.15cm">
          <chart:coordinate-region svg:x="1.628cm" svg:y="1.573cm" svg:width="13.693cm" svg:height="7.224cm"/>
          <chart:axis chart:dimension="x" chart:name="primary-x" chart:style-name="ch4" chartooo:axis-type="auto">
            <chart:title svg:x="7.208cm" svg:y="9.713cm" chart:style-name="ch5">
              <text:p>Epochs</text:p>
            </chart:title>
            <chart:categories table:cell-range-address="'YOLO Evolve'.B1:'YOLO Evolve'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YOLO Evolve'.K2:'YOLO Evolve'.K101" loext:label-string="evolve" chart:class="chart:scatter">
            <chart:domain table:cell-range-address="'YOLO Evolve'.A2:'YOLO Evolve'.A101"/>
            <chart:data-point chart:repeated="100"/>
          </chart:series>
          <chart:series chart:style-name="ch9" chart:values-cell-range-address="'YOLO Base'.K2:'YOLO Base'.K101" loext:label-string="base" chart:class="chart:scatter">
            <chart:domain table:cell-range-address="'YOLO Base'.A2:'YOLO Base'.A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volve</text:p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'YOLO Evolve'.B1:'YOLO Evolve'.B1</svg:desc>
                </draw:g>
              </table:table-cell>
              <table:table-cell office:value-type="float" office:value="0">
                <text:p>0</text:p>
                <draw:g>
                  <svg:desc>'YOLO Evolve'.A2:'YOLO Evolve'.A101</svg:desc>
                </draw:g>
              </table:table-cell>
              <table:table-cell office:value-type="float" office:value="0.009741">
                <text:p>0.009741</text:p>
                <draw:g>
                  <svg:desc>'YOLO Evolve'.K2:'YOLO Evolve'.K101</svg:desc>
                </draw:g>
              </table:table-cell>
              <table:table-cell office:value-type="float" office:value="0">
                <text:p>0</text:p>
                <draw:g>
                  <svg:desc>'YOLO Base'.A2:'YOLO Base'.A101</svg:desc>
                </draw:g>
              </table:table-cell>
              <table:table-cell office:value-type="float" office:value="0.014343">
                <text:p>0.014343</text:p>
                <draw:g>
                  <svg:desc>'YOLO Base'.K2:'YOLO Base'.K10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0058071">
                <text:p>0.0058071</text:p>
              </table:table-cell>
              <table:table-cell office:value-type="float" office:value="1">
                <text:p>1</text:p>
              </table:table-cell>
              <table:table-cell office:value-type="float" office:value="0.0086182">
                <text:p>0.008618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045949">
                <text:p>0.0045949</text:p>
              </table:table-cell>
              <table:table-cell office:value-type="float" office:value="2">
                <text:p>2</text:p>
              </table:table-cell>
              <table:table-cell office:value-type="float" office:value="0.0076963">
                <text:p>0.007696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031099">
                <text:p>0.0031099</text:p>
              </table:table-cell>
              <table:table-cell office:value-type="float" office:value="3">
                <text:p>3</text:p>
              </table:table-cell>
              <table:table-cell office:value-type="float" office:value="0.0060032">
                <text:p>0.0060032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025528">
                <text:p>0.0025528</text:p>
              </table:table-cell>
              <table:table-cell office:value-type="float" office:value="4">
                <text:p>4</text:p>
              </table:table-cell>
              <table:table-cell office:value-type="float" office:value="0.0042506">
                <text:p>0.004250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020141">
                <text:p>0.0020141</text:p>
              </table:table-cell>
              <table:table-cell office:value-type="float" office:value="5">
                <text:p>5</text:p>
              </table:table-cell>
              <table:table-cell office:value-type="float" office:value="0.0035889">
                <text:p>0.003588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18882">
                <text:p>0.0018882</text:p>
              </table:table-cell>
              <table:table-cell office:value-type="float" office:value="6">
                <text:p>6</text:p>
              </table:table-cell>
              <table:table-cell office:value-type="float" office:value="0.0038676">
                <text:p>0.003867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18565">
                <text:p>0.0018565</text:p>
              </table:table-cell>
              <table:table-cell office:value-type="float" office:value="7">
                <text:p>7</text:p>
              </table:table-cell>
              <table:table-cell office:value-type="float" office:value="0.0030201">
                <text:p>0.003020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17061">
                <text:p>0.0017061</text:p>
              </table:table-cell>
              <table:table-cell office:value-type="float" office:value="8">
                <text:p>8</text:p>
              </table:table-cell>
              <table:table-cell office:value-type="float" office:value="0.0032421">
                <text:p>0.003242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014583">
                <text:p>0.0014583</text:p>
              </table:table-cell>
              <table:table-cell office:value-type="float" office:value="9">
                <text:p>9</text:p>
              </table:table-cell>
              <table:table-cell office:value-type="float" office:value="0.0028957">
                <text:p>0.002895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014425">
                <text:p>0.0014425</text:p>
              </table:table-cell>
              <table:table-cell office:value-type="float" office:value="10">
                <text:p>10</text:p>
              </table:table-cell>
              <table:table-cell office:value-type="float" office:value="0.0030362">
                <text:p>0.0030362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014794">
                <text:p>0.0014794</text:p>
              </table:table-cell>
              <table:table-cell office:value-type="float" office:value="11">
                <text:p>11</text:p>
              </table:table-cell>
              <table:table-cell office:value-type="float" office:value="0.0029294">
                <text:p>0.0029294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012566">
                <text:p>0.0012566</text:p>
              </table:table-cell>
              <table:table-cell office:value-type="float" office:value="12">
                <text:p>12</text:p>
              </table:table-cell>
              <table:table-cell office:value-type="float" office:value="0.0026861">
                <text:p>0.0026861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01225">
                <text:p>0.001225</text:p>
              </table:table-cell>
              <table:table-cell office:value-type="float" office:value="13">
                <text:p>13</text:p>
              </table:table-cell>
              <table:table-cell office:value-type="float" office:value="0.0025895">
                <text:p>0.0025895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012765">
                <text:p>0.0012765</text:p>
              </table:table-cell>
              <table:table-cell office:value-type="float" office:value="14">
                <text:p>14</text:p>
              </table:table-cell>
              <table:table-cell office:value-type="float" office:value="0.0025841">
                <text:p>0.0025841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012715">
                <text:p>0.0012715</text:p>
              </table:table-cell>
              <table:table-cell office:value-type="float" office:value="15">
                <text:p>15</text:p>
              </table:table-cell>
              <table:table-cell office:value-type="float" office:value="0.0024709">
                <text:p>0.0024709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011143">
                <text:p>0.0011143</text:p>
              </table:table-cell>
              <table:table-cell office:value-type="float" office:value="16">
                <text:p>16</text:p>
              </table:table-cell>
              <table:table-cell office:value-type="float" office:value="0.0025138">
                <text:p>0.0025138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0010783">
                <text:p>0.0010783</text:p>
              </table:table-cell>
              <table:table-cell office:value-type="float" office:value="17">
                <text:p>17</text:p>
              </table:table-cell>
              <table:table-cell office:value-type="float" office:value="0.0023307">
                <text:p>0.0023307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0012743">
                <text:p>0.0012743</text:p>
              </table:table-cell>
              <table:table-cell office:value-type="float" office:value="18">
                <text:p>18</text:p>
              </table:table-cell>
              <table:table-cell office:value-type="float" office:value="0.0022844">
                <text:p>0.0022844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0011019">
                <text:p>0.0011019</text:p>
              </table:table-cell>
              <table:table-cell office:value-type="float" office:value="19">
                <text:p>19</text:p>
              </table:table-cell>
              <table:table-cell office:value-type="float" office:value="0.0021625">
                <text:p>0.002162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0010885">
                <text:p>0.0010885</text:p>
              </table:table-cell>
              <table:table-cell office:value-type="float" office:value="20">
                <text:p>20</text:p>
              </table:table-cell>
              <table:table-cell office:value-type="float" office:value="0.0022909">
                <text:p>0.0022909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0010363">
                <text:p>0.0010363</text:p>
              </table:table-cell>
              <table:table-cell office:value-type="float" office:value="21">
                <text:p>21</text:p>
              </table:table-cell>
              <table:table-cell office:value-type="float" office:value="0.0023988">
                <text:p>0.0023988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0010121">
                <text:p>0.0010121</text:p>
              </table:table-cell>
              <table:table-cell office:value-type="float" office:value="22">
                <text:p>22</text:p>
              </table:table-cell>
              <table:table-cell office:value-type="float" office:value="0.0020448">
                <text:p>0.0020448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001048">
                <text:p>0.001048</text:p>
              </table:table-cell>
              <table:table-cell office:value-type="float" office:value="23">
                <text:p>23</text:p>
              </table:table-cell>
              <table:table-cell office:value-type="float" office:value="0.0019824">
                <text:p>0.00198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00098951">
                <text:p>0.00098951</text:p>
              </table:table-cell>
              <table:table-cell office:value-type="float" office:value="24">
                <text:p>24</text:p>
              </table:table-cell>
              <table:table-cell office:value-type="float" office:value="0.0019061">
                <text:p>0.0019061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010016">
                <text:p>0.0010016</text:p>
              </table:table-cell>
              <table:table-cell office:value-type="float" office:value="25">
                <text:p>25</text:p>
              </table:table-cell>
              <table:table-cell office:value-type="float" office:value="0.0020536">
                <text:p>0.0020536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0010621">
                <text:p>0.0010621</text:p>
              </table:table-cell>
              <table:table-cell office:value-type="float" office:value="26">
                <text:p>26</text:p>
              </table:table-cell>
              <table:table-cell office:value-type="float" office:value="0.0021964">
                <text:p>0.0021964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0010169">
                <text:p>0.0010169</text:p>
              </table:table-cell>
              <table:table-cell office:value-type="float" office:value="27">
                <text:p>27</text:p>
              </table:table-cell>
              <table:table-cell office:value-type="float" office:value="0.0022262">
                <text:p>0.0022262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00094705">
                <text:p>0.00094705</text:p>
              </table:table-cell>
              <table:table-cell office:value-type="float" office:value="28">
                <text:p>28</text:p>
              </table:table-cell>
              <table:table-cell office:value-type="float" office:value="0.002083">
                <text:p>0.002083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00094412">
                <text:p>0.00094412</text:p>
              </table:table-cell>
              <table:table-cell office:value-type="float" office:value="29">
                <text:p>29</text:p>
              </table:table-cell>
              <table:table-cell office:value-type="float" office:value="0.0018928">
                <text:p>0.0018928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010126">
                <text:p>0.0010126</text:p>
              </table:table-cell>
              <table:table-cell office:value-type="float" office:value="30">
                <text:p>30</text:p>
              </table:table-cell>
              <table:table-cell office:value-type="float" office:value="0.0020932">
                <text:p>0.0020932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00088681">
                <text:p>0.00088681</text:p>
              </table:table-cell>
              <table:table-cell office:value-type="float" office:value="31">
                <text:p>31</text:p>
              </table:table-cell>
              <table:table-cell office:value-type="float" office:value="0.0017281">
                <text:p>0.0017281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00098248">
                <text:p>0.00098248</text:p>
              </table:table-cell>
              <table:table-cell office:value-type="float" office:value="32">
                <text:p>32</text:p>
              </table:table-cell>
              <table:table-cell office:value-type="float" office:value="0.0016408">
                <text:p>0.0016408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00084291">
                <text:p>0.00084291</text:p>
              </table:table-cell>
              <table:table-cell office:value-type="float" office:value="33">
                <text:p>33</text:p>
              </table:table-cell>
              <table:table-cell office:value-type="float" office:value="0.0017143">
                <text:p>0.0017143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0009839">
                <text:p>0.0009839</text:p>
              </table:table-cell>
              <table:table-cell office:value-type="float" office:value="34">
                <text:p>34</text:p>
              </table:table-cell>
              <table:table-cell office:value-type="float" office:value="0.0016621">
                <text:p>0.0016621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0083441">
                <text:p>0.00083441</text:p>
              </table:table-cell>
              <table:table-cell office:value-type="float" office:value="35">
                <text:p>35</text:p>
              </table:table-cell>
              <table:table-cell office:value-type="float" office:value="0.0016417">
                <text:p>0.0016417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00080185">
                <text:p>0.00080185</text:p>
              </table:table-cell>
              <table:table-cell office:value-type="float" office:value="36">
                <text:p>36</text:p>
              </table:table-cell>
              <table:table-cell office:value-type="float" office:value="0.0016855">
                <text:p>0.0016855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00091545">
                <text:p>0.00091545</text:p>
              </table:table-cell>
              <table:table-cell office:value-type="float" office:value="37">
                <text:p>37</text:p>
              </table:table-cell>
              <table:table-cell office:value-type="float" office:value="0.0020404">
                <text:p>0.0020404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00085911">
                <text:p>0.00085911</text:p>
              </table:table-cell>
              <table:table-cell office:value-type="float" office:value="38">
                <text:p>38</text:p>
              </table:table-cell>
              <table:table-cell office:value-type="float" office:value="0.0018017">
                <text:p>0.0018017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0008091">
                <text:p>0.0008091</text:p>
              </table:table-cell>
              <table:table-cell office:value-type="float" office:value="39">
                <text:p>39</text:p>
              </table:table-cell>
              <table:table-cell office:value-type="float" office:value="0.0017319">
                <text:p>0.0017319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0086193">
                <text:p>0.00086193</text:p>
              </table:table-cell>
              <table:table-cell office:value-type="float" office:value="40">
                <text:p>40</text:p>
              </table:table-cell>
              <table:table-cell office:value-type="float" office:value="0.0016185">
                <text:p>0.0016185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00075">
                <text:p>0.00075</text:p>
              </table:table-cell>
              <table:table-cell office:value-type="float" office:value="41">
                <text:p>41</text:p>
              </table:table-cell>
              <table:table-cell office:value-type="float" office:value="0.0015209">
                <text:p>0.0015209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00080501">
                <text:p>0.00080501</text:p>
              </table:table-cell>
              <table:table-cell office:value-type="float" office:value="42">
                <text:p>42</text:p>
              </table:table-cell>
              <table:table-cell office:value-type="float" office:value="0.0016659">
                <text:p>0.0016659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00074476">
                <text:p>0.00074476</text:p>
              </table:table-cell>
              <table:table-cell office:value-type="float" office:value="43">
                <text:p>43</text:p>
              </table:table-cell>
              <table:table-cell office:value-type="float" office:value="0.0016001">
                <text:p>0.0016001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00078326">
                <text:p>0.00078326</text:p>
              </table:table-cell>
              <table:table-cell office:value-type="float" office:value="44">
                <text:p>44</text:p>
              </table:table-cell>
              <table:table-cell office:value-type="float" office:value="0.001805">
                <text:p>0.001805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0072625">
                <text:p>0.00072625</text:p>
              </table:table-cell>
              <table:table-cell office:value-type="float" office:value="45">
                <text:p>45</text:p>
              </table:table-cell>
              <table:table-cell office:value-type="float" office:value="0.0018989">
                <text:p>0.0018989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00075508">
                <text:p>0.00075508</text:p>
              </table:table-cell>
              <table:table-cell office:value-type="float" office:value="46">
                <text:p>46</text:p>
              </table:table-cell>
              <table:table-cell office:value-type="float" office:value="0.0016655">
                <text:p>0.0016655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00073137">
                <text:p>0.00073137</text:p>
              </table:table-cell>
              <table:table-cell office:value-type="float" office:value="47">
                <text:p>47</text:p>
              </table:table-cell>
              <table:table-cell office:value-type="float" office:value="0.0014653">
                <text:p>0.0014653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00081133">
                <text:p>0.00081133</text:p>
              </table:table-cell>
              <table:table-cell office:value-type="float" office:value="48">
                <text:p>48</text:p>
              </table:table-cell>
              <table:table-cell office:value-type="float" office:value="0.0015923">
                <text:p>0.0015923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00068742">
                <text:p>0.00068742</text:p>
              </table:table-cell>
              <table:table-cell office:value-type="float" office:value="49">
                <text:p>49</text:p>
              </table:table-cell>
              <table:table-cell office:value-type="float" office:value="0.0014953">
                <text:p>0.0014953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0074069">
                <text:p>0.00074069</text:p>
              </table:table-cell>
              <table:table-cell office:value-type="float" office:value="50">
                <text:p>50</text:p>
              </table:table-cell>
              <table:table-cell office:value-type="float" office:value="0.0015353">
                <text:p>0.0015353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00068404">
                <text:p>0.00068404</text:p>
              </table:table-cell>
              <table:table-cell office:value-type="float" office:value="51">
                <text:p>51</text:p>
              </table:table-cell>
              <table:table-cell office:value-type="float" office:value="0.001467">
                <text:p>0.001467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0007136">
                <text:p>0.0007136</text:p>
              </table:table-cell>
              <table:table-cell office:value-type="float" office:value="52">
                <text:p>52</text:p>
              </table:table-cell>
              <table:table-cell office:value-type="float" office:value="0.0014643">
                <text:p>0.0014643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0006708">
                <text:p>0.0006708</text:p>
              </table:table-cell>
              <table:table-cell office:value-type="float" office:value="53">
                <text:p>53</text:p>
              </table:table-cell>
              <table:table-cell office:value-type="float" office:value="0.0014328">
                <text:p>0.0014328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00065226">
                <text:p>0.00065226</text:p>
              </table:table-cell>
              <table:table-cell office:value-type="float" office:value="54">
                <text:p>54</text:p>
              </table:table-cell>
              <table:table-cell office:value-type="float" office:value="0.0016033">
                <text:p>0.0016033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0066048">
                <text:p>0.00066048</text:p>
              </table:table-cell>
              <table:table-cell office:value-type="float" office:value="55">
                <text:p>55</text:p>
              </table:table-cell>
              <table:table-cell office:value-type="float" office:value="0.0014548">
                <text:p>0.0014548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00069526">
                <text:p>0.00069526</text:p>
              </table:table-cell>
              <table:table-cell office:value-type="float" office:value="56">
                <text:p>56</text:p>
              </table:table-cell>
              <table:table-cell office:value-type="float" office:value="0.0014416">
                <text:p>0.0014416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00065262">
                <text:p>0.00065262</text:p>
              </table:table-cell>
              <table:table-cell office:value-type="float" office:value="57">
                <text:p>57</text:p>
              </table:table-cell>
              <table:table-cell office:value-type="float" office:value="0.0014888">
                <text:p>0.0014888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00061206">
                <text:p>0.00061206</text:p>
              </table:table-cell>
              <table:table-cell office:value-type="float" office:value="58">
                <text:p>58</text:p>
              </table:table-cell>
              <table:table-cell office:value-type="float" office:value="0.0014442">
                <text:p>0.0014442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00063936">
                <text:p>0.00063936</text:p>
              </table:table-cell>
              <table:table-cell office:value-type="float" office:value="59">
                <text:p>59</text:p>
              </table:table-cell>
              <table:table-cell office:value-type="float" office:value="0.0013413">
                <text:p>0.0013413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0006215">
                <text:p>0.0006215</text:p>
              </table:table-cell>
              <table:table-cell office:value-type="float" office:value="60">
                <text:p>60</text:p>
              </table:table-cell>
              <table:table-cell office:value-type="float" office:value="0.0014094">
                <text:p>0.0014094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00064947">
                <text:p>0.00064947</text:p>
              </table:table-cell>
              <table:table-cell office:value-type="float" office:value="61">
                <text:p>61</text:p>
              </table:table-cell>
              <table:table-cell office:value-type="float" office:value="0.0013092">
                <text:p>0.0013092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00065318">
                <text:p>0.00065318</text:p>
              </table:table-cell>
              <table:table-cell office:value-type="float" office:value="62">
                <text:p>62</text:p>
              </table:table-cell>
              <table:table-cell office:value-type="float" office:value="0.0014622">
                <text:p>0.0014622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00063447">
                <text:p>0.00063447</text:p>
              </table:table-cell>
              <table:table-cell office:value-type="float" office:value="63">
                <text:p>63</text:p>
              </table:table-cell>
              <table:table-cell office:value-type="float" office:value="0.0014118">
                <text:p>0.0014118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00060964">
                <text:p>0.00060964</text:p>
              </table:table-cell>
              <table:table-cell office:value-type="float" office:value="64">
                <text:p>64</text:p>
              </table:table-cell>
              <table:table-cell office:value-type="float" office:value="0.0013485">
                <text:p>0.0013485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00060909">
                <text:p>0.00060909</text:p>
              </table:table-cell>
              <table:table-cell office:value-type="float" office:value="65">
                <text:p>65</text:p>
              </table:table-cell>
              <table:table-cell office:value-type="float" office:value="0.0013799">
                <text:p>0.0013799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00060786">
                <text:p>0.00060786</text:p>
              </table:table-cell>
              <table:table-cell office:value-type="float" office:value="66">
                <text:p>66</text:p>
              </table:table-cell>
              <table:table-cell office:value-type="float" office:value="0.0012865">
                <text:p>0.0012865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00055851">
                <text:p>0.00055851</text:p>
              </table:table-cell>
              <table:table-cell office:value-type="float" office:value="67">
                <text:p>67</text:p>
              </table:table-cell>
              <table:table-cell office:value-type="float" office:value="0.0014332">
                <text:p>0.0014332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00055047">
                <text:p>0.00055047</text:p>
              </table:table-cell>
              <table:table-cell office:value-type="float" office:value="68">
                <text:p>68</text:p>
              </table:table-cell>
              <table:table-cell office:value-type="float" office:value="0.0013763">
                <text:p>0.0013763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00056061">
                <text:p>0.00056061</text:p>
              </table:table-cell>
              <table:table-cell office:value-type="float" office:value="69">
                <text:p>69</text:p>
              </table:table-cell>
              <table:table-cell office:value-type="float" office:value="0.0013606">
                <text:p>0.0013606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00052903">
                <text:p>0.00052903</text:p>
              </table:table-cell>
              <table:table-cell office:value-type="float" office:value="70">
                <text:p>70</text:p>
              </table:table-cell>
              <table:table-cell office:value-type="float" office:value="0.0014438">
                <text:p>0.0014438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00053575">
                <text:p>0.00053575</text:p>
              </table:table-cell>
              <table:table-cell office:value-type="float" office:value="71">
                <text:p>71</text:p>
              </table:table-cell>
              <table:table-cell office:value-type="float" office:value="0.0014513">
                <text:p>0.0014513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00052979">
                <text:p>0.00052979</text:p>
              </table:table-cell>
              <table:table-cell office:value-type="float" office:value="72">
                <text:p>72</text:p>
              </table:table-cell>
              <table:table-cell office:value-type="float" office:value="0.0012611">
                <text:p>0.0012611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00051697">
                <text:p>0.00051697</text:p>
              </table:table-cell>
              <table:table-cell office:value-type="float" office:value="73">
                <text:p>73</text:p>
              </table:table-cell>
              <table:table-cell office:value-type="float" office:value="0.0014305">
                <text:p>0.0014305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00050285">
                <text:p>0.00050285</text:p>
              </table:table-cell>
              <table:table-cell office:value-type="float" office:value="74">
                <text:p>74</text:p>
              </table:table-cell>
              <table:table-cell office:value-type="float" office:value="0.0013958">
                <text:p>0.0013958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00048588">
                <text:p>0.00048588</text:p>
              </table:table-cell>
              <table:table-cell office:value-type="float" office:value="75">
                <text:p>75</text:p>
              </table:table-cell>
              <table:table-cell office:value-type="float" office:value="0.0015699">
                <text:p>0.0015699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00048367">
                <text:p>0.00048367</text:p>
              </table:table-cell>
              <table:table-cell office:value-type="float" office:value="76">
                <text:p>76</text:p>
              </table:table-cell>
              <table:table-cell office:value-type="float" office:value="0.0014253">
                <text:p>0.0014253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0004986">
                <text:p>0.0004986</text:p>
              </table:table-cell>
              <table:table-cell office:value-type="float" office:value="77">
                <text:p>77</text:p>
              </table:table-cell>
              <table:table-cell office:value-type="float" office:value="0.0013781">
                <text:p>0.0013781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00049645">
                <text:p>0.00049645</text:p>
              </table:table-cell>
              <table:table-cell office:value-type="float" office:value="78">
                <text:p>78</text:p>
              </table:table-cell>
              <table:table-cell office:value-type="float" office:value="0.0012258">
                <text:p>0.0012258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00048314">
                <text:p>0.00048314</text:p>
              </table:table-cell>
              <table:table-cell office:value-type="float" office:value="79">
                <text:p>79</text:p>
              </table:table-cell>
              <table:table-cell office:value-type="float" office:value="0.0013016">
                <text:p>0.0013016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00048737">
                <text:p>0.00048737</text:p>
              </table:table-cell>
              <table:table-cell office:value-type="float" office:value="80">
                <text:p>80</text:p>
              </table:table-cell>
              <table:table-cell office:value-type="float" office:value="0.0013896">
                <text:p>0.0013896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00045982">
                <text:p>0.00045982</text:p>
              </table:table-cell>
              <table:table-cell office:value-type="float" office:value="81">
                <text:p>81</text:p>
              </table:table-cell>
              <table:table-cell office:value-type="float" office:value="0.0011927">
                <text:p>0.0011927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00044088">
                <text:p>0.00044088</text:p>
              </table:table-cell>
              <table:table-cell office:value-type="float" office:value="82">
                <text:p>82</text:p>
              </table:table-cell>
              <table:table-cell office:value-type="float" office:value="0.0011414">
                <text:p>0.0011414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00044649">
                <text:p>0.00044649</text:p>
              </table:table-cell>
              <table:table-cell office:value-type="float" office:value="83">
                <text:p>83</text:p>
              </table:table-cell>
              <table:table-cell office:value-type="float" office:value="0.001161">
                <text:p>0.001161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00043981">
                <text:p>0.00043981</text:p>
              </table:table-cell>
              <table:table-cell office:value-type="float" office:value="84">
                <text:p>84</text:p>
              </table:table-cell>
              <table:table-cell office:value-type="float" office:value="0.0013143">
                <text:p>0.0013143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00042506">
                <text:p>0.00042506</text:p>
              </table:table-cell>
              <table:table-cell office:value-type="float" office:value="85">
                <text:p>85</text:p>
              </table:table-cell>
              <table:table-cell office:value-type="float" office:value="0.0012298">
                <text:p>0.0012298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00042123">
                <text:p>0.00042123</text:p>
              </table:table-cell>
              <table:table-cell office:value-type="float" office:value="86">
                <text:p>86</text:p>
              </table:table-cell>
              <table:table-cell office:value-type="float" office:value="0.0011627">
                <text:p>0.0011627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00041477">
                <text:p>0.00041477</text:p>
              </table:table-cell>
              <table:table-cell office:value-type="float" office:value="87">
                <text:p>87</text:p>
              </table:table-cell>
              <table:table-cell office:value-type="float" office:value="0.0011112">
                <text:p>0.0011112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00040693">
                <text:p>0.00040693</text:p>
              </table:table-cell>
              <table:table-cell office:value-type="float" office:value="88">
                <text:p>88</text:p>
              </table:table-cell>
              <table:table-cell office:value-type="float" office:value="0.001263">
                <text:p>0.001263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0003851">
                <text:p>0.0003851</text:p>
              </table:table-cell>
              <table:table-cell office:value-type="float" office:value="89">
                <text:p>89</text:p>
              </table:table-cell>
              <table:table-cell office:value-type="float" office:value="0.0012259">
                <text:p>0.0012259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00038389">
                <text:p>0.00038389</text:p>
              </table:table-cell>
              <table:table-cell office:value-type="float" office:value="90">
                <text:p>90</text:p>
              </table:table-cell>
              <table:table-cell office:value-type="float" office:value="0.0011926">
                <text:p>0.0011926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00037396">
                <text:p>0.00037396</text:p>
              </table:table-cell>
              <table:table-cell office:value-type="float" office:value="91">
                <text:p>91</text:p>
              </table:table-cell>
              <table:table-cell office:value-type="float" office:value="0.0011239">
                <text:p>0.0011239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00037227">
                <text:p>0.00037227</text:p>
              </table:table-cell>
              <table:table-cell office:value-type="float" office:value="92">
                <text:p>92</text:p>
              </table:table-cell>
              <table:table-cell office:value-type="float" office:value="0.0011483">
                <text:p>0.0011483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0003753">
                <text:p>0.0003753</text:p>
              </table:table-cell>
              <table:table-cell office:value-type="float" office:value="93">
                <text:p>93</text:p>
              </table:table-cell>
              <table:table-cell office:value-type="float" office:value="0.001189">
                <text:p>0.001189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00036837">
                <text:p>0.00036837</text:p>
              </table:table-cell>
              <table:table-cell office:value-type="float" office:value="94">
                <text:p>94</text:p>
              </table:table-cell>
              <table:table-cell office:value-type="float" office:value="0.0011735">
                <text:p>0.001173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0003651">
                <text:p>0.0003651</text:p>
              </table:table-cell>
              <table:table-cell office:value-type="float" office:value="95">
                <text:p>95</text:p>
              </table:table-cell>
              <table:table-cell office:value-type="float" office:value="0.0011108">
                <text:p>0.0011108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0003576">
                <text:p>0.0003576</text:p>
              </table:table-cell>
              <table:table-cell office:value-type="float" office:value="96">
                <text:p>96</text:p>
              </table:table-cell>
              <table:table-cell office:value-type="float" office:value="0.0011799">
                <text:p>0.0011799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00035329">
                <text:p>0.00035329</text:p>
              </table:table-cell>
              <table:table-cell office:value-type="float" office:value="97">
                <text:p>97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00034664">
                <text:p>0.00034664</text:p>
              </table:table-cell>
              <table:table-cell office:value-type="float" office:value="98">
                <text:p>98</text:p>
              </table:table-cell>
              <table:table-cell office:value-type="float" office:value="0.0011441">
                <text:p>0.0011441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00034477">
                <text:p>0.00034477</text:p>
              </table:table-cell>
              <table:table-cell office:value-type="float" office:value="99">
                <text:p>99</text:p>
              </table:table-cell>
              <table:table-cell office:value-type="float" office:value="0.0011094">
                <text:p>0.00110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307cm" xlink:href=".." xlink:type="simple" chart:class="chart:scatter" chart:style-name="ch1">
        <chart:title svg:x="5.72cm" svg:y="0.342cm" chart:style-name="ch2">
          <text:p>Training Object Loss</text:p>
        </chart:title>
        <chart:plot-area chart:style-name="ch3" table:cell-range-address="'YOLO Evolve'.B1:'YOLO Evolve'.B1 'YOLO Evolve'.A2:'YOLO Evolve'.A101 'YOLO Evolve'.C2:'YOLO Evolve'.C101 'YOLO Base'.C2:'YOLO Base'.C101" chart:data-source-has-labels="both" svg:x="0.319cm" svg:y="1.327cm" svg:width="15.36cm" svg:height="7.649cm">
          <chart:coordinate-region svg:x="1.39cm" svg:y="1.553cm" svg:width="13.93cm" svg:height="6.723cm"/>
          <chart:axis chart:dimension="x" chart:name="primary-x" chart:style-name="ch4" chartooo:axis-type="auto">
            <chart:title svg:x="7.208cm" svg:y="9.182cm" chart:style-name="ch5">
              <text:p>Epochs</text:p>
            </chart:title>
            <chart:categories table:cell-range-address="'YOLO Evolve'.B1:'YOLO Evolve'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YOLO Evolve'.C2:'YOLO Evolve'.C101" loext:label-string="evolve" chart:class="chart:scatter">
            <chart:domain table:cell-range-address="'YOLO Evolve'.A2:'YOLO Evolve'.A101"/>
            <chart:data-point chart:repeated="100"/>
          </chart:series>
          <chart:series chart:style-name="ch9" chart:values-cell-range-address="'YOLO Base'.C2:'YOLO Base'.C101" loext:label-string="base" chart:class="chart:scatter">
            <chart:domain table:cell-range-address="'YOLO Base'.A2:'YOLO Base'.A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volve</text:p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'YOLO Evolve'.B1:'YOLO Evolve'.B1</svg:desc>
                </draw:g>
              </table:table-cell>
              <table:table-cell office:value-type="float" office:value="0">
                <text:p>0</text:p>
                <draw:g>
                  <svg:desc>'YOLO Evolve'.A2:'YOLO Evolve'.A101</svg:desc>
                </draw:g>
              </table:table-cell>
              <table:table-cell office:value-type="float" office:value="0.072123">
                <text:p>0.072123</text:p>
                <draw:g>
                  <svg:desc>'YOLO Evolve'.C2:'YOLO Evolve'.C101</svg:desc>
                </draw:g>
              </table:table-cell>
              <table:table-cell office:value-type="float" office:value="0">
                <text:p>0</text:p>
                <draw:g>
                  <svg:desc>'YOLO Base'.A2:'YOLO Base'.A101</svg:desc>
                </draw:g>
              </table:table-cell>
              <table:table-cell office:value-type="float" office:value="0.11966">
                <text:p>0.11966</text:p>
                <draw:g>
                  <svg:desc>'YOLO Base'.C2:'YOLO Base'.C10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056633">
                <text:p>0.056633</text:p>
              </table:table-cell>
              <table:table-cell office:value-type="float" office:value="1">
                <text:p>1</text:p>
              </table:table-cell>
              <table:table-cell office:value-type="float" office:value="0.1005">
                <text:p>0.100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53714">
                <text:p>0.053714</text:p>
              </table:table-cell>
              <table:table-cell office:value-type="float" office:value="2">
                <text:p>2</text:p>
              </table:table-cell>
              <table:table-cell office:value-type="float" office:value="0.10147">
                <text:p>0.1014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48521">
                <text:p>0.048521</text:p>
              </table:table-cell>
              <table:table-cell office:value-type="float" office:value="3">
                <text:p>3</text:p>
              </table:table-cell>
              <table:table-cell office:value-type="float" office:value="0.093662">
                <text:p>0.093662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45622">
                <text:p>0.045622</text:p>
              </table:table-cell>
              <table:table-cell office:value-type="float" office:value="4">
                <text:p>4</text:p>
              </table:table-cell>
              <table:table-cell office:value-type="float" office:value="0.08601">
                <text:p>0.08601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44386">
                <text:p>0.044386</text:p>
              </table:table-cell>
              <table:table-cell office:value-type="float" office:value="5">
                <text:p>5</text:p>
              </table:table-cell>
              <table:table-cell office:value-type="float" office:value="0.081579">
                <text:p>0.08157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41912">
                <text:p>0.041912</text:p>
              </table:table-cell>
              <table:table-cell office:value-type="float" office:value="6">
                <text:p>6</text:p>
              </table:table-cell>
              <table:table-cell office:value-type="float" office:value="0.080394">
                <text:p>0.080394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41275">
                <text:p>0.041275</text:p>
              </table:table-cell>
              <table:table-cell office:value-type="float" office:value="7">
                <text:p>7</text:p>
              </table:table-cell>
              <table:table-cell office:value-type="float" office:value="0.077146">
                <text:p>0.07714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41104">
                <text:p>0.041104</text:p>
              </table:table-cell>
              <table:table-cell office:value-type="float" office:value="8">
                <text:p>8</text:p>
              </table:table-cell>
              <table:table-cell office:value-type="float" office:value="0.074071">
                <text:p>0.07407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39196">
                <text:p>0.039196</text:p>
              </table:table-cell>
              <table:table-cell office:value-type="float" office:value="9">
                <text:p>9</text:p>
              </table:table-cell>
              <table:table-cell office:value-type="float" office:value="0.072521">
                <text:p>0.07252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38144">
                <text:p>0.038144</text:p>
              </table:table-cell>
              <table:table-cell office:value-type="float" office:value="10">
                <text:p>10</text:p>
              </table:table-cell>
              <table:table-cell office:value-type="float" office:value="0.073251">
                <text:p>0.07325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38511">
                <text:p>0.038511</text:p>
              </table:table-cell>
              <table:table-cell office:value-type="float" office:value="11">
                <text:p>11</text:p>
              </table:table-cell>
              <table:table-cell office:value-type="float" office:value="0.071022">
                <text:p>0.071022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36968">
                <text:p>0.036968</text:p>
              </table:table-cell>
              <table:table-cell office:value-type="float" office:value="12">
                <text:p>12</text:p>
              </table:table-cell>
              <table:table-cell office:value-type="float" office:value="0.070365">
                <text:p>0.070365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36608">
                <text:p>0.036608</text:p>
              </table:table-cell>
              <table:table-cell office:value-type="float" office:value="13">
                <text:p>13</text:p>
              </table:table-cell>
              <table:table-cell office:value-type="float" office:value="0.068917">
                <text:p>0.068917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35943">
                <text:p>0.035943</text:p>
              </table:table-cell>
              <table:table-cell office:value-type="float" office:value="14">
                <text:p>14</text:p>
              </table:table-cell>
              <table:table-cell office:value-type="float" office:value="0.067714">
                <text:p>0.067714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35376">
                <text:p>0.035376</text:p>
              </table:table-cell>
              <table:table-cell office:value-type="float" office:value="15">
                <text:p>15</text:p>
              </table:table-cell>
              <table:table-cell office:value-type="float" office:value="0.067789">
                <text:p>0.067789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35681">
                <text:p>0.035681</text:p>
              </table:table-cell>
              <table:table-cell office:value-type="float" office:value="16">
                <text:p>16</text:p>
              </table:table-cell>
              <table:table-cell office:value-type="float" office:value="0.068233">
                <text:p>0.068233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035488">
                <text:p>0.035488</text:p>
              </table:table-cell>
              <table:table-cell office:value-type="float" office:value="17">
                <text:p>17</text:p>
              </table:table-cell>
              <table:table-cell office:value-type="float" office:value="0.065372">
                <text:p>0.065372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034632">
                <text:p>0.034632</text:p>
              </table:table-cell>
              <table:table-cell office:value-type="float" office:value="18">
                <text:p>18</text:p>
              </table:table-cell>
              <table:table-cell office:value-type="float" office:value="0.064536">
                <text:p>0.064536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03396">
                <text:p>0.03396</text:p>
              </table:table-cell>
              <table:table-cell office:value-type="float" office:value="19">
                <text:p>19</text:p>
              </table:table-cell>
              <table:table-cell office:value-type="float" office:value="0.064902">
                <text:p>0.064902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034159">
                <text:p>0.034159</text:p>
              </table:table-cell>
              <table:table-cell office:value-type="float" office:value="20">
                <text:p>20</text:p>
              </table:table-cell>
              <table:table-cell office:value-type="float" office:value="0.064049">
                <text:p>0.064049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033419">
                <text:p>0.033419</text:p>
              </table:table-cell>
              <table:table-cell office:value-type="float" office:value="21">
                <text:p>21</text:p>
              </table:table-cell>
              <table:table-cell office:value-type="float" office:value="0.06411">
                <text:p>0.06411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032678">
                <text:p>0.032678</text:p>
              </table:table-cell>
              <table:table-cell office:value-type="float" office:value="22">
                <text:p>22</text:p>
              </table:table-cell>
              <table:table-cell office:value-type="float" office:value="0.061011">
                <text:p>0.061011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032977">
                <text:p>0.032977</text:p>
              </table:table-cell>
              <table:table-cell office:value-type="float" office:value="23">
                <text:p>23</text:p>
              </table:table-cell>
              <table:table-cell office:value-type="float" office:value="0.062166">
                <text:p>0.062166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03269">
                <text:p>0.03269</text:p>
              </table:table-cell>
              <table:table-cell office:value-type="float" office:value="24">
                <text:p>24</text:p>
              </table:table-cell>
              <table:table-cell office:value-type="float" office:value="0.061673">
                <text:p>0.061673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32348">
                <text:p>0.032348</text:p>
              </table:table-cell>
              <table:table-cell office:value-type="float" office:value="25">
                <text:p>25</text:p>
              </table:table-cell>
              <table:table-cell office:value-type="float" office:value="0.061159">
                <text:p>0.061159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032211">
                <text:p>0.032211</text:p>
              </table:table-cell>
              <table:table-cell office:value-type="float" office:value="26">
                <text:p>26</text:p>
              </table:table-cell>
              <table:table-cell office:value-type="float" office:value="0.05969">
                <text:p>0.05969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032248">
                <text:p>0.032248</text:p>
              </table:table-cell>
              <table:table-cell office:value-type="float" office:value="27">
                <text:p>27</text:p>
              </table:table-cell>
              <table:table-cell office:value-type="float" office:value="0.059562">
                <text:p>0.059562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032119">
                <text:p>0.032119</text:p>
              </table:table-cell>
              <table:table-cell office:value-type="float" office:value="28">
                <text:p>28</text:p>
              </table:table-cell>
              <table:table-cell office:value-type="float" office:value="0.059093">
                <text:p>0.059093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032578">
                <text:p>0.032578</text:p>
              </table:table-cell>
              <table:table-cell office:value-type="float" office:value="29">
                <text:p>29</text:p>
              </table:table-cell>
              <table:table-cell office:value-type="float" office:value="0.058976">
                <text:p>0.058976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31455">
                <text:p>0.031455</text:p>
              </table:table-cell>
              <table:table-cell office:value-type="float" office:value="30">
                <text:p>30</text:p>
              </table:table-cell>
              <table:table-cell office:value-type="float" office:value="0.059577">
                <text:p>0.059577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031473">
                <text:p>0.031473</text:p>
              </table:table-cell>
              <table:table-cell office:value-type="float" office:value="31">
                <text:p>31</text:p>
              </table:table-cell>
              <table:table-cell office:value-type="float" office:value="0.057766">
                <text:p>0.057766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031603">
                <text:p>0.031603</text:p>
              </table:table-cell>
              <table:table-cell office:value-type="float" office:value="32">
                <text:p>32</text:p>
              </table:table-cell>
              <table:table-cell office:value-type="float" office:value="0.057701">
                <text:p>0.057701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031305">
                <text:p>0.031305</text:p>
              </table:table-cell>
              <table:table-cell office:value-type="float" office:value="33">
                <text:p>33</text:p>
              </table:table-cell>
              <table:table-cell office:value-type="float" office:value="0.057099">
                <text:p>0.057099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030671">
                <text:p>0.030671</text:p>
              </table:table-cell>
              <table:table-cell office:value-type="float" office:value="34">
                <text:p>34</text:p>
              </table:table-cell>
              <table:table-cell office:value-type="float" office:value="0.056637">
                <text:p>0.056637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3063">
                <text:p>0.03063</text:p>
              </table:table-cell>
              <table:table-cell office:value-type="float" office:value="35">
                <text:p>35</text:p>
              </table:table-cell>
              <table:table-cell office:value-type="float" office:value="0.055546">
                <text:p>0.055546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031207">
                <text:p>0.031207</text:p>
              </table:table-cell>
              <table:table-cell office:value-type="float" office:value="36">
                <text:p>36</text:p>
              </table:table-cell>
              <table:table-cell office:value-type="float" office:value="0.056983">
                <text:p>0.056983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030432">
                <text:p>0.030432</text:p>
              </table:table-cell>
              <table:table-cell office:value-type="float" office:value="37">
                <text:p>37</text:p>
              </table:table-cell>
              <table:table-cell office:value-type="float" office:value="0.056071">
                <text:p>0.056071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030105">
                <text:p>0.030105</text:p>
              </table:table-cell>
              <table:table-cell office:value-type="float" office:value="38">
                <text:p>38</text:p>
              </table:table-cell>
              <table:table-cell office:value-type="float" office:value="0.055306">
                <text:p>0.055306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029868">
                <text:p>0.029868</text:p>
              </table:table-cell>
              <table:table-cell office:value-type="float" office:value="39">
                <text:p>39</text:p>
              </table:table-cell>
              <table:table-cell office:value-type="float" office:value="0.05582">
                <text:p>0.05582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29267">
                <text:p>0.029267</text:p>
              </table:table-cell>
              <table:table-cell office:value-type="float" office:value="40">
                <text:p>40</text:p>
              </table:table-cell>
              <table:table-cell office:value-type="float" office:value="0.054171">
                <text:p>0.054171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030095">
                <text:p>0.030095</text:p>
              </table:table-cell>
              <table:table-cell office:value-type="float" office:value="41">
                <text:p>41</text:p>
              </table:table-cell>
              <table:table-cell office:value-type="float" office:value="0.053511">
                <text:p>0.053511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02947">
                <text:p>0.02947</text:p>
              </table:table-cell>
              <table:table-cell office:value-type="float" office:value="42">
                <text:p>42</text:p>
              </table:table-cell>
              <table:table-cell office:value-type="float" office:value="0.053648">
                <text:p>0.053648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029635">
                <text:p>0.029635</text:p>
              </table:table-cell>
              <table:table-cell office:value-type="float" office:value="43">
                <text:p>43</text:p>
              </table:table-cell>
              <table:table-cell office:value-type="float" office:value="0.054766">
                <text:p>0.054766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029296">
                <text:p>0.029296</text:p>
              </table:table-cell>
              <table:table-cell office:value-type="float" office:value="44">
                <text:p>44</text:p>
              </table:table-cell>
              <table:table-cell office:value-type="float" office:value="0.054177">
                <text:p>0.054177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29099">
                <text:p>0.029099</text:p>
              </table:table-cell>
              <table:table-cell office:value-type="float" office:value="45">
                <text:p>45</text:p>
              </table:table-cell>
              <table:table-cell office:value-type="float" office:value="0.052679">
                <text:p>0.052679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028505">
                <text:p>0.028505</text:p>
              </table:table-cell>
              <table:table-cell office:value-type="float" office:value="46">
                <text:p>46</text:p>
              </table:table-cell>
              <table:table-cell office:value-type="float" office:value="0.052597">
                <text:p>0.052597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02896">
                <text:p>0.02896</text:p>
              </table:table-cell>
              <table:table-cell office:value-type="float" office:value="47">
                <text:p>47</text:p>
              </table:table-cell>
              <table:table-cell office:value-type="float" office:value="0.052168">
                <text:p>0.052168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028863">
                <text:p>0.028863</text:p>
              </table:table-cell>
              <table:table-cell office:value-type="float" office:value="48">
                <text:p>48</text:p>
              </table:table-cell>
              <table:table-cell office:value-type="float" office:value="0.05161">
                <text:p>0.05161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028467">
                <text:p>0.028467</text:p>
              </table:table-cell>
              <table:table-cell office:value-type="float" office:value="49">
                <text:p>49</text:p>
              </table:table-cell>
              <table:table-cell office:value-type="float" office:value="0.053715">
                <text:p>0.053715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27986">
                <text:p>0.027986</text:p>
              </table:table-cell>
              <table:table-cell office:value-type="float" office:value="50">
                <text:p>50</text:p>
              </table:table-cell>
              <table:table-cell office:value-type="float" office:value="0.050246">
                <text:p>0.050246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027884">
                <text:p>0.027884</text:p>
              </table:table-cell>
              <table:table-cell office:value-type="float" office:value="51">
                <text:p>51</text:p>
              </table:table-cell>
              <table:table-cell office:value-type="float" office:value="0.050006">
                <text:p>0.050006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027745">
                <text:p>0.027745</text:p>
              </table:table-cell>
              <table:table-cell office:value-type="float" office:value="52">
                <text:p>52</text:p>
              </table:table-cell>
              <table:table-cell office:value-type="float" office:value="0.049585">
                <text:p>0.049585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027468">
                <text:p>0.027468</text:p>
              </table:table-cell>
              <table:table-cell office:value-type="float" office:value="53">
                <text:p>53</text:p>
              </table:table-cell>
              <table:table-cell office:value-type="float" office:value="0.050551">
                <text:p>0.050551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027683">
                <text:p>0.027683</text:p>
              </table:table-cell>
              <table:table-cell office:value-type="float" office:value="54">
                <text:p>54</text:p>
              </table:table-cell>
              <table:table-cell office:value-type="float" office:value="0.050151">
                <text:p>0.050151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27538">
                <text:p>0.027538</text:p>
              </table:table-cell>
              <table:table-cell office:value-type="float" office:value="55">
                <text:p>55</text:p>
              </table:table-cell>
              <table:table-cell office:value-type="float" office:value="0.049152">
                <text:p>0.049152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027334">
                <text:p>0.027334</text:p>
              </table:table-cell>
              <table:table-cell office:value-type="float" office:value="56">
                <text:p>56</text:p>
              </table:table-cell>
              <table:table-cell office:value-type="float" office:value="0.050103">
                <text:p>0.050103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026989">
                <text:p>0.026989</text:p>
              </table:table-cell>
              <table:table-cell office:value-type="float" office:value="57">
                <text:p>57</text:p>
              </table:table-cell>
              <table:table-cell office:value-type="float" office:value="0.049338">
                <text:p>0.049338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026405">
                <text:p>0.026405</text:p>
              </table:table-cell>
              <table:table-cell office:value-type="float" office:value="58">
                <text:p>58</text:p>
              </table:table-cell>
              <table:table-cell office:value-type="float" office:value="0.048917">
                <text:p>0.048917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026691">
                <text:p>0.026691</text:p>
              </table:table-cell>
              <table:table-cell office:value-type="float" office:value="59">
                <text:p>59</text:p>
              </table:table-cell>
              <table:table-cell office:value-type="float" office:value="0.049598">
                <text:p>0.049598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026906">
                <text:p>0.026906</text:p>
              </table:table-cell>
              <table:table-cell office:value-type="float" office:value="60">
                <text:p>60</text:p>
              </table:table-cell>
              <table:table-cell office:value-type="float" office:value="0.048733">
                <text:p>0.048733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026746">
                <text:p>0.026746</text:p>
              </table:table-cell>
              <table:table-cell office:value-type="float" office:value="61">
                <text:p>61</text:p>
              </table:table-cell>
              <table:table-cell office:value-type="float" office:value="0.049001">
                <text:p>0.049001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026968">
                <text:p>0.026968</text:p>
              </table:table-cell>
              <table:table-cell office:value-type="float" office:value="62">
                <text:p>62</text:p>
              </table:table-cell>
              <table:table-cell office:value-type="float" office:value="0.048917">
                <text:p>0.048917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026527">
                <text:p>0.026527</text:p>
              </table:table-cell>
              <table:table-cell office:value-type="float" office:value="63">
                <text:p>63</text:p>
              </table:table-cell>
              <table:table-cell office:value-type="float" office:value="0.046693">
                <text:p>0.046693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026008">
                <text:p>0.026008</text:p>
              </table:table-cell>
              <table:table-cell office:value-type="float" office:value="64">
                <text:p>64</text:p>
              </table:table-cell>
              <table:table-cell office:value-type="float" office:value="0.047444">
                <text:p>0.047444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025901">
                <text:p>0.025901</text:p>
              </table:table-cell>
              <table:table-cell office:value-type="float" office:value="65">
                <text:p>65</text:p>
              </table:table-cell>
              <table:table-cell office:value-type="float" office:value="0.046321">
                <text:p>0.046321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025555">
                <text:p>0.025555</text:p>
              </table:table-cell>
              <table:table-cell office:value-type="float" office:value="66">
                <text:p>66</text:p>
              </table:table-cell>
              <table:table-cell office:value-type="float" office:value="0.046602">
                <text:p>0.046602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025735">
                <text:p>0.025735</text:p>
              </table:table-cell>
              <table:table-cell office:value-type="float" office:value="67">
                <text:p>67</text:p>
              </table:table-cell>
              <table:table-cell office:value-type="float" office:value="0.045881">
                <text:p>0.045881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025">
                <text:p>0.025</text:p>
              </table:table-cell>
              <table:table-cell office:value-type="float" office:value="68">
                <text:p>68</text:p>
              </table:table-cell>
              <table:table-cell office:value-type="float" office:value="0.046374">
                <text:p>0.046374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02507">
                <text:p>0.02507</text:p>
              </table:table-cell>
              <table:table-cell office:value-type="float" office:value="69">
                <text:p>69</text:p>
              </table:table-cell>
              <table:table-cell office:value-type="float" office:value="0.046804">
                <text:p>0.046804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024606">
                <text:p>0.024606</text:p>
              </table:table-cell>
              <table:table-cell office:value-type="float" office:value="70">
                <text:p>70</text:p>
              </table:table-cell>
              <table:table-cell office:value-type="float" office:value="0.045079">
                <text:p>0.045079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024983">
                <text:p>0.024983</text:p>
              </table:table-cell>
              <table:table-cell office:value-type="float" office:value="71">
                <text:p>71</text:p>
              </table:table-cell>
              <table:table-cell office:value-type="float" office:value="0.044439">
                <text:p>0.044439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024725">
                <text:p>0.024725</text:p>
              </table:table-cell>
              <table:table-cell office:value-type="float" office:value="72">
                <text:p>72</text:p>
              </table:table-cell>
              <table:table-cell office:value-type="float" office:value="0.044865">
                <text:p>0.044865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023963">
                <text:p>0.023963</text:p>
              </table:table-cell>
              <table:table-cell office:value-type="float" office:value="73">
                <text:p>73</text:p>
              </table:table-cell>
              <table:table-cell office:value-type="float" office:value="0.044556">
                <text:p>0.044556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024922">
                <text:p>0.024922</text:p>
              </table:table-cell>
              <table:table-cell office:value-type="float" office:value="74">
                <text:p>74</text:p>
              </table:table-cell>
              <table:table-cell office:value-type="float" office:value="0.044824">
                <text:p>0.04482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024606">
                <text:p>0.024606</text:p>
              </table:table-cell>
              <table:table-cell office:value-type="float" office:value="75">
                <text:p>75</text:p>
              </table:table-cell>
              <table:table-cell office:value-type="float" office:value="0.044034">
                <text:p>0.044034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024044">
                <text:p>0.024044</text:p>
              </table:table-cell>
              <table:table-cell office:value-type="float" office:value="76">
                <text:p>76</text:p>
              </table:table-cell>
              <table:table-cell office:value-type="float" office:value="0.044341">
                <text:p>0.044341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024496">
                <text:p>0.024496</text:p>
              </table:table-cell>
              <table:table-cell office:value-type="float" office:value="77">
                <text:p>77</text:p>
              </table:table-cell>
              <table:table-cell office:value-type="float" office:value="0.043913">
                <text:p>0.043913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023724">
                <text:p>0.023724</text:p>
              </table:table-cell>
              <table:table-cell office:value-type="float" office:value="78">
                <text:p>78</text:p>
              </table:table-cell>
              <table:table-cell office:value-type="float" office:value="0.042995">
                <text:p>0.042995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024039">
                <text:p>0.024039</text:p>
              </table:table-cell>
              <table:table-cell office:value-type="float" office:value="79">
                <text:p>79</text:p>
              </table:table-cell>
              <table:table-cell office:value-type="float" office:value="0.043455">
                <text:p>0.043455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024514">
                <text:p>0.024514</text:p>
              </table:table-cell>
              <table:table-cell office:value-type="float" office:value="80">
                <text:p>80</text:p>
              </table:table-cell>
              <table:table-cell office:value-type="float" office:value="0.041828">
                <text:p>0.041828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022814">
                <text:p>0.022814</text:p>
              </table:table-cell>
              <table:table-cell office:value-type="float" office:value="81">
                <text:p>81</text:p>
              </table:table-cell>
              <table:table-cell office:value-type="float" office:value="0.042978">
                <text:p>0.042978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023248">
                <text:p>0.023248</text:p>
              </table:table-cell>
              <table:table-cell office:value-type="float" office:value="82">
                <text:p>82</text:p>
              </table:table-cell>
              <table:table-cell office:value-type="float" office:value="0.041992">
                <text:p>0.041992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022415">
                <text:p>0.022415</text:p>
              </table:table-cell>
              <table:table-cell office:value-type="float" office:value="83">
                <text:p>83</text:p>
              </table:table-cell>
              <table:table-cell office:value-type="float" office:value="0.042611">
                <text:p>0.042611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022874">
                <text:p>0.022874</text:p>
              </table:table-cell>
              <table:table-cell office:value-type="float" office:value="84">
                <text:p>84</text:p>
              </table:table-cell>
              <table:table-cell office:value-type="float" office:value="0.042798">
                <text:p>0.042798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022594">
                <text:p>0.022594</text:p>
              </table:table-cell>
              <table:table-cell office:value-type="float" office:value="85">
                <text:p>85</text:p>
              </table:table-cell>
              <table:table-cell office:value-type="float" office:value="0.041183">
                <text:p>0.041183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02271">
                <text:p>0.02271</text:p>
              </table:table-cell>
              <table:table-cell office:value-type="float" office:value="86">
                <text:p>86</text:p>
              </table:table-cell>
              <table:table-cell office:value-type="float" office:value="0.040603">
                <text:p>0.040603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022572">
                <text:p>0.022572</text:p>
              </table:table-cell>
              <table:table-cell office:value-type="float" office:value="87">
                <text:p>87</text:p>
              </table:table-cell>
              <table:table-cell office:value-type="float" office:value="0.041014">
                <text:p>0.041014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022116">
                <text:p>0.022116</text:p>
              </table:table-cell>
              <table:table-cell office:value-type="float" office:value="88">
                <text:p>88</text:p>
              </table:table-cell>
              <table:table-cell office:value-type="float" office:value="0.040236">
                <text:p>0.040236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022489">
                <text:p>0.022489</text:p>
              </table:table-cell>
              <table:table-cell office:value-type="float" office:value="89">
                <text:p>89</text:p>
              </table:table-cell>
              <table:table-cell office:value-type="float" office:value="0.040961">
                <text:p>0.040961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021494">
                <text:p>0.021494</text:p>
              </table:table-cell>
              <table:table-cell office:value-type="float" office:value="90">
                <text:p>90</text:p>
              </table:table-cell>
              <table:table-cell office:value-type="float" office:value="0.040693">
                <text:p>0.040693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021643">
                <text:p>0.021643</text:p>
              </table:table-cell>
              <table:table-cell office:value-type="float" office:value="91">
                <text:p>91</text:p>
              </table:table-cell>
              <table:table-cell office:value-type="float" office:value="0.040397">
                <text:p>0.040397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021537">
                <text:p>0.021537</text:p>
              </table:table-cell>
              <table:table-cell office:value-type="float" office:value="92">
                <text:p>92</text:p>
              </table:table-cell>
              <table:table-cell office:value-type="float" office:value="0.041001">
                <text:p>0.041001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021153">
                <text:p>0.021153</text:p>
              </table:table-cell>
              <table:table-cell office:value-type="float" office:value="93">
                <text:p>93</text:p>
              </table:table-cell>
              <table:table-cell office:value-type="float" office:value="0.039135">
                <text:p>0.039135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021491">
                <text:p>0.021491</text:p>
              </table:table-cell>
              <table:table-cell office:value-type="float" office:value="94">
                <text:p>94</text:p>
              </table:table-cell>
              <table:table-cell office:value-type="float" office:value="0.039669">
                <text:p>0.03966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021421">
                <text:p>0.021421</text:p>
              </table:table-cell>
              <table:table-cell office:value-type="float" office:value="95">
                <text:p>95</text:p>
              </table:table-cell>
              <table:table-cell office:value-type="float" office:value="0.039833">
                <text:p>0.039833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020818">
                <text:p>0.020818</text:p>
              </table:table-cell>
              <table:table-cell office:value-type="float" office:value="96">
                <text:p>96</text:p>
              </table:table-cell>
              <table:table-cell office:value-type="float" office:value="0.039489">
                <text:p>0.039489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021338">
                <text:p>0.021338</text:p>
              </table:table-cell>
              <table:table-cell office:value-type="float" office:value="97">
                <text:p>97</text:p>
              </table:table-cell>
              <table:table-cell office:value-type="float" office:value="0.039595">
                <text:p>0.039595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021183">
                <text:p>0.021183</text:p>
              </table:table-cell>
              <table:table-cell office:value-type="float" office:value="98">
                <text:p>98</text:p>
              </table:table-cell>
              <table:table-cell office:value-type="float" office:value="0.039374">
                <text:p>0.039374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021465">
                <text:p>0.021465</text:p>
              </table:table-cell>
              <table:table-cell office:value-type="float" office:value="99">
                <text:p>99</text:p>
              </table:table-cell>
              <table:table-cell office:value-type="float" office:value="0.040116">
                <text:p>0.040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307cm" xlink:href=".." xlink:type="simple" chart:class="chart:scatter" chart:style-name="ch1">
        <chart:title svg:x="5.826cm" svg:y="0.342cm" chart:style-name="ch2">
          <text:p>Training Class Loss</text:p>
        </chart:title>
        <chart:plot-area chart:style-name="ch3" table:cell-range-address="'YOLO Evolve'.B1:'YOLO Evolve'.B1 'YOLO Evolve'.A2:'YOLO Evolve'.A101 'YOLO Evolve'.D2:'YOLO Evolve'.D101 'YOLO Base'.D2:'YOLO Base'.D101" chart:data-source-has-labels="both" svg:x="0.319cm" svg:y="1.327cm" svg:width="15.36cm" svg:height="7.649cm">
          <chart:coordinate-region svg:x="1.628cm" svg:y="1.553cm" svg:width="13.693cm" svg:height="6.723cm"/>
          <chart:axis chart:dimension="x" chart:name="primary-x" chart:style-name="ch4" chartooo:axis-type="auto">
            <chart:title svg:x="7.208cm" svg:y="9.182cm" chart:style-name="ch5">
              <text:p>Epochs</text:p>
            </chart:title>
            <chart:categories table:cell-range-address="'YOLO Evolve'.B1:'YOLO Evolve'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YOLO Evolve'.D2:'YOLO Evolve'.D101" loext:label-string="evolve" chart:class="chart:scatter">
            <chart:domain table:cell-range-address="'YOLO Evolve'.A2:'YOLO Evolve'.A101"/>
            <chart:data-point chart:repeated="100"/>
          </chart:series>
          <chart:series chart:style-name="ch9" chart:values-cell-range-address="'YOLO Base'.D2:'YOLO Base'.D101" loext:label-string="base" chart:class="chart:scatter">
            <chart:domain table:cell-range-address="'YOLO Base'.A2:'YOLO Base'.A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volve</text:p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'YOLO Evolve'.B1:'YOLO Evolve'.B1</svg:desc>
                </draw:g>
              </table:table-cell>
              <table:table-cell office:value-type="float" office:value="0">
                <text:p>0</text:p>
                <draw:g>
                  <svg:desc>'YOLO Evolve'.A2:'YOLO Evolve'.A101</svg:desc>
                </draw:g>
              </table:table-cell>
              <table:table-cell office:value-type="float" office:value="0.030546">
                <text:p>0.030546</text:p>
                <draw:g>
                  <svg:desc>'YOLO Evolve'.D2:'YOLO Evolve'.D101</svg:desc>
                </draw:g>
              </table:table-cell>
              <table:table-cell office:value-type="float" office:value="0">
                <text:p>0</text:p>
                <draw:g>
                  <svg:desc>'YOLO Base'.A2:'YOLO Base'.A101</svg:desc>
                </draw:g>
              </table:table-cell>
              <table:table-cell office:value-type="float" office:value="0.034511">
                <text:p>0.034511</text:p>
                <draw:g>
                  <svg:desc>'YOLO Base'.D2:'YOLO Base'.D10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012052">
                <text:p>0.012052</text:p>
              </table:table-cell>
              <table:table-cell office:value-type="float" office:value="1">
                <text:p>1</text:p>
              </table:table-cell>
              <table:table-cell office:value-type="float" office:value="0.015785">
                <text:p>0.01578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077094">
                <text:p>0.0077094</text:p>
              </table:table-cell>
              <table:table-cell office:value-type="float" office:value="2">
                <text:p>2</text:p>
              </table:table-cell>
              <table:table-cell office:value-type="float" office:value="0.010946">
                <text:p>0.010946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052502">
                <text:p>0.0052502</text:p>
              </table:table-cell>
              <table:table-cell office:value-type="float" office:value="3">
                <text:p>3</text:p>
              </table:table-cell>
              <table:table-cell office:value-type="float" office:value="0.0083048">
                <text:p>0.008304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039354">
                <text:p>0.0039354</text:p>
              </table:table-cell>
              <table:table-cell office:value-type="float" office:value="4">
                <text:p>4</text:p>
              </table:table-cell>
              <table:table-cell office:value-type="float" office:value="0.0065106">
                <text:p>0.006510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032677">
                <text:p>0.0032677</text:p>
              </table:table-cell>
              <table:table-cell office:value-type="float" office:value="5">
                <text:p>5</text:p>
              </table:table-cell>
              <table:table-cell office:value-type="float" office:value="0.0055444">
                <text:p>0.005544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26844">
                <text:p>0.0026844</text:p>
              </table:table-cell>
              <table:table-cell office:value-type="float" office:value="6">
                <text:p>6</text:p>
              </table:table-cell>
              <table:table-cell office:value-type="float" office:value="0.0051336">
                <text:p>0.005133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25323">
                <text:p>0.0025323</text:p>
              </table:table-cell>
              <table:table-cell office:value-type="float" office:value="7">
                <text:p>7</text:p>
              </table:table-cell>
              <table:table-cell office:value-type="float" office:value="0.0046551">
                <text:p>0.004655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23046">
                <text:p>0.0023046</text:p>
              </table:table-cell>
              <table:table-cell office:value-type="float" office:value="8">
                <text:p>8</text:p>
              </table:table-cell>
              <table:table-cell office:value-type="float" office:value="0.0043289">
                <text:p>0.004328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022027">
                <text:p>0.0022027</text:p>
              </table:table-cell>
              <table:table-cell office:value-type="float" office:value="9">
                <text:p>9</text:p>
              </table:table-cell>
              <table:table-cell office:value-type="float" office:value="0.0041749">
                <text:p>0.004174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019843">
                <text:p>0.0019843</text:p>
              </table:table-cell>
              <table:table-cell office:value-type="float" office:value="10">
                <text:p>10</text:p>
              </table:table-cell>
              <table:table-cell office:value-type="float" office:value="0.0040137">
                <text:p>0.0040137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019371">
                <text:p>0.0019371</text:p>
              </table:table-cell>
              <table:table-cell office:value-type="float" office:value="11">
                <text:p>11</text:p>
              </table:table-cell>
              <table:table-cell office:value-type="float" office:value="0.0037553">
                <text:p>0.0037553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018982">
                <text:p>0.0018982</text:p>
              </table:table-cell>
              <table:table-cell office:value-type="float" office:value="12">
                <text:p>12</text:p>
              </table:table-cell>
              <table:table-cell office:value-type="float" office:value="0.0036352">
                <text:p>0.0036352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018937">
                <text:p>0.0018937</text:p>
              </table:table-cell>
              <table:table-cell office:value-type="float" office:value="13">
                <text:p>13</text:p>
              </table:table-cell>
              <table:table-cell office:value-type="float" office:value="0.0036588">
                <text:p>0.0036588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017727">
                <text:p>0.0017727</text:p>
              </table:table-cell>
              <table:table-cell office:value-type="float" office:value="14">
                <text:p>14</text:p>
              </table:table-cell>
              <table:table-cell office:value-type="float" office:value="0.0035308">
                <text:p>0.0035308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017236">
                <text:p>0.0017236</text:p>
              </table:table-cell>
              <table:table-cell office:value-type="float" office:value="15">
                <text:p>15</text:p>
              </table:table-cell>
              <table:table-cell office:value-type="float" office:value="0.0034371">
                <text:p>0.0034371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017185">
                <text:p>0.0017185</text:p>
              </table:table-cell>
              <table:table-cell office:value-type="float" office:value="16">
                <text:p>16</text:p>
              </table:table-cell>
              <table:table-cell office:value-type="float" office:value="0.0034616">
                <text:p>0.0034616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0016931">
                <text:p>0.0016931</text:p>
              </table:table-cell>
              <table:table-cell office:value-type="float" office:value="17">
                <text:p>17</text:p>
              </table:table-cell>
              <table:table-cell office:value-type="float" office:value="0.0032235">
                <text:p>0.0032235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0016371">
                <text:p>0.0016371</text:p>
              </table:table-cell>
              <table:table-cell office:value-type="float" office:value="18">
                <text:p>18</text:p>
              </table:table-cell>
              <table:table-cell office:value-type="float" office:value="0.0031282">
                <text:p>0.0031282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0015487">
                <text:p>0.0015487</text:p>
              </table:table-cell>
              <table:table-cell office:value-type="float" office:value="19">
                <text:p>19</text:p>
              </table:table-cell>
              <table:table-cell office:value-type="float" office:value="0.0030747">
                <text:p>0.0030747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0015221">
                <text:p>0.0015221</text:p>
              </table:table-cell>
              <table:table-cell office:value-type="float" office:value="20">
                <text:p>20</text:p>
              </table:table-cell>
              <table:table-cell office:value-type="float" office:value="0.0030446">
                <text:p>0.0030446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00154">
                <text:p>0.00154</text:p>
              </table:table-cell>
              <table:table-cell office:value-type="float" office:value="21">
                <text:p>21</text:p>
              </table:table-cell>
              <table:table-cell office:value-type="float" office:value="0.0030031">
                <text:p>0.0030031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0016035">
                <text:p>0.0016035</text:p>
              </table:table-cell>
              <table:table-cell office:value-type="float" office:value="22">
                <text:p>22</text:p>
              </table:table-cell>
              <table:table-cell office:value-type="float" office:value="0.0029386">
                <text:p>0.0029386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0014763">
                <text:p>0.0014763</text:p>
              </table:table-cell>
              <table:table-cell office:value-type="float" office:value="23">
                <text:p>23</text:p>
              </table:table-cell>
              <table:table-cell office:value-type="float" office:value="0.003032">
                <text:p>0.003032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0014904">
                <text:p>0.0014904</text:p>
              </table:table-cell>
              <table:table-cell office:value-type="float" office:value="24">
                <text:p>24</text:p>
              </table:table-cell>
              <table:table-cell office:value-type="float" office:value="0.0028914">
                <text:p>0.0028914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014342">
                <text:p>0.0014342</text:p>
              </table:table-cell>
              <table:table-cell office:value-type="float" office:value="25">
                <text:p>25</text:p>
              </table:table-cell>
              <table:table-cell office:value-type="float" office:value="0.0027328">
                <text:p>0.0027328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0014194">
                <text:p>0.0014194</text:p>
              </table:table-cell>
              <table:table-cell office:value-type="float" office:value="26">
                <text:p>26</text:p>
              </table:table-cell>
              <table:table-cell office:value-type="float" office:value="0.002783">
                <text:p>0.002783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0013993">
                <text:p>0.0013993</text:p>
              </table:table-cell>
              <table:table-cell office:value-type="float" office:value="27">
                <text:p>27</text:p>
              </table:table-cell>
              <table:table-cell office:value-type="float" office:value="0.0027108">
                <text:p>0.0027108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001329">
                <text:p>0.001329</text:p>
              </table:table-cell>
              <table:table-cell office:value-type="float" office:value="28">
                <text:p>28</text:p>
              </table:table-cell>
              <table:table-cell office:value-type="float" office:value="0.0026341">
                <text:p>0.0026341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0014762">
                <text:p>0.0014762</text:p>
              </table:table-cell>
              <table:table-cell office:value-type="float" office:value="29">
                <text:p>29</text:p>
              </table:table-cell>
              <table:table-cell office:value-type="float" office:value="0.0025753">
                <text:p>0.0025753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013211">
                <text:p>0.0013211</text:p>
              </table:table-cell>
              <table:table-cell office:value-type="float" office:value="30">
                <text:p>30</text:p>
              </table:table-cell>
              <table:table-cell office:value-type="float" office:value="0.0026089">
                <text:p>0.0026089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0013431">
                <text:p>0.0013431</text:p>
              </table:table-cell>
              <table:table-cell office:value-type="float" office:value="31">
                <text:p>31</text:p>
              </table:table-cell>
              <table:table-cell office:value-type="float" office:value="0.002517">
                <text:p>0.002517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0013341">
                <text:p>0.0013341</text:p>
              </table:table-cell>
              <table:table-cell office:value-type="float" office:value="32">
                <text:p>32</text:p>
              </table:table-cell>
              <table:table-cell office:value-type="float" office:value="0.0025538">
                <text:p>0.0025538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0013466">
                <text:p>0.0013466</text:p>
              </table:table-cell>
              <table:table-cell office:value-type="float" office:value="33">
                <text:p>33</text:p>
              </table:table-cell>
              <table:table-cell office:value-type="float" office:value="0.002502">
                <text:p>0.002502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0012661">
                <text:p>0.0012661</text:p>
              </table:table-cell>
              <table:table-cell office:value-type="float" office:value="34">
                <text:p>34</text:p>
              </table:table-cell>
              <table:table-cell office:value-type="float" office:value="0.0024744">
                <text:p>0.0024744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013196">
                <text:p>0.0013196</text:p>
              </table:table-cell>
              <table:table-cell office:value-type="float" office:value="35">
                <text:p>35</text:p>
              </table:table-cell>
              <table:table-cell office:value-type="float" office:value="0.0024556">
                <text:p>0.0024556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0012711">
                <text:p>0.0012711</text:p>
              </table:table-cell>
              <table:table-cell office:value-type="float" office:value="36">
                <text:p>36</text:p>
              </table:table-cell>
              <table:table-cell office:value-type="float" office:value="0.0024862">
                <text:p>0.0024862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0012383">
                <text:p>0.0012383</text:p>
              </table:table-cell>
              <table:table-cell office:value-type="float" office:value="37">
                <text:p>37</text:p>
              </table:table-cell>
              <table:table-cell office:value-type="float" office:value="0.0024469">
                <text:p>0.0024469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0012364">
                <text:p>0.0012364</text:p>
              </table:table-cell>
              <table:table-cell office:value-type="float" office:value="38">
                <text:p>38</text:p>
              </table:table-cell>
              <table:table-cell office:value-type="float" office:value="0.0023214">
                <text:p>0.0023214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0012446">
                <text:p>0.0012446</text:p>
              </table:table-cell>
              <table:table-cell office:value-type="float" office:value="39">
                <text:p>39</text:p>
              </table:table-cell>
              <table:table-cell office:value-type="float" office:value="0.0023559">
                <text:p>0.0023559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011959">
                <text:p>0.0011959</text:p>
              </table:table-cell>
              <table:table-cell office:value-type="float" office:value="40">
                <text:p>40</text:p>
              </table:table-cell>
              <table:table-cell office:value-type="float" office:value="0.0023285">
                <text:p>0.0023285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0012227">
                <text:p>0.0012227</text:p>
              </table:table-cell>
              <table:table-cell office:value-type="float" office:value="41">
                <text:p>41</text:p>
              </table:table-cell>
              <table:table-cell office:value-type="float" office:value="0.0024613">
                <text:p>0.0024613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0011626">
                <text:p>0.0011626</text:p>
              </table:table-cell>
              <table:table-cell office:value-type="float" office:value="42">
                <text:p>42</text:p>
              </table:table-cell>
              <table:table-cell office:value-type="float" office:value="0.002267">
                <text:p>0.002267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0011856">
                <text:p>0.0011856</text:p>
              </table:table-cell>
              <table:table-cell office:value-type="float" office:value="43">
                <text:p>43</text:p>
              </table:table-cell>
              <table:table-cell office:value-type="float" office:value="0.0022475">
                <text:p>0.0022475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0011602">
                <text:p>0.0011602</text:p>
              </table:table-cell>
              <table:table-cell office:value-type="float" office:value="44">
                <text:p>44</text:p>
              </table:table-cell>
              <table:table-cell office:value-type="float" office:value="0.002296">
                <text:p>0.002296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011371">
                <text:p>0.0011371</text:p>
              </table:table-cell>
              <table:table-cell office:value-type="float" office:value="45">
                <text:p>45</text:p>
              </table:table-cell>
              <table:table-cell office:value-type="float" office:value="0.0022902">
                <text:p>0.0022902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0011215">
                <text:p>0.0011215</text:p>
              </table:table-cell>
              <table:table-cell office:value-type="float" office:value="46">
                <text:p>46</text:p>
              </table:table-cell>
              <table:table-cell office:value-type="float" office:value="0.0022295">
                <text:p>0.0022295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0013383">
                <text:p>0.0013383</text:p>
              </table:table-cell>
              <table:table-cell office:value-type="float" office:value="47">
                <text:p>47</text:p>
              </table:table-cell>
              <table:table-cell office:value-type="float" office:value="0.002168">
                <text:p>0.002168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0011056">
                <text:p>0.0011056</text:p>
              </table:table-cell>
              <table:table-cell office:value-type="float" office:value="48">
                <text:p>48</text:p>
              </table:table-cell>
              <table:table-cell office:value-type="float" office:value="0.0021475">
                <text:p>0.0021475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0011288">
                <text:p>0.0011288</text:p>
              </table:table-cell>
              <table:table-cell office:value-type="float" office:value="49">
                <text:p>49</text:p>
              </table:table-cell>
              <table:table-cell office:value-type="float" office:value="0.0021679">
                <text:p>0.002167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010803">
                <text:p>0.0010803</text:p>
              </table:table-cell>
              <table:table-cell office:value-type="float" office:value="50">
                <text:p>50</text:p>
              </table:table-cell>
              <table:table-cell office:value-type="float" office:value="0.0021053">
                <text:p>0.0021053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0010377">
                <text:p>0.0010377</text:p>
              </table:table-cell>
              <table:table-cell office:value-type="float" office:value="51">
                <text:p>51</text:p>
              </table:table-cell>
              <table:table-cell office:value-type="float" office:value="0.0020551">
                <text:p>0.0020551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0010474">
                <text:p>0.0010474</text:p>
              </table:table-cell>
              <table:table-cell office:value-type="float" office:value="52">
                <text:p>52</text:p>
              </table:table-cell>
              <table:table-cell office:value-type="float" office:value="0.0020522">
                <text:p>0.0020522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0010579">
                <text:p>0.0010579</text:p>
              </table:table-cell>
              <table:table-cell office:value-type="float" office:value="53">
                <text:p>53</text:p>
              </table:table-cell>
              <table:table-cell office:value-type="float" office:value="0.0021234">
                <text:p>0.0021234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0010501">
                <text:p>0.0010501</text:p>
              </table:table-cell>
              <table:table-cell office:value-type="float" office:value="54">
                <text:p>54</text:p>
              </table:table-cell>
              <table:table-cell office:value-type="float" office:value="0.0020287">
                <text:p>0.0020287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010211">
                <text:p>0.0010211</text:p>
              </table:table-cell>
              <table:table-cell office:value-type="float" office:value="55">
                <text:p>55</text:p>
              </table:table-cell>
              <table:table-cell office:value-type="float" office:value="0.0020297">
                <text:p>0.0020297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0010102">
                <text:p>0.0010102</text:p>
              </table:table-cell>
              <table:table-cell office:value-type="float" office:value="56">
                <text:p>56</text:p>
              </table:table-cell>
              <table:table-cell office:value-type="float" office:value="0.0020016">
                <text:p>0.0020016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0010196">
                <text:p>0.0010196</text:p>
              </table:table-cell>
              <table:table-cell office:value-type="float" office:value="57">
                <text:p>57</text:p>
              </table:table-cell>
              <table:table-cell office:value-type="float" office:value="0.0019494">
                <text:p>0.0019494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00095271">
                <text:p>0.00095271</text:p>
              </table:table-cell>
              <table:table-cell office:value-type="float" office:value="58">
                <text:p>58</text:p>
              </table:table-cell>
              <table:table-cell office:value-type="float" office:value="0.0019919">
                <text:p>0.0019919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0010626">
                <text:p>0.0010626</text:p>
              </table:table-cell>
              <table:table-cell office:value-type="float" office:value="59">
                <text:p>59</text:p>
              </table:table-cell>
              <table:table-cell office:value-type="float" office:value="0.0019885">
                <text:p>0.0019885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001031">
                <text:p>0.001031</text:p>
              </table:table-cell>
              <table:table-cell office:value-type="float" office:value="60">
                <text:p>60</text:p>
              </table:table-cell>
              <table:table-cell office:value-type="float" office:value="0.0019387">
                <text:p>0.0019387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00099648">
                <text:p>0.00099648</text:p>
              </table:table-cell>
              <table:table-cell office:value-type="float" office:value="61">
                <text:p>61</text:p>
              </table:table-cell>
              <table:table-cell office:value-type="float" office:value="0.0019311">
                <text:p>0.0019311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00095613">
                <text:p>0.00095613</text:p>
              </table:table-cell>
              <table:table-cell office:value-type="float" office:value="62">
                <text:p>62</text:p>
              </table:table-cell>
              <table:table-cell office:value-type="float" office:value="0.0019164">
                <text:p>0.0019164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00095894">
                <text:p>0.00095894</text:p>
              </table:table-cell>
              <table:table-cell office:value-type="float" office:value="63">
                <text:p>63</text:p>
              </table:table-cell>
              <table:table-cell office:value-type="float" office:value="0.0019051">
                <text:p>0.0019051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00093048">
                <text:p>0.00093048</text:p>
              </table:table-cell>
              <table:table-cell office:value-type="float" office:value="64">
                <text:p>64</text:p>
              </table:table-cell>
              <table:table-cell office:value-type="float" office:value="0.0018453">
                <text:p>0.0018453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00089238">
                <text:p>0.00089238</text:p>
              </table:table-cell>
              <table:table-cell office:value-type="float" office:value="65">
                <text:p>65</text:p>
              </table:table-cell>
              <table:table-cell office:value-type="float" office:value="0.0018351">
                <text:p>0.0018351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00088473">
                <text:p>0.00088473</text:p>
              </table:table-cell>
              <table:table-cell office:value-type="float" office:value="66">
                <text:p>66</text:p>
              </table:table-cell>
              <table:table-cell office:value-type="float" office:value="0.0018474">
                <text:p>0.0018474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00089782">
                <text:p>0.00089782</text:p>
              </table:table-cell>
              <table:table-cell office:value-type="float" office:value="67">
                <text:p>67</text:p>
              </table:table-cell>
              <table:table-cell office:value-type="float" office:value="0.0018558">
                <text:p>0.0018558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00087134">
                <text:p>0.00087134</text:p>
              </table:table-cell>
              <table:table-cell office:value-type="float" office:value="68">
                <text:p>68</text:p>
              </table:table-cell>
              <table:table-cell office:value-type="float" office:value="0.0018458">
                <text:p>0.0018458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00090735">
                <text:p>0.00090735</text:p>
              </table:table-cell>
              <table:table-cell office:value-type="float" office:value="69">
                <text:p>69</text:p>
              </table:table-cell>
              <table:table-cell office:value-type="float" office:value="0.0018788">
                <text:p>0.0018788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00085149">
                <text:p>0.00085149</text:p>
              </table:table-cell>
              <table:table-cell office:value-type="float" office:value="70">
                <text:p>70</text:p>
              </table:table-cell>
              <table:table-cell office:value-type="float" office:value="0.0017852">
                <text:p>0.0017852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00085961">
                <text:p>0.00085961</text:p>
              </table:table-cell>
              <table:table-cell office:value-type="float" office:value="71">
                <text:p>71</text:p>
              </table:table-cell>
              <table:table-cell office:value-type="float" office:value="0.0018248">
                <text:p>0.0018248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000836">
                <text:p>0.000836</text:p>
              </table:table-cell>
              <table:table-cell office:value-type="float" office:value="72">
                <text:p>72</text:p>
              </table:table-cell>
              <table:table-cell office:value-type="float" office:value="0.0017602">
                <text:p>0.0017602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00084598">
                <text:p>0.00084598</text:p>
              </table:table-cell>
              <table:table-cell office:value-type="float" office:value="73">
                <text:p>73</text:p>
              </table:table-cell>
              <table:table-cell office:value-type="float" office:value="0.0017566">
                <text:p>0.0017566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00085326">
                <text:p>0.00085326</text:p>
              </table:table-cell>
              <table:table-cell office:value-type="float" office:value="74">
                <text:p>74</text:p>
              </table:table-cell>
              <table:table-cell office:value-type="float" office:value="0.0017475">
                <text:p>0.0017475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00082824">
                <text:p>0.00082824</text:p>
              </table:table-cell>
              <table:table-cell office:value-type="float" office:value="75">
                <text:p>75</text:p>
              </table:table-cell>
              <table:table-cell office:value-type="float" office:value="0.0017404">
                <text:p>0.0017404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00079529">
                <text:p>0.00079529</text:p>
              </table:table-cell>
              <table:table-cell office:value-type="float" office:value="76">
                <text:p>76</text:p>
              </table:table-cell>
              <table:table-cell office:value-type="float" office:value="0.0017236">
                <text:p>0.0017236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00080758">
                <text:p>0.00080758</text:p>
              </table:table-cell>
              <table:table-cell office:value-type="float" office:value="77">
                <text:p>77</text:p>
              </table:table-cell>
              <table:table-cell office:value-type="float" office:value="0.0017069">
                <text:p>0.0017069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00080036">
                <text:p>0.00080036</text:p>
              </table:table-cell>
              <table:table-cell office:value-type="float" office:value="78">
                <text:p>78</text:p>
              </table:table-cell>
              <table:table-cell office:value-type="float" office:value="0.0016902">
                <text:p>0.0016902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00076602">
                <text:p>0.00076602</text:p>
              </table:table-cell>
              <table:table-cell office:value-type="float" office:value="79">
                <text:p>79</text:p>
              </table:table-cell>
              <table:table-cell office:value-type="float" office:value="0.0016589">
                <text:p>0.0016589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00078261">
                <text:p>0.00078261</text:p>
              </table:table-cell>
              <table:table-cell office:value-type="float" office:value="80">
                <text:p>80</text:p>
              </table:table-cell>
              <table:table-cell office:value-type="float" office:value="0.0016033">
                <text:p>0.0016033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00077139">
                <text:p>0.00077139</text:p>
              </table:table-cell>
              <table:table-cell office:value-type="float" office:value="81">
                <text:p>81</text:p>
              </table:table-cell>
              <table:table-cell office:value-type="float" office:value="0.0016362">
                <text:p>0.0016362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00078595">
                <text:p>0.00078595</text:p>
              </table:table-cell>
              <table:table-cell office:value-type="float" office:value="82">
                <text:p>82</text:p>
              </table:table-cell>
              <table:table-cell office:value-type="float" office:value="0.0016656">
                <text:p>0.0016656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00074004">
                <text:p>0.00074004</text:p>
              </table:table-cell>
              <table:table-cell office:value-type="float" office:value="83">
                <text:p>83</text:p>
              </table:table-cell>
              <table:table-cell office:value-type="float" office:value="0.0016367">
                <text:p>0.0016367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00072653">
                <text:p>0.00072653</text:p>
              </table:table-cell>
              <table:table-cell office:value-type="float" office:value="84">
                <text:p>84</text:p>
              </table:table-cell>
              <table:table-cell office:value-type="float" office:value="0.0016257">
                <text:p>0.0016257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00074277">
                <text:p>0.00074277</text:p>
              </table:table-cell>
              <table:table-cell office:value-type="float" office:value="85">
                <text:p>85</text:p>
              </table:table-cell>
              <table:table-cell office:value-type="float" office:value="0.0015401">
                <text:p>0.0015401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00072878">
                <text:p>0.00072878</text:p>
              </table:table-cell>
              <table:table-cell office:value-type="float" office:value="86">
                <text:p>86</text:p>
              </table:table-cell>
              <table:table-cell office:value-type="float" office:value="0.0015838">
                <text:p>0.0015838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00071979">
                <text:p>0.00071979</text:p>
              </table:table-cell>
              <table:table-cell office:value-type="float" office:value="87">
                <text:p>87</text:p>
              </table:table-cell>
              <table:table-cell office:value-type="float" office:value="0.0015384">
                <text:p>0.0015384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00071419">
                <text:p>0.00071419</text:p>
              </table:table-cell>
              <table:table-cell office:value-type="float" office:value="88">
                <text:p>88</text:p>
              </table:table-cell>
              <table:table-cell office:value-type="float" office:value="0.0015137">
                <text:p>0.0015137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0007061">
                <text:p>0.0007061</text:p>
              </table:table-cell>
              <table:table-cell office:value-type="float" office:value="89">
                <text:p>89</text:p>
              </table:table-cell>
              <table:table-cell office:value-type="float" office:value="0.0016014">
                <text:p>0.001601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00072119">
                <text:p>0.00072119</text:p>
              </table:table-cell>
              <table:table-cell office:value-type="float" office:value="90">
                <text:p>90</text:p>
              </table:table-cell>
              <table:table-cell office:value-type="float" office:value="0.0014976">
                <text:p>0.0014976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00069473">
                <text:p>0.00069473</text:p>
              </table:table-cell>
              <table:table-cell office:value-type="float" office:value="91">
                <text:p>91</text:p>
              </table:table-cell>
              <table:table-cell office:value-type="float" office:value="0.001532">
                <text:p>0.001532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00069394">
                <text:p>0.00069394</text:p>
              </table:table-cell>
              <table:table-cell office:value-type="float" office:value="92">
                <text:p>92</text:p>
              </table:table-cell>
              <table:table-cell office:value-type="float" office:value="0.001555">
                <text:p>0.001555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0006552">
                <text:p>0.0006552</text:p>
              </table:table-cell>
              <table:table-cell office:value-type="float" office:value="93">
                <text:p>93</text:p>
              </table:table-cell>
              <table:table-cell office:value-type="float" office:value="0.0014948">
                <text:p>0.0014948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00067929">
                <text:p>0.00067929</text:p>
              </table:table-cell>
              <table:table-cell office:value-type="float" office:value="94">
                <text:p>94</text:p>
              </table:table-cell>
              <table:table-cell office:value-type="float" office:value="0.0015013">
                <text:p>0.001501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00066416">
                <text:p>0.00066416</text:p>
              </table:table-cell>
              <table:table-cell office:value-type="float" office:value="95">
                <text:p>95</text:p>
              </table:table-cell>
              <table:table-cell office:value-type="float" office:value="0.0015139">
                <text:p>0.0015139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00065972">
                <text:p>0.00065972</text:p>
              </table:table-cell>
              <table:table-cell office:value-type="float" office:value="96">
                <text:p>96</text:p>
              </table:table-cell>
              <table:table-cell office:value-type="float" office:value="0.0015161">
                <text:p>0.0015161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0006614">
                <text:p>0.0006614</text:p>
              </table:table-cell>
              <table:table-cell office:value-type="float" office:value="97">
                <text:p>97</text:p>
              </table:table-cell>
              <table:table-cell office:value-type="float" office:value="0.0015592">
                <text:p>0.0015592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00064752">
                <text:p>0.00064752</text:p>
              </table:table-cell>
              <table:table-cell office:value-type="float" office:value="98">
                <text:p>98</text:p>
              </table:table-cell>
              <table:table-cell office:value-type="float" office:value="0.0015099">
                <text:p>0.0015099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00066455">
                <text:p>0.00066455</text:p>
              </table:table-cell>
              <table:table-cell office:value-type="float" office:value="99">
                <text:p>99</text:p>
              </table:table-cell>
              <table:table-cell office:value-type="float" office:value="0.0014991">
                <text:p>0.00149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334cm" xlink:href=".." xlink:type="simple" chart:class="chart:scatter" chart:style-name="ch1">
        <chart:title svg:x="6.924cm" svg:y="0.342cm" chart:style-name="ch2">
          <text:p>Precision</text:p>
        </chart:title>
        <chart:plot-area chart:style-name="ch3" table:cell-range-address="'YOLO Evolve'.B1:'YOLO Evolve'.B1 'YOLO Evolve'.A2:'YOLO Evolve'.A101 'YOLO Evolve'.E2:'YOLO Evolve'.E101 'YOLO Base'.E2:'YOLO Base'.E101" chart:data-source-has-labels="both" svg:x="0.319cm" svg:y="1.327cm" svg:width="15.36cm" svg:height="7.676cm">
          <chart:coordinate-region svg:x="1.152cm" svg:y="1.553cm" svg:width="14.168cm" svg:height="6.75cm"/>
          <chart:axis chart:dimension="x" chart:name="primary-x" chart:style-name="ch4" chartooo:axis-type="auto">
            <chart:title svg:x="7.208cm" svg:y="9.209cm" chart:style-name="ch5">
              <text:p>Epochs</text:p>
            </chart:title>
            <chart:categories table:cell-range-address="'YOLO Evolve'.B1:'YOLO Evolve'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YOLO Evolve'.E2:'YOLO Evolve'.E101" loext:label-string="evolve" chart:class="chart:scatter">
            <chart:domain table:cell-range-address="'YOLO Evolve'.A2:'YOLO Evolve'.A101"/>
            <chart:data-point chart:repeated="100"/>
          </chart:series>
          <chart:series chart:style-name="ch9" chart:values-cell-range-address="'YOLO Base'.E2:'YOLO Base'.E101" loext:label-string="base" chart:class="chart:scatter">
            <chart:domain table:cell-range-address="'YOLO Base'.A2:'YOLO Base'.A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volve</text:p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'YOLO Evolve'.B1:'YOLO Evolve'.B1</svg:desc>
                </draw:g>
              </table:table-cell>
              <table:table-cell office:value-type="float" office:value="0">
                <text:p>0</text:p>
                <draw:g>
                  <svg:desc>'YOLO Evolve'.A2:'YOLO Evolve'.A101</svg:desc>
                </draw:g>
              </table:table-cell>
              <table:table-cell office:value-type="float" office:value="0.38054">
                <text:p>0.38054</text:p>
                <draw:g>
                  <svg:desc>'YOLO Evolve'.E2:'YOLO Evolve'.E101</svg:desc>
                </draw:g>
              </table:table-cell>
              <table:table-cell office:value-type="float" office:value="0">
                <text:p>0</text:p>
                <draw:g>
                  <svg:desc>'YOLO Base'.A2:'YOLO Base'.A101</svg:desc>
                </draw:g>
              </table:table-cell>
              <table:table-cell office:value-type="float" office:value="0.46216">
                <text:p>0.46216</text:p>
                <draw:g>
                  <svg:desc>'YOLO Base'.E2:'YOLO Base'.E10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35019">
                <text:p>0.35019</text:p>
              </table:table-cell>
              <table:table-cell office:value-type="float" office:value="1">
                <text:p>1</text:p>
              </table:table-cell>
              <table:table-cell office:value-type="float" office:value="0.59201">
                <text:p>0.59201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89014">
                <text:p>0.89014</text:p>
              </table:table-cell>
              <table:table-cell office:value-type="float" office:value="2">
                <text:p>2</text:p>
              </table:table-cell>
              <table:table-cell office:value-type="float" office:value="0.5621">
                <text:p>0.5621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97221">
                <text:p>0.97221</text:p>
              </table:table-cell>
              <table:table-cell office:value-type="float" office:value="3">
                <text:p>3</text:p>
              </table:table-cell>
              <table:table-cell office:value-type="float" office:value="0.85688">
                <text:p>0.8568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98719">
                <text:p>0.98719</text:p>
              </table:table-cell>
              <table:table-cell office:value-type="float" office:value="4">
                <text:p>4</text:p>
              </table:table-cell>
              <table:table-cell office:value-type="float" office:value="0.9793">
                <text:p>0.979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98498">
                <text:p>0.98498</text:p>
              </table:table-cell>
              <table:table-cell office:value-type="float" office:value="5">
                <text:p>5</text:p>
              </table:table-cell>
              <table:table-cell office:value-type="float" office:value="0.98339">
                <text:p>0.9833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98918">
                <text:p>0.98918</text:p>
              </table:table-cell>
              <table:table-cell office:value-type="float" office:value="6">
                <text:p>6</text:p>
              </table:table-cell>
              <table:table-cell office:value-type="float" office:value="0.98701">
                <text:p>0.9870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98654">
                <text:p>0.98654</text:p>
              </table:table-cell>
              <table:table-cell office:value-type="float" office:value="7">
                <text:p>7</text:p>
              </table:table-cell>
              <table:table-cell office:value-type="float" office:value="0.98747">
                <text:p>0.9874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9875">
                <text:p>0.9875</text:p>
              </table:table-cell>
              <table:table-cell office:value-type="float" office:value="8">
                <text:p>8</text:p>
              </table:table-cell>
              <table:table-cell office:value-type="float" office:value="0.98546">
                <text:p>0.9854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98652">
                <text:p>0.98652</text:p>
              </table:table-cell>
              <table:table-cell office:value-type="float" office:value="9">
                <text:p>9</text:p>
              </table:table-cell>
              <table:table-cell office:value-type="float" office:value="0.98842">
                <text:p>0.9884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99039">
                <text:p>0.99039</text:p>
              </table:table-cell>
              <table:table-cell office:value-type="float" office:value="10">
                <text:p>10</text:p>
              </table:table-cell>
              <table:table-cell office:value-type="float" office:value="0.99212">
                <text:p>0.99212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99228">
                <text:p>0.99228</text:p>
              </table:table-cell>
              <table:table-cell office:value-type="float" office:value="11">
                <text:p>11</text:p>
              </table:table-cell>
              <table:table-cell office:value-type="float" office:value="0.99265">
                <text:p>0.9926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98995">
                <text:p>0.98995</text:p>
              </table:table-cell>
              <table:table-cell office:value-type="float" office:value="12">
                <text:p>12</text:p>
              </table:table-cell>
              <table:table-cell office:value-type="float" office:value="0.99213">
                <text:p>0.99213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99258">
                <text:p>0.99258</text:p>
              </table:table-cell>
              <table:table-cell office:value-type="float" office:value="13">
                <text:p>13</text:p>
              </table:table-cell>
              <table:table-cell office:value-type="float" office:value="0.99059">
                <text:p>0.99059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99211">
                <text:p>0.99211</text:p>
              </table:table-cell>
              <table:table-cell office:value-type="float" office:value="14">
                <text:p>14</text:p>
              </table:table-cell>
              <table:table-cell office:value-type="float" office:value="0.99146">
                <text:p>0.99146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99333">
                <text:p>0.99333</text:p>
              </table:table-cell>
              <table:table-cell office:value-type="float" office:value="15">
                <text:p>15</text:p>
              </table:table-cell>
              <table:table-cell office:value-type="float" office:value="0.99155">
                <text:p>0.9915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99252">
                <text:p>0.99252</text:p>
              </table:table-cell>
              <table:table-cell office:value-type="float" office:value="16">
                <text:p>16</text:p>
              </table:table-cell>
              <table:table-cell office:value-type="float" office:value="0.98872">
                <text:p>0.98872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99279">
                <text:p>0.99279</text:p>
              </table:table-cell>
              <table:table-cell office:value-type="float" office:value="17">
                <text:p>17</text:p>
              </table:table-cell>
              <table:table-cell office:value-type="float" office:value="0.99214">
                <text:p>0.99214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99317">
                <text:p>0.99317</text:p>
              </table:table-cell>
              <table:table-cell office:value-type="float" office:value="18">
                <text:p>18</text:p>
              </table:table-cell>
              <table:table-cell office:value-type="float" office:value="0.99222">
                <text:p>0.99222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9905">
                <text:p>0.9905</text:p>
              </table:table-cell>
              <table:table-cell office:value-type="float" office:value="19">
                <text:p>19</text:p>
              </table:table-cell>
              <table:table-cell office:value-type="float" office:value="0.99146">
                <text:p>0.99146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99332">
                <text:p>0.99332</text:p>
              </table:table-cell>
              <table:table-cell office:value-type="float" office:value="20">
                <text:p>20</text:p>
              </table:table-cell>
              <table:table-cell office:value-type="float" office:value="0.99222">
                <text:p>0.99222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99062">
                <text:p>0.99062</text:p>
              </table:table-cell>
              <table:table-cell office:value-type="float" office:value="21">
                <text:p>21</text:p>
              </table:table-cell>
              <table:table-cell office:value-type="float" office:value="0.99361">
                <text:p>0.99361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99085">
                <text:p>0.99085</text:p>
              </table:table-cell>
              <table:table-cell office:value-type="float" office:value="22">
                <text:p>22</text:p>
              </table:table-cell>
              <table:table-cell office:value-type="float" office:value="0.99221">
                <text:p>0.99221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99304">
                <text:p>0.99304</text:p>
              </table:table-cell>
              <table:table-cell office:value-type="float" office:value="23">
                <text:p>23</text:p>
              </table:table-cell>
              <table:table-cell office:value-type="float" office:value="0.99404">
                <text:p>0.9940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99427">
                <text:p>0.99427</text:p>
              </table:table-cell>
              <table:table-cell office:value-type="float" office:value="24">
                <text:p>24</text:p>
              </table:table-cell>
              <table:table-cell office:value-type="float" office:value="0.9918">
                <text:p>0.9918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99398">
                <text:p>0.99398</text:p>
              </table:table-cell>
              <table:table-cell office:value-type="float" office:value="25">
                <text:p>25</text:p>
              </table:table-cell>
              <table:table-cell office:value-type="float" office:value="0.9935">
                <text:p>0.9935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99445">
                <text:p>0.99445</text:p>
              </table:table-cell>
              <table:table-cell office:value-type="float" office:value="26">
                <text:p>26</text:p>
              </table:table-cell>
              <table:table-cell office:value-type="float" office:value="0.99414">
                <text:p>0.99414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99419">
                <text:p>0.99419</text:p>
              </table:table-cell>
              <table:table-cell office:value-type="float" office:value="27">
                <text:p>27</text:p>
              </table:table-cell>
              <table:table-cell office:value-type="float" office:value="0.99271">
                <text:p>0.99271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99093">
                <text:p>0.99093</text:p>
              </table:table-cell>
              <table:table-cell office:value-type="float" office:value="28">
                <text:p>28</text:p>
              </table:table-cell>
              <table:table-cell office:value-type="float" office:value="0.99331">
                <text:p>0.99331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99388">
                <text:p>0.99388</text:p>
              </table:table-cell>
              <table:table-cell office:value-type="float" office:value="29">
                <text:p>29</text:p>
              </table:table-cell>
              <table:table-cell office:value-type="float" office:value="0.99418">
                <text:p>0.99418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99357">
                <text:p>0.99357</text:p>
              </table:table-cell>
              <table:table-cell office:value-type="float" office:value="30">
                <text:p>30</text:p>
              </table:table-cell>
              <table:table-cell office:value-type="float" office:value="0.99578">
                <text:p>0.99578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99129">
                <text:p>0.99129</text:p>
              </table:table-cell>
              <table:table-cell office:value-type="float" office:value="31">
                <text:p>31</text:p>
              </table:table-cell>
              <table:table-cell office:value-type="float" office:value="0.99424">
                <text:p>0.99424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99235">
                <text:p>0.99235</text:p>
              </table:table-cell>
              <table:table-cell office:value-type="float" office:value="32">
                <text:p>32</text:p>
              </table:table-cell>
              <table:table-cell office:value-type="float" office:value="0.99434">
                <text:p>0.99434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99324">
                <text:p>0.99324</text:p>
              </table:table-cell>
              <table:table-cell office:value-type="float" office:value="33">
                <text:p>33</text:p>
              </table:table-cell>
              <table:table-cell office:value-type="float" office:value="0.99467">
                <text:p>0.99467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99457">
                <text:p>0.99457</text:p>
              </table:table-cell>
              <table:table-cell office:value-type="float" office:value="34">
                <text:p>34</text:p>
              </table:table-cell>
              <table:table-cell office:value-type="float" office:value="0.99492">
                <text:p>0.99492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99159">
                <text:p>0.99159</text:p>
              </table:table-cell>
              <table:table-cell office:value-type="float" office:value="35">
                <text:p>35</text:p>
              </table:table-cell>
              <table:table-cell office:value-type="float" office:value="0.99383">
                <text:p>0.99383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99284">
                <text:p>0.99284</text:p>
              </table:table-cell>
              <table:table-cell office:value-type="float" office:value="36">
                <text:p>36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99198">
                <text:p>0.99198</text:p>
              </table:table-cell>
              <table:table-cell office:value-type="float" office:value="37">
                <text:p>37</text:p>
              </table:table-cell>
              <table:table-cell office:value-type="float" office:value="0.99476">
                <text:p>0.99476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99279">
                <text:p>0.99279</text:p>
              </table:table-cell>
              <table:table-cell office:value-type="float" office:value="38">
                <text:p>38</text:p>
              </table:table-cell>
              <table:table-cell office:value-type="float" office:value="0.99377">
                <text:p>0.99377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99317">
                <text:p>0.99317</text:p>
              </table:table-cell>
              <table:table-cell office:value-type="float" office:value="39">
                <text:p>39</text:p>
              </table:table-cell>
              <table:table-cell office:value-type="float" office:value="0.99446">
                <text:p>0.99446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99249">
                <text:p>0.99249</text:p>
              </table:table-cell>
              <table:table-cell office:value-type="float" office:value="40">
                <text:p>40</text:p>
              </table:table-cell>
              <table:table-cell office:value-type="float" office:value="0.99507">
                <text:p>0.99507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99328">
                <text:p>0.99328</text:p>
              </table:table-cell>
              <table:table-cell office:value-type="float" office:value="41">
                <text:p>41</text:p>
              </table:table-cell>
              <table:table-cell office:value-type="float" office:value="0.99229">
                <text:p>0.99229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99317">
                <text:p>0.99317</text:p>
              </table:table-cell>
              <table:table-cell office:value-type="float" office:value="42">
                <text:p>42</text:p>
              </table:table-cell>
              <table:table-cell office:value-type="float" office:value="0.99325">
                <text:p>0.99325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99464">
                <text:p>0.99464</text:p>
              </table:table-cell>
              <table:table-cell office:value-type="float" office:value="43">
                <text:p>43</text:p>
              </table:table-cell>
              <table:table-cell office:value-type="float" office:value="0.9947">
                <text:p>0.9947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99314">
                <text:p>0.99314</text:p>
              </table:table-cell>
              <table:table-cell office:value-type="float" office:value="44">
                <text:p>44</text:p>
              </table:table-cell>
              <table:table-cell office:value-type="float" office:value="0.99464">
                <text:p>0.99464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99395">
                <text:p>0.99395</text:p>
              </table:table-cell>
              <table:table-cell office:value-type="float" office:value="45">
                <text:p>45</text:p>
              </table:table-cell>
              <table:table-cell office:value-type="float" office:value="0.99307">
                <text:p>0.99307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99503">
                <text:p>0.99503</text:p>
              </table:table-cell>
              <table:table-cell office:value-type="float" office:value="46">
                <text:p>46</text:p>
              </table:table-cell>
              <table:table-cell office:value-type="float" office:value="0.99354">
                <text:p>0.99354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99415">
                <text:p>0.99415</text:p>
              </table:table-cell>
              <table:table-cell office:value-type="float" office:value="47">
                <text:p>47</text:p>
              </table:table-cell>
              <table:table-cell office:value-type="float" office:value="0.99414">
                <text:p>0.99414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9942">
                <text:p>0.9942</text:p>
              </table:table-cell>
              <table:table-cell office:value-type="float" office:value="48">
                <text:p>48</text:p>
              </table:table-cell>
              <table:table-cell office:value-type="float" office:value="0.99548">
                <text:p>0.99548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99218">
                <text:p>0.99218</text:p>
              </table:table-cell>
              <table:table-cell office:value-type="float" office:value="49">
                <text:p>49</text:p>
              </table:table-cell>
              <table:table-cell office:value-type="float" office:value="0.99441">
                <text:p>0.99441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9937">
                <text:p>0.9937</text:p>
              </table:table-cell>
              <table:table-cell office:value-type="float" office:value="50">
                <text:p>50</text:p>
              </table:table-cell>
              <table:table-cell office:value-type="float" office:value="0.99551">
                <text:p>0.99551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99393">
                <text:p>0.99393</text:p>
              </table:table-cell>
              <table:table-cell office:value-type="float" office:value="51">
                <text:p>51</text:p>
              </table:table-cell>
              <table:table-cell office:value-type="float" office:value="0.99506">
                <text:p>0.99506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99381">
                <text:p>0.99381</text:p>
              </table:table-cell>
              <table:table-cell office:value-type="float" office:value="52">
                <text:p>52</text:p>
              </table:table-cell>
              <table:table-cell office:value-type="float" office:value="0.99489">
                <text:p>0.99489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99341">
                <text:p>0.99341</text:p>
              </table:table-cell>
              <table:table-cell office:value-type="float" office:value="53">
                <text:p>53</text:p>
              </table:table-cell>
              <table:table-cell office:value-type="float" office:value="0.99385">
                <text:p>0.99385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99329">
                <text:p>0.99329</text:p>
              </table:table-cell>
              <table:table-cell office:value-type="float" office:value="54">
                <text:p>54</text:p>
              </table:table-cell>
              <table:table-cell office:value-type="float" office:value="0.99474">
                <text:p>0.99474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99475">
                <text:p>0.99475</text:p>
              </table:table-cell>
              <table:table-cell office:value-type="float" office:value="55">
                <text:p>55</text:p>
              </table:table-cell>
              <table:table-cell office:value-type="float" office:value="0.99435">
                <text:p>0.99435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99528">
                <text:p>0.99528</text:p>
              </table:table-cell>
              <table:table-cell office:value-type="float" office:value="56">
                <text:p>56</text:p>
              </table:table-cell>
              <table:table-cell office:value-type="float" office:value="0.99393">
                <text:p>0.99393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99385">
                <text:p>0.99385</text:p>
              </table:table-cell>
              <table:table-cell office:value-type="float" office:value="57">
                <text:p>57</text:p>
              </table:table-cell>
              <table:table-cell office:value-type="float" office:value="0.99518">
                <text:p>0.99518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99414">
                <text:p>0.99414</text:p>
              </table:table-cell>
              <table:table-cell office:value-type="float" office:value="58">
                <text:p>58</text:p>
              </table:table-cell>
              <table:table-cell office:value-type="float" office:value="0.99391">
                <text:p>0.99391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99466">
                <text:p>0.99466</text:p>
              </table:table-cell>
              <table:table-cell office:value-type="float" office:value="59">
                <text:p>59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99322">
                <text:p>0.99322</text:p>
              </table:table-cell>
              <table:table-cell office:value-type="float" office:value="60">
                <text:p>60</text:p>
              </table:table-cell>
              <table:table-cell office:value-type="float" office:value="0.99426">
                <text:p>0.99426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99474">
                <text:p>0.99474</text:p>
              </table:table-cell>
              <table:table-cell office:value-type="float" office:value="61">
                <text:p>61</text:p>
              </table:table-cell>
              <table:table-cell office:value-type="float" office:value="0.99496">
                <text:p>0.99496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99381">
                <text:p>0.99381</text:p>
              </table:table-cell>
              <table:table-cell office:value-type="float" office:value="62">
                <text:p>62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99483">
                <text:p>0.99483</text:p>
              </table:table-cell>
              <table:table-cell office:value-type="float" office:value="63">
                <text:p>63</text:p>
              </table:table-cell>
              <table:table-cell office:value-type="float" office:value="0.99543">
                <text:p>0.99543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99523">
                <text:p>0.99523</text:p>
              </table:table-cell>
              <table:table-cell office:value-type="float" office:value="64">
                <text:p>64</text:p>
              </table:table-cell>
              <table:table-cell office:value-type="float" office:value="0.99541">
                <text:p>0.99541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99265">
                <text:p>0.99265</text:p>
              </table:table-cell>
              <table:table-cell office:value-type="float" office:value="65">
                <text:p>65</text:p>
              </table:table-cell>
              <table:table-cell office:value-type="float" office:value="0.9956">
                <text:p>0.9956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99554">
                <text:p>0.99554</text:p>
              </table:table-cell>
              <table:table-cell office:value-type="float" office:value="66">
                <text:p>66</text:p>
              </table:table-cell>
              <table:table-cell office:value-type="float" office:value="0.99404">
                <text:p>0.99404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99206">
                <text:p>0.99206</text:p>
              </table:table-cell>
              <table:table-cell office:value-type="float" office:value="67">
                <text:p>67</text:p>
              </table:table-cell>
              <table:table-cell office:value-type="float" office:value="0.99427">
                <text:p>0.99427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99446">
                <text:p>0.99446</text:p>
              </table:table-cell>
              <table:table-cell office:value-type="float" office:value="68">
                <text:p>68</text:p>
              </table:table-cell>
              <table:table-cell office:value-type="float" office:value="0.99597">
                <text:p>0.99597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99476">
                <text:p>0.99476</text:p>
              </table:table-cell>
              <table:table-cell office:value-type="float" office:value="69">
                <text:p>69</text:p>
              </table:table-cell>
              <table:table-cell office:value-type="float" office:value="0.99562">
                <text:p>0.99562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99463">
                <text:p>0.99463</text:p>
              </table:table-cell>
              <table:table-cell office:value-type="float" office:value="70">
                <text:p>70</text:p>
              </table:table-cell>
              <table:table-cell office:value-type="float" office:value="0.99536">
                <text:p>0.99536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99423">
                <text:p>0.99423</text:p>
              </table:table-cell>
              <table:table-cell office:value-type="float" office:value="71">
                <text:p>71</text:p>
              </table:table-cell>
              <table:table-cell office:value-type="float" office:value="0.99563">
                <text:p>0.99563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99477">
                <text:p>0.99477</text:p>
              </table:table-cell>
              <table:table-cell office:value-type="float" office:value="72">
                <text:p>72</text:p>
              </table:table-cell>
              <table:table-cell office:value-type="float" office:value="0.99507">
                <text:p>0.99507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9939">
                <text:p>0.9939</text:p>
              </table:table-cell>
              <table:table-cell office:value-type="float" office:value="73">
                <text:p>73</text:p>
              </table:table-cell>
              <table:table-cell office:value-type="float" office:value="0.99595">
                <text:p>0.99595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99477">
                <text:p>0.99477</text:p>
              </table:table-cell>
              <table:table-cell office:value-type="float" office:value="74">
                <text:p>74</text:p>
              </table:table-cell>
              <table:table-cell office:value-type="float" office:value="0.99491">
                <text:p>0.99491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99444">
                <text:p>0.99444</text:p>
              </table:table-cell>
              <table:table-cell office:value-type="float" office:value="75">
                <text:p>75</text:p>
              </table:table-cell>
              <table:table-cell office:value-type="float" office:value="0.99579">
                <text:p>0.99579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99495">
                <text:p>0.99495</text:p>
              </table:table-cell>
              <table:table-cell office:value-type="float" office:value="76">
                <text:p>76</text:p>
              </table:table-cell>
              <table:table-cell office:value-type="float" office:value="0.99301">
                <text:p>0.99301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99418">
                <text:p>0.99418</text:p>
              </table:table-cell>
              <table:table-cell office:value-type="float" office:value="77">
                <text:p>77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99436">
                <text:p>0.99436</text:p>
              </table:table-cell>
              <table:table-cell office:value-type="float" office:value="78">
                <text:p>78</text:p>
              </table:table-cell>
              <table:table-cell office:value-type="float" office:value="0.99367">
                <text:p>0.99367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99524">
                <text:p>0.99524</text:p>
              </table:table-cell>
              <table:table-cell office:value-type="float" office:value="79">
                <text:p>79</text:p>
              </table:table-cell>
              <table:table-cell office:value-type="float" office:value="0.9945">
                <text:p>0.9945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99437">
                <text:p>0.99437</text:p>
              </table:table-cell>
              <table:table-cell office:value-type="float" office:value="80">
                <text:p>80</text:p>
              </table:table-cell>
              <table:table-cell office:value-type="float" office:value="0.99364">
                <text:p>0.99364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99421">
                <text:p>0.99421</text:p>
              </table:table-cell>
              <table:table-cell office:value-type="float" office:value="81">
                <text:p>81</text:p>
              </table:table-cell>
              <table:table-cell office:value-type="float" office:value="0.99539">
                <text:p>0.99539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99322">
                <text:p>0.99322</text:p>
              </table:table-cell>
              <table:table-cell office:value-type="float" office:value="82">
                <text:p>82</text:p>
              </table:table-cell>
              <table:table-cell office:value-type="float" office:value="0.99515">
                <text:p>0.99515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99509">
                <text:p>0.99509</text:p>
              </table:table-cell>
              <table:table-cell office:value-type="float" office:value="83">
                <text:p>83</text:p>
              </table:table-cell>
              <table:table-cell office:value-type="float" office:value="0.99445">
                <text:p>0.99445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99495">
                <text:p>0.99495</text:p>
              </table:table-cell>
              <table:table-cell office:value-type="float" office:value="84">
                <text:p>84</text:p>
              </table:table-cell>
              <table:table-cell office:value-type="float" office:value="0.99471">
                <text:p>0.99471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9937">
                <text:p>0.9937</text:p>
              </table:table-cell>
              <table:table-cell office:value-type="float" office:value="85">
                <text:p>85</text:p>
              </table:table-cell>
              <table:table-cell office:value-type="float" office:value="0.99494">
                <text:p>0.99494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99496">
                <text:p>0.99496</text:p>
              </table:table-cell>
              <table:table-cell office:value-type="float" office:value="86">
                <text:p>86</text:p>
              </table:table-cell>
              <table:table-cell office:value-type="float" office:value="0.99512">
                <text:p>0.99512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99518">
                <text:p>0.99518</text:p>
              </table:table-cell>
              <table:table-cell office:value-type="float" office:value="87">
                <text:p>87</text:p>
              </table:table-cell>
              <table:table-cell office:value-type="float" office:value="0.99511">
                <text:p>0.99511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99499">
                <text:p>0.99499</text:p>
              </table:table-cell>
              <table:table-cell office:value-type="float" office:value="88">
                <text:p>88</text:p>
              </table:table-cell>
              <table:table-cell office:value-type="float" office:value="0.99369">
                <text:p>0.99369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9952">
                <text:p>0.9952</text:p>
              </table:table-cell>
              <table:table-cell office:value-type="float" office:value="89">
                <text:p>89</text:p>
              </table:table-cell>
              <table:table-cell office:value-type="float" office:value="0.9944">
                <text:p>0.994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99511">
                <text:p>0.99511</text:p>
              </table:table-cell>
              <table:table-cell office:value-type="float" office:value="90">
                <text:p>90</text:p>
              </table:table-cell>
              <table:table-cell office:value-type="float" office:value="0.99385">
                <text:p>0.99385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99531">
                <text:p>0.99531</text:p>
              </table:table-cell>
              <table:table-cell office:value-type="float" office:value="91">
                <text:p>91</text:p>
              </table:table-cell>
              <table:table-cell office:value-type="float" office:value="0.99465">
                <text:p>0.99465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9934">
                <text:p>0.9934</text:p>
              </table:table-cell>
              <table:table-cell office:value-type="float" office:value="92">
                <text:p>92</text:p>
              </table:table-cell>
              <table:table-cell office:value-type="float" office:value="0.99366">
                <text:p>0.99366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99555">
                <text:p>0.99555</text:p>
              </table:table-cell>
              <table:table-cell office:value-type="float" office:value="93">
                <text:p>93</text:p>
              </table:table-cell>
              <table:table-cell office:value-type="float" office:value="0.99483">
                <text:p>0.99483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99501">
                <text:p>0.99501</text:p>
              </table:table-cell>
              <table:table-cell office:value-type="float" office:value="94">
                <text:p>94</text:p>
              </table:table-cell>
              <table:table-cell office:value-type="float" office:value="0.99521">
                <text:p>0.99521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99459">
                <text:p>0.99459</text:p>
              </table:table-cell>
              <table:table-cell office:value-type="float" office:value="95">
                <text:p>95</text:p>
              </table:table-cell>
              <table:table-cell office:value-type="float" office:value="0.99474">
                <text:p>0.99474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99583">
                <text:p>0.99583</text:p>
              </table:table-cell>
              <table:table-cell office:value-type="float" office:value="96">
                <text:p>96</text:p>
              </table:table-cell>
              <table:table-cell office:value-type="float" office:value="0.99525">
                <text:p>0.99525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99456">
                <text:p>0.99456</text:p>
              </table:table-cell>
              <table:table-cell office:value-type="float" office:value="97">
                <text:p>97</text:p>
              </table:table-cell>
              <table:table-cell office:value-type="float" office:value="0.99524">
                <text:p>0.99524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99489">
                <text:p>0.99489</text:p>
              </table:table-cell>
              <table:table-cell office:value-type="float" office:value="98">
                <text:p>98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99452">
                <text:p>0.99452</text:p>
              </table:table-cell>
              <table:table-cell office:value-type="float" office:value="99">
                <text:p>99</text:p>
              </table:table-cell>
              <table:table-cell office:value-type="float" office:value="0.99593">
                <text:p>0.995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254cm" xlink:href=".." xlink:type="simple" chart:class="chart:scatter" chart:style-name="ch1">
        <chart:title svg:x="7.268cm" svg:y="0.341cm" chart:style-name="ch2">
          <text:p>Recall</text:p>
        </chart:title>
        <chart:plot-area chart:style-name="ch3" table:cell-range-address="'YOLO Evolve'.B1:'YOLO Evolve'.B1 'YOLO Evolve'.A2:'YOLO Evolve'.A101 'YOLO Evolve'.F2:'YOLO Evolve'.F101 'YOLO Base'.F2:'YOLO Base'.F101" chart:data-source-has-labels="both" svg:x="0.319cm" svg:y="1.325cm" svg:width="15.36cm" svg:height="7.599cm">
          <chart:coordinate-region svg:x="1.152cm" svg:y="1.551cm" svg:width="14.168cm" svg:height="6.673cm"/>
          <chart:axis chart:dimension="x" chart:name="primary-x" chart:style-name="ch4" chartooo:axis-type="auto">
            <chart:title svg:x="7.208cm" svg:y="9.129cm" chart:style-name="ch5">
              <text:p>Epochs</text:p>
            </chart:title>
            <chart:categories table:cell-range-address="'YOLO Evolve'.B1:'YOLO Evolve'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YOLO Evolve'.F2:'YOLO Evolve'.F101" loext:label-string="evolve" chart:class="chart:scatter">
            <chart:domain table:cell-range-address="'YOLO Evolve'.A2:'YOLO Evolve'.A101"/>
            <chart:data-point chart:repeated="100"/>
          </chart:series>
          <chart:series chart:style-name="ch9" chart:values-cell-range-address="'YOLO Base'.F2:'YOLO Base'.F101" loext:label-string="base" chart:class="chart:scatter">
            <chart:domain table:cell-range-address="'YOLO Base'.A2:'YOLO Base'.A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volve</text:p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'YOLO Evolve'.B1:'YOLO Evolve'.B1</svg:desc>
                </draw:g>
              </table:table-cell>
              <table:table-cell office:value-type="float" office:value="0">
                <text:p>0</text:p>
                <draw:g>
                  <svg:desc>'YOLO Evolve'.A2:'YOLO Evolve'.A101</svg:desc>
                </draw:g>
              </table:table-cell>
              <table:table-cell office:value-type="float" office:value="0.65562">
                <text:p>0.65562</text:p>
                <draw:g>
                  <svg:desc>'YOLO Evolve'.F2:'YOLO Evolve'.F101</svg:desc>
                </draw:g>
              </table:table-cell>
              <table:table-cell office:value-type="float" office:value="0">
                <text:p>0</text:p>
                <draw:g>
                  <svg:desc>'YOLO Base'.A2:'YOLO Base'.A101</svg:desc>
                </draw:g>
              </table:table-cell>
              <table:table-cell office:value-type="float" office:value="0.56343">
                <text:p>0.56343</text:p>
                <draw:g>
                  <svg:desc>'YOLO Base'.F2:'YOLO Base'.F10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82931">
                <text:p>0.82931</text:p>
              </table:table-cell>
              <table:table-cell office:value-type="float" office:value="1">
                <text:p>1</text:p>
              </table:table-cell>
              <table:table-cell office:value-type="float" office:value="0.54137">
                <text:p>0.54137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93298">
                <text:p>0.93298</text:p>
              </table:table-cell>
              <table:table-cell office:value-type="float" office:value="2">
                <text:p>2</text:p>
              </table:table-cell>
              <table:table-cell office:value-type="float" office:value="0.84596">
                <text:p>0.84596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95091">
                <text:p>0.95091</text:p>
              </table:table-cell>
              <table:table-cell office:value-type="float" office:value="3">
                <text:p>3</text:p>
              </table:table-cell>
              <table:table-cell office:value-type="float" office:value="0.83317">
                <text:p>0.8331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95971">
                <text:p>0.95971</text:p>
              </table:table-cell>
              <table:table-cell office:value-type="float" office:value="4">
                <text:p>4</text:p>
              </table:table-cell>
              <table:table-cell office:value-type="float" office:value="0.95113">
                <text:p>0.9511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95999">
                <text:p>0.95999</text:p>
              </table:table-cell>
              <table:table-cell office:value-type="float" office:value="5">
                <text:p>5</text:p>
              </table:table-cell>
              <table:table-cell office:value-type="float" office:value="0.95211">
                <text:p>0.9521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96173">
                <text:p>0.96173</text:p>
              </table:table-cell>
              <table:table-cell office:value-type="float" office:value="6">
                <text:p>6</text:p>
              </table:table-cell>
              <table:table-cell office:value-type="float" office:value="0.96163">
                <text:p>0.9616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9606">
                <text:p>0.9606</text:p>
              </table:table-cell>
              <table:table-cell office:value-type="float" office:value="7">
                <text:p>7</text:p>
              </table:table-cell>
              <table:table-cell office:value-type="float" office:value="0.95841">
                <text:p>0.9584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96035">
                <text:p>0.96035</text:p>
              </table:table-cell>
              <table:table-cell office:value-type="float" office:value="8">
                <text:p>8</text:p>
              </table:table-cell>
              <table:table-cell office:value-type="float" office:value="0.96677">
                <text:p>0.9667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96646">
                <text:p>0.96646</text:p>
              </table:table-cell>
              <table:table-cell office:value-type="float" office:value="9">
                <text:p>9</text:p>
              </table:table-cell>
              <table:table-cell office:value-type="float" office:value="0.96183">
                <text:p>0.9618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96779">
                <text:p>0.96779</text:p>
              </table:table-cell>
              <table:table-cell office:value-type="float" office:value="10">
                <text:p>10</text:p>
              </table:table-cell>
              <table:table-cell office:value-type="float" office:value="0.96192">
                <text:p>0.96192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97206">
                <text:p>0.97206</text:p>
              </table:table-cell>
              <table:table-cell office:value-type="float" office:value="11">
                <text:p>11</text:p>
              </table:table-cell>
              <table:table-cell office:value-type="float" office:value="0.96769">
                <text:p>0.9676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969">
                <text:p>0.969</text:p>
              </table:table-cell>
              <table:table-cell office:value-type="float" office:value="12">
                <text:p>12</text:p>
              </table:table-cell>
              <table:table-cell office:value-type="float" office:value="0.96701">
                <text:p>0.96701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96976">
                <text:p>0.96976</text:p>
              </table:table-cell>
              <table:table-cell office:value-type="float" office:value="13">
                <text:p>13</text:p>
              </table:table-cell>
              <table:table-cell office:value-type="float" office:value="0.97292">
                <text:p>0.97292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97205">
                <text:p>0.97205</text:p>
              </table:table-cell>
              <table:table-cell office:value-type="float" office:value="14">
                <text:p>14</text:p>
              </table:table-cell>
              <table:table-cell office:value-type="float" office:value="0.96709">
                <text:p>0.96709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97067">
                <text:p>0.97067</text:p>
              </table:table-cell>
              <table:table-cell office:value-type="float" office:value="15">
                <text:p>15</text:p>
              </table:table-cell>
              <table:table-cell office:value-type="float" office:value="0.97036">
                <text:p>0.97036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97149">
                <text:p>0.97149</text:p>
              </table:table-cell>
              <table:table-cell office:value-type="float" office:value="16">
                <text:p>16</text:p>
              </table:table-cell>
              <table:table-cell office:value-type="float" office:value="0.97168">
                <text:p>0.97168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97165">
                <text:p>0.97165</text:p>
              </table:table-cell>
              <table:table-cell office:value-type="float" office:value="17">
                <text:p>17</text:p>
              </table:table-cell>
              <table:table-cell office:value-type="float" office:value="0.97181">
                <text:p>0.97181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97031">
                <text:p>0.97031</text:p>
              </table:table-cell>
              <table:table-cell office:value-type="float" office:value="18">
                <text:p>18</text:p>
              </table:table-cell>
              <table:table-cell office:value-type="float" office:value="0.97207">
                <text:p>0.97207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97484">
                <text:p>0.97484</text:p>
              </table:table-cell>
              <table:table-cell office:value-type="float" office:value="19">
                <text:p>19</text:p>
              </table:table-cell>
              <table:table-cell office:value-type="float" office:value="0.97038">
                <text:p>0.9703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9721">
                <text:p>0.9721</text:p>
              </table:table-cell>
              <table:table-cell office:value-type="float" office:value="20">
                <text:p>20</text:p>
              </table:table-cell>
              <table:table-cell office:value-type="float" office:value="0.9718">
                <text:p>0.9718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97395">
                <text:p>0.97395</text:p>
              </table:table-cell>
              <table:table-cell office:value-type="float" office:value="21">
                <text:p>21</text:p>
              </table:table-cell>
              <table:table-cell office:value-type="float" office:value="0.97271">
                <text:p>0.97271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97163">
                <text:p>0.97163</text:p>
              </table:table-cell>
              <table:table-cell office:value-type="float" office:value="22">
                <text:p>22</text:p>
              </table:table-cell>
              <table:table-cell office:value-type="float" office:value="0.97163">
                <text:p>0.97163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97006">
                <text:p>0.97006</text:p>
              </table:table-cell>
              <table:table-cell office:value-type="float" office:value="23">
                <text:p>23</text:p>
              </table:table-cell>
              <table:table-cell office:value-type="float" office:value="0.97107">
                <text:p>0.97107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97196">
                <text:p>0.97196</text:p>
              </table:table-cell>
              <table:table-cell office:value-type="float" office:value="24">
                <text:p>24</text:p>
              </table:table-cell>
              <table:table-cell office:value-type="float" office:value="0.97349">
                <text:p>0.97349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97219">
                <text:p>0.97219</text:p>
              </table:table-cell>
              <table:table-cell office:value-type="float" office:value="25">
                <text:p>25</text:p>
              </table:table-cell>
              <table:table-cell office:value-type="float" office:value="0.97326">
                <text:p>0.97326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97323">
                <text:p>0.97323</text:p>
              </table:table-cell>
              <table:table-cell office:value-type="float" office:value="26">
                <text:p>26</text:p>
              </table:table-cell>
              <table:table-cell office:value-type="float" office:value="0.97092">
                <text:p>0.97092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97136">
                <text:p>0.97136</text:p>
              </table:table-cell>
              <table:table-cell office:value-type="float" office:value="27">
                <text:p>27</text:p>
              </table:table-cell>
              <table:table-cell office:value-type="float" office:value="0.97311">
                <text:p>0.97311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9727">
                <text:p>0.9727</text:p>
              </table:table-cell>
              <table:table-cell office:value-type="float" office:value="28">
                <text:p>28</text:p>
              </table:table-cell>
              <table:table-cell office:value-type="float" office:value="0.97225">
                <text:p>0.97225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97073">
                <text:p>0.97073</text:p>
              </table:table-cell>
              <table:table-cell office:value-type="float" office:value="29">
                <text:p>29</text:p>
              </table:table-cell>
              <table:table-cell office:value-type="float" office:value="0.97491">
                <text:p>0.97491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96868">
                <text:p>0.96868</text:p>
              </table:table-cell>
              <table:table-cell office:value-type="float" office:value="30">
                <text:p>30</text:p>
              </table:table-cell>
              <table:table-cell office:value-type="float" office:value="0.97202">
                <text:p>0.97202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97454">
                <text:p>0.97454</text:p>
              </table:table-cell>
              <table:table-cell office:value-type="float" office:value="31">
                <text:p>31</text:p>
              </table:table-cell>
              <table:table-cell office:value-type="float" office:value="0.97195">
                <text:p>0.97195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97493">
                <text:p>0.97493</text:p>
              </table:table-cell>
              <table:table-cell office:value-type="float" office:value="32">
                <text:p>32</text:p>
              </table:table-cell>
              <table:table-cell office:value-type="float" office:value="0.97229">
                <text:p>0.97229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97334">
                <text:p>0.97334</text:p>
              </table:table-cell>
              <table:table-cell office:value-type="float" office:value="33">
                <text:p>33</text:p>
              </table:table-cell>
              <table:table-cell office:value-type="float" office:value="0.97509">
                <text:p>0.97509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97281">
                <text:p>0.97281</text:p>
              </table:table-cell>
              <table:table-cell office:value-type="float" office:value="34">
                <text:p>34</text:p>
              </table:table-cell>
              <table:table-cell office:value-type="float" office:value="0.97492">
                <text:p>0.97492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97641">
                <text:p>0.97641</text:p>
              </table:table-cell>
              <table:table-cell office:value-type="float" office:value="35">
                <text:p>35</text:p>
              </table:table-cell>
              <table:table-cell office:value-type="float" office:value="0.9764">
                <text:p>0.9764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97439">
                <text:p>0.97439</text:p>
              </table:table-cell>
              <table:table-cell office:value-type="float" office:value="36">
                <text:p>36</text:p>
              </table:table-cell>
              <table:table-cell office:value-type="float" office:value="0.97366">
                <text:p>0.97366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97358">
                <text:p>0.97358</text:p>
              </table:table-cell>
              <table:table-cell office:value-type="float" office:value="37">
                <text:p>37</text:p>
              </table:table-cell>
              <table:table-cell office:value-type="float" office:value="0.9731">
                <text:p>0.9731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97429">
                <text:p>0.97429</text:p>
              </table:table-cell>
              <table:table-cell office:value-type="float" office:value="38">
                <text:p>38</text:p>
              </table:table-cell>
              <table:table-cell office:value-type="float" office:value="0.97591">
                <text:p>0.97591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97472">
                <text:p>0.97472</text:p>
              </table:table-cell>
              <table:table-cell office:value-type="float" office:value="39">
                <text:p>39</text:p>
              </table:table-cell>
              <table:table-cell office:value-type="float" office:value="0.97345">
                <text:p>0.97345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97517">
                <text:p>0.97517</text:p>
              </table:table-cell>
              <table:table-cell office:value-type="float" office:value="40">
                <text:p>40</text:p>
              </table:table-cell>
              <table:table-cell office:value-type="float" office:value="0.97429">
                <text:p>0.97429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97555">
                <text:p>0.97555</text:p>
              </table:table-cell>
              <table:table-cell office:value-type="float" office:value="41">
                <text:p>41</text:p>
              </table:table-cell>
              <table:table-cell office:value-type="float" office:value="0.97666">
                <text:p>0.97666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9755">
                <text:p>0.9755</text:p>
              </table:table-cell>
              <table:table-cell office:value-type="float" office:value="42">
                <text:p>42</text:p>
              </table:table-cell>
              <table:table-cell office:value-type="float" office:value="0.97427">
                <text:p>0.97427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97578">
                <text:p>0.97578</text:p>
              </table:table-cell>
              <table:table-cell office:value-type="float" office:value="43">
                <text:p>43</text:p>
              </table:table-cell>
              <table:table-cell office:value-type="float" office:value="0.97282">
                <text:p>0.97282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97519">
                <text:p>0.97519</text:p>
              </table:table-cell>
              <table:table-cell office:value-type="float" office:value="44">
                <text:p>44</text:p>
              </table:table-cell>
              <table:table-cell office:value-type="float" office:value="0.97157">
                <text:p>0.97157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97399">
                <text:p>0.97399</text:p>
              </table:table-cell>
              <table:table-cell office:value-type="float" office:value="45">
                <text:p>45</text:p>
              </table:table-cell>
              <table:table-cell office:value-type="float" office:value="0.97346">
                <text:p>0.97346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97593">
                <text:p>0.97593</text:p>
              </table:table-cell>
              <table:table-cell office:value-type="float" office:value="46">
                <text:p>46</text:p>
              </table:table-cell>
              <table:table-cell office:value-type="float" office:value="0.97549">
                <text:p>0.97549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97527">
                <text:p>0.97527</text:p>
              </table:table-cell>
              <table:table-cell office:value-type="float" office:value="47">
                <text:p>47</text:p>
              </table:table-cell>
              <table:table-cell office:value-type="float" office:value="0.9748">
                <text:p>0.9748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97234">
                <text:p>0.97234</text:p>
              </table:table-cell>
              <table:table-cell office:value-type="float" office:value="48">
                <text:p>48</text:p>
              </table:table-cell>
              <table:table-cell office:value-type="float" office:value="0.9747">
                <text:p>0.9747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97684">
                <text:p>0.97684</text:p>
              </table:table-cell>
              <table:table-cell office:value-type="float" office:value="49">
                <text:p>49</text:p>
              </table:table-cell>
              <table:table-cell office:value-type="float" office:value="0.97422">
                <text:p>0.97422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97705">
                <text:p>0.97705</text:p>
              </table:table-cell>
              <table:table-cell office:value-type="float" office:value="50">
                <text:p>50</text:p>
              </table:table-cell>
              <table:table-cell office:value-type="float" office:value="0.97373">
                <text:p>0.97373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9746">
                <text:p>0.9746</text:p>
              </table:table-cell>
              <table:table-cell office:value-type="float" office:value="51">
                <text:p>51</text:p>
              </table:table-cell>
              <table:table-cell office:value-type="float" office:value="0.97467">
                <text:p>0.97467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97749">
                <text:p>0.97749</text:p>
              </table:table-cell>
              <table:table-cell office:value-type="float" office:value="52">
                <text:p>52</text:p>
              </table:table-cell>
              <table:table-cell office:value-type="float" office:value="0.97468">
                <text:p>0.97468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97775">
                <text:p>0.97775</text:p>
              </table:table-cell>
              <table:table-cell office:value-type="float" office:value="53">
                <text:p>53</text:p>
              </table:table-cell>
              <table:table-cell office:value-type="float" office:value="0.97606">
                <text:p>0.97606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97645">
                <text:p>0.97645</text:p>
              </table:table-cell>
              <table:table-cell office:value-type="float" office:value="54">
                <text:p>54</text:p>
              </table:table-cell>
              <table:table-cell office:value-type="float" office:value="0.97404">
                <text:p>0.97404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97468">
                <text:p>0.97468</text:p>
              </table:table-cell>
              <table:table-cell office:value-type="float" office:value="55">
                <text:p>55</text:p>
              </table:table-cell>
              <table:table-cell office:value-type="float" office:value="0.97564">
                <text:p>0.97564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97446">
                <text:p>0.97446</text:p>
              </table:table-cell>
              <table:table-cell office:value-type="float" office:value="56">
                <text:p>56</text:p>
              </table:table-cell>
              <table:table-cell office:value-type="float" office:value="0.97497">
                <text:p>0.97497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97576">
                <text:p>0.97576</text:p>
              </table:table-cell>
              <table:table-cell office:value-type="float" office:value="57">
                <text:p>57</text:p>
              </table:table-cell>
              <table:table-cell office:value-type="float" office:value="0.97541">
                <text:p>0.97541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97516">
                <text:p>0.97516</text:p>
              </table:table-cell>
              <table:table-cell office:value-type="float" office:value="58">
                <text:p>58</text:p>
              </table:table-cell>
              <table:table-cell office:value-type="float" office:value="0.97509">
                <text:p>0.97509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97384">
                <text:p>0.97384</text:p>
              </table:table-cell>
              <table:table-cell office:value-type="float" office:value="59">
                <text:p>59</text:p>
              </table:table-cell>
              <table:table-cell office:value-type="float" office:value="0.97643">
                <text:p>0.97643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97711">
                <text:p>0.97711</text:p>
              </table:table-cell>
              <table:table-cell office:value-type="float" office:value="60">
                <text:p>60</text:p>
              </table:table-cell>
              <table:table-cell office:value-type="float" office:value="0.97496">
                <text:p>0.97496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97235">
                <text:p>0.97235</text:p>
              </table:table-cell>
              <table:table-cell office:value-type="float" office:value="61">
                <text:p>61</text:p>
              </table:table-cell>
              <table:table-cell office:value-type="float" office:value="0.97552">
                <text:p>0.97552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9753">
                <text:p>0.9753</text:p>
              </table:table-cell>
              <table:table-cell office:value-type="float" office:value="62">
                <text:p>62</text:p>
              </table:table-cell>
              <table:table-cell office:value-type="float" office:value="0.97508">
                <text:p>0.97508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97576">
                <text:p>0.97576</text:p>
              </table:table-cell>
              <table:table-cell office:value-type="float" office:value="63">
                <text:p>63</text:p>
              </table:table-cell>
              <table:table-cell office:value-type="float" office:value="0.97532">
                <text:p>0.97532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97633">
                <text:p>0.97633</text:p>
              </table:table-cell>
              <table:table-cell office:value-type="float" office:value="64">
                <text:p>64</text:p>
              </table:table-cell>
              <table:table-cell office:value-type="float" office:value="0.97583">
                <text:p>0.97583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97643">
                <text:p>0.97643</text:p>
              </table:table-cell>
              <table:table-cell office:value-type="float" office:value="65">
                <text:p>65</text:p>
              </table:table-cell>
              <table:table-cell office:value-type="float" office:value="0.97604">
                <text:p>0.97604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9743">
                <text:p>0.9743</text:p>
              </table:table-cell>
              <table:table-cell office:value-type="float" office:value="66">
                <text:p>66</text:p>
              </table:table-cell>
              <table:table-cell office:value-type="float" office:value="0.97717">
                <text:p>0.97717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97808">
                <text:p>0.97808</text:p>
              </table:table-cell>
              <table:table-cell office:value-type="float" office:value="67">
                <text:p>67</text:p>
              </table:table-cell>
              <table:table-cell office:value-type="float" office:value="0.9762">
                <text:p>0.9762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97528">
                <text:p>0.97528</text:p>
              </table:table-cell>
              <table:table-cell office:value-type="float" office:value="68">
                <text:p>68</text:p>
              </table:table-cell>
              <table:table-cell office:value-type="float" office:value="0.97657">
                <text:p>0.97657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97588">
                <text:p>0.97588</text:p>
              </table:table-cell>
              <table:table-cell office:value-type="float" office:value="69">
                <text:p>69</text:p>
              </table:table-cell>
              <table:table-cell office:value-type="float" office:value="0.97611">
                <text:p>0.97611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97529">
                <text:p>0.97529</text:p>
              </table:table-cell>
              <table:table-cell office:value-type="float" office:value="70">
                <text:p>70</text:p>
              </table:table-cell>
              <table:table-cell office:value-type="float" office:value="0.9763">
                <text:p>0.9763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97536">
                <text:p>0.97536</text:p>
              </table:table-cell>
              <table:table-cell office:value-type="float" office:value="71">
                <text:p>71</text:p>
              </table:table-cell>
              <table:table-cell office:value-type="float" office:value="0.97552">
                <text:p>0.97552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97542">
                <text:p>0.97542</text:p>
              </table:table-cell>
              <table:table-cell office:value-type="float" office:value="72">
                <text:p>72</text:p>
              </table:table-cell>
              <table:table-cell office:value-type="float" office:value="0.97604">
                <text:p>0.97604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97734">
                <text:p>0.97734</text:p>
              </table:table-cell>
              <table:table-cell office:value-type="float" office:value="73">
                <text:p>73</text:p>
              </table:table-cell>
              <table:table-cell office:value-type="float" office:value="0.97563">
                <text:p>0.97563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97546">
                <text:p>0.97546</text:p>
              </table:table-cell>
              <table:table-cell office:value-type="float" office:value="74">
                <text:p>74</text:p>
              </table:table-cell>
              <table:table-cell office:value-type="float" office:value="0.97565">
                <text:p>0.97565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97484">
                <text:p>0.97484</text:p>
              </table:table-cell>
              <table:table-cell office:value-type="float" office:value="75">
                <text:p>75</text:p>
              </table:table-cell>
              <table:table-cell office:value-type="float" office:value="0.97508">
                <text:p>0.97508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97626">
                <text:p>0.97626</text:p>
              </table:table-cell>
              <table:table-cell office:value-type="float" office:value="76">
                <text:p>76</text:p>
              </table:table-cell>
              <table:table-cell office:value-type="float" office:value="0.97668">
                <text:p>0.97668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97613">
                <text:p>0.97613</text:p>
              </table:table-cell>
              <table:table-cell office:value-type="float" office:value="77">
                <text:p>77</text:p>
              </table:table-cell>
              <table:table-cell office:value-type="float" office:value="0.97587">
                <text:p>0.97587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97685">
                <text:p>0.97685</text:p>
              </table:table-cell>
              <table:table-cell office:value-type="float" office:value="78">
                <text:p>78</text:p>
              </table:table-cell>
              <table:table-cell office:value-type="float" office:value="0.97705">
                <text:p>0.97705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97308">
                <text:p>0.97308</text:p>
              </table:table-cell>
              <table:table-cell office:value-type="float" office:value="79">
                <text:p>79</text:p>
              </table:table-cell>
              <table:table-cell office:value-type="float" office:value="0.97678">
                <text:p>0.97678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9785">
                <text:p>0.9785</text:p>
              </table:table-cell>
              <table:table-cell office:value-type="float" office:value="80">
                <text:p>80</text:p>
              </table:table-cell>
              <table:table-cell office:value-type="float" office:value="0.97617">
                <text:p>0.97617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97581">
                <text:p>0.97581</text:p>
              </table:table-cell>
              <table:table-cell office:value-type="float" office:value="81">
                <text:p>81</text:p>
              </table:table-cell>
              <table:table-cell office:value-type="float" office:value="0.97638">
                <text:p>0.97638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97652">
                <text:p>0.97652</text:p>
              </table:table-cell>
              <table:table-cell office:value-type="float" office:value="82">
                <text:p>82</text:p>
              </table:table-cell>
              <table:table-cell office:value-type="float" office:value="0.97663">
                <text:p>0.97663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97553">
                <text:p>0.97553</text:p>
              </table:table-cell>
              <table:table-cell office:value-type="float" office:value="83">
                <text:p>83</text:p>
              </table:table-cell>
              <table:table-cell office:value-type="float" office:value="0.97736">
                <text:p>0.97736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97684">
                <text:p>0.97684</text:p>
              </table:table-cell>
              <table:table-cell office:value-type="float" office:value="84">
                <text:p>84</text:p>
              </table:table-cell>
              <table:table-cell office:value-type="float" office:value="0.97681">
                <text:p>0.97681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97758">
                <text:p>0.97758</text:p>
              </table:table-cell>
              <table:table-cell office:value-type="float" office:value="85">
                <text:p>85</text:p>
              </table:table-cell>
              <table:table-cell office:value-type="float" office:value="0.97632">
                <text:p>0.97632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97605">
                <text:p>0.97605</text:p>
              </table:table-cell>
              <table:table-cell office:value-type="float" office:value="86">
                <text:p>86</text:p>
              </table:table-cell>
              <table:table-cell office:value-type="float" office:value="0.97691">
                <text:p>0.97691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9758">
                <text:p>0.9758</text:p>
              </table:table-cell>
              <table:table-cell office:value-type="float" office:value="87">
                <text:p>87</text:p>
              </table:table-cell>
              <table:table-cell office:value-type="float" office:value="0.97644">
                <text:p>0.97644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97591">
                <text:p>0.97591</text:p>
              </table:table-cell>
              <table:table-cell office:value-type="float" office:value="88">
                <text:p>88</text:p>
              </table:table-cell>
              <table:table-cell office:value-type="float" office:value="0.97774">
                <text:p>0.97774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97566">
                <text:p>0.97566</text:p>
              </table:table-cell>
              <table:table-cell office:value-type="float" office:value="89">
                <text:p>89</text:p>
              </table:table-cell>
              <table:table-cell office:value-type="float" office:value="0.97773">
                <text:p>0.97773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97616">
                <text:p>0.97616</text:p>
              </table:table-cell>
              <table:table-cell office:value-type="float" office:value="90">
                <text:p>90</text:p>
              </table:table-cell>
              <table:table-cell office:value-type="float" office:value="0.97775">
                <text:p>0.97775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97476">
                <text:p>0.97476</text:p>
              </table:table-cell>
              <table:table-cell office:value-type="float" office:value="91">
                <text:p>91</text:p>
              </table:table-cell>
              <table:table-cell office:value-type="float" office:value="0.97628">
                <text:p>0.97628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97613">
                <text:p>0.97613</text:p>
              </table:table-cell>
              <table:table-cell office:value-type="float" office:value="92">
                <text:p>92</text:p>
              </table:table-cell>
              <table:table-cell office:value-type="float" office:value="0.97698">
                <text:p>0.97698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97527">
                <text:p>0.97527</text:p>
              </table:table-cell>
              <table:table-cell office:value-type="float" office:value="93">
                <text:p>93</text:p>
              </table:table-cell>
              <table:table-cell office:value-type="float" office:value="0.9782">
                <text:p>0.9782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97654">
                <text:p>0.97654</text:p>
              </table:table-cell>
              <table:table-cell office:value-type="float" office:value="94">
                <text:p>94</text:p>
              </table:table-cell>
              <table:table-cell office:value-type="float" office:value="0.97774">
                <text:p>0.9777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97636">
                <text:p>0.97636</text:p>
              </table:table-cell>
              <table:table-cell office:value-type="float" office:value="95">
                <text:p>95</text:p>
              </table:table-cell>
              <table:table-cell office:value-type="float" office:value="0.97773">
                <text:p>0.97773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9772">
                <text:p>0.9772</text:p>
              </table:table-cell>
              <table:table-cell office:value-type="float" office:value="96">
                <text:p>96</text:p>
              </table:table-cell>
              <table:table-cell office:value-type="float" office:value="0.97642">
                <text:p>0.97642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97715">
                <text:p>0.97715</text:p>
              </table:table-cell>
              <table:table-cell office:value-type="float" office:value="97">
                <text:p>97</text:p>
              </table:table-cell>
              <table:table-cell office:value-type="float" office:value="0.97683">
                <text:p>0.97683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97751">
                <text:p>0.97751</text:p>
              </table:table-cell>
              <table:table-cell office:value-type="float" office:value="98">
                <text:p>98</text:p>
              </table:table-cell>
              <table:table-cell office:value-type="float" office:value="0.97734">
                <text:p>0.97734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97712">
                <text:p>0.97712</text:p>
              </table:table-cell>
              <table:table-cell office:value-type="float" office:value="99">
                <text:p>99</text:p>
              </table:table-cell>
              <table:table-cell office:value-type="float" office:value="0.97692">
                <text:p>0.976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10.2cm" xlink:href=".." xlink:type="simple" chart:class="chart:scatter" chart:style-name="ch1">
        <chart:title svg:x="7.043cm" svg:y="0.34cm" chart:style-name="ch2">
          <text:p>mAP 0.5</text:p>
        </chart:title>
        <chart:plot-area chart:style-name="ch3" table:cell-range-address="'YOLO Evolve'.B1:'YOLO Evolve'.B1 'YOLO Evolve'.A2:'YOLO Evolve'.A101 'YOLO Evolve'.G2:'YOLO Evolve'.G101 'YOLO Base'.G2:'YOLO Base'.G101" chart:data-source-has-labels="both" svg:x="0.319cm" svg:y="1.323cm" svg:width="15.361cm" svg:height="7.548cm">
          <chart:coordinate-region svg:x="1.152cm" svg:y="1.549cm" svg:width="14.169cm" svg:height="6.622cm"/>
          <chart:axis chart:dimension="x" chart:name="primary-x" chart:style-name="ch4" chartooo:axis-type="auto">
            <chart:title svg:x="7.208cm" svg:y="9.075cm" chart:style-name="ch5">
              <text:p>Epochs</text:p>
            </chart:title>
            <chart:categories table:cell-range-address="'YOLO Evolve'.B1:'YOLO Evolve'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YOLO Evolve'.G2:'YOLO Evolve'.G101" loext:label-string="evolve" chart:class="chart:scatter">
            <chart:domain table:cell-range-address="'YOLO Evolve'.A2:'YOLO Evolve'.A101"/>
            <chart:data-point chart:repeated="100"/>
          </chart:series>
          <chart:series chart:style-name="ch9" chart:values-cell-range-address="'YOLO Base'.G2:'YOLO Base'.G101" loext:label-string="base" chart:class="chart:scatter">
            <chart:domain table:cell-range-address="'YOLO Base'.A2:'YOLO Base'.A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volve</text:p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'YOLO Evolve'.B1:'YOLO Evolve'.B1</svg:desc>
                </draw:g>
              </table:table-cell>
              <table:table-cell office:value-type="float" office:value="0">
                <text:p>0</text:p>
                <draw:g>
                  <svg:desc>'YOLO Evolve'.A2:'YOLO Evolve'.A101</svg:desc>
                </draw:g>
              </table:table-cell>
              <table:table-cell office:value-type="float" office:value="0.4847">
                <text:p>0.4847</text:p>
                <draw:g>
                  <svg:desc>'YOLO Evolve'.G2:'YOLO Evolve'.G101</svg:desc>
                </draw:g>
              </table:table-cell>
              <table:table-cell office:value-type="float" office:value="0">
                <text:p>0</text:p>
                <draw:g>
                  <svg:desc>'YOLO Base'.A2:'YOLO Base'.A101</svg:desc>
                </draw:g>
              </table:table-cell>
              <table:table-cell office:value-type="float" office:value="0.45311">
                <text:p>0.45311</text:p>
                <draw:g>
                  <svg:desc>'YOLO Base'.G2:'YOLO Base'.G10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48971">
                <text:p>0.48971</text:p>
              </table:table-cell>
              <table:table-cell office:value-type="float" office:value="1">
                <text:p>1</text:p>
              </table:table-cell>
              <table:table-cell office:value-type="float" office:value="0.56143">
                <text:p>0.56143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93686">
                <text:p>0.93686</text:p>
              </table:table-cell>
              <table:table-cell office:value-type="float" office:value="2">
                <text:p>2</text:p>
              </table:table-cell>
              <table:table-cell office:value-type="float" office:value="0.81752">
                <text:p>0.8175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97819">
                <text:p>0.97819</text:p>
              </table:table-cell>
              <table:table-cell office:value-type="float" office:value="3">
                <text:p>3</text:p>
              </table:table-cell>
              <table:table-cell office:value-type="float" office:value="0.8781">
                <text:p>0.878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98201">
                <text:p>0.98201</text:p>
              </table:table-cell>
              <table:table-cell office:value-type="float" office:value="4">
                <text:p>4</text:p>
              </table:table-cell>
              <table:table-cell office:value-type="float" office:value="0.98044">
                <text:p>0.9804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98417">
                <text:p>0.98417</text:p>
              </table:table-cell>
              <table:table-cell office:value-type="float" office:value="5">
                <text:p>5</text:p>
              </table:table-cell>
              <table:table-cell office:value-type="float" office:value="0.98283">
                <text:p>0.9828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98465">
                <text:p>0.98465</text:p>
              </table:table-cell>
              <table:table-cell office:value-type="float" office:value="6">
                <text:p>6</text:p>
              </table:table-cell>
              <table:table-cell office:value-type="float" office:value="0.98465">
                <text:p>0.9846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98266">
                <text:p>0.98266</text:p>
              </table:table-cell>
              <table:table-cell office:value-type="float" office:value="7">
                <text:p>7</text:p>
              </table:table-cell>
              <table:table-cell office:value-type="float" office:value="0.98406">
                <text:p>0.9840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98169">
                <text:p>0.98169</text:p>
              </table:table-cell>
              <table:table-cell office:value-type="float" office:value="8">
                <text:p>8</text:p>
              </table:table-cell>
              <table:table-cell office:value-type="float" office:value="0.98579">
                <text:p>0.9857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98601">
                <text:p>0.98601</text:p>
              </table:table-cell>
              <table:table-cell office:value-type="float" office:value="9">
                <text:p>9</text:p>
              </table:table-cell>
              <table:table-cell office:value-type="float" office:value="0.98313">
                <text:p>0.9831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98617">
                <text:p>0.98617</text:p>
              </table:table-cell>
              <table:table-cell office:value-type="float" office:value="10">
                <text:p>10</text:p>
              </table:table-cell>
              <table:table-cell office:value-type="float" office:value="0.98586">
                <text:p>0.98586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98805">
                <text:p>0.98805</text:p>
              </table:table-cell>
              <table:table-cell office:value-type="float" office:value="11">
                <text:p>11</text:p>
              </table:table-cell>
              <table:table-cell office:value-type="float" office:value="0.98537">
                <text:p>0.9853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98734">
                <text:p>0.98734</text:p>
              </table:table-cell>
              <table:table-cell office:value-type="float" office:value="12">
                <text:p>12</text:p>
              </table:table-cell>
              <table:table-cell office:value-type="float" office:value="0.98648">
                <text:p>0.98648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98778">
                <text:p>0.98778</text:p>
              </table:table-cell>
              <table:table-cell office:value-type="float" office:value="13">
                <text:p>13</text:p>
              </table:table-cell>
              <table:table-cell office:value-type="float" office:value="0.98823">
                <text:p>0.98823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98718">
                <text:p>0.98718</text:p>
              </table:table-cell>
              <table:table-cell office:value-type="float" office:value="14">
                <text:p>14</text:p>
              </table:table-cell>
              <table:table-cell office:value-type="float" office:value="0.98591">
                <text:p>0.98591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98586">
                <text:p>0.98586</text:p>
              </table:table-cell>
              <table:table-cell office:value-type="float" office:value="15">
                <text:p>15</text:p>
              </table:table-cell>
              <table:table-cell office:value-type="float" office:value="0.98772">
                <text:p>0.98772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98688">
                <text:p>0.98688</text:p>
              </table:table-cell>
              <table:table-cell office:value-type="float" office:value="16">
                <text:p>16</text:p>
              </table:table-cell>
              <table:table-cell office:value-type="float" office:value="0.98672">
                <text:p>0.98672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98719">
                <text:p>0.98719</text:p>
              </table:table-cell>
              <table:table-cell office:value-type="float" office:value="17">
                <text:p>17</text:p>
              </table:table-cell>
              <table:table-cell office:value-type="float" office:value="0.98887">
                <text:p>0.98887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98732">
                <text:p>0.98732</text:p>
              </table:table-cell>
              <table:table-cell office:value-type="float" office:value="18">
                <text:p>18</text:p>
              </table:table-cell>
              <table:table-cell office:value-type="float" office:value="0.98738">
                <text:p>0.98738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98659">
                <text:p>0.98659</text:p>
              </table:table-cell>
              <table:table-cell office:value-type="float" office:value="19">
                <text:p>19</text:p>
              </table:table-cell>
              <table:table-cell office:value-type="float" office:value="0.98671">
                <text:p>0.98671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98646">
                <text:p>0.98646</text:p>
              </table:table-cell>
              <table:table-cell office:value-type="float" office:value="20">
                <text:p>20</text:p>
              </table:table-cell>
              <table:table-cell office:value-type="float" office:value="0.98659">
                <text:p>0.98659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98748">
                <text:p>0.98748</text:p>
              </table:table-cell>
              <table:table-cell office:value-type="float" office:value="21">
                <text:p>21</text:p>
              </table:table-cell>
              <table:table-cell office:value-type="float" office:value="0.98785">
                <text:p>0.98785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98722">
                <text:p>0.98722</text:p>
              </table:table-cell>
              <table:table-cell office:value-type="float" office:value="22">
                <text:p>22</text:p>
              </table:table-cell>
              <table:table-cell office:value-type="float" office:value="0.98728">
                <text:p>0.98728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985">
                <text:p>0.985</text:p>
              </table:table-cell>
              <table:table-cell office:value-type="float" office:value="23">
                <text:p>23</text:p>
              </table:table-cell>
              <table:table-cell office:value-type="float" office:value="0.98735">
                <text:p>0.98735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98712">
                <text:p>0.98712</text:p>
              </table:table-cell>
              <table:table-cell office:value-type="float" office:value="24">
                <text:p>24</text:p>
              </table:table-cell>
              <table:table-cell office:value-type="float" office:value="0.98822">
                <text:p>0.98822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98756">
                <text:p>0.98756</text:p>
              </table:table-cell>
              <table:table-cell office:value-type="float" office:value="25">
                <text:p>25</text:p>
              </table:table-cell>
              <table:table-cell office:value-type="float" office:value="0.98792">
                <text:p>0.98792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9868">
                <text:p>0.9868</text:p>
              </table:table-cell>
              <table:table-cell office:value-type="float" office:value="26">
                <text:p>26</text:p>
              </table:table-cell>
              <table:table-cell office:value-type="float" office:value="0.9875">
                <text:p>0.9875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9861">
                <text:p>0.9861</text:p>
              </table:table-cell>
              <table:table-cell office:value-type="float" office:value="27">
                <text:p>27</text:p>
              </table:table-cell>
              <table:table-cell office:value-type="float" office:value="0.98746">
                <text:p>0.98746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98707">
                <text:p>0.98707</text:p>
              </table:table-cell>
              <table:table-cell office:value-type="float" office:value="28">
                <text:p>28</text:p>
              </table:table-cell>
              <table:table-cell office:value-type="float" office:value="0.98767">
                <text:p>0.98767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98768">
                <text:p>0.98768</text:p>
              </table:table-cell>
              <table:table-cell office:value-type="float" office:value="29">
                <text:p>29</text:p>
              </table:table-cell>
              <table:table-cell office:value-type="float" office:value="0.98783">
                <text:p>0.98783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98654">
                <text:p>0.98654</text:p>
              </table:table-cell>
              <table:table-cell office:value-type="float" office:value="30">
                <text:p>30</text:p>
              </table:table-cell>
              <table:table-cell office:value-type="float" office:value="0.98816">
                <text:p>0.98816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98731">
                <text:p>0.98731</text:p>
              </table:table-cell>
              <table:table-cell office:value-type="float" office:value="31">
                <text:p>31</text:p>
              </table:table-cell>
              <table:table-cell office:value-type="float" office:value="0.9881">
                <text:p>0.9881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98677">
                <text:p>0.98677</text:p>
              </table:table-cell>
              <table:table-cell office:value-type="float" office:value="32">
                <text:p>32</text:p>
              </table:table-cell>
              <table:table-cell office:value-type="float" office:value="0.98728">
                <text:p>0.98728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98709">
                <text:p>0.98709</text:p>
              </table:table-cell>
              <table:table-cell office:value-type="float" office:value="33">
                <text:p>33</text:p>
              </table:table-cell>
              <table:table-cell office:value-type="float" office:value="0.98857">
                <text:p>0.98857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98715">
                <text:p>0.98715</text:p>
              </table:table-cell>
              <table:table-cell office:value-type="float" office:value="34">
                <text:p>34</text:p>
              </table:table-cell>
              <table:table-cell office:value-type="float" office:value="0.98798">
                <text:p>0.98798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98874">
                <text:p>0.98874</text:p>
              </table:table-cell>
              <table:table-cell office:value-type="float" office:value="35">
                <text:p>35</text:p>
              </table:table-cell>
              <table:table-cell office:value-type="float" office:value="0.9881">
                <text:p>0.9881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98768">
                <text:p>0.98768</text:p>
              </table:table-cell>
              <table:table-cell office:value-type="float" office:value="36">
                <text:p>36</text:p>
              </table:table-cell>
              <table:table-cell office:value-type="float" office:value="0.98665">
                <text:p>0.98665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98679">
                <text:p>0.98679</text:p>
              </table:table-cell>
              <table:table-cell office:value-type="float" office:value="37">
                <text:p>37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98751">
                <text:p>0.98751</text:p>
              </table:table-cell>
              <table:table-cell office:value-type="float" office:value="38">
                <text:p>38</text:p>
              </table:table-cell>
              <table:table-cell office:value-type="float" office:value="0.98808">
                <text:p>0.98808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98777">
                <text:p>0.98777</text:p>
              </table:table-cell>
              <table:table-cell office:value-type="float" office:value="39">
                <text:p>39</text:p>
              </table:table-cell>
              <table:table-cell office:value-type="float" office:value="0.98679">
                <text:p>0.98679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98821">
                <text:p>0.98821</text:p>
              </table:table-cell>
              <table:table-cell office:value-type="float" office:value="40">
                <text:p>40</text:p>
              </table:table-cell>
              <table:table-cell office:value-type="float" office:value="0.98872">
                <text:p>0.98872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98735">
                <text:p>0.98735</text:p>
              </table:table-cell>
              <table:table-cell office:value-type="float" office:value="41">
                <text:p>41</text:p>
              </table:table-cell>
              <table:table-cell office:value-type="float" office:value="0.98731">
                <text:p>0.98731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98743">
                <text:p>0.98743</text:p>
              </table:table-cell>
              <table:table-cell office:value-type="float" office:value="42">
                <text:p>42</text:p>
              </table:table-cell>
              <table:table-cell office:value-type="float" office:value="0.98731">
                <text:p>0.98731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98713">
                <text:p>0.98713</text:p>
              </table:table-cell>
              <table:table-cell office:value-type="float" office:value="43">
                <text:p>43</text:p>
              </table:table-cell>
              <table:table-cell office:value-type="float" office:value="0.98796">
                <text:p>0.98796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98745">
                <text:p>0.98745</text:p>
              </table:table-cell>
              <table:table-cell office:value-type="float" office:value="44">
                <text:p>44</text:p>
              </table:table-cell>
              <table:table-cell office:value-type="float" office:value="0.98732">
                <text:p>0.98732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98903">
                <text:p>0.98903</text:p>
              </table:table-cell>
              <table:table-cell office:value-type="float" office:value="45">
                <text:p>45</text:p>
              </table:table-cell>
              <table:table-cell office:value-type="float" office:value="0.98719">
                <text:p>0.98719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98769">
                <text:p>0.98769</text:p>
              </table:table-cell>
              <table:table-cell office:value-type="float" office:value="46">
                <text:p>46</text:p>
              </table:table-cell>
              <table:table-cell office:value-type="float" office:value="0.98788">
                <text:p>0.98788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9877">
                <text:p>0.9877</text:p>
              </table:table-cell>
              <table:table-cell office:value-type="float" office:value="47">
                <text:p>47</text:p>
              </table:table-cell>
              <table:table-cell office:value-type="float" office:value="0.98774">
                <text:p>0.98774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98661">
                <text:p>0.98661</text:p>
              </table:table-cell>
              <table:table-cell office:value-type="float" office:value="48">
                <text:p>48</text:p>
              </table:table-cell>
              <table:table-cell office:value-type="float" office:value="0.98708">
                <text:p>0.98708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98773">
                <text:p>0.98773</text:p>
              </table:table-cell>
              <table:table-cell office:value-type="float" office:value="49">
                <text:p>49</text:p>
              </table:table-cell>
              <table:table-cell office:value-type="float" office:value="0.98649">
                <text:p>0.9864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98831">
                <text:p>0.98831</text:p>
              </table:table-cell>
              <table:table-cell office:value-type="float" office:value="50">
                <text:p>50</text:p>
              </table:table-cell>
              <table:table-cell office:value-type="float" office:value="0.9871">
                <text:p>0.9871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98822">
                <text:p>0.98822</text:p>
              </table:table-cell>
              <table:table-cell office:value-type="float" office:value="51">
                <text:p>51</text:p>
              </table:table-cell>
              <table:table-cell office:value-type="float" office:value="0.98764">
                <text:p>0.98764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989">
                <text:p>0.989</text:p>
              </table:table-cell>
              <table:table-cell office:value-type="float" office:value="52">
                <text:p>52</text:p>
              </table:table-cell>
              <table:table-cell office:value-type="float" office:value="0.98854">
                <text:p>0.98854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98808">
                <text:p>0.98808</text:p>
              </table:table-cell>
              <table:table-cell office:value-type="float" office:value="53">
                <text:p>53</text:p>
              </table:table-cell>
              <table:table-cell office:value-type="float" office:value="0.98705">
                <text:p>0.98705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98826">
                <text:p>0.98826</text:p>
              </table:table-cell>
              <table:table-cell office:value-type="float" office:value="54">
                <text:p>54</text:p>
              </table:table-cell>
              <table:table-cell office:value-type="float" office:value="0.98637">
                <text:p>0.98637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98725">
                <text:p>0.98725</text:p>
              </table:table-cell>
              <table:table-cell office:value-type="float" office:value="55">
                <text:p>55</text:p>
              </table:table-cell>
              <table:table-cell office:value-type="float" office:value="0.98678">
                <text:p>0.98678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98797">
                <text:p>0.98797</text:p>
              </table:table-cell>
              <table:table-cell office:value-type="float" office:value="56">
                <text:p>56</text:p>
              </table:table-cell>
              <table:table-cell office:value-type="float" office:value="0.98684">
                <text:p>0.98684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98786">
                <text:p>0.98786</text:p>
              </table:table-cell>
              <table:table-cell office:value-type="float" office:value="57">
                <text:p>57</text:p>
              </table:table-cell>
              <table:table-cell office:value-type="float" office:value="0.98661">
                <text:p>0.98661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98752">
                <text:p>0.98752</text:p>
              </table:table-cell>
              <table:table-cell office:value-type="float" office:value="58">
                <text:p>58</text:p>
              </table:table-cell>
              <table:table-cell office:value-type="float" office:value="0.98597">
                <text:p>0.98597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98751">
                <text:p>0.98751</text:p>
              </table:table-cell>
              <table:table-cell office:value-type="float" office:value="59">
                <text:p>59</text:p>
              </table:table-cell>
              <table:table-cell office:value-type="float" office:value="0.98694">
                <text:p>0.98694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98751">
                <text:p>0.98751</text:p>
              </table:table-cell>
              <table:table-cell office:value-type="float" office:value="60">
                <text:p>60</text:p>
              </table:table-cell>
              <table:table-cell office:value-type="float" office:value="0.98643">
                <text:p>0.98643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98673">
                <text:p>0.98673</text:p>
              </table:table-cell>
              <table:table-cell office:value-type="float" office:value="61">
                <text:p>61</text:p>
              </table:table-cell>
              <table:table-cell office:value-type="float" office:value="0.98679">
                <text:p>0.98679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98705">
                <text:p>0.98705</text:p>
              </table:table-cell>
              <table:table-cell office:value-type="float" office:value="62">
                <text:p>62</text:p>
              </table:table-cell>
              <table:table-cell office:value-type="float" office:value="0.98753">
                <text:p>0.98753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98778">
                <text:p>0.98778</text:p>
              </table:table-cell>
              <table:table-cell office:value-type="float" office:value="63">
                <text:p>63</text:p>
              </table:table-cell>
              <table:table-cell office:value-type="float" office:value="0.98634">
                <text:p>0.9863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98822">
                <text:p>0.98822</text:p>
              </table:table-cell>
              <table:table-cell office:value-type="float" office:value="64">
                <text:p>64</text:p>
              </table:table-cell>
              <table:table-cell office:value-type="float" office:value="0.98726">
                <text:p>0.98726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98777">
                <text:p>0.98777</text:p>
              </table:table-cell>
              <table:table-cell office:value-type="float" office:value="65">
                <text:p>65</text:p>
              </table:table-cell>
              <table:table-cell office:value-type="float" office:value="0.98736">
                <text:p>0.98736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98801">
                <text:p>0.98801</text:p>
              </table:table-cell>
              <table:table-cell office:value-type="float" office:value="66">
                <text:p>66</text:p>
              </table:table-cell>
              <table:table-cell office:value-type="float" office:value="0.9875">
                <text:p>0.9875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98908">
                <text:p>0.98908</text:p>
              </table:table-cell>
              <table:table-cell office:value-type="float" office:value="67">
                <text:p>67</text:p>
              </table:table-cell>
              <table:table-cell office:value-type="float" office:value="0.98636">
                <text:p>0.98636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98789">
                <text:p>0.98789</text:p>
              </table:table-cell>
              <table:table-cell office:value-type="float" office:value="68">
                <text:p>68</text:p>
              </table:table-cell>
              <table:table-cell office:value-type="float" office:value="0.98738">
                <text:p>0.98738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98813">
                <text:p>0.98813</text:p>
              </table:table-cell>
              <table:table-cell office:value-type="float" office:value="69">
                <text:p>69</text:p>
              </table:table-cell>
              <table:table-cell office:value-type="float" office:value="0.98713">
                <text:p>0.98713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98811">
                <text:p>0.98811</text:p>
              </table:table-cell>
              <table:table-cell office:value-type="float" office:value="70">
                <text:p>70</text:p>
              </table:table-cell>
              <table:table-cell office:value-type="float" office:value="0.98721">
                <text:p>0.98721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98695">
                <text:p>0.98695</text:p>
              </table:table-cell>
              <table:table-cell office:value-type="float" office:value="71">
                <text:p>71</text:p>
              </table:table-cell>
              <table:table-cell office:value-type="float" office:value="0.98741">
                <text:p>0.98741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98813">
                <text:p>0.98813</text:p>
              </table:table-cell>
              <table:table-cell office:value-type="float" office:value="72">
                <text:p>72</text:p>
              </table:table-cell>
              <table:table-cell office:value-type="float" office:value="0.98754">
                <text:p>0.98754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98837">
                <text:p>0.98837</text:p>
              </table:table-cell>
              <table:table-cell office:value-type="float" office:value="73">
                <text:p>73</text:p>
              </table:table-cell>
              <table:table-cell office:value-type="float" office:value="0.98746">
                <text:p>0.98746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98686">
                <text:p>0.98686</text:p>
              </table:table-cell>
              <table:table-cell office:value-type="float" office:value="74">
                <text:p>74</text:p>
              </table:table-cell>
              <table:table-cell office:value-type="float" office:value="0.98638">
                <text:p>0.98638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98692">
                <text:p>0.98692</text:p>
              </table:table-cell>
              <table:table-cell office:value-type="float" office:value="75">
                <text:p>75</text:p>
              </table:table-cell>
              <table:table-cell office:value-type="float" office:value="0.98763">
                <text:p>0.98763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9877">
                <text:p>0.9877</text:p>
              </table:table-cell>
              <table:table-cell office:value-type="float" office:value="76">
                <text:p>76</text:p>
              </table:table-cell>
              <table:table-cell office:value-type="float" office:value="0.98663">
                <text:p>0.98663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98757">
                <text:p>0.98757</text:p>
              </table:table-cell>
              <table:table-cell office:value-type="float" office:value="77">
                <text:p>77</text:p>
              </table:table-cell>
              <table:table-cell office:value-type="float" office:value="0.98747">
                <text:p>0.98747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9871">
                <text:p>0.9871</text:p>
              </table:table-cell>
              <table:table-cell office:value-type="float" office:value="78">
                <text:p>78</text:p>
              </table:table-cell>
              <table:table-cell office:value-type="float" office:value="0.98774">
                <text:p>0.98774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98658">
                <text:p>0.98658</text:p>
              </table:table-cell>
              <table:table-cell office:value-type="float" office:value="79">
                <text:p>79</text:p>
              </table:table-cell>
              <table:table-cell office:value-type="float" office:value="0.9882">
                <text:p>0.9882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98809">
                <text:p>0.98809</text:p>
              </table:table-cell>
              <table:table-cell office:value-type="float" office:value="80">
                <text:p>80</text:p>
              </table:table-cell>
              <table:table-cell office:value-type="float" office:value="0.98686">
                <text:p>0.98686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988">
                <text:p>0.988</text:p>
              </table:table-cell>
              <table:table-cell office:value-type="float" office:value="81">
                <text:p>81</text:p>
              </table:table-cell>
              <table:table-cell office:value-type="float" office:value="0.98732">
                <text:p>0.98732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98685">
                <text:p>0.98685</text:p>
              </table:table-cell>
              <table:table-cell office:value-type="float" office:value="82">
                <text:p>82</text:p>
              </table:table-cell>
              <table:table-cell office:value-type="float" office:value="0.98772">
                <text:p>0.98772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98771">
                <text:p>0.98771</text:p>
              </table:table-cell>
              <table:table-cell office:value-type="float" office:value="83">
                <text:p>83</text:p>
              </table:table-cell>
              <table:table-cell office:value-type="float" office:value="0.98858">
                <text:p>0.98858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98779">
                <text:p>0.98779</text:p>
              </table:table-cell>
              <table:table-cell office:value-type="float" office:value="84">
                <text:p>84</text:p>
              </table:table-cell>
              <table:table-cell office:value-type="float" office:value="0.98766">
                <text:p>0.98766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98792">
                <text:p>0.98792</text:p>
              </table:table-cell>
              <table:table-cell office:value-type="float" office:value="85">
                <text:p>85</text:p>
              </table:table-cell>
              <table:table-cell office:value-type="float" office:value="0.98706">
                <text:p>0.98706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98804">
                <text:p>0.98804</text:p>
              </table:table-cell>
              <table:table-cell office:value-type="float" office:value="86">
                <text:p>86</text:p>
              </table:table-cell>
              <table:table-cell office:value-type="float" office:value="0.98769">
                <text:p>0.98769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98852">
                <text:p>0.98852</text:p>
              </table:table-cell>
              <table:table-cell office:value-type="float" office:value="87">
                <text:p>87</text:p>
              </table:table-cell>
              <table:table-cell office:value-type="float" office:value="0.98703">
                <text:p>0.98703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98783">
                <text:p>0.98783</text:p>
              </table:table-cell>
              <table:table-cell office:value-type="float" office:value="88">
                <text:p>88</text:p>
              </table:table-cell>
              <table:table-cell office:value-type="float" office:value="0.9876">
                <text:p>0.9876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98756">
                <text:p>0.98756</text:p>
              </table:table-cell>
              <table:table-cell office:value-type="float" office:value="89">
                <text:p>89</text:p>
              </table:table-cell>
              <table:table-cell office:value-type="float" office:value="0.98772">
                <text:p>0.9877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98773">
                <text:p>0.98773</text:p>
              </table:table-cell>
              <table:table-cell office:value-type="float" office:value="90">
                <text:p>90</text:p>
              </table:table-cell>
              <table:table-cell office:value-type="float" office:value="0.98801">
                <text:p>0.98801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98744">
                <text:p>0.98744</text:p>
              </table:table-cell>
              <table:table-cell office:value-type="float" office:value="91">
                <text:p>91</text:p>
              </table:table-cell>
              <table:table-cell office:value-type="float" office:value="0.98822">
                <text:p>0.98822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98786">
                <text:p>0.98786</text:p>
              </table:table-cell>
              <table:table-cell office:value-type="float" office:value="92">
                <text:p>92</text:p>
              </table:table-cell>
              <table:table-cell office:value-type="float" office:value="0.98823">
                <text:p>0.98823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98739">
                <text:p>0.98739</text:p>
              </table:table-cell>
              <table:table-cell office:value-type="float" office:value="93">
                <text:p>93</text:p>
              </table:table-cell>
              <table:table-cell office:value-type="float" office:value="0.98765">
                <text:p>0.98765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988">
                <text:p>0.988</text:p>
              </table:table-cell>
              <table:table-cell office:value-type="float" office:value="94">
                <text:p>94</text:p>
              </table:table-cell>
              <table:table-cell office:value-type="float" office:value="0.98779">
                <text:p>0.9877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98748">
                <text:p>0.98748</text:p>
              </table:table-cell>
              <table:table-cell office:value-type="float" office:value="95">
                <text:p>95</text:p>
              </table:table-cell>
              <table:table-cell office:value-type="float" office:value="0.98797">
                <text:p>0.98797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988">
                <text:p>0.988</text:p>
              </table:table-cell>
              <table:table-cell office:value-type="float" office:value="96">
                <text:p>96</text:p>
              </table:table-cell>
              <table:table-cell office:value-type="float" office:value="0.9879">
                <text:p>0.9879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98804">
                <text:p>0.98804</text:p>
              </table:table-cell>
              <table:table-cell office:value-type="float" office:value="97">
                <text:p>97</text:p>
              </table:table-cell>
              <table:table-cell office:value-type="float" office:value="0.98837">
                <text:p>0.98837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9882">
                <text:p>0.9882</text:p>
              </table:table-cell>
              <table:table-cell office:value-type="float" office:value="98">
                <text:p>98</text:p>
              </table:table-cell>
              <table:table-cell office:value-type="float" office:value="0.98768">
                <text:p>0.98768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98804">
                <text:p>0.98804</text:p>
              </table:table-cell>
              <table:table-cell office:value-type="float" office:value="99">
                <text:p>99</text:p>
              </table:table-cell>
              <table:table-cell office:value-type="float" office:value="0.98849">
                <text:p>0.988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413cm" xlink:href=".." xlink:type="simple" chart:class="chart:scatter" chart:style-name="ch1">
        <chart:title svg:x="6.54cm" svg:y="0.344cm" chart:style-name="ch2">
          <text:p>mAP 0.5:0.95</text:p>
        </chart:title>
        <chart:plot-area chart:style-name="ch3" table:cell-range-address="'YOLO Evolve'.B1:'YOLO Evolve'.B1 'YOLO Evolve'.A2:'YOLO Evolve'.A101 'YOLO Evolve'.H2:'YOLO Evolve'.H101 'YOLO Base'.H2:'YOLO Base'.H101" chart:data-source-has-labels="both" svg:x="0.319cm" svg:y="1.331cm" svg:width="15.36cm" svg:height="7.749cm">
          <chart:coordinate-region svg:x="1.152cm" svg:y="1.557cm" svg:width="14.168cm" svg:height="6.823cm"/>
          <chart:axis chart:dimension="x" chart:name="primary-x" chart:style-name="ch4" chartooo:axis-type="auto">
            <chart:title svg:x="7.208cm" svg:y="9.288cm" chart:style-name="ch5">
              <text:p>Epochs</text:p>
            </chart:title>
            <chart:categories table:cell-range-address="'YOLO Evolve'.B1:'YOLO Evolve'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YOLO Evolve'.H2:'YOLO Evolve'.H101" loext:label-string="evolve" chart:class="chart:scatter">
            <chart:domain table:cell-range-address="'YOLO Evolve'.A2:'YOLO Evolve'.A101"/>
            <chart:data-point chart:repeated="100"/>
          </chart:series>
          <chart:series chart:style-name="ch9" chart:values-cell-range-address="'YOLO Base'.H2:'YOLO Base'.H101" loext:label-string="base" chart:class="chart:scatter">
            <chart:domain table:cell-range-address="'YOLO Base'.A2:'YOLO Base'.A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volve</text:p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'YOLO Evolve'.B1:'YOLO Evolve'.B1</svg:desc>
                </draw:g>
              </table:table-cell>
              <table:table-cell office:value-type="float" office:value="0">
                <text:p>0</text:p>
                <draw:g>
                  <svg:desc>'YOLO Evolve'.A2:'YOLO Evolve'.A101</svg:desc>
                </draw:g>
              </table:table-cell>
              <table:table-cell office:value-type="float" office:value="0.23014">
                <text:p>0.23014</text:p>
                <draw:g>
                  <svg:desc>'YOLO Evolve'.H2:'YOLO Evolve'.H101</svg:desc>
                </draw:g>
              </table:table-cell>
              <table:table-cell office:value-type="float" office:value="0">
                <text:p>0</text:p>
                <draw:g>
                  <svg:desc>'YOLO Base'.A2:'YOLO Base'.A101</svg:desc>
                </draw:g>
              </table:table-cell>
              <table:table-cell office:value-type="float" office:value="0.15136">
                <text:p>0.15136</text:p>
                <draw:g>
                  <svg:desc>'YOLO Base'.H2:'YOLO Base'.H10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21417">
                <text:p>0.21417</text:p>
              </table:table-cell>
              <table:table-cell office:value-type="float" office:value="1">
                <text:p>1</text:p>
              </table:table-cell>
              <table:table-cell office:value-type="float" office:value="0.20082">
                <text:p>0.2008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58722">
                <text:p>0.58722</text:p>
              </table:table-cell>
              <table:table-cell office:value-type="float" office:value="2">
                <text:p>2</text:p>
              </table:table-cell>
              <table:table-cell office:value-type="float" office:value="0.43592">
                <text:p>0.4359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65758">
                <text:p>0.65758</text:p>
              </table:table-cell>
              <table:table-cell office:value-type="float" office:value="3">
                <text:p>3</text:p>
              </table:table-cell>
              <table:table-cell office:value-type="float" office:value="0.39263">
                <text:p>0.3926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72456">
                <text:p>0.72456</text:p>
              </table:table-cell>
              <table:table-cell office:value-type="float" office:value="4">
                <text:p>4</text:p>
              </table:table-cell>
              <table:table-cell office:value-type="float" office:value="0.69786">
                <text:p>0.6978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73154">
                <text:p>0.73154</text:p>
              </table:table-cell>
              <table:table-cell office:value-type="float" office:value="5">
                <text:p>5</text:p>
              </table:table-cell>
              <table:table-cell office:value-type="float" office:value="0.74451">
                <text:p>0.7445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79787">
                <text:p>0.79787</text:p>
              </table:table-cell>
              <table:table-cell office:value-type="float" office:value="6">
                <text:p>6</text:p>
              </table:table-cell>
              <table:table-cell office:value-type="float" office:value="0.77256">
                <text:p>0.7725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77873">
                <text:p>0.77873</text:p>
              </table:table-cell>
              <table:table-cell office:value-type="float" office:value="7">
                <text:p>7</text:p>
              </table:table-cell>
              <table:table-cell office:value-type="float" office:value="0.72493">
                <text:p>0.7249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80073">
                <text:p>0.80073</text:p>
              </table:table-cell>
              <table:table-cell office:value-type="float" office:value="8">
                <text:p>8</text:p>
              </table:table-cell>
              <table:table-cell office:value-type="float" office:value="0.80213">
                <text:p>0.80213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811">
                <text:p>0.811</text:p>
              </table:table-cell>
              <table:table-cell office:value-type="float" office:value="9">
                <text:p>9</text:p>
              </table:table-cell>
              <table:table-cell office:value-type="float" office:value="0.73383">
                <text:p>0.7338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83018">
                <text:p>0.83018</text:p>
              </table:table-cell>
              <table:table-cell office:value-type="float" office:value="10">
                <text:p>10</text:p>
              </table:table-cell>
              <table:table-cell office:value-type="float" office:value="0.81221">
                <text:p>0.8122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81781">
                <text:p>0.81781</text:p>
              </table:table-cell>
              <table:table-cell office:value-type="float" office:value="11">
                <text:p>11</text:p>
              </table:table-cell>
              <table:table-cell office:value-type="float" office:value="0.79932">
                <text:p>0.79932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82153">
                <text:p>0.82153</text:p>
              </table:table-cell>
              <table:table-cell office:value-type="float" office:value="12">
                <text:p>12</text:p>
              </table:table-cell>
              <table:table-cell office:value-type="float" office:value="0.82624">
                <text:p>0.82624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83553">
                <text:p>0.83553</text:p>
              </table:table-cell>
              <table:table-cell office:value-type="float" office:value="13">
                <text:p>13</text:p>
              </table:table-cell>
              <table:table-cell office:value-type="float" office:value="0.81282">
                <text:p>0.81282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85113">
                <text:p>0.85113</text:p>
              </table:table-cell>
              <table:table-cell office:value-type="float" office:value="14">
                <text:p>14</text:p>
              </table:table-cell>
              <table:table-cell office:value-type="float" office:value="0.81992">
                <text:p>0.81992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83256">
                <text:p>0.83256</text:p>
              </table:table-cell>
              <table:table-cell office:value-type="float" office:value="15">
                <text:p>15</text:p>
              </table:table-cell>
              <table:table-cell office:value-type="float" office:value="0.83952">
                <text:p>0.83952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83256">
                <text:p>0.83256</text:p>
              </table:table-cell>
              <table:table-cell office:value-type="float" office:value="16">
                <text:p>16</text:p>
              </table:table-cell>
              <table:table-cell office:value-type="float" office:value="0.83038">
                <text:p>0.83038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8503">
                <text:p>0.8503</text:p>
              </table:table-cell>
              <table:table-cell office:value-type="float" office:value="17">
                <text:p>17</text:p>
              </table:table-cell>
              <table:table-cell office:value-type="float" office:value="0.8361">
                <text:p>0.8361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85939">
                <text:p>0.85939</text:p>
              </table:table-cell>
              <table:table-cell office:value-type="float" office:value="18">
                <text:p>18</text:p>
              </table:table-cell>
              <table:table-cell office:value-type="float" office:value="0.82764">
                <text:p>0.82764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85111">
                <text:p>0.85111</text:p>
              </table:table-cell>
              <table:table-cell office:value-type="float" office:value="19">
                <text:p>19</text:p>
              </table:table-cell>
              <table:table-cell office:value-type="float" office:value="0.83136">
                <text:p>0.83136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83137">
                <text:p>0.83137</text:p>
              </table:table-cell>
              <table:table-cell office:value-type="float" office:value="20">
                <text:p>20</text:p>
              </table:table-cell>
              <table:table-cell office:value-type="float" office:value="0.84639">
                <text:p>0.84639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85775">
                <text:p>0.85775</text:p>
              </table:table-cell>
              <table:table-cell office:value-type="float" office:value="21">
                <text:p>21</text:p>
              </table:table-cell>
              <table:table-cell office:value-type="float" office:value="0.85092">
                <text:p>0.85092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86548">
                <text:p>0.86548</text:p>
              </table:table-cell>
              <table:table-cell office:value-type="float" office:value="22">
                <text:p>22</text:p>
              </table:table-cell>
              <table:table-cell office:value-type="float" office:value="0.84916">
                <text:p>0.84916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86579">
                <text:p>0.86579</text:p>
              </table:table-cell>
              <table:table-cell office:value-type="float" office:value="23">
                <text:p>23</text:p>
              </table:table-cell>
              <table:table-cell office:value-type="float" office:value="0.83479">
                <text:p>0.83479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86214">
                <text:p>0.86214</text:p>
              </table:table-cell>
              <table:table-cell office:value-type="float" office:value="24">
                <text:p>24</text:p>
              </table:table-cell>
              <table:table-cell office:value-type="float" office:value="0.85892">
                <text:p>0.85892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86909">
                <text:p>0.86909</text:p>
              </table:table-cell>
              <table:table-cell office:value-type="float" office:value="25">
                <text:p>25</text:p>
              </table:table-cell>
              <table:table-cell office:value-type="float" office:value="0.85088">
                <text:p>0.85088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87231">
                <text:p>0.87231</text:p>
              </table:table-cell>
              <table:table-cell office:value-type="float" office:value="26">
                <text:p>26</text:p>
              </table:table-cell>
              <table:table-cell office:value-type="float" office:value="0.85538">
                <text:p>0.85538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8722">
                <text:p>0.8722</text:p>
              </table:table-cell>
              <table:table-cell office:value-type="float" office:value="27">
                <text:p>27</text:p>
              </table:table-cell>
              <table:table-cell office:value-type="float" office:value="0.85849">
                <text:p>0.85849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87207">
                <text:p>0.87207</text:p>
              </table:table-cell>
              <table:table-cell office:value-type="float" office:value="28">
                <text:p>28</text:p>
              </table:table-cell>
              <table:table-cell office:value-type="float" office:value="0.86476">
                <text:p>0.86476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87244">
                <text:p>0.87244</text:p>
              </table:table-cell>
              <table:table-cell office:value-type="float" office:value="29">
                <text:p>29</text:p>
              </table:table-cell>
              <table:table-cell office:value-type="float" office:value="0.86501">
                <text:p>0.86501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87287">
                <text:p>0.87287</text:p>
              </table:table-cell>
              <table:table-cell office:value-type="float" office:value="30">
                <text:p>30</text:p>
              </table:table-cell>
              <table:table-cell office:value-type="float" office:value="0.86401">
                <text:p>0.86401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87264">
                <text:p>0.87264</text:p>
              </table:table-cell>
              <table:table-cell office:value-type="float" office:value="31">
                <text:p>31</text:p>
              </table:table-cell>
              <table:table-cell office:value-type="float" office:value="0.85803">
                <text:p>0.85803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87266">
                <text:p>0.87266</text:p>
              </table:table-cell>
              <table:table-cell office:value-type="float" office:value="32">
                <text:p>32</text:p>
              </table:table-cell>
              <table:table-cell office:value-type="float" office:value="0.86473">
                <text:p>0.86473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87615">
                <text:p>0.87615</text:p>
              </table:table-cell>
              <table:table-cell office:value-type="float" office:value="33">
                <text:p>33</text:p>
              </table:table-cell>
              <table:table-cell office:value-type="float" office:value="0.87147">
                <text:p>0.87147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87631">
                <text:p>0.87631</text:p>
              </table:table-cell>
              <table:table-cell office:value-type="float" office:value="34">
                <text:p>34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87864">
                <text:p>0.87864</text:p>
              </table:table-cell>
              <table:table-cell office:value-type="float" office:value="35">
                <text:p>35</text:p>
              </table:table-cell>
              <table:table-cell office:value-type="float" office:value="0.86717">
                <text:p>0.86717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8792">
                <text:p>0.8792</text:p>
              </table:table-cell>
              <table:table-cell office:value-type="float" office:value="36">
                <text:p>36</text:p>
              </table:table-cell>
              <table:table-cell office:value-type="float" office:value="0.87172">
                <text:p>0.87172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87832">
                <text:p>0.87832</text:p>
              </table:table-cell>
              <table:table-cell office:value-type="float" office:value="37">
                <text:p>37</text:p>
              </table:table-cell>
              <table:table-cell office:value-type="float" office:value="0.87006">
                <text:p>0.87006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88348">
                <text:p>0.88348</text:p>
              </table:table-cell>
              <table:table-cell office:value-type="float" office:value="38">
                <text:p>38</text:p>
              </table:table-cell>
              <table:table-cell office:value-type="float" office:value="0.87524">
                <text:p>0.87524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88291">
                <text:p>0.88291</text:p>
              </table:table-cell>
              <table:table-cell office:value-type="float" office:value="39">
                <text:p>39</text:p>
              </table:table-cell>
              <table:table-cell office:value-type="float" office:value="0.87649">
                <text:p>0.87649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88608">
                <text:p>0.88608</text:p>
              </table:table-cell>
              <table:table-cell office:value-type="float" office:value="40">
                <text:p>40</text:p>
              </table:table-cell>
              <table:table-cell office:value-type="float" office:value="0.87642">
                <text:p>0.87642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88514">
                <text:p>0.88514</text:p>
              </table:table-cell>
              <table:table-cell office:value-type="float" office:value="41">
                <text:p>41</text:p>
              </table:table-cell>
              <table:table-cell office:value-type="float" office:value="0.88071">
                <text:p>0.88071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88764">
                <text:p>0.88764</text:p>
              </table:table-cell>
              <table:table-cell office:value-type="float" office:value="42">
                <text:p>42</text:p>
              </table:table-cell>
              <table:table-cell office:value-type="float" office:value="0.87944">
                <text:p>0.87944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88685">
                <text:p>0.88685</text:p>
              </table:table-cell>
              <table:table-cell office:value-type="float" office:value="43">
                <text:p>43</text:p>
              </table:table-cell>
              <table:table-cell office:value-type="float" office:value="0.87831">
                <text:p>0.87831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88705">
                <text:p>0.88705</text:p>
              </table:table-cell>
              <table:table-cell office:value-type="float" office:value="44">
                <text:p>44</text:p>
              </table:table-cell>
              <table:table-cell office:value-type="float" office:value="0.88036">
                <text:p>0.88036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88806">
                <text:p>0.88806</text:p>
              </table:table-cell>
              <table:table-cell office:value-type="float" office:value="45">
                <text:p>45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89066">
                <text:p>0.89066</text:p>
              </table:table-cell>
              <table:table-cell office:value-type="float" office:value="46">
                <text:p>46</text:p>
              </table:table-cell>
              <table:table-cell office:value-type="float" office:value="0.88311">
                <text:p>0.88311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89149">
                <text:p>0.89149</text:p>
              </table:table-cell>
              <table:table-cell office:value-type="float" office:value="47">
                <text:p>47</text:p>
              </table:table-cell>
              <table:table-cell office:value-type="float" office:value="0.88358">
                <text:p>0.88358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88875">
                <text:p>0.88875</text:p>
              </table:table-cell>
              <table:table-cell office:value-type="float" office:value="48">
                <text:p>48</text:p>
              </table:table-cell>
              <table:table-cell office:value-type="float" office:value="0.88693">
                <text:p>0.88693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88873">
                <text:p>0.88873</text:p>
              </table:table-cell>
              <table:table-cell office:value-type="float" office:value="49">
                <text:p>49</text:p>
              </table:table-cell>
              <table:table-cell office:value-type="float" office:value="0.88545">
                <text:p>0.88545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89381">
                <text:p>0.89381</text:p>
              </table:table-cell>
              <table:table-cell office:value-type="float" office:value="50">
                <text:p>50</text:p>
              </table:table-cell>
              <table:table-cell office:value-type="float" office:value="0.88221">
                <text:p>0.88221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89226">
                <text:p>0.89226</text:p>
              </table:table-cell>
              <table:table-cell office:value-type="float" office:value="51">
                <text:p>51</text:p>
              </table:table-cell>
              <table:table-cell office:value-type="float" office:value="0.89025">
                <text:p>0.89025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89092">
                <text:p>0.89092</text:p>
              </table:table-cell>
              <table:table-cell office:value-type="float" office:value="52">
                <text:p>52</text:p>
              </table:table-cell>
              <table:table-cell office:value-type="float" office:value="0.88942">
                <text:p>0.88942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8943">
                <text:p>0.8943</text:p>
              </table:table-cell>
              <table:table-cell office:value-type="float" office:value="53">
                <text:p>53</text:p>
              </table:table-cell>
              <table:table-cell office:value-type="float" office:value="0.89035">
                <text:p>0.89035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89419">
                <text:p>0.89419</text:p>
              </table:table-cell>
              <table:table-cell office:value-type="float" office:value="54">
                <text:p>54</text:p>
              </table:table-cell>
              <table:table-cell office:value-type="float" office:value="0.88772">
                <text:p>0.88772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89575">
                <text:p>0.89575</text:p>
              </table:table-cell>
              <table:table-cell office:value-type="float" office:value="55">
                <text:p>55</text:p>
              </table:table-cell>
              <table:table-cell office:value-type="float" office:value="0.89113">
                <text:p>0.89113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89544">
                <text:p>0.89544</text:p>
              </table:table-cell>
              <table:table-cell office:value-type="float" office:value="56">
                <text:p>56</text:p>
              </table:table-cell>
              <table:table-cell office:value-type="float" office:value="0.89315">
                <text:p>0.89315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89627">
                <text:p>0.89627</text:p>
              </table:table-cell>
              <table:table-cell office:value-type="float" office:value="57">
                <text:p>57</text:p>
              </table:table-cell>
              <table:table-cell office:value-type="float" office:value="0.89044">
                <text:p>0.89044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89616">
                <text:p>0.89616</text:p>
              </table:table-cell>
              <table:table-cell office:value-type="float" office:value="58">
                <text:p>58</text:p>
              </table:table-cell>
              <table:table-cell office:value-type="float" office:value="0.89211">
                <text:p>0.89211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89626">
                <text:p>0.89626</text:p>
              </table:table-cell>
              <table:table-cell office:value-type="float" office:value="59">
                <text:p>59</text:p>
              </table:table-cell>
              <table:table-cell office:value-type="float" office:value="0.89272">
                <text:p>0.89272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89672">
                <text:p>0.89672</text:p>
              </table:table-cell>
              <table:table-cell office:value-type="float" office:value="60">
                <text:p>60</text:p>
              </table:table-cell>
              <table:table-cell office:value-type="float" office:value="0.89384">
                <text:p>0.89384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89674">
                <text:p>0.89674</text:p>
              </table:table-cell>
              <table:table-cell office:value-type="float" office:value="61">
                <text:p>61</text:p>
              </table:table-cell>
              <table:table-cell office:value-type="float" office:value="0.89429">
                <text:p>0.89429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89905">
                <text:p>0.89905</text:p>
              </table:table-cell>
              <table:table-cell office:value-type="float" office:value="62">
                <text:p>62</text:p>
              </table:table-cell>
              <table:table-cell office:value-type="float" office:value="0.89641">
                <text:p>0.89641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89921">
                <text:p>0.89921</text:p>
              </table:table-cell>
              <table:table-cell office:value-type="float" office:value="63">
                <text:p>63</text:p>
              </table:table-cell>
              <table:table-cell office:value-type="float" office:value="0.89584">
                <text:p>0.8958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90219">
                <text:p>0.90219</text:p>
              </table:table-cell>
              <table:table-cell office:value-type="float" office:value="64">
                <text:p>64</text:p>
              </table:table-cell>
              <table:table-cell office:value-type="float" office:value="0.89605">
                <text:p>0.89605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90052">
                <text:p>0.90052</text:p>
              </table:table-cell>
              <table:table-cell office:value-type="float" office:value="65">
                <text:p>65</text:p>
              </table:table-cell>
              <table:table-cell office:value-type="float" office:value="0.89761">
                <text:p>0.89761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90182">
                <text:p>0.90182</text:p>
              </table:table-cell>
              <table:table-cell office:value-type="float" office:value="66">
                <text:p>66</text:p>
              </table:table-cell>
              <table:table-cell office:value-type="float" office:value="0.89966">
                <text:p>0.89966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90328">
                <text:p>0.90328</text:p>
              </table:table-cell>
              <table:table-cell office:value-type="float" office:value="67">
                <text:p>67</text:p>
              </table:table-cell>
              <table:table-cell office:value-type="float" office:value="0.89642">
                <text:p>0.89642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90257">
                <text:p>0.90257</text:p>
              </table:table-cell>
              <table:table-cell office:value-type="float" office:value="68">
                <text:p>68</text:p>
              </table:table-cell>
              <table:table-cell office:value-type="float" office:value="0.89795">
                <text:p>0.89795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90377">
                <text:p>0.90377</text:p>
              </table:table-cell>
              <table:table-cell office:value-type="float" office:value="69">
                <text:p>69</text:p>
              </table:table-cell>
              <table:table-cell office:value-type="float" office:value="0.89846">
                <text:p>0.89846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90263">
                <text:p>0.90263</text:p>
              </table:table-cell>
              <table:table-cell office:value-type="float" office:value="70">
                <text:p>70</text:p>
              </table:table-cell>
              <table:table-cell office:value-type="float" office:value="0.89884">
                <text:p>0.89884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90421">
                <text:p>0.90421</text:p>
              </table:table-cell>
              <table:table-cell office:value-type="float" office:value="71">
                <text:p>71</text:p>
              </table:table-cell>
              <table:table-cell office:value-type="float" office:value="0.90055">
                <text:p>0.90055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90513">
                <text:p>0.90513</text:p>
              </table:table-cell>
              <table:table-cell office:value-type="float" office:value="72">
                <text:p>72</text:p>
              </table:table-cell>
              <table:table-cell office:value-type="float" office:value="0.90104">
                <text:p>0.90104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90685">
                <text:p>0.90685</text:p>
              </table:table-cell>
              <table:table-cell office:value-type="float" office:value="73">
                <text:p>73</text:p>
              </table:table-cell>
              <table:table-cell office:value-type="float" office:value="0.90142">
                <text:p>0.90142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90586">
                <text:p>0.90586</text:p>
              </table:table-cell>
              <table:table-cell office:value-type="float" office:value="74">
                <text:p>74</text:p>
              </table:table-cell>
              <table:table-cell office:value-type="float" office:value="0.9022">
                <text:p>0.9022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90625">
                <text:p>0.90625</text:p>
              </table:table-cell>
              <table:table-cell office:value-type="float" office:value="75">
                <text:p>75</text:p>
              </table:table-cell>
              <table:table-cell office:value-type="float" office:value="0.90092">
                <text:p>0.90092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9063">
                <text:p>0.9063</text:p>
              </table:table-cell>
              <table:table-cell office:value-type="float" office:value="76">
                <text:p>76</text:p>
              </table:table-cell>
              <table:table-cell office:value-type="float" office:value="0.90265">
                <text:p>0.90265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90867">
                <text:p>0.90867</text:p>
              </table:table-cell>
              <table:table-cell office:value-type="float" office:value="77">
                <text:p>77</text:p>
              </table:table-cell>
              <table:table-cell office:value-type="float" office:value="0.90338">
                <text:p>0.90338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90741">
                <text:p>0.90741</text:p>
              </table:table-cell>
              <table:table-cell office:value-type="float" office:value="78">
                <text:p>78</text:p>
              </table:table-cell>
              <table:table-cell office:value-type="float" office:value="0.90318">
                <text:p>0.90318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90632">
                <text:p>0.90632</text:p>
              </table:table-cell>
              <table:table-cell office:value-type="float" office:value="79">
                <text:p>79</text:p>
              </table:table-cell>
              <table:table-cell office:value-type="float" office:value="0.90414">
                <text:p>0.90414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91061">
                <text:p>0.91061</text:p>
              </table:table-cell>
              <table:table-cell office:value-type="float" office:value="80">
                <text:p>80</text:p>
              </table:table-cell>
              <table:table-cell office:value-type="float" office:value="0.90261">
                <text:p>0.90261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91064">
                <text:p>0.91064</text:p>
              </table:table-cell>
              <table:table-cell office:value-type="float" office:value="81">
                <text:p>81</text:p>
              </table:table-cell>
              <table:table-cell office:value-type="float" office:value="0.90535">
                <text:p>0.90535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9113">
                <text:p>0.9113</text:p>
              </table:table-cell>
              <table:table-cell office:value-type="float" office:value="82">
                <text:p>82</text:p>
              </table:table-cell>
              <table:table-cell office:value-type="float" office:value="0.90473">
                <text:p>0.90473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91094">
                <text:p>0.91094</text:p>
              </table:table-cell>
              <table:table-cell office:value-type="float" office:value="83">
                <text:p>83</text:p>
              </table:table-cell>
              <table:table-cell office:value-type="float" office:value="0.90519">
                <text:p>0.90519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91229">
                <text:p>0.91229</text:p>
              </table:table-cell>
              <table:table-cell office:value-type="float" office:value="84">
                <text:p>84</text:p>
              </table:table-cell>
              <table:table-cell office:value-type="float" office:value="0.90611">
                <text:p>0.90611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91264">
                <text:p>0.91264</text:p>
              </table:table-cell>
              <table:table-cell office:value-type="float" office:value="85">
                <text:p>85</text:p>
              </table:table-cell>
              <table:table-cell office:value-type="float" office:value="0.90629">
                <text:p>0.90629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91221">
                <text:p>0.91221</text:p>
              </table:table-cell>
              <table:table-cell office:value-type="float" office:value="86">
                <text:p>86</text:p>
              </table:table-cell>
              <table:table-cell office:value-type="float" office:value="0.90674">
                <text:p>0.90674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91417">
                <text:p>0.91417</text:p>
              </table:table-cell>
              <table:table-cell office:value-type="float" office:value="87">
                <text:p>87</text:p>
              </table:table-cell>
              <table:table-cell office:value-type="float" office:value="0.90639">
                <text:p>0.90639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91469">
                <text:p>0.91469</text:p>
              </table:table-cell>
              <table:table-cell office:value-type="float" office:value="88">
                <text:p>88</text:p>
              </table:table-cell>
              <table:table-cell office:value-type="float" office:value="0.90621">
                <text:p>0.90621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91403">
                <text:p>0.91403</text:p>
              </table:table-cell>
              <table:table-cell office:value-type="float" office:value="89">
                <text:p>89</text:p>
              </table:table-cell>
              <table:table-cell office:value-type="float" office:value="0.90767">
                <text:p>0.9076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9147">
                <text:p>0.9147</text:p>
              </table:table-cell>
              <table:table-cell office:value-type="float" office:value="90">
                <text:p>90</text:p>
              </table:table-cell>
              <table:table-cell office:value-type="float" office:value="0.90717">
                <text:p>0.90717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91535">
                <text:p>0.91535</text:p>
              </table:table-cell>
              <table:table-cell office:value-type="float" office:value="91">
                <text:p>91</text:p>
              </table:table-cell>
              <table:table-cell office:value-type="float" office:value="0.90883">
                <text:p>0.90883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91695">
                <text:p>0.91695</text:p>
              </table:table-cell>
              <table:table-cell office:value-type="float" office:value="92">
                <text:p>92</text:p>
              </table:table-cell>
              <table:table-cell office:value-type="float" office:value="0.90912">
                <text:p>0.90912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9159">
                <text:p>0.9159</text:p>
              </table:table-cell>
              <table:table-cell office:value-type="float" office:value="93">
                <text:p>93</text:p>
              </table:table-cell>
              <table:table-cell office:value-type="float" office:value="0.90871">
                <text:p>0.90871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91695">
                <text:p>0.91695</text:p>
              </table:table-cell>
              <table:table-cell office:value-type="float" office:value="94">
                <text:p>94</text:p>
              </table:table-cell>
              <table:table-cell office:value-type="float" office:value="0.90936">
                <text:p>0.9093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91749">
                <text:p>0.91749</text:p>
              </table:table-cell>
              <table:table-cell office:value-type="float" office:value="95">
                <text:p>95</text:p>
              </table:table-cell>
              <table:table-cell office:value-type="float" office:value="0.90928">
                <text:p>0.90928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91834">
                <text:p>0.91834</text:p>
              </table:table-cell>
              <table:table-cell office:value-type="float" office:value="96">
                <text:p>96</text:p>
              </table:table-cell>
              <table:table-cell office:value-type="float" office:value="0.90925">
                <text:p>0.90925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91839">
                <text:p>0.91839</text:p>
              </table:table-cell>
              <table:table-cell office:value-type="float" office:value="97">
                <text:p>97</text:p>
              </table:table-cell>
              <table:table-cell office:value-type="float" office:value="0.91019">
                <text:p>0.91019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91975">
                <text:p>0.91975</text:p>
              </table:table-cell>
              <table:table-cell office:value-type="float" office:value="98">
                <text:p>98</text:p>
              </table:table-cell>
              <table:table-cell office:value-type="float" office:value="0.91014">
                <text:p>0.91014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92003">
                <text:p>0.92003</text:p>
              </table:table-cell>
              <table:table-cell office:value-type="float" office:value="99">
                <text:p>99</text:p>
              </table:table-cell>
              <table:table-cell office:value-type="float" office:value="0.91129">
                <text:p>0.911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731cm" xlink:href=".." xlink:type="simple" chart:class="chart:scatter" chart:style-name="ch1">
        <chart:title svg:x="5.812cm" svg:y="0.35cm" chart:style-name="ch2">
          <text:p>Validation Box Loss</text:p>
        </chart:title>
        <chart:plot-area chart:style-name="ch3" table:cell-range-address="'YOLO Evolve'.B1:'YOLO Evolve'.B1 'YOLO Evolve'.A2:'YOLO Evolve'.A101 'YOLO Evolve'.I2:'YOLO Evolve'.I101 'YOLO Base'.I2:'YOLO Base'.I101" chart:data-source-has-labels="both" svg:x="0.319cm" svg:y="1.343cm" svg:width="15.36cm" svg:height="8.049cm">
          <chart:coordinate-region svg:x="1.39cm" svg:y="1.57cm" svg:width="13.93cm" svg:height="7.122cm"/>
          <chart:axis chart:dimension="x" chart:name="primary-x" chart:style-name="ch4" chartooo:axis-type="auto">
            <chart:title svg:x="7.208cm" svg:y="9.606cm" chart:style-name="ch5">
              <text:p>Epochs</text:p>
            </chart:title>
            <chart:categories table:cell-range-address="'YOLO Evolve'.B1:'YOLO Evolve'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YOLO Evolve'.I2:'YOLO Evolve'.I101" loext:label-string="evolve" chart:class="chart:scatter">
            <chart:domain table:cell-range-address="'YOLO Evolve'.A2:'YOLO Evolve'.A101"/>
            <chart:data-point chart:repeated="100"/>
          </chart:series>
          <chart:series chart:style-name="ch9" chart:values-cell-range-address="'YOLO Base'.I2:'YOLO Base'.I101" loext:label-string="base" chart:class="chart:scatter">
            <chart:domain table:cell-range-address="'YOLO Base'.A2:'YOLO Base'.A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volve</text:p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'YOLO Evolve'.B1:'YOLO Evolve'.B1</svg:desc>
                </draw:g>
              </table:table-cell>
              <table:table-cell office:value-type="float" office:value="0">
                <text:p>0</text:p>
                <draw:g>
                  <svg:desc>'YOLO Evolve'.A2:'YOLO Evolve'.A101</svg:desc>
                </draw:g>
              </table:table-cell>
              <table:table-cell office:value-type="float" office:value="0.062112">
                <text:p>0.062112</text:p>
                <draw:g>
                  <svg:desc>'YOLO Evolve'.I2:'YOLO Evolve'.I101</svg:desc>
                </draw:g>
              </table:table-cell>
              <table:table-cell office:value-type="float" office:value="0">
                <text:p>0</text:p>
                <draw:g>
                  <svg:desc>'YOLO Base'.A2:'YOLO Base'.A101</svg:desc>
                </draw:g>
              </table:table-cell>
              <table:table-cell office:value-type="float" office:value="0.059682">
                <text:p>0.059682</text:p>
                <draw:g>
                  <svg:desc>'YOLO Base'.I2:'YOLO Base'.I10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05966">
                <text:p>0.05966</text:p>
              </table:table-cell>
              <table:table-cell office:value-type="float" office:value="1">
                <text:p>1</text:p>
              </table:table-cell>
              <table:table-cell office:value-type="float" office:value="0.054624">
                <text:p>0.054624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3093">
                <text:p>0.03093</text:p>
              </table:table-cell>
              <table:table-cell office:value-type="float" office:value="2">
                <text:p>2</text:p>
              </table:table-cell>
              <table:table-cell office:value-type="float" office:value="0.043855">
                <text:p>0.04385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27514">
                <text:p>0.027514</text:p>
              </table:table-cell>
              <table:table-cell office:value-type="float" office:value="3">
                <text:p>3</text:p>
              </table:table-cell>
              <table:table-cell office:value-type="float" office:value="0.037735">
                <text:p>0.03773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23909">
                <text:p>0.023909</text:p>
              </table:table-cell>
              <table:table-cell office:value-type="float" office:value="4">
                <text:p>4</text:p>
              </table:table-cell>
              <table:table-cell office:value-type="float" office:value="0.026389">
                <text:p>0.026389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22315">
                <text:p>0.022315</text:p>
              </table:table-cell>
              <table:table-cell office:value-type="float" office:value="5">
                <text:p>5</text:p>
              </table:table-cell>
              <table:table-cell office:value-type="float" office:value="0.025794">
                <text:p>0.02579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19313">
                <text:p>0.019313</text:p>
              </table:table-cell>
              <table:table-cell office:value-type="float" office:value="6">
                <text:p>6</text:p>
              </table:table-cell>
              <table:table-cell office:value-type="float" office:value="0.023163">
                <text:p>0.02316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18247">
                <text:p>0.018247</text:p>
              </table:table-cell>
              <table:table-cell office:value-type="float" office:value="7">
                <text:p>7</text:p>
              </table:table-cell>
              <table:table-cell office:value-type="float" office:value="0.021536">
                <text:p>0.02153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17796">
                <text:p>0.017796</text:p>
              </table:table-cell>
              <table:table-cell office:value-type="float" office:value="8">
                <text:p>8</text:p>
              </table:table-cell>
              <table:table-cell office:value-type="float" office:value="0.018219">
                <text:p>0.01821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1607">
                <text:p>0.01607</text:p>
              </table:table-cell>
              <table:table-cell office:value-type="float" office:value="9">
                <text:p>9</text:p>
              </table:table-cell>
              <table:table-cell office:value-type="float" office:value="0.023205">
                <text:p>0.02320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15101">
                <text:p>0.015101</text:p>
              </table:table-cell>
              <table:table-cell office:value-type="float" office:value="10">
                <text:p>10</text:p>
              </table:table-cell>
              <table:table-cell office:value-type="float" office:value="0.018246">
                <text:p>0.018246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16008">
                <text:p>0.016008</text:p>
              </table:table-cell>
              <table:table-cell office:value-type="float" office:value="11">
                <text:p>11</text:p>
              </table:table-cell>
              <table:table-cell office:value-type="float" office:value="0.019502">
                <text:p>0.019502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15095">
                <text:p>0.015095</text:p>
              </table:table-cell>
              <table:table-cell office:value-type="float" office:value="12">
                <text:p>12</text:p>
              </table:table-cell>
              <table:table-cell office:value-type="float" office:value="0.017363">
                <text:p>0.017363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15036">
                <text:p>0.015036</text:p>
              </table:table-cell>
              <table:table-cell office:value-type="float" office:value="13">
                <text:p>13</text:p>
              </table:table-cell>
              <table:table-cell office:value-type="float" office:value="0.019396">
                <text:p>0.019396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14946">
                <text:p>0.014946</text:p>
              </table:table-cell>
              <table:table-cell office:value-type="float" office:value="14">
                <text:p>14</text:p>
              </table:table-cell>
              <table:table-cell office:value-type="float" office:value="0.018853">
                <text:p>0.018853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14922">
                <text:p>0.014922</text:p>
              </table:table-cell>
              <table:table-cell office:value-type="float" office:value="15">
                <text:p>15</text:p>
              </table:table-cell>
              <table:table-cell office:value-type="float" office:value="0.017255">
                <text:p>0.01725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14995">
                <text:p>0.014995</text:p>
              </table:table-cell>
              <table:table-cell office:value-type="float" office:value="16">
                <text:p>16</text:p>
              </table:table-cell>
              <table:table-cell office:value-type="float" office:value="0.015801">
                <text:p>0.015801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015618">
                <text:p>0.015618</text:p>
              </table:table-cell>
              <table:table-cell office:value-type="float" office:value="17">
                <text:p>17</text:p>
              </table:table-cell>
              <table:table-cell office:value-type="float" office:value="0.017888">
                <text:p>0.017888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013654">
                <text:p>0.013654</text:p>
              </table:table-cell>
              <table:table-cell office:value-type="float" office:value="18">
                <text:p>18</text:p>
              </table:table-cell>
              <table:table-cell office:value-type="float" office:value="0.016574">
                <text:p>0.016574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01435">
                <text:p>0.01435</text:p>
              </table:table-cell>
              <table:table-cell office:value-type="float" office:value="19">
                <text:p>19</text:p>
              </table:table-cell>
              <table:table-cell office:value-type="float" office:value="0.015751">
                <text:p>0.015751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014689">
                <text:p>0.014689</text:p>
              </table:table-cell>
              <table:table-cell office:value-type="float" office:value="20">
                <text:p>20</text:p>
              </table:table-cell>
              <table:table-cell office:value-type="float" office:value="0.015201">
                <text:p>0.015201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013652">
                <text:p>0.013652</text:p>
              </table:table-cell>
              <table:table-cell office:value-type="float" office:value="21">
                <text:p>21</text:p>
              </table:table-cell>
              <table:table-cell office:value-type="float" office:value="0.015435">
                <text:p>0.015435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013639">
                <text:p>0.013639</text:p>
              </table:table-cell>
              <table:table-cell office:value-type="float" office:value="22">
                <text:p>22</text:p>
              </table:table-cell>
              <table:table-cell office:value-type="float" office:value="0.015309">
                <text:p>0.015309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01285">
                <text:p>0.01285</text:p>
              </table:table-cell>
              <table:table-cell office:value-type="float" office:value="23">
                <text:p>23</text:p>
              </table:table-cell>
              <table:table-cell office:value-type="float" office:value="0.016358">
                <text:p>0.016358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014073">
                <text:p>0.014073</text:p>
              </table:table-cell>
              <table:table-cell office:value-type="float" office:value="24">
                <text:p>24</text:p>
              </table:table-cell>
              <table:table-cell office:value-type="float" office:value="0.014552">
                <text:p>0.014552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131">
                <text:p>0.0131</text:p>
              </table:table-cell>
              <table:table-cell office:value-type="float" office:value="25">
                <text:p>25</text:p>
              </table:table-cell>
              <table:table-cell office:value-type="float" office:value="0.014911">
                <text:p>0.014911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012643">
                <text:p>0.012643</text:p>
              </table:table-cell>
              <table:table-cell office:value-type="float" office:value="26">
                <text:p>26</text:p>
              </table:table-cell>
              <table:table-cell office:value-type="float" office:value="0.014526">
                <text:p>0.014526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012539">
                <text:p>0.012539</text:p>
              </table:table-cell>
              <table:table-cell office:value-type="float" office:value="27">
                <text:p>27</text:p>
              </table:table-cell>
              <table:table-cell office:value-type="float" office:value="0.015179">
                <text:p>0.015179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01297">
                <text:p>0.01297</text:p>
              </table:table-cell>
              <table:table-cell office:value-type="float" office:value="28">
                <text:p>28</text:p>
              </table:table-cell>
              <table:table-cell office:value-type="float" office:value="0.014018">
                <text:p>0.014018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012636">
                <text:p>0.012636</text:p>
              </table:table-cell>
              <table:table-cell office:value-type="float" office:value="29">
                <text:p>29</text:p>
              </table:table-cell>
              <table:table-cell office:value-type="float" office:value="0.014898">
                <text:p>0.014898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12388">
                <text:p>0.012388</text:p>
              </table:table-cell>
              <table:table-cell office:value-type="float" office:value="30">
                <text:p>30</text:p>
              </table:table-cell>
              <table:table-cell office:value-type="float" office:value="0.014068">
                <text:p>0.014068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012762">
                <text:p>0.012762</text:p>
              </table:table-cell>
              <table:table-cell office:value-type="float" office:value="31">
                <text:p>31</text:p>
              </table:table-cell>
              <table:table-cell office:value-type="float" office:value="0.014811">
                <text:p>0.014811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011947">
                <text:p>0.011947</text:p>
              </table:table-cell>
              <table:table-cell office:value-type="float" office:value="32">
                <text:p>32</text:p>
              </table:table-cell>
              <table:table-cell office:value-type="float" office:value="0.01374">
                <text:p>0.01374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012341">
                <text:p>0.012341</text:p>
              </table:table-cell>
              <table:table-cell office:value-type="float" office:value="33">
                <text:p>33</text:p>
              </table:table-cell>
              <table:table-cell office:value-type="float" office:value="0.014328">
                <text:p>0.014328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011979">
                <text:p>0.011979</text:p>
              </table:table-cell>
              <table:table-cell office:value-type="float" office:value="34">
                <text:p>34</text:p>
              </table:table-cell>
              <table:table-cell office:value-type="float" office:value="0.013709">
                <text:p>0.013709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11918">
                <text:p>0.011918</text:p>
              </table:table-cell>
              <table:table-cell office:value-type="float" office:value="35">
                <text:p>35</text:p>
              </table:table-cell>
              <table:table-cell office:value-type="float" office:value="0.014161">
                <text:p>0.014161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012363">
                <text:p>0.012363</text:p>
              </table:table-cell>
              <table:table-cell office:value-type="float" office:value="36">
                <text:p>36</text:p>
              </table:table-cell>
              <table:table-cell office:value-type="float" office:value="0.013259">
                <text:p>0.013259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012041">
                <text:p>0.012041</text:p>
              </table:table-cell>
              <table:table-cell office:value-type="float" office:value="37">
                <text:p>37</text:p>
              </table:table-cell>
              <table:table-cell office:value-type="float" office:value="0.013864">
                <text:p>0.013864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011427">
                <text:p>0.011427</text:p>
              </table:table-cell>
              <table:table-cell office:value-type="float" office:value="38">
                <text:p>38</text:p>
              </table:table-cell>
              <table:table-cell office:value-type="float" office:value="0.013469">
                <text:p>0.013469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011813">
                <text:p>0.011813</text:p>
              </table:table-cell>
              <table:table-cell office:value-type="float" office:value="39">
                <text:p>39</text:p>
              </table:table-cell>
              <table:table-cell office:value-type="float" office:value="0.013118">
                <text:p>0.013118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116">
                <text:p>0.0116</text:p>
              </table:table-cell>
              <table:table-cell office:value-type="float" office:value="40">
                <text:p>40</text:p>
              </table:table-cell>
              <table:table-cell office:value-type="float" office:value="0.013072">
                <text:p>0.013072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011578">
                <text:p>0.011578</text:p>
              </table:table-cell>
              <table:table-cell office:value-type="float" office:value="41">
                <text:p>41</text:p>
              </table:table-cell>
              <table:table-cell office:value-type="float" office:value="0.012982">
                <text:p>0.012982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011366">
                <text:p>0.011366</text:p>
              </table:table-cell>
              <table:table-cell office:value-type="float" office:value="42">
                <text:p>42</text:p>
              </table:table-cell>
              <table:table-cell office:value-type="float" office:value="0.012833">
                <text:p>0.012833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011488">
                <text:p>0.011488</text:p>
              </table:table-cell>
              <table:table-cell office:value-type="float" office:value="43">
                <text:p>43</text:p>
              </table:table-cell>
              <table:table-cell office:value-type="float" office:value="0.012772">
                <text:p>0.012772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011547">
                <text:p>0.011547</text:p>
              </table:table-cell>
              <table:table-cell office:value-type="float" office:value="44">
                <text:p>44</text:p>
              </table:table-cell>
              <table:table-cell office:value-type="float" office:value="0.01257">
                <text:p>0.01257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11392">
                <text:p>0.011392</text:p>
              </table:table-cell>
              <table:table-cell office:value-type="float" office:value="45">
                <text:p>45</text:p>
              </table:table-cell>
              <table:table-cell office:value-type="float" office:value="0.012926">
                <text:p>0.012926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011052">
                <text:p>0.011052</text:p>
              </table:table-cell>
              <table:table-cell office:value-type="float" office:value="46">
                <text:p>46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011201">
                <text:p>0.011201</text:p>
              </table:table-cell>
              <table:table-cell office:value-type="float" office:value="47">
                <text:p>47</text:p>
              </table:table-cell>
              <table:table-cell office:value-type="float" office:value="0.012411">
                <text:p>0.012411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011263">
                <text:p>0.011263</text:p>
              </table:table-cell>
              <table:table-cell office:value-type="float" office:value="48">
                <text:p>48</text:p>
              </table:table-cell>
              <table:table-cell office:value-type="float" office:value="0.012242">
                <text:p>0.012242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011062">
                <text:p>0.011062</text:p>
              </table:table-cell>
              <table:table-cell office:value-type="float" office:value="49">
                <text:p>49</text:p>
              </table:table-cell>
              <table:table-cell office:value-type="float" office:value="0.012389">
                <text:p>0.01238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1121">
                <text:p>0.01121</text:p>
              </table:table-cell>
              <table:table-cell office:value-type="float" office:value="50">
                <text:p>50</text:p>
              </table:table-cell>
              <table:table-cell office:value-type="float" office:value="0.012527">
                <text:p>0.012527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011125">
                <text:p>0.011125</text:p>
              </table:table-cell>
              <table:table-cell office:value-type="float" office:value="51">
                <text:p>51</text:p>
              </table:table-cell>
              <table:table-cell office:value-type="float" office:value="0.012103">
                <text:p>0.012103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010881">
                <text:p>0.010881</text:p>
              </table:table-cell>
              <table:table-cell office:value-type="float" office:value="52">
                <text:p>52</text:p>
              </table:table-cell>
              <table:table-cell office:value-type="float" office:value="0.012222">
                <text:p>0.012222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010813">
                <text:p>0.010813</text:p>
              </table:table-cell>
              <table:table-cell office:value-type="float" office:value="53">
                <text:p>53</text:p>
              </table:table-cell>
              <table:table-cell office:value-type="float" office:value="0.012216">
                <text:p>0.012216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010691">
                <text:p>0.010691</text:p>
              </table:table-cell>
              <table:table-cell office:value-type="float" office:value="54">
                <text:p>54</text:p>
              </table:table-cell>
              <table:table-cell office:value-type="float" office:value="0.012135">
                <text:p>0.012135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10824">
                <text:p>0.010824</text:p>
              </table:table-cell>
              <table:table-cell office:value-type="float" office:value="55">
                <text:p>55</text:p>
              </table:table-cell>
              <table:table-cell office:value-type="float" office:value="0.011927">
                <text:p>0.011927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010816">
                <text:p>0.010816</text:p>
              </table:table-cell>
              <table:table-cell office:value-type="float" office:value="56">
                <text:p>56</text:p>
              </table:table-cell>
              <table:table-cell office:value-type="float" office:value="0.012093">
                <text:p>0.012093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010678">
                <text:p>0.010678</text:p>
              </table:table-cell>
              <table:table-cell office:value-type="float" office:value="57">
                <text:p>57</text:p>
              </table:table-cell>
              <table:table-cell office:value-type="float" office:value="0.01207">
                <text:p>0.01207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010681">
                <text:p>0.010681</text:p>
              </table:table-cell>
              <table:table-cell office:value-type="float" office:value="58">
                <text:p>58</text:p>
              </table:table-cell>
              <table:table-cell office:value-type="float" office:value="0.011881">
                <text:p>0.011881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01056">
                <text:p>0.01056</text:p>
              </table:table-cell>
              <table:table-cell office:value-type="float" office:value="59">
                <text:p>59</text:p>
              </table:table-cell>
              <table:table-cell office:value-type="float" office:value="0.011815">
                <text:p>0.011815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010634">
                <text:p>0.010634</text:p>
              </table:table-cell>
              <table:table-cell office:value-type="float" office:value="60">
                <text:p>60</text:p>
              </table:table-cell>
              <table:table-cell office:value-type="float" office:value="0.01168">
                <text:p>0.01168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010562">
                <text:p>0.010562</text:p>
              </table:table-cell>
              <table:table-cell office:value-type="float" office:value="61">
                <text:p>61</text:p>
              </table:table-cell>
              <table:table-cell office:value-type="float" office:value="0.011917">
                <text:p>0.011917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010532">
                <text:p>0.010532</text:p>
              </table:table-cell>
              <table:table-cell office:value-type="float" office:value="62">
                <text:p>62</text:p>
              </table:table-cell>
              <table:table-cell office:value-type="float" office:value="0.011505">
                <text:p>0.011505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010556">
                <text:p>0.010556</text:p>
              </table:table-cell>
              <table:table-cell office:value-type="float" office:value="63">
                <text:p>63</text:p>
              </table:table-cell>
              <table:table-cell office:value-type="float" office:value="0.011597">
                <text:p>0.011597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010482">
                <text:p>0.010482</text:p>
              </table:table-cell>
              <table:table-cell office:value-type="float" office:value="64">
                <text:p>64</text:p>
              </table:table-cell>
              <table:table-cell office:value-type="float" office:value="0.011537">
                <text:p>0.011537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010353">
                <text:p>0.010353</text:p>
              </table:table-cell>
              <table:table-cell office:value-type="float" office:value="65">
                <text:p>65</text:p>
              </table:table-cell>
              <table:table-cell office:value-type="float" office:value="0.011557">
                <text:p>0.011557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01025">
                <text:p>0.01025</text:p>
              </table:table-cell>
              <table:table-cell office:value-type="float" office:value="66">
                <text:p>66</text:p>
              </table:table-cell>
              <table:table-cell office:value-type="float" office:value="0.011488">
                <text:p>0.011488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010494">
                <text:p>0.010494</text:p>
              </table:table-cell>
              <table:table-cell office:value-type="float" office:value="67">
                <text:p>67</text:p>
              </table:table-cell>
              <table:table-cell office:value-type="float" office:value="0.011458">
                <text:p>0.011458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010161">
                <text:p>0.010161</text:p>
              </table:table-cell>
              <table:table-cell office:value-type="float" office:value="68">
                <text:p>68</text:p>
              </table:table-cell>
              <table:table-cell office:value-type="float" office:value="0.011529">
                <text:p>0.011529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010135">
                <text:p>0.010135</text:p>
              </table:table-cell>
              <table:table-cell office:value-type="float" office:value="69">
                <text:p>69</text:p>
              </table:table-cell>
              <table:table-cell office:value-type="float" office:value="0.011408">
                <text:p>0.011408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010192">
                <text:p>0.010192</text:p>
              </table:table-cell>
              <table:table-cell office:value-type="float" office:value="70">
                <text:p>70</text:p>
              </table:table-cell>
              <table:table-cell office:value-type="float" office:value="0.011341">
                <text:p>0.011341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010148">
                <text:p>0.010148</text:p>
              </table:table-cell>
              <table:table-cell office:value-type="float" office:value="71">
                <text:p>71</text:p>
              </table:table-cell>
              <table:table-cell office:value-type="float" office:value="0.011233">
                <text:p>0.011233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0099602">
                <text:p>0.0099602</text:p>
              </table:table-cell>
              <table:table-cell office:value-type="float" office:value="72">
                <text:p>72</text:p>
              </table:table-cell>
              <table:table-cell office:value-type="float" office:value="0.011195">
                <text:p>0.011195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0099517">
                <text:p>0.0099517</text:p>
              </table:table-cell>
              <table:table-cell office:value-type="float" office:value="73">
                <text:p>73</text:p>
              </table:table-cell>
              <table:table-cell office:value-type="float" office:value="0.011226">
                <text:p>0.011226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010039">
                <text:p>0.010039</text:p>
              </table:table-cell>
              <table:table-cell office:value-type="float" office:value="74">
                <text:p>74</text:p>
              </table:table-cell>
              <table:table-cell office:value-type="float" office:value="0.01118">
                <text:p>0.01118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0099755">
                <text:p>0.0099755</text:p>
              </table:table-cell>
              <table:table-cell office:value-type="float" office:value="75">
                <text:p>75</text:p>
              </table:table-cell>
              <table:table-cell office:value-type="float" office:value="0.011128">
                <text:p>0.011128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0098539">
                <text:p>0.0098539</text:p>
              </table:table-cell>
              <table:table-cell office:value-type="float" office:value="76">
                <text:p>76</text:p>
              </table:table-cell>
              <table:table-cell office:value-type="float" office:value="0.011046">
                <text:p>0.011046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0098118">
                <text:p>0.0098118</text:p>
              </table:table-cell>
              <table:table-cell office:value-type="float" office:value="77">
                <text:p>77</text:p>
              </table:table-cell>
              <table:table-cell office:value-type="float" office:value="0.010993">
                <text:p>0.010993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0098195">
                <text:p>0.0098195</text:p>
              </table:table-cell>
              <table:table-cell office:value-type="float" office:value="78">
                <text:p>78</text:p>
              </table:table-cell>
              <table:table-cell office:value-type="float" office:value="0.010949">
                <text:p>0.010949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0098632">
                <text:p>0.0098632</text:p>
              </table:table-cell>
              <table:table-cell office:value-type="float" office:value="79">
                <text:p>79</text:p>
              </table:table-cell>
              <table:table-cell office:value-type="float" office:value="0.011085">
                <text:p>0.011085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0098119">
                <text:p>0.0098119</text:p>
              </table:table-cell>
              <table:table-cell office:value-type="float" office:value="80">
                <text:p>80</text:p>
              </table:table-cell>
              <table:table-cell office:value-type="float" office:value="0.011021">
                <text:p>0.011021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0097924">
                <text:p>0.0097924</text:p>
              </table:table-cell>
              <table:table-cell office:value-type="float" office:value="81">
                <text:p>81</text:p>
              </table:table-cell>
              <table:table-cell office:value-type="float" office:value="0.010854">
                <text:p>0.010854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0096728">
                <text:p>0.0096728</text:p>
              </table:table-cell>
              <table:table-cell office:value-type="float" office:value="82">
                <text:p>82</text:p>
              </table:table-cell>
              <table:table-cell office:value-type="float" office:value="0.010856">
                <text:p>0.010856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0096593">
                <text:p>0.0096593</text:p>
              </table:table-cell>
              <table:table-cell office:value-type="float" office:value="83">
                <text:p>83</text:p>
              </table:table-cell>
              <table:table-cell office:value-type="float" office:value="0.010813">
                <text:p>0.010813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0095871">
                <text:p>0.0095871</text:p>
              </table:table-cell>
              <table:table-cell office:value-type="float" office:value="84">
                <text:p>84</text:p>
              </table:table-cell>
              <table:table-cell office:value-type="float" office:value="0.010812">
                <text:p>0.010812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0095831">
                <text:p>0.0095831</text:p>
              </table:table-cell>
              <table:table-cell office:value-type="float" office:value="85">
                <text:p>85</text:p>
              </table:table-cell>
              <table:table-cell office:value-type="float" office:value="0.010793">
                <text:p>0.010793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0095805">
                <text:p>0.0095805</text:p>
              </table:table-cell>
              <table:table-cell office:value-type="float" office:value="86">
                <text:p>86</text:p>
              </table:table-cell>
              <table:table-cell office:value-type="float" office:value="0.010789">
                <text:p>0.010789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009462">
                <text:p>0.009462</text:p>
              </table:table-cell>
              <table:table-cell office:value-type="float" office:value="87">
                <text:p>87</text:p>
              </table:table-cell>
              <table:table-cell office:value-type="float" office:value="0.010769">
                <text:p>0.010769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0094322">
                <text:p>0.0094322</text:p>
              </table:table-cell>
              <table:table-cell office:value-type="float" office:value="88">
                <text:p>88</text:p>
              </table:table-cell>
              <table:table-cell office:value-type="float" office:value="0.010743">
                <text:p>0.010743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0094476">
                <text:p>0.0094476</text:p>
              </table:table-cell>
              <table:table-cell office:value-type="float" office:value="89">
                <text:p>89</text:p>
              </table:table-cell>
              <table:table-cell office:value-type="float" office:value="0.010723">
                <text:p>0.010723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0094195">
                <text:p>0.0094195</text:p>
              </table:table-cell>
              <table:table-cell office:value-type="float" office:value="90">
                <text:p>90</text:p>
              </table:table-cell>
              <table:table-cell office:value-type="float" office:value="0.010673">
                <text:p>0.010673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0093712">
                <text:p>0.0093712</text:p>
              </table:table-cell>
              <table:table-cell office:value-type="float" office:value="91">
                <text:p>91</text:p>
              </table:table-cell>
              <table:table-cell office:value-type="float" office:value="0.010639">
                <text:p>0.010639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0092959">
                <text:p>0.0092959</text:p>
              </table:table-cell>
              <table:table-cell office:value-type="float" office:value="92">
                <text:p>92</text:p>
              </table:table-cell>
              <table:table-cell office:value-type="float" office:value="0.010685">
                <text:p>0.010685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0092972">
                <text:p>0.0092972</text:p>
              </table:table-cell>
              <table:table-cell office:value-type="float" office:value="93">
                <text:p>93</text:p>
              </table:table-cell>
              <table:table-cell office:value-type="float" office:value="0.010639">
                <text:p>0.010639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0092923">
                <text:p>0.0092923</text:p>
              </table:table-cell>
              <table:table-cell office:value-type="float" office:value="94">
                <text:p>94</text:p>
              </table:table-cell>
              <table:table-cell office:value-type="float" office:value="0.010575">
                <text:p>0.01057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0092626">
                <text:p>0.0092626</text:p>
              </table:table-cell>
              <table:table-cell office:value-type="float" office:value="95">
                <text:p>95</text:p>
              </table:table-cell>
              <table:table-cell office:value-type="float" office:value="0.010574">
                <text:p>0.010574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0092104">
                <text:p>0.0092104</text:p>
              </table:table-cell>
              <table:table-cell office:value-type="float" office:value="96">
                <text:p>96</text:p>
              </table:table-cell>
              <table:table-cell office:value-type="float" office:value="0.01058">
                <text:p>0.01058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0091786">
                <text:p>0.0091786</text:p>
              </table:table-cell>
              <table:table-cell office:value-type="float" office:value="97">
                <text:p>97</text:p>
              </table:table-cell>
              <table:table-cell office:value-type="float" office:value="0.010573">
                <text:p>0.010573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009163">
                <text:p>0.009163</text:p>
              </table:table-cell>
              <table:table-cell office:value-type="float" office:value="98">
                <text:p>98</text:p>
              </table:table-cell>
              <table:table-cell office:value-type="float" office:value="0.010532">
                <text:p>0.010532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0091464">
                <text:p>0.0091464</text:p>
              </table:table-cell>
              <table:table-cell office:value-type="float" office:value="99">
                <text:p>99</text:p>
              </table:table-cell>
              <table:table-cell office:value-type="float" office:value="0.010511">
                <text:p>0.0105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784cm" xlink:href=".." xlink:type="simple" chart:class="chart:scatter" chart:style-name="ch1">
        <chart:title svg:x="5.534cm" svg:y="0.351cm" chart:style-name="ch2">
          <text:p>Validation Object Loss</text:p>
        </chart:title>
        <chart:plot-area chart:style-name="ch3" table:cell-range-address="'YOLO Evolve'.B1:'YOLO Evolve'.B1 'YOLO Evolve'.A2:'YOLO Evolve'.A101 'YOLO Evolve'.J2:'YOLO Evolve'.J101 'YOLO Base'.J2:'YOLO Base'.J101" chart:data-source-has-labels="both" svg:x="0.319cm" svg:y="1.345cm" svg:width="15.36cm" svg:height="8.099cm">
          <chart:coordinate-region svg:x="1.39cm" svg:y="1.571cm" svg:width="13.93cm" svg:height="7.173cm"/>
          <chart:axis chart:dimension="x" chart:name="primary-x" chart:style-name="ch4" chartooo:axis-type="auto">
            <chart:title svg:x="7.208cm" svg:y="9.659cm" chart:style-name="ch5">
              <text:p>Epochs</text:p>
            </chart:title>
            <chart:categories table:cell-range-address="'YOLO Evolve'.B1:'YOLO Evolve'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YOLO Evolve'.J2:'YOLO Evolve'.J101" loext:label-string="evolve" chart:class="chart:scatter">
            <chart:domain table:cell-range-address="'YOLO Evolve'.A2:'YOLO Evolve'.A101"/>
            <chart:data-point chart:repeated="100"/>
          </chart:series>
          <chart:series chart:style-name="ch9" chart:values-cell-range-address="'YOLO Base'.J2:'YOLO Base'.J101" loext:label-string="base" chart:class="chart:scatter">
            <chart:domain table:cell-range-address="'YOLO Base'.A2:'YOLO Base'.A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volve</text:p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'YOLO Evolve'.B1:'YOLO Evolve'.B1</svg:desc>
                </draw:g>
              </table:table-cell>
              <table:table-cell office:value-type="float" office:value="0">
                <text:p>0</text:p>
                <draw:g>
                  <svg:desc>'YOLO Evolve'.A2:'YOLO Evolve'.A101</svg:desc>
                </draw:g>
              </table:table-cell>
              <table:table-cell office:value-type="float" office:value="0.057638">
                <text:p>0.057638</text:p>
                <draw:g>
                  <svg:desc>'YOLO Evolve'.J2:'YOLO Evolve'.J101</svg:desc>
                </draw:g>
              </table:table-cell>
              <table:table-cell office:value-type="float" office:value="0">
                <text:p>0</text:p>
                <draw:g>
                  <svg:desc>'YOLO Base'.A2:'YOLO Base'.A101</svg:desc>
                </draw:g>
              </table:table-cell>
              <table:table-cell office:value-type="float" office:value="0.093967">
                <text:p>0.093967</text:p>
                <draw:g>
                  <svg:desc>'YOLO Base'.J2:'YOLO Base'.J10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053847">
                <text:p>0.053847</text:p>
              </table:table-cell>
              <table:table-cell office:value-type="float" office:value="1">
                <text:p>1</text:p>
              </table:table-cell>
              <table:table-cell office:value-type="float" office:value="0.088222">
                <text:p>0.08822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4703">
                <text:p>0.04703</text:p>
              </table:table-cell>
              <table:table-cell office:value-type="float" office:value="2">
                <text:p>2</text:p>
              </table:table-cell>
              <table:table-cell office:value-type="float" office:value="0.089765">
                <text:p>0.08976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43895">
                <text:p>0.043895</text:p>
              </table:table-cell>
              <table:table-cell office:value-type="float" office:value="3">
                <text:p>3</text:p>
              </table:table-cell>
              <table:table-cell office:value-type="float" office:value="0.083359">
                <text:p>0.083359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42439">
                <text:p>0.042439</text:p>
              </table:table-cell>
              <table:table-cell office:value-type="float" office:value="4">
                <text:p>4</text:p>
              </table:table-cell>
              <table:table-cell office:value-type="float" office:value="0.06919">
                <text:p>0.06919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40597">
                <text:p>0.040597</text:p>
              </table:table-cell>
              <table:table-cell office:value-type="float" office:value="5">
                <text:p>5</text:p>
              </table:table-cell>
              <table:table-cell office:value-type="float" office:value="0.067665">
                <text:p>0.06766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37632">
                <text:p>0.037632</text:p>
              </table:table-cell>
              <table:table-cell office:value-type="float" office:value="6">
                <text:p>6</text:p>
              </table:table-cell>
              <table:table-cell office:value-type="float" office:value="0.063203">
                <text:p>0.06320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3724">
                <text:p>0.03724</text:p>
              </table:table-cell>
              <table:table-cell office:value-type="float" office:value="7">
                <text:p>7</text:p>
              </table:table-cell>
              <table:table-cell office:value-type="float" office:value="0.063356">
                <text:p>0.06335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36455">
                <text:p>0.036455</text:p>
              </table:table-cell>
              <table:table-cell office:value-type="float" office:value="8">
                <text:p>8</text:p>
              </table:table-cell>
              <table:table-cell office:value-type="float" office:value="0.058296">
                <text:p>0.05829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34765">
                <text:p>0.034765</text:p>
              </table:table-cell>
              <table:table-cell office:value-type="float" office:value="9">
                <text:p>9</text:p>
              </table:table-cell>
              <table:table-cell office:value-type="float" office:value="0.062505">
                <text:p>0.06250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3315">
                <text:p>0.03315</text:p>
              </table:table-cell>
              <table:table-cell office:value-type="float" office:value="10">
                <text:p>10</text:p>
              </table:table-cell>
              <table:table-cell office:value-type="float" office:value="0.057501">
                <text:p>0.05750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33979">
                <text:p>0.033979</text:p>
              </table:table-cell>
              <table:table-cell office:value-type="float" office:value="11">
                <text:p>11</text:p>
              </table:table-cell>
              <table:table-cell office:value-type="float" office:value="0.058155">
                <text:p>0.05815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33279">
                <text:p>0.033279</text:p>
              </table:table-cell>
              <table:table-cell office:value-type="float" office:value="12">
                <text:p>12</text:p>
              </table:table-cell>
              <table:table-cell office:value-type="float" office:value="0.054353">
                <text:p>0.054353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32898">
                <text:p>0.032898</text:p>
              </table:table-cell>
              <table:table-cell office:value-type="float" office:value="13">
                <text:p>13</text:p>
              </table:table-cell>
              <table:table-cell office:value-type="float" office:value="0.056618">
                <text:p>0.056618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31543">
                <text:p>0.031543</text:p>
              </table:table-cell>
              <table:table-cell office:value-type="float" office:value="14">
                <text:p>14</text:p>
              </table:table-cell>
              <table:table-cell office:value-type="float" office:value="0.055151">
                <text:p>0.055151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32196">
                <text:p>0.032196</text:p>
              </table:table-cell>
              <table:table-cell office:value-type="float" office:value="15">
                <text:p>15</text:p>
              </table:table-cell>
              <table:table-cell office:value-type="float" office:value="0.053793">
                <text:p>0.053793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32629">
                <text:p>0.032629</text:p>
              </table:table-cell>
              <table:table-cell office:value-type="float" office:value="16">
                <text:p>16</text:p>
              </table:table-cell>
              <table:table-cell office:value-type="float" office:value="0.052156">
                <text:p>0.052156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032532">
                <text:p>0.032532</text:p>
              </table:table-cell>
              <table:table-cell office:value-type="float" office:value="17">
                <text:p>17</text:p>
              </table:table-cell>
              <table:table-cell office:value-type="float" office:value="0.053534">
                <text:p>0.053534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030633">
                <text:p>0.030633</text:p>
              </table:table-cell>
              <table:table-cell office:value-type="float" office:value="18">
                <text:p>18</text:p>
              </table:table-cell>
              <table:table-cell office:value-type="float" office:value="0.05324">
                <text:p>0.05324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031234">
                <text:p>0.031234</text:p>
              </table:table-cell>
              <table:table-cell office:value-type="float" office:value="19">
                <text:p>19</text:p>
              </table:table-cell>
              <table:table-cell office:value-type="float" office:value="0.052459">
                <text:p>0.052459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031432">
                <text:p>0.031432</text:p>
              </table:table-cell>
              <table:table-cell office:value-type="float" office:value="20">
                <text:p>20</text:p>
              </table:table-cell>
              <table:table-cell office:value-type="float" office:value="0.050447">
                <text:p>0.050447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030919">
                <text:p>0.030919</text:p>
              </table:table-cell>
              <table:table-cell office:value-type="float" office:value="21">
                <text:p>21</text:p>
              </table:table-cell>
              <table:table-cell office:value-type="float" office:value="0.051317">
                <text:p>0.051317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030349">
                <text:p>0.030349</text:p>
              </table:table-cell>
              <table:table-cell office:value-type="float" office:value="22">
                <text:p>22</text:p>
              </table:table-cell>
              <table:table-cell office:value-type="float" office:value="0.050891">
                <text:p>0.050891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029623">
                <text:p>0.029623</text:p>
              </table:table-cell>
              <table:table-cell office:value-type="float" office:value="23">
                <text:p>23</text:p>
              </table:table-cell>
              <table:table-cell office:value-type="float" office:value="0.051344">
                <text:p>0.05134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030716">
                <text:p>0.030716</text:p>
              </table:table-cell>
              <table:table-cell office:value-type="float" office:value="24">
                <text:p>24</text:p>
              </table:table-cell>
              <table:table-cell office:value-type="float" office:value="0.049335">
                <text:p>0.049335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29898">
                <text:p>0.029898</text:p>
              </table:table-cell>
              <table:table-cell office:value-type="float" office:value="25">
                <text:p>25</text:p>
              </table:table-cell>
              <table:table-cell office:value-type="float" office:value="0.050188">
                <text:p>0.050188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029557">
                <text:p>0.029557</text:p>
              </table:table-cell>
              <table:table-cell office:value-type="float" office:value="26">
                <text:p>26</text:p>
              </table:table-cell>
              <table:table-cell office:value-type="float" office:value="0.048549">
                <text:p>0.048549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029793">
                <text:p>0.029793</text:p>
              </table:table-cell>
              <table:table-cell office:value-type="float" office:value="27">
                <text:p>27</text:p>
              </table:table-cell>
              <table:table-cell office:value-type="float" office:value="0.049013">
                <text:p>0.049013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029638">
                <text:p>0.029638</text:p>
              </table:table-cell>
              <table:table-cell office:value-type="float" office:value="28">
                <text:p>28</text:p>
              </table:table-cell>
              <table:table-cell office:value-type="float" office:value="0.047794">
                <text:p>0.047794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029363">
                <text:p>0.029363</text:p>
              </table:table-cell>
              <table:table-cell office:value-type="float" office:value="29">
                <text:p>29</text:p>
              </table:table-cell>
              <table:table-cell office:value-type="float" office:value="0.04885">
                <text:p>0.04885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29206">
                <text:p>0.029206</text:p>
              </table:table-cell>
              <table:table-cell office:value-type="float" office:value="30">
                <text:p>30</text:p>
              </table:table-cell>
              <table:table-cell office:value-type="float" office:value="0.048221">
                <text:p>0.048221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029055">
                <text:p>0.029055</text:p>
              </table:table-cell>
              <table:table-cell office:value-type="float" office:value="31">
                <text:p>31</text:p>
              </table:table-cell>
              <table:table-cell office:value-type="float" office:value="0.048834">
                <text:p>0.048834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028611">
                <text:p>0.028611</text:p>
              </table:table-cell>
              <table:table-cell office:value-type="float" office:value="32">
                <text:p>32</text:p>
              </table:table-cell>
              <table:table-cell office:value-type="float" office:value="0.047546">
                <text:p>0.047546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029157">
                <text:p>0.029157</text:p>
              </table:table-cell>
              <table:table-cell office:value-type="float" office:value="33">
                <text:p>33</text:p>
              </table:table-cell>
              <table:table-cell office:value-type="float" office:value="0.047366">
                <text:p>0.047366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028884">
                <text:p>0.028884</text:p>
              </table:table-cell>
              <table:table-cell office:value-type="float" office:value="34">
                <text:p>34</text:p>
              </table:table-cell>
              <table:table-cell office:value-type="float" office:value="0.046399">
                <text:p>0.046399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28406">
                <text:p>0.028406</text:p>
              </table:table-cell>
              <table:table-cell office:value-type="float" office:value="35">
                <text:p>35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028923">
                <text:p>0.028923</text:p>
              </table:table-cell>
              <table:table-cell office:value-type="float" office:value="36">
                <text:p>36</text:p>
              </table:table-cell>
              <table:table-cell office:value-type="float" office:value="0.046141">
                <text:p>0.046141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028712">
                <text:p>0.028712</text:p>
              </table:table-cell>
              <table:table-cell office:value-type="float" office:value="37">
                <text:p>37</text:p>
              </table:table-cell>
              <table:table-cell office:value-type="float" office:value="0.047069">
                <text:p>0.047069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02796">
                <text:p>0.02796</text:p>
              </table:table-cell>
              <table:table-cell office:value-type="float" office:value="38">
                <text:p>38</text:p>
              </table:table-cell>
              <table:table-cell office:value-type="float" office:value="0.045942">
                <text:p>0.045942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028183">
                <text:p>0.028183</text:p>
              </table:table-cell>
              <table:table-cell office:value-type="float" office:value="39">
                <text:p>39</text:p>
              </table:table-cell>
              <table:table-cell office:value-type="float" office:value="0.046244">
                <text:p>0.04624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27872">
                <text:p>0.027872</text:p>
              </table:table-cell>
              <table:table-cell office:value-type="float" office:value="40">
                <text:p>40</text:p>
              </table:table-cell>
              <table:table-cell office:value-type="float" office:value="0.04618">
                <text:p>0.04618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027813">
                <text:p>0.027813</text:p>
              </table:table-cell>
              <table:table-cell office:value-type="float" office:value="41">
                <text:p>41</text:p>
              </table:table-cell>
              <table:table-cell office:value-type="float" office:value="0.04537">
                <text:p>0.04537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027486">
                <text:p>0.027486</text:p>
              </table:table-cell>
              <table:table-cell office:value-type="float" office:value="42">
                <text:p>42</text:p>
              </table:table-cell>
              <table:table-cell office:value-type="float" office:value="0.045062">
                <text:p>0.045062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027888">
                <text:p>0.027888</text:p>
              </table:table-cell>
              <table:table-cell office:value-type="float" office:value="43">
                <text:p>43</text:p>
              </table:table-cell>
              <table:table-cell office:value-type="float" office:value="0.044915">
                <text:p>0.044915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027797">
                <text:p>0.027797</text:p>
              </table:table-cell>
              <table:table-cell office:value-type="float" office:value="44">
                <text:p>44</text:p>
              </table:table-cell>
              <table:table-cell office:value-type="float" office:value="0.044975">
                <text:p>0.044975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27689">
                <text:p>0.027689</text:p>
              </table:table-cell>
              <table:table-cell office:value-type="float" office:value="45">
                <text:p>45</text:p>
              </table:table-cell>
              <table:table-cell office:value-type="float" office:value="0.044764">
                <text:p>0.044764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027307">
                <text:p>0.027307</text:p>
              </table:table-cell>
              <table:table-cell office:value-type="float" office:value="46">
                <text:p>46</text:p>
              </table:table-cell>
              <table:table-cell office:value-type="float" office:value="0.044341">
                <text:p>0.044341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027269">
                <text:p>0.027269</text:p>
              </table:table-cell>
              <table:table-cell office:value-type="float" office:value="47">
                <text:p>47</text:p>
              </table:table-cell>
              <table:table-cell office:value-type="float" office:value="0.043839">
                <text:p>0.043839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027569">
                <text:p>0.027569</text:p>
              </table:table-cell>
              <table:table-cell office:value-type="float" office:value="48">
                <text:p>48</text:p>
              </table:table-cell>
              <table:table-cell office:value-type="float" office:value="0.043314">
                <text:p>0.043314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027267">
                <text:p>0.027267</text:p>
              </table:table-cell>
              <table:table-cell office:value-type="float" office:value="49">
                <text:p>49</text:p>
              </table:table-cell>
              <table:table-cell office:value-type="float" office:value="0.043894">
                <text:p>0.043894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27096">
                <text:p>0.027096</text:p>
              </table:table-cell>
              <table:table-cell office:value-type="float" office:value="50">
                <text:p>50</text:p>
              </table:table-cell>
              <table:table-cell office:value-type="float" office:value="0.043565">
                <text:p>0.043565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027076">
                <text:p>0.027076</text:p>
              </table:table-cell>
              <table:table-cell office:value-type="float" office:value="51">
                <text:p>51</text:p>
              </table:table-cell>
              <table:table-cell office:value-type="float" office:value="0.042861">
                <text:p>0.042861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02686">
                <text:p>0.02686</text:p>
              </table:table-cell>
              <table:table-cell office:value-type="float" office:value="52">
                <text:p>52</text:p>
              </table:table-cell>
              <table:table-cell office:value-type="float" office:value="0.042808">
                <text:p>0.042808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026853">
                <text:p>0.026853</text:p>
              </table:table-cell>
              <table:table-cell office:value-type="float" office:value="53">
                <text:p>53</text:p>
              </table:table-cell>
              <table:table-cell office:value-type="float" office:value="0.043469">
                <text:p>0.043469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026559">
                <text:p>0.026559</text:p>
              </table:table-cell>
              <table:table-cell office:value-type="float" office:value="54">
                <text:p>54</text:p>
              </table:table-cell>
              <table:table-cell office:value-type="float" office:value="0.042896">
                <text:p>0.042896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26734">
                <text:p>0.026734</text:p>
              </table:table-cell>
              <table:table-cell office:value-type="float" office:value="55">
                <text:p>55</text:p>
              </table:table-cell>
              <table:table-cell office:value-type="float" office:value="0.042432">
                <text:p>0.042432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026867">
                <text:p>0.026867</text:p>
              </table:table-cell>
              <table:table-cell office:value-type="float" office:value="56">
                <text:p>56</text:p>
              </table:table-cell>
              <table:table-cell office:value-type="float" office:value="0.042791">
                <text:p>0.042791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026573">
                <text:p>0.026573</text:p>
              </table:table-cell>
              <table:table-cell office:value-type="float" office:value="57">
                <text:p>57</text:p>
              </table:table-cell>
              <table:table-cell office:value-type="float" office:value="0.043033">
                <text:p>0.043033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02658">
                <text:p>0.02658</text:p>
              </table:table-cell>
              <table:table-cell office:value-type="float" office:value="58">
                <text:p>58</text:p>
              </table:table-cell>
              <table:table-cell office:value-type="float" office:value="0.042726">
                <text:p>0.042726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026365">
                <text:p>0.026365</text:p>
              </table:table-cell>
              <table:table-cell office:value-type="float" office:value="59">
                <text:p>59</text:p>
              </table:table-cell>
              <table:table-cell office:value-type="float" office:value="0.042302">
                <text:p>0.042302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026533">
                <text:p>0.026533</text:p>
              </table:table-cell>
              <table:table-cell office:value-type="float" office:value="60">
                <text:p>60</text:p>
              </table:table-cell>
              <table:table-cell office:value-type="float" office:value="0.042082">
                <text:p>0.042082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026324">
                <text:p>0.026324</text:p>
              </table:table-cell>
              <table:table-cell office:value-type="float" office:value="61">
                <text:p>61</text:p>
              </table:table-cell>
              <table:table-cell office:value-type="float" office:value="0.042209">
                <text:p>0.042209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026331">
                <text:p>0.026331</text:p>
              </table:table-cell>
              <table:table-cell office:value-type="float" office:value="62">
                <text:p>62</text:p>
              </table:table-cell>
              <table:table-cell office:value-type="float" office:value="0.041317">
                <text:p>0.041317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026172">
                <text:p>0.026172</text:p>
              </table:table-cell>
              <table:table-cell office:value-type="float" office:value="63">
                <text:p>63</text:p>
              </table:table-cell>
              <table:table-cell office:value-type="float" office:value="0.041939">
                <text:p>0.041939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025936">
                <text:p>0.025936</text:p>
              </table:table-cell>
              <table:table-cell office:value-type="float" office:value="64">
                <text:p>64</text:p>
              </table:table-cell>
              <table:table-cell office:value-type="float" office:value="0.041551">
                <text:p>0.041551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026128">
                <text:p>0.026128</text:p>
              </table:table-cell>
              <table:table-cell office:value-type="float" office:value="65">
                <text:p>65</text:p>
              </table:table-cell>
              <table:table-cell office:value-type="float" office:value="0.041764">
                <text:p>0.041764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026136">
                <text:p>0.026136</text:p>
              </table:table-cell>
              <table:table-cell office:value-type="float" office:value="66">
                <text:p>66</text:p>
              </table:table-cell>
              <table:table-cell office:value-type="float" office:value="0.041321">
                <text:p>0.041321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026259">
                <text:p>0.026259</text:p>
              </table:table-cell>
              <table:table-cell office:value-type="float" office:value="67">
                <text:p>67</text:p>
              </table:table-cell>
              <table:table-cell office:value-type="float" office:value="0.041471">
                <text:p>0.041471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025966">
                <text:p>0.025966</text:p>
              </table:table-cell>
              <table:table-cell office:value-type="float" office:value="68">
                <text:p>68</text:p>
              </table:table-cell>
              <table:table-cell office:value-type="float" office:value="0.041145">
                <text:p>0.041145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02575">
                <text:p>0.02575</text:p>
              </table:table-cell>
              <table:table-cell office:value-type="float" office:value="69">
                <text:p>69</text:p>
              </table:table-cell>
              <table:table-cell office:value-type="float" office:value="0.041287">
                <text:p>0.041287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025712">
                <text:p>0.025712</text:p>
              </table:table-cell>
              <table:table-cell office:value-type="float" office:value="70">
                <text:p>70</text:p>
              </table:table-cell>
              <table:table-cell office:value-type="float" office:value="0.040667">
                <text:p>0.040667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025962">
                <text:p>0.025962</text:p>
              </table:table-cell>
              <table:table-cell office:value-type="float" office:value="71">
                <text:p>71</text:p>
              </table:table-cell>
              <table:table-cell office:value-type="float" office:value="0.040288">
                <text:p>0.040288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025525">
                <text:p>0.025525</text:p>
              </table:table-cell>
              <table:table-cell office:value-type="float" office:value="72">
                <text:p>72</text:p>
              </table:table-cell>
              <table:table-cell office:value-type="float" office:value="0.04051">
                <text:p>0.04051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025594">
                <text:p>0.025594</text:p>
              </table:table-cell>
              <table:table-cell office:value-type="float" office:value="73">
                <text:p>73</text:p>
              </table:table-cell>
              <table:table-cell office:value-type="float" office:value="0.040608">
                <text:p>0.040608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025704">
                <text:p>0.025704</text:p>
              </table:table-cell>
              <table:table-cell office:value-type="float" office:value="74">
                <text:p>74</text:p>
              </table:table-cell>
              <table:table-cell office:value-type="float" office:value="0.040375">
                <text:p>0.040375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025566">
                <text:p>0.025566</text:p>
              </table:table-cell>
              <table:table-cell office:value-type="float" office:value="75">
                <text:p>75</text:p>
              </table:table-cell>
              <table:table-cell office:value-type="float" office:value="0.040302">
                <text:p>0.040302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025382">
                <text:p>0.025382</text:p>
              </table:table-cell>
              <table:table-cell office:value-type="float" office:value="76">
                <text:p>76</text:p>
              </table:table-cell>
              <table:table-cell office:value-type="float" office:value="0.04025">
                <text:p>0.04025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025233">
                <text:p>0.025233</text:p>
              </table:table-cell>
              <table:table-cell office:value-type="float" office:value="77">
                <text:p>77</text:p>
              </table:table-cell>
              <table:table-cell office:value-type="float" office:value="0.040036">
                <text:p>0.040036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025161">
                <text:p>0.025161</text:p>
              </table:table-cell>
              <table:table-cell office:value-type="float" office:value="78">
                <text:p>78</text:p>
              </table:table-cell>
              <table:table-cell office:value-type="float" office:value="0.040133">
                <text:p>0.040133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025424">
                <text:p>0.025424</text:p>
              </table:table-cell>
              <table:table-cell office:value-type="float" office:value="79">
                <text:p>79</text:p>
              </table:table-cell>
              <table:table-cell office:value-type="float" office:value="0.04036">
                <text:p>0.04036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025199">
                <text:p>0.025199</text:p>
              </table:table-cell>
              <table:table-cell office:value-type="float" office:value="80">
                <text:p>80</text:p>
              </table:table-cell>
              <table:table-cell office:value-type="float" office:value="0.040208">
                <text:p>0.040208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02499">
                <text:p>0.02499</text:p>
              </table:table-cell>
              <table:table-cell office:value-type="float" office:value="81">
                <text:p>81</text:p>
              </table:table-cell>
              <table:table-cell office:value-type="float" office:value="0.03987">
                <text:p>0.03987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024908">
                <text:p>0.024908</text:p>
              </table:table-cell>
              <table:table-cell office:value-type="float" office:value="82">
                <text:p>82</text:p>
              </table:table-cell>
              <table:table-cell office:value-type="float" office:value="0.040101">
                <text:p>0.040101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024995">
                <text:p>0.024995</text:p>
              </table:table-cell>
              <table:table-cell office:value-type="float" office:value="83">
                <text:p>83</text:p>
              </table:table-cell>
              <table:table-cell office:value-type="float" office:value="0.039879">
                <text:p>0.039879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024774">
                <text:p>0.024774</text:p>
              </table:table-cell>
              <table:table-cell office:value-type="float" office:value="84">
                <text:p>84</text:p>
              </table:table-cell>
              <table:table-cell office:value-type="float" office:value="0.039598">
                <text:p>0.039598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02493">
                <text:p>0.02493</text:p>
              </table:table-cell>
              <table:table-cell office:value-type="float" office:value="85">
                <text:p>85</text:p>
              </table:table-cell>
              <table:table-cell office:value-type="float" office:value="0.039811">
                <text:p>0.039811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024952">
                <text:p>0.024952</text:p>
              </table:table-cell>
              <table:table-cell office:value-type="float" office:value="86">
                <text:p>86</text:p>
              </table:table-cell>
              <table:table-cell office:value-type="float" office:value="0.039758">
                <text:p>0.039758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024589">
                <text:p>0.024589</text:p>
              </table:table-cell>
              <table:table-cell office:value-type="float" office:value="87">
                <text:p>87</text:p>
              </table:table-cell>
              <table:table-cell office:value-type="float" office:value="0.039646">
                <text:p>0.039646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024869">
                <text:p>0.024869</text:p>
              </table:table-cell>
              <table:table-cell office:value-type="float" office:value="88">
                <text:p>88</text:p>
              </table:table-cell>
              <table:table-cell office:value-type="float" office:value="0.039832">
                <text:p>0.039832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025058">
                <text:p>0.025058</text:p>
              </table:table-cell>
              <table:table-cell office:value-type="float" office:value="89">
                <text:p>89</text:p>
              </table:table-cell>
              <table:table-cell office:value-type="float" office:value="0.039856">
                <text:p>0.03985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025107">
                <text:p>0.025107</text:p>
              </table:table-cell>
              <table:table-cell office:value-type="float" office:value="90">
                <text:p>90</text:p>
              </table:table-cell>
              <table:table-cell office:value-type="float" office:value="0.039714">
                <text:p>0.039714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024797">
                <text:p>0.024797</text:p>
              </table:table-cell>
              <table:table-cell office:value-type="float" office:value="91">
                <text:p>91</text:p>
              </table:table-cell>
              <table:table-cell office:value-type="float" office:value="0.039667">
                <text:p>0.039667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024813">
                <text:p>0.024813</text:p>
              </table:table-cell>
              <table:table-cell office:value-type="float" office:value="92">
                <text:p>92</text:p>
              </table:table-cell>
              <table:table-cell office:value-type="float" office:value="0.039613">
                <text:p>0.039613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024821">
                <text:p>0.024821</text:p>
              </table:table-cell>
              <table:table-cell office:value-type="float" office:value="93">
                <text:p>93</text:p>
              </table:table-cell>
              <table:table-cell office:value-type="float" office:value="0.039689">
                <text:p>0.039689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024784">
                <text:p>0.024784</text:p>
              </table:table-cell>
              <table:table-cell office:value-type="float" office:value="94">
                <text:p>94</text:p>
              </table:table-cell>
              <table:table-cell office:value-type="float" office:value="0.039379">
                <text:p>0.03937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024609">
                <text:p>0.024609</text:p>
              </table:table-cell>
              <table:table-cell office:value-type="float" office:value="95">
                <text:p>95</text:p>
              </table:table-cell>
              <table:table-cell office:value-type="float" office:value="0.039408">
                <text:p>0.039408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024527">
                <text:p>0.024527</text:p>
              </table:table-cell>
              <table:table-cell office:value-type="float" office:value="96">
                <text:p>96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024606">
                <text:p>0.024606</text:p>
              </table:table-cell>
              <table:table-cell office:value-type="float" office:value="97">
                <text:p>97</text:p>
              </table:table-cell>
              <table:table-cell office:value-type="float" office:value="0.039445">
                <text:p>0.039445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024649">
                <text:p>0.024649</text:p>
              </table:table-cell>
              <table:table-cell office:value-type="float" office:value="98">
                <text:p>98</text:p>
              </table:table-cell>
              <table:table-cell office:value-type="float" office:value="0.039082">
                <text:p>0.039082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024585">
                <text:p>0.024585</text:p>
              </table:table-cell>
              <table:table-cell office:value-type="float" office:value="99">
                <text:p>99</text:p>
              </table:table-cell>
              <table:table-cell office:value-type="float" office:value="0.039056">
                <text:p>0.0390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